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.503cm" table:align="left"/>
    </style:style>
    <style:style style:name="Таблица1.A" style:family="table-column">
      <style:table-column-properties style:column-width="1.39cm"/>
    </style:style>
    <style:style style:name="Таблица1.B" style:family="table-column">
      <style:table-column-properties style:column-width="1.113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2.385cm" table:align="left"/>
    </style:style>
    <style:style style:name="Таблица2.A" style:family="table-column">
      <style:table-column-properties style:column-width="1.612cm"/>
    </style:style>
    <style:style style:name="Таблица2.B" style:family="table-column">
      <style:table-column-properties style:column-width="0.773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.822cm" table:align="left"/>
    </style:style>
    <style:style style:name="Таблица3.A" style:family="table-column">
      <style:table-column-properties style:column-width="1.612cm"/>
    </style:style>
    <style:style style:name="Таблица3.B" style:family="table-column">
      <style:table-column-properties style:column-width="0.21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2.115cm" table:align="left"/>
    </style:style>
    <style:style style:name="Таблица4.A" style:family="table-column">
      <style:table-column-properties style:column-width="1.425cm"/>
    </style:style>
    <style:style style:name="Таблица4.B" style:family="table-column">
      <style:table-column-properties style:column-width="0.69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1.961cm" table:align="left"/>
    </style:style>
    <style:style style:name="Таблица5.A" style:family="table-column">
      <style:table-column-properties style:column-width="1.612cm"/>
    </style:style>
    <style:style style:name="Таблица5.B" style:family="table-column">
      <style:table-column-properties style:column-width="0.349cm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2.484cm" table:align="left"/>
    </style:style>
    <style:style style:name="Таблица6.A" style:family="table-column">
      <style:table-column-properties style:column-width="1.371cm"/>
    </style:style>
    <style:style style:name="Таблица6.B" style:family="table-column">
      <style:table-column-properties style:column-width="1.113cm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1.961cm" table:align="left"/>
    </style:style>
    <style:style style:name="Таблица7.A" style:family="table-column">
      <style:table-column-properties style:column-width="1.612cm"/>
    </style:style>
    <style:style style:name="Таблица7.B" style:family="table-column">
      <style:table-column-properties style:column-width="0.349cm"/>
    </style:style>
    <style:style style:name="Таблица7.A1" style:family="table-cell">
      <style:table-cell-properties style:vertical-align="middle" fo:padding="0.049cm" fo:border="none"/>
    </style:style>
    <style:style style:name="Таблица8" style:family="table">
      <style:table-properties style:width="2.764cm" table:align="left"/>
    </style:style>
    <style:style style:name="Таблица8.A" style:family="table-column">
      <style:table-column-properties style:column-width="1.439cm"/>
    </style:style>
    <style:style style:name="Таблица8.B" style:family="table-column">
      <style:table-column-properties style:column-width="1.325cm"/>
    </style:style>
    <style:style style:name="Таблица8.A1" style:family="table-cell">
      <style:table-cell-properties style:vertical-align="middle" fo:padding="0.049cm" fo:border="none"/>
    </style:style>
    <style:style style:name="Таблица9" style:family="table">
      <style:table-properties style:width="2.739cm" table:align="left"/>
    </style:style>
    <style:style style:name="Таблица9.A" style:family="table-column">
      <style:table-column-properties style:column-width="1.415cm"/>
    </style:style>
    <style:style style:name="Таблица9.B" style:family="table-column">
      <style:table-column-properties style:column-width="1.325cm"/>
    </style:style>
    <style:style style:name="Таблица9.A1" style:family="table-cell">
      <style:table-cell-properties style:vertical-align="middle" fo:padding="0.049cm" fo:border="none"/>
    </style:style>
    <style:style style:name="Таблица10" style:family="table">
      <style:table-properties style:width="1.991cm" table:align="left"/>
    </style:style>
    <style:style style:name="Таблица10.A" style:family="table-column">
      <style:table-column-properties style:column-width="1.513cm"/>
    </style:style>
    <style:style style:name="Таблица10.B" style:family="table-column">
      <style:table-column-properties style:column-width="0.478cm"/>
    </style:style>
    <style:style style:name="Таблица10.A1" style:family="table-cell">
      <style:table-cell-properties style:vertical-align="middle" fo:padding="0.049cm" fo:border="none"/>
    </style:style>
    <style:style style:name="Таблица11" style:family="table">
      <style:table-properties style:width="1.893cm" table:align="left"/>
    </style:style>
    <style:style style:name="Таблица11.A" style:family="table-column">
      <style:table-column-properties style:column-width="1.415cm"/>
    </style:style>
    <style:style style:name="Таблица11.B" style:family="table-column">
      <style:table-column-properties style:column-width="0.478cm"/>
    </style:style>
    <style:style style:name="Таблица11.A1" style:family="table-cell">
      <style:table-cell-properties style:vertical-align="middle" fo:padding="0.049cm" fo:border="none"/>
    </style:style>
    <style:style style:name="Таблица12" style:family="table">
      <style:table-properties style:width="1.847cm" table:align="left"/>
    </style:style>
    <style:style style:name="Таблица12.A" style:family="table-column">
      <style:table-column-properties style:column-width="1.369cm"/>
    </style:style>
    <style:style style:name="Таблица12.B" style:family="table-column">
      <style:table-column-properties style:column-width="0.478cm"/>
    </style:style>
    <style:style style:name="Таблица12.A1" style:family="table-cell">
      <style:table-cell-properties style:vertical-align="middle" fo:padding="0.049cm" fo:border="none"/>
    </style:style>
    <style:style style:name="Таблица13" style:family="table">
      <style:table-properties style:width="1.87cm" table:align="left"/>
    </style:style>
    <style:style style:name="Таблица13.A" style:family="table-column">
      <style:table-column-properties style:column-width="1.392cm"/>
    </style:style>
    <style:style style:name="Таблица13.B" style:family="table-column">
      <style:table-column-properties style:column-width="0.478cm"/>
    </style:style>
    <style:style style:name="Таблица13.A1" style:family="table-cell">
      <style:table-cell-properties style:vertical-align="middle" fo:padding="0.049cm" fo:border="none"/>
    </style:style>
    <style:style style:name="Таблица14" style:family="table">
      <style:table-properties style:width="1.774cm" table:align="left"/>
    </style:style>
    <style:style style:name="Таблица14.A" style:family="table-column">
      <style:table-column-properties style:column-width="1.296cm"/>
    </style:style>
    <style:style style:name="Таблица14.B" style:family="table-column">
      <style:table-column-properties style:column-width="0.478cm"/>
    </style:style>
    <style:style style:name="Таблица14.A1" style:family="table-cell">
      <style:table-cell-properties style:vertical-align="middle" fo:padding="0.049cm" fo:border="none"/>
    </style:style>
    <style:style style:name="Таблица15" style:family="table">
      <style:table-properties style:width="1.868cm" table:align="left"/>
    </style:style>
    <style:style style:name="Таблица15.A" style:family="table-column">
      <style:table-column-properties style:column-width="1.39cm"/>
    </style:style>
    <style:style style:name="Таблица15.B" style:family="table-column">
      <style:table-column-properties style:column-width="0.478cm"/>
    </style:style>
    <style:style style:name="Таблица15.A1" style:family="table-cell">
      <style:table-cell-properties style:vertical-align="middle" fo:padding="0.049cm" fo:border="none"/>
    </style:style>
    <style:style style:name="Таблица16" style:family="table">
      <style:table-properties style:width="1.847cm" table:align="left"/>
    </style:style>
    <style:style style:name="Таблица16.A" style:family="table-column">
      <style:table-column-properties style:column-width="1.369cm"/>
    </style:style>
    <style:style style:name="Таблица16.B" style:family="table-column">
      <style:table-column-properties style:column-width="0.478cm"/>
    </style:style>
    <style:style style:name="Таблица16.A1" style:family="table-cell">
      <style:table-cell-properties style:vertical-align="middle" fo:padding="0.049cm" fo:border="none"/>
    </style:style>
    <style:style style:name="Таблица17" style:family="table">
      <style:table-properties style:width="1.894cm" table:align="left"/>
    </style:style>
    <style:style style:name="Таблица17.A" style:family="table-column">
      <style:table-column-properties style:column-width="1.416cm"/>
    </style:style>
    <style:style style:name="Таблица17.B" style:family="table-column">
      <style:table-column-properties style:column-width="0.478cm"/>
    </style:style>
    <style:style style:name="Таблица17.A1" style:family="table-cell">
      <style:table-cell-properties style:vertical-align="middle" fo:padding="0.049cm" fo:border="none"/>
    </style:style>
    <style:style style:name="Таблица18" style:family="table">
      <style:table-properties style:width="1.82cm" table:align="left"/>
    </style:style>
    <style:style style:name="Таблица18.A" style:family="table-column">
      <style:table-column-properties style:column-width="1.342cm"/>
    </style:style>
    <style:style style:name="Таблица18.B" style:family="table-column">
      <style:table-column-properties style:column-width="0.478cm"/>
    </style:style>
    <style:style style:name="Таблица18.A1" style:family="table-cell">
      <style:table-cell-properties style:vertical-align="middle" fo:padding="0.049cm" fo:border="none"/>
    </style:style>
    <style:style style:name="Таблица19" style:family="table">
      <style:table-properties style:width="2.016cm" table:align="left"/>
    </style:style>
    <style:style style:name="Таблица19.A" style:family="table-column">
      <style:table-column-properties style:column-width="1.538cm"/>
    </style:style>
    <style:style style:name="Таблица19.B" style:family="table-column">
      <style:table-column-properties style:column-width="0.478cm"/>
    </style:style>
    <style:style style:name="Таблица19.A1" style:family="table-cell">
      <style:table-cell-properties style:vertical-align="middle" fo:padding="0.049cm" fo:border="none"/>
    </style:style>
    <style:style style:name="Таблица20" style:family="table">
      <style:table-properties style:width="1.75cm" table:align="left"/>
    </style:style>
    <style:style style:name="Таблица20.A" style:family="table-column">
      <style:table-column-properties style:column-width="1.272cm"/>
    </style:style>
    <style:style style:name="Таблица20.B" style:family="table-column">
      <style:table-column-properties style:column-width="0.478cm"/>
    </style:style>
    <style:style style:name="Таблица20.A1" style:family="table-cell">
      <style:table-cell-properties style:vertical-align="middle" fo:padding="0.049cm" fo:border="none"/>
    </style:style>
    <style:style style:name="Таблица21" style:family="table">
      <style:table-properties style:width="2.244cm" table:align="left"/>
    </style:style>
    <style:style style:name="Таблица21.A" style:family="table-column">
      <style:table-column-properties style:column-width="1.342cm"/>
    </style:style>
    <style:style style:name="Таблица21.B" style:family="table-column">
      <style:table-column-properties style:column-width="0.901cm"/>
    </style:style>
    <style:style style:name="Таблица21.A1" style:family="table-cell">
      <style:table-cell-properties style:vertical-align="middle" fo:padding="0.049cm" fo:border="none"/>
    </style:style>
    <style:style style:name="Таблица22" style:family="table">
      <style:table-properties style:width="1.847cm" table:align="left"/>
    </style:style>
    <style:style style:name="Таблица22.A" style:family="table-column">
      <style:table-column-properties style:column-width="1.369cm"/>
    </style:style>
    <style:style style:name="Таблица22.B" style:family="table-column">
      <style:table-column-properties style:column-width="0.478cm"/>
    </style:style>
    <style:style style:name="Таблица22.A1" style:family="table-cell">
      <style:table-cell-properties style:vertical-align="middle" fo:padding="0.049cm" fo:border="none"/>
    </style:style>
    <style:style style:name="Таблица23" style:family="table">
      <style:table-properties style:width="1.946cm" table:align="left"/>
    </style:style>
    <style:style style:name="Таблица23.A" style:family="table-column">
      <style:table-column-properties style:column-width="1.468cm"/>
    </style:style>
    <style:style style:name="Таблица23.B" style:family="table-column">
      <style:table-column-properties style:column-width="0.478cm"/>
    </style:style>
    <style:style style:name="Таблица23.A1" style:family="table-cell">
      <style:table-cell-properties style:vertical-align="middle" fo:padding="0.049cm" fo:border="none"/>
    </style:style>
    <style:style style:name="Таблица24" style:family="table">
      <style:table-properties style:width="1.942cm" table:align="left"/>
    </style:style>
    <style:style style:name="Таблица24.A" style:family="table-column">
      <style:table-column-properties style:column-width="1.464cm"/>
    </style:style>
    <style:style style:name="Таблица24.B" style:family="table-column">
      <style:table-column-properties style:column-width="0.478cm"/>
    </style:style>
    <style:style style:name="Таблица24.A1" style:family="table-cell">
      <style:table-cell-properties style:vertical-align="middle" fo:padding="0.049cm" fo:border="none"/>
    </style:style>
    <style:style style:name="Таблица25" style:family="table">
      <style:table-properties style:width="1.87cm" table:align="left"/>
    </style:style>
    <style:style style:name="Таблица25.A" style:family="table-column">
      <style:table-column-properties style:column-width="1.392cm"/>
    </style:style>
    <style:style style:name="Таблица25.B" style:family="table-column">
      <style:table-column-properties style:column-width="0.478cm"/>
    </style:style>
    <style:style style:name="Таблица25.A1" style:family="table-cell">
      <style:table-cell-properties style:vertical-align="middle" fo:padding="0.049cm" fo:border="none"/>
    </style:style>
    <style:style style:name="Таблица26" style:family="table">
      <style:table-properties style:width="2.272cm" table:align="left"/>
    </style:style>
    <style:style style:name="Таблица26.A" style:family="table-column">
      <style:table-column-properties style:column-width="1.371cm"/>
    </style:style>
    <style:style style:name="Таблица26.B" style:family="table-column">
      <style:table-column-properties style:column-width="0.901cm"/>
    </style:style>
    <style:style style:name="Таблица26.A1" style:family="table-cell">
      <style:table-cell-properties style:vertical-align="middle" fo:padding="0.049cm" fo:border="none"/>
    </style:style>
    <style:style style:name="Таблица27" style:family="table">
      <style:table-properties style:width="1.75cm" table:align="left"/>
    </style:style>
    <style:style style:name="Таблица27.A" style:family="table-column">
      <style:table-column-properties style:column-width="1.272cm"/>
    </style:style>
    <style:style style:name="Таблица27.B" style:family="table-column">
      <style:table-column-properties style:column-width="0.478cm"/>
    </style:style>
    <style:style style:name="Таблица27.A1" style:family="table-cell">
      <style:table-cell-properties style:vertical-align="middle" fo:padding="0.049cm" fo:border="none"/>
    </style:style>
    <style:style style:name="Таблица28" style:family="table">
      <style:table-properties style:width="1.799cm" table:align="left"/>
    </style:style>
    <style:style style:name="Таблица28.A" style:family="table-column">
      <style:table-column-properties style:column-width="1.321cm"/>
    </style:style>
    <style:style style:name="Таблица28.B" style:family="table-column">
      <style:table-column-properties style:column-width="0.478cm"/>
    </style:style>
    <style:style style:name="Таблица28.A1" style:family="table-cell">
      <style:table-cell-properties style:vertical-align="middle" fo:padding="0.049cm" fo:border="none"/>
    </style:style>
    <style:style style:name="Таблица33" style:family="table">
      <style:table-properties style:width="2.808cm" table:align="left"/>
    </style:style>
    <style:style style:name="Таблица33.A" style:family="table-column">
      <style:table-column-properties style:column-width="1.272cm"/>
    </style:style>
    <style:style style:name="Таблица33.B" style:family="table-column">
      <style:table-column-properties style:column-width="1.536cm"/>
    </style:style>
    <style:style style:name="Таблица33.A1" style:family="table-cell">
      <style:table-cell-properties style:vertical-align="middle" fo:padding="0.049cm" fo:border="none"/>
    </style:style>
    <style:style style:name="Таблица34" style:family="table">
      <style:table-properties style:width="2.858cm" table:align="left"/>
    </style:style>
    <style:style style:name="Таблица34.A" style:family="table-column">
      <style:table-column-properties style:column-width="1.321cm"/>
    </style:style>
    <style:style style:name="Таблица34.B" style:family="table-column">
      <style:table-column-properties style:column-width="1.536cm"/>
    </style:style>
    <style:style style:name="Таблица34.A1" style:family="table-cell">
      <style:table-cell-properties style:vertical-align="middle" fo:padding="0.049cm" fo:border="none"/>
    </style:style>
    <style:style style:name="Таблица35" style:family="table">
      <style:table-properties style:width="1.893cm" table:align="left"/>
    </style:style>
    <style:style style:name="Таблица35.A" style:family="table-column">
      <style:table-column-properties style:column-width="1.415cm"/>
    </style:style>
    <style:style style:name="Таблица35.B" style:family="table-column">
      <style:table-column-properties style:column-width="0.478cm"/>
    </style:style>
    <style:style style:name="Таблица35.A1" style:family="table-cell">
      <style:table-cell-properties style:vertical-align="middle" fo:padding="0.049cm" fo:border="none"/>
    </style:style>
    <style:style style:name="Таблица36" style:family="table">
      <style:table-properties style:width="2.081cm" table:align="left"/>
    </style:style>
    <style:style style:name="Таблица36.A" style:family="table-column">
      <style:table-column-properties style:column-width="1.392cm"/>
    </style:style>
    <style:style style:name="Таблица36.B" style:family="table-column">
      <style:table-column-properties style:column-width="0.69cm"/>
    </style:style>
    <style:style style:name="Таблица36.A1" style:family="table-cell">
      <style:table-cell-properties style:vertical-align="middle" fo:padding="0.049cm" fo:border="none"/>
    </style:style>
    <style:style style:name="Таблица29" style:family="table">
      <style:table-properties style:width="1.891cm" table:align="left"/>
    </style:style>
    <style:style style:name="Таблица29.A" style:family="table-column">
      <style:table-column-properties style:column-width="1.413cm"/>
    </style:style>
    <style:style style:name="Таблица29.B" style:family="table-column">
      <style:table-column-properties style:column-width="0.478cm"/>
    </style:style>
    <style:style style:name="Таблица29.A1" style:family="table-cell">
      <style:table-cell-properties style:vertical-align="middle" fo:padding="0.049cm" fo:border="none"/>
    </style:style>
    <style:style style:name="Таблица30" style:family="table">
      <style:table-properties style:width="1.87cm" table:align="left"/>
    </style:style>
    <style:style style:name="Таблица30.A" style:family="table-column">
      <style:table-column-properties style:column-width="1.392cm"/>
    </style:style>
    <style:style style:name="Таблица30.B" style:family="table-column">
      <style:table-column-properties style:column-width="0.478cm"/>
    </style:style>
    <style:style style:name="Таблица30.A1" style:family="table-cell">
      <style:table-cell-properties style:vertical-align="middle" fo:padding="0.049cm" fo:border="none"/>
    </style:style>
    <style:style style:name="Таблица31" style:family="table">
      <style:table-properties style:width="1.969cm" table:align="left"/>
    </style:style>
    <style:style style:name="Таблица31.A" style:family="table-column">
      <style:table-column-properties style:column-width="1.49cm"/>
    </style:style>
    <style:style style:name="Таблица31.B" style:family="table-column">
      <style:table-column-properties style:column-width="0.478cm"/>
    </style:style>
    <style:style style:name="Таблица31.A1" style:family="table-cell">
      <style:table-cell-properties style:vertical-align="middle" fo:padding="0.049cm" fo:border="none"/>
    </style:style>
    <style:style style:name="Таблица32" style:family="table">
      <style:table-properties style:width="1.871cm" table:align="left"/>
    </style:style>
    <style:style style:name="Таблица32.A" style:family="table-column">
      <style:table-column-properties style:column-width="1.393cm"/>
    </style:style>
    <style:style style:name="Таблица32.B" style:family="table-column">
      <style:table-column-properties style:column-width="0.478cm"/>
    </style:style>
    <style:style style:name="Таблица32.A1" style:family="table-cell">
      <style:table-cell-properties style:vertical-align="middle" fo:padding="0.049cm" fo:border="none"/>
    </style:style>
    <style:style style:name="Таблица42" style:family="table">
      <style:table-properties style:width="1.944cm" table:align="left"/>
    </style:style>
    <style:style style:name="Таблица42.A" style:family="table-column">
      <style:table-column-properties style:column-width="1.466cm"/>
    </style:style>
    <style:style style:name="Таблица42.B" style:family="table-column">
      <style:table-column-properties style:column-width="0.478cm"/>
    </style:style>
    <style:style style:name="Таблица42.A1" style:family="table-cell">
      <style:table-cell-properties style:vertical-align="middle" fo:padding="0.049cm" fo:border="none"/>
    </style:style>
    <style:style style:name="Таблица38" style:family="table">
      <style:table-properties style:width="1.849cm" table:align="left"/>
    </style:style>
    <style:style style:name="Таблица38.A" style:family="table-column">
      <style:table-column-properties style:column-width="1.371cm"/>
    </style:style>
    <style:style style:name="Таблица38.B" style:family="table-column">
      <style:table-column-properties style:column-width="0.478cm"/>
    </style:style>
    <style:style style:name="Таблица38.A1" style:family="table-cell">
      <style:table-cell-properties style:vertical-align="middle" fo:padding="0.049cm" fo:border="none"/>
    </style:style>
    <style:style style:name="Таблица39" style:family="table">
      <style:table-properties style:width="1.799cm" table:align="left"/>
    </style:style>
    <style:style style:name="Таблица39.A" style:family="table-column">
      <style:table-column-properties style:column-width="1.321cm"/>
    </style:style>
    <style:style style:name="Таблица39.B" style:family="table-column">
      <style:table-column-properties style:column-width="0.478cm"/>
    </style:style>
    <style:style style:name="Таблица39.A1" style:family="table-cell">
      <style:table-cell-properties style:vertical-align="middle" fo:padding="0.049cm" fo:border="none"/>
    </style:style>
    <style:style style:name="Таблица40" style:family="table">
      <style:table-properties style:width="1.799cm" table:align="left"/>
    </style:style>
    <style:style style:name="Таблица40.A" style:family="table-column">
      <style:table-column-properties style:column-width="1.321cm"/>
    </style:style>
    <style:style style:name="Таблица40.B" style:family="table-column">
      <style:table-column-properties style:column-width="0.478cm"/>
    </style:style>
    <style:style style:name="Таблица40.A1" style:family="table-cell">
      <style:table-cell-properties style:vertical-align="middle" fo:padding="0.049cm" fo:border="none"/>
    </style:style>
    <style:style style:name="Таблица41" style:family="table">
      <style:table-properties style:width="1.824cm" table:align="left"/>
    </style:style>
    <style:style style:name="Таблица41.A" style:family="table-column">
      <style:table-column-properties style:column-width="1.346cm"/>
    </style:style>
    <style:style style:name="Таблица41.B" style:family="table-column">
      <style:table-column-properties style:column-width="0.478cm"/>
    </style:style>
    <style:style style:name="Таблица41.A1" style:family="table-cell">
      <style:table-cell-properties style:vertical-align="middle" fo:padding="0.049cm" fo:border="none"/>
    </style:style>
    <style:style style:name="Таблица43" style:family="table">
      <style:table-properties style:width="1.799cm" table:align="left"/>
    </style:style>
    <style:style style:name="Таблица43.A" style:family="table-column">
      <style:table-column-properties style:column-width="1.321cm"/>
    </style:style>
    <style:style style:name="Таблица43.B" style:family="table-column">
      <style:table-column-properties style:column-width="0.478cm"/>
    </style:style>
    <style:style style:name="Таблица43.A1" style:family="table-cell">
      <style:table-cell-properties style:vertical-align="middle" fo:padding="0.049cm" fo:border="none"/>
    </style:style>
    <style:style style:name="Таблица44" style:family="table">
      <style:table-properties style:width="1.921cm" table:align="left"/>
    </style:style>
    <style:style style:name="Таблица44.A" style:family="table-column">
      <style:table-column-properties style:column-width="1.443cm"/>
    </style:style>
    <style:style style:name="Таблица44.B" style:family="table-column">
      <style:table-column-properties style:column-width="0.478cm"/>
    </style:style>
    <style:style style:name="Таблица44.A1" style:family="table-cell">
      <style:table-cell-properties style:vertical-align="middle" fo:padding="0.049cm" fo:border="none"/>
    </style:style>
    <style:style style:name="Таблица37" style:family="table">
      <style:table-properties style:width="1.849cm" table:align="left"/>
    </style:style>
    <style:style style:name="Таблица37.A" style:family="table-column">
      <style:table-column-properties style:column-width="1.371cm"/>
    </style:style>
    <style:style style:name="Таблица37.B" style:family="table-column">
      <style:table-column-properties style:column-width="0.478cm"/>
    </style:style>
    <style:style style:name="Таблица37.A1" style:family="table-cell">
      <style:table-cell-properties style:vertical-align="middle" fo:padding="0.049cm" fo:border="none"/>
    </style:style>
    <style:style style:name="Таблица45" style:family="table">
      <style:table-properties style:width="1.87cm" table:align="left"/>
    </style:style>
    <style:style style:name="Таблица45.A" style:family="table-column">
      <style:table-column-properties style:column-width="1.392cm"/>
    </style:style>
    <style:style style:name="Таблица45.B" style:family="table-column">
      <style:table-column-properties style:column-width="0.478cm"/>
    </style:style>
    <style:style style:name="Таблица45.A1" style:family="table-cell">
      <style:table-cell-properties style:vertical-align="middle" fo:padding="0.049cm" fo:border="none"/>
    </style:style>
    <style:style style:name="Таблица46" style:family="table">
      <style:table-properties style:width="1.87cm" table:align="left"/>
    </style:style>
    <style:style style:name="Таблица46.A" style:family="table-column">
      <style:table-column-properties style:column-width="1.392cm"/>
    </style:style>
    <style:style style:name="Таблица46.B" style:family="table-column">
      <style:table-column-properties style:column-width="0.478cm"/>
    </style:style>
    <style:style style:name="Таблица46.A1" style:family="table-cell">
      <style:table-cell-properties style:vertical-align="middle" fo:padding="0.049cm" fo:border="none"/>
    </style:style>
    <style:style style:name="Таблица47" style:family="table">
      <style:table-properties style:width="1.849cm" table:align="left"/>
    </style:style>
    <style:style style:name="Таблица47.A" style:family="table-column">
      <style:table-column-properties style:column-width="1.371cm"/>
    </style:style>
    <style:style style:name="Таблица47.B" style:family="table-column">
      <style:table-column-properties style:column-width="0.478cm"/>
    </style:style>
    <style:style style:name="Таблица47.A1" style:family="table-cell">
      <style:table-cell-properties style:vertical-align="middle" fo:padding="0.049cm" fo:border="none"/>
    </style:style>
    <style:style style:name="Таблица48" style:family="table">
      <style:table-properties style:width="1.75cm" table:align="left"/>
    </style:style>
    <style:style style:name="Таблица48.A" style:family="table-column">
      <style:table-column-properties style:column-width="1.272cm"/>
    </style:style>
    <style:style style:name="Таблица48.B" style:family="table-column">
      <style:table-column-properties style:column-width="0.478cm"/>
    </style:style>
    <style:style style:name="Таблица48.A1" style:family="table-cell">
      <style:table-cell-properties style:vertical-align="middle" fo:padding="0.049cm" fo:border="none"/>
    </style:style>
    <style:style style:name="Таблица49" style:family="table">
      <style:table-properties style:width="1.75cm" table:align="left"/>
    </style:style>
    <style:style style:name="Таблица49.A" style:family="table-column">
      <style:table-column-properties style:column-width="1.272cm"/>
    </style:style>
    <style:style style:name="Таблица49.B" style:family="table-column">
      <style:table-column-properties style:column-width="0.478cm"/>
    </style:style>
    <style:style style:name="Таблица49.A1" style:family="table-cell">
      <style:table-cell-properties style:vertical-align="middle" fo:padding="0.049cm" fo:border="none"/>
    </style:style>
    <style:style style:name="Таблица50" style:family="table">
      <style:table-properties style:width="1.75cm" table:align="left"/>
    </style:style>
    <style:style style:name="Таблица50.A" style:family="table-column">
      <style:table-column-properties style:column-width="1.272cm"/>
    </style:style>
    <style:style style:name="Таблица50.B" style:family="table-column">
      <style:table-column-properties style:column-width="0.478cm"/>
    </style:style>
    <style:style style:name="Таблица50.A1" style:family="table-cell">
      <style:table-cell-properties style:vertical-align="middle" fo:padding="0.049cm" fo:border="none"/>
    </style:style>
    <style:style style:name="Таблица51" style:family="table">
      <style:table-properties style:width="1.75cm" table:align="left"/>
    </style:style>
    <style:style style:name="Таблица51.A" style:family="table-column">
      <style:table-column-properties style:column-width="1.272cm"/>
    </style:style>
    <style:style style:name="Таблица51.B" style:family="table-column">
      <style:table-column-properties style:column-width="0.478cm"/>
    </style:style>
    <style:style style:name="Таблица51.A1" style:family="table-cell">
      <style:table-cell-properties style:vertical-align="middle" fo:padding="0.049cm" fo:border="none"/>
    </style:style>
    <style:style style:name="Таблица52" style:family="table">
      <style:table-properties style:width="1.871cm" table:align="left"/>
    </style:style>
    <style:style style:name="Таблица52.A" style:family="table-column">
      <style:table-column-properties style:column-width="1.393cm"/>
    </style:style>
    <style:style style:name="Таблица52.B" style:family="table-column">
      <style:table-column-properties style:column-width="0.478cm"/>
    </style:style>
    <style:style style:name="Таблица52.A1" style:family="table-cell">
      <style:table-cell-properties style:vertical-align="middle" fo:padding="0.049cm" fo:border="none"/>
    </style:style>
    <style:style style:name="Таблица53" style:family="table">
      <style:table-properties style:width="1.87cm" table:align="left"/>
    </style:style>
    <style:style style:name="Таблица53.A" style:family="table-column">
      <style:table-column-properties style:column-width="1.392cm"/>
    </style:style>
    <style:style style:name="Таблица53.B" style:family="table-column">
      <style:table-column-properties style:column-width="0.478cm"/>
    </style:style>
    <style:style style:name="Таблица53.A1" style:family="table-cell">
      <style:table-cell-properties style:vertical-align="middle" fo:padding="0.049cm" fo:border="none"/>
    </style:style>
    <style:style style:name="Таблица54" style:family="table">
      <style:table-properties style:width="1.87cm" table:align="left"/>
    </style:style>
    <style:style style:name="Таблица54.A" style:family="table-column">
      <style:table-column-properties style:column-width="1.392cm"/>
    </style:style>
    <style:style style:name="Таблица54.B" style:family="table-column">
      <style:table-column-properties style:column-width="0.478cm"/>
    </style:style>
    <style:style style:name="Таблица54.A1" style:family="table-cell">
      <style:table-cell-properties style:vertical-align="middle" fo:padding="0.049cm" fo:border="none"/>
    </style:style>
    <style:style style:name="Таблица55" style:family="table">
      <style:table-properties style:width="11.169cm" table:align="left"/>
    </style:style>
    <style:style style:name="Таблица55.A" style:family="table-column">
      <style:table-column-properties style:column-width="10.897cm"/>
    </style:style>
    <style:style style:name="Таблица55.B" style:family="table-column">
      <style:table-column-properties style:column-width="0.272cm"/>
    </style:style>
    <style:style style:name="Таблица55.A1" style:family="table-cell">
      <style:table-cell-properties style:vertical-align="middle" fo:padding="0.049cm" fo:border="none"/>
    </style:style>
    <style:style style:name="Таблица56" style:family="table">
      <style:table-properties style:width="11.363cm" table:align="left"/>
    </style:style>
    <style:style style:name="Таблица56.A" style:family="table-column">
      <style:table-column-properties style:column-width="11.091cm"/>
    </style:style>
    <style:style style:name="Таблица56.B" style:family="table-column">
      <style:table-column-properties style:column-width="0.272cm"/>
    </style:style>
    <style:style style:name="Таблица56.A1" style:family="table-cell">
      <style:table-cell-properties style:vertical-align="middle" fo:padding="0.049cm" fo:border="none"/>
    </style:style>
    <style:style style:name="Таблица58" style:family="table">
      <style:table-properties style:width="6.022cm" table:align="left"/>
    </style:style>
    <style:style style:name="Таблица58.A" style:family="table-column">
      <style:table-column-properties style:column-width="6.022cm"/>
    </style:style>
    <style:style style:name="Таблица58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a864bd" officeooo:paragraph-rsid="00a864bd" style:font-size-asian="13pt" style:font-weight-asian="bold" style:font-size-complex="13pt" style:font-weight-complex="bold"/>
    </style:style>
    <style:style style:name="P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412300" officeooo:paragraph-rsid="00412300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bda31" officeooo:paragraph-rsid="003bda31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13f6592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159ccf1" officeooo:paragraph-rsid="0159ccf1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17892d3" officeooo:paragraph-rsid="017892d3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cm" loext:contextual-spacing="false" style:border-line-width-bottom="0.012cm 0.012cm 0.012cm" fo:padding="0.074cm" fo:border-left="none" fo:border-right="none" fo:border-top="none" fo:border-bottom="1.05pt double #000000" style:join-border="false"/>
      <style:text-properties fo:color="#000000" style:font-name="Liberation Mono" fo:font-size="10pt" fo:language="ru" fo:country="RU" fo:font-weight="bold" officeooo:rsid="0159ccf1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b1d79b" officeooo:paragraph-rsid="00b1d79b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22c6a5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22c6a5" officeooo:paragraph-rsid="0022c6a5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paragraph-rsid="0022c6a5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b1565f" officeooo:paragraph-rsid="00b1565f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21d7d2" officeooo:paragraph-rsid="0021d7d2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a1cfe9" officeooo:paragraph-rsid="00a1cfe9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a3c6e4" officeooo:paragraph-rsid="00a3c6e4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a0e820" officeooo:paragraph-rsid="00a0e820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2661f6" officeooo:paragraph-rsid="002661f6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2cdb36" officeooo:paragraph-rsid="002cdb36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2405d" officeooo:paragraph-rsid="0032405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4de70" officeooo:paragraph-rsid="0034de70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4de70" officeooo:paragraph-rsid="0035bfcd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4de70" officeooo:paragraph-rsid="0039c8d4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64c76" officeooo:paragraph-rsid="00364c76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64c76" officeooo:paragraph-rsid="00379994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64c76" officeooo:paragraph-rsid="0039c8d4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8f0c9" officeooo:paragraph-rsid="0038f0c9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8f0c9" officeooo:paragraph-rsid="0039c8d4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8f0c9" officeooo:paragraph-rsid="003bda31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9c8d4" officeooo:paragraph-rsid="0039c8d4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9c8d4" officeooo:paragraph-rsid="003bda31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a8c2d" officeooo:paragraph-rsid="003a8c2d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bda31" officeooo:paragraph-rsid="003bda31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d03ac" officeooo:paragraph-rsid="003d03ac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d631a" officeooo:paragraph-rsid="003d631a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412300" officeooo:paragraph-rsid="00412300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42fcf4" officeooo:paragraph-rsid="0042fcf4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49d7e7" officeooo:paragraph-rsid="0049d7e7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4a972c" officeooo:paragraph-rsid="004a972c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4b4963" officeooo:paragraph-rsid="004b4963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4b4963" officeooo:paragraph-rsid="004c4d26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4c4d26" officeooo:paragraph-rsid="004c4d26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4dbdf6" officeooo:paragraph-rsid="004dbdf6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4e0bd5" officeooo:paragraph-rsid="004e0bd5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534aac" officeooo:paragraph-rsid="00534aac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536fc9" officeooo:paragraph-rsid="00536fc9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5557c7" officeooo:paragraph-rsid="005557c7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5557c7" officeooo:paragraph-rsid="01a83464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566730" officeooo:paragraph-rsid="00566730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57cde4" officeooo:paragraph-rsid="0057cde4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593442" officeooo:paragraph-rsid="00593442" style:font-size-asian="10pt" style:font-weight-asian="bold" style:font-size-complex="10pt" style:font-weight-complex="bold"/>
    </style:style>
    <style:style style:name="P5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5c52ac" officeooo:paragraph-rsid="005c52ac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62f3a0" officeooo:paragraph-rsid="0062f3a0" style:font-size-asian="10pt" style:font-weight-asian="bold" style:font-size-complex="10pt" style:font-weight-complex="bold"/>
    </style:style>
    <style:style style:name="P5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67e273" officeooo:paragraph-rsid="0067e273" style:font-size-asian="10pt" style:font-weight-asian="bold" style:font-size-complex="10pt" style:font-weight-complex="bold"/>
    </style:style>
    <style:style style:name="P5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6b6c72" officeooo:paragraph-rsid="006b6c72" style:font-size-asian="10pt" style:font-weight-asian="bold" style:font-size-complex="10pt" style:font-weight-complex="bold"/>
    </style:style>
    <style:style style:name="P5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6beb4e" officeooo:paragraph-rsid="006beb4e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6db0d5" officeooo:paragraph-rsid="006db0d5" style:font-size-asian="10pt" style:font-weight-asian="bold" style:font-size-complex="10pt" style:font-weight-complex="bold"/>
    </style:style>
    <style:style style:name="P5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71060c" officeooo:paragraph-rsid="0071060c" style:font-size-asian="10pt" style:font-weight-asian="bold" style:font-size-complex="10pt" style:font-weight-complex="bold"/>
    </style:style>
    <style:style style:name="P5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791c62" officeooo:paragraph-rsid="00791c62" style:font-size-asian="10pt" style:font-weight-asian="bold" style:font-size-complex="10pt" style:font-weight-complex="bold"/>
    </style:style>
    <style:style style:name="P6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79fa8a" officeooo:paragraph-rsid="0079fa8a" style:font-size-asian="10pt" style:font-weight-asian="bold" style:font-size-complex="10pt" style:font-weight-complex="bold"/>
    </style:style>
    <style:style style:name="P6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79fa8a" officeooo:paragraph-rsid="007a7222" style:font-size-asian="10pt" style:font-weight-asian="bold" style:font-size-complex="10pt" style:font-weight-complex="bold"/>
    </style:style>
    <style:style style:name="P6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79fa8a" officeooo:paragraph-rsid="007a008d" style:font-size-asian="10pt" style:font-weight-asian="bold" style:font-size-complex="10pt" style:font-weight-complex="bold"/>
    </style:style>
    <style:style style:name="P6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7a7222" officeooo:paragraph-rsid="007a7222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7c21ca" officeooo:paragraph-rsid="007c21ca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7e9a24" officeooo:paragraph-rsid="007e9a24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81214b" officeooo:paragraph-rsid="0081214b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81214b" officeooo:paragraph-rsid="0081ea16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81ea16" officeooo:paragraph-rsid="0081ea16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81ea16" officeooo:paragraph-rsid="008357db" style:font-size-asian="10pt" style:font-weight-asian="bold" style:font-size-complex="10pt" style:font-weight-complex="bold"/>
    </style:style>
    <style:style style:name="P7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8357db" officeooo:paragraph-rsid="008357db" style:font-size-asian="10pt" style:font-weight-asian="bold" style:font-size-complex="10pt" style:font-weight-complex="bold"/>
    </style:style>
    <style:style style:name="P7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844b9f" officeooo:paragraph-rsid="00844b9f" style:font-size-asian="10pt" style:font-weight-asian="bold" style:font-size-complex="10pt" style:font-weight-complex="bold"/>
    </style:style>
    <style:style style:name="P7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880eed" officeooo:paragraph-rsid="00880eed" style:font-size-asian="10pt" style:font-weight-asian="bold" style:font-size-complex="10pt" style:font-weight-complex="bold"/>
    </style:style>
    <style:style style:name="P7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8a55a7" officeooo:paragraph-rsid="008a55a7" style:font-size-asian="10pt" style:font-weight-asian="bold" style:font-size-complex="10pt" style:font-weight-complex="bold"/>
    </style:style>
    <style:style style:name="P7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8c47f9" officeooo:paragraph-rsid="008c47f9" style:font-size-asian="10pt" style:font-weight-asian="bold" style:font-size-complex="10pt" style:font-weight-complex="bold"/>
    </style:style>
    <style:style style:name="P7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8df3d8" officeooo:paragraph-rsid="008df3d8" style:font-size-asian="10pt" style:font-weight-asian="bold" style:font-size-complex="10pt" style:font-weight-complex="bold"/>
    </style:style>
    <style:style style:name="P7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8df3d8" officeooo:paragraph-rsid="008e6d21" style:font-size-asian="10pt" style:font-weight-asian="bold" style:font-size-complex="10pt" style:font-weight-complex="bold"/>
    </style:style>
    <style:style style:name="P7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8df3d8" officeooo:paragraph-rsid="0094333f" style:font-size-asian="10pt" style:font-weight-asian="bold" style:font-size-complex="10pt" style:font-weight-complex="bold"/>
    </style:style>
    <style:style style:name="P7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8df3d8" officeooo:paragraph-rsid="0092c7ff" style:font-size-asian="10pt" style:font-weight-asian="bold" style:font-size-complex="10pt" style:font-weight-complex="bold"/>
    </style:style>
    <style:style style:name="P7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8e6d21" officeooo:paragraph-rsid="008e6d21" style:font-size-asian="10pt" style:font-weight-asian="bold" style:font-size-complex="10pt" style:font-weight-complex="bold"/>
    </style:style>
    <style:style style:name="P8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92c7ff" officeooo:paragraph-rsid="0094333f" style:font-size-asian="10pt" style:font-weight-asian="bold" style:font-size-complex="10pt" style:font-weight-complex="bold"/>
    </style:style>
    <style:style style:name="P8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92c7ff" officeooo:paragraph-rsid="0092c7ff" style:font-size-asian="10pt" style:font-weight-asian="bold" style:font-size-complex="10pt" style:font-weight-complex="bold"/>
    </style:style>
    <style:style style:name="P8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9995b0" officeooo:paragraph-rsid="009995b0" style:font-size-asian="10pt" style:font-weight-asian="bold" style:font-size-complex="10pt" style:font-weight-complex="bold"/>
    </style:style>
    <style:style style:name="P8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9a2eb3" officeooo:paragraph-rsid="009a2eb3" style:font-size-asian="10pt" style:font-weight-asian="bold" style:font-size-complex="10pt" style:font-weight-complex="bold"/>
    </style:style>
    <style:style style:name="P8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94333f" officeooo:paragraph-rsid="0094333f" style:font-size-asian="10pt" style:font-weight-asian="bold" style:font-size-complex="10pt" style:font-weight-complex="bold"/>
    </style:style>
    <style:style style:name="P8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961dde" officeooo:paragraph-rsid="00961dde" style:font-size-asian="10pt" style:font-weight-asian="bold" style:font-size-complex="10pt" style:font-weight-complex="bold"/>
    </style:style>
    <style:style style:name="P8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9ad4a5" officeooo:paragraph-rsid="009ad4a5" style:font-size-asian="10pt" style:font-weight-asian="bold" style:font-size-complex="10pt" style:font-weight-complex="bold"/>
    </style:style>
    <style:style style:name="P8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9e63b7" officeooo:paragraph-rsid="009e63b7" style:font-size-asian="10pt" style:font-weight-asian="bold" style:font-size-complex="10pt" style:font-weight-complex="bold"/>
    </style:style>
    <style:style style:name="P8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9ef838" officeooo:paragraph-rsid="009ef838" style:font-size-asian="10pt" style:font-weight-asian="bold" style:font-size-complex="10pt" style:font-weight-complex="bold"/>
    </style:style>
    <style:style style:name="P8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9f146a" officeooo:paragraph-rsid="009f146a" style:font-size-asian="10pt" style:font-weight-asian="bold" style:font-size-complex="10pt" style:font-weight-complex="bold"/>
    </style:style>
    <style:style style:name="P9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5f16f1" officeooo:paragraph-rsid="005f16f1" style:font-size-asian="10pt" style:font-weight-asian="bold" style:font-size-complex="10pt" style:font-weight-complex="bold"/>
    </style:style>
    <style:style style:name="P9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60ce8c" officeooo:paragraph-rsid="0060ce8c" style:font-size-asian="10pt" style:font-weight-asian="bold" style:font-size-complex="10pt" style:font-weight-complex="bold"/>
    </style:style>
    <style:style style:name="P9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58372b" officeooo:paragraph-rsid="0058372b" style:font-size-asian="10pt" style:font-weight-asian="bold" style:font-size-complex="10pt" style:font-weight-complex="bold"/>
    </style:style>
    <style:style style:name="P9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79503b" officeooo:paragraph-rsid="0079503b" style:font-size-asian="10pt" style:font-weight-asian="bold" style:font-size-complex="10pt" style:font-weight-complex="bold"/>
    </style:style>
    <style:style style:name="P9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7cb172" officeooo:paragraph-rsid="007cb172" style:font-size-asian="10pt" style:font-weight-asian="bold" style:font-size-complex="10pt" style:font-weight-complex="bold"/>
    </style:style>
    <style:style style:name="P9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290671" officeooo:paragraph-rsid="00290671" style:font-size-asian="10pt" style:font-weight-asian="bold" style:font-size-complex="10pt" style:font-weight-complex="bold"/>
    </style:style>
    <style:style style:name="P9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290671" officeooo:paragraph-rsid="00326ed0" style:font-size-asian="10pt" style:font-weight-asian="bold" style:font-size-complex="10pt" style:font-weight-complex="bold"/>
    </style:style>
    <style:style style:name="P9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290671" officeooo:paragraph-rsid="0034de70" style:font-size-asian="10pt" style:font-weight-asian="bold" style:font-size-complex="10pt" style:font-weight-complex="bold"/>
    </style:style>
    <style:style style:name="P9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27f294" officeooo:paragraph-rsid="0027f294" style:font-size-asian="10pt" style:font-weight-asian="bold" style:font-size-complex="10pt" style:font-weight-complex="bold"/>
    </style:style>
    <style:style style:name="P9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2a6cad" officeooo:paragraph-rsid="002a6cad" style:font-size-asian="10pt" style:font-weight-asian="bold" style:font-size-complex="10pt" style:font-weight-complex="bold"/>
    </style:style>
    <style:style style:name="P10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2d9142" officeooo:paragraph-rsid="002d9142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2d9142" officeooo:paragraph-rsid="00323948" style:font-size-asian="10pt" style:font-weight-asian="bold" style:font-size-complex="10pt" style:font-weight-complex="bold"/>
    </style:style>
    <style:style style:name="P10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2e5390" officeooo:paragraph-rsid="002e5390" style:font-size-asian="10pt" style:font-weight-asian="bold" style:font-size-complex="10pt" style:font-weight-complex="bold"/>
    </style:style>
    <style:style style:name="P10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05743" officeooo:paragraph-rsid="00305743" style:font-size-asian="10pt" style:font-weight-asian="bold" style:font-size-complex="10pt" style:font-weight-complex="bold"/>
    </style:style>
    <style:style style:name="P10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1305c" officeooo:paragraph-rsid="0031305c" style:font-size-asian="10pt" style:font-weight-asian="bold" style:font-size-complex="10pt" style:font-weight-complex="bold"/>
    </style:style>
    <style:style style:name="P10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26ed0" officeooo:paragraph-rsid="00326ed0" style:font-size-asian="10pt" style:font-weight-asian="bold" style:font-size-complex="10pt" style:font-weight-complex="bold"/>
    </style:style>
    <style:style style:name="P10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26ed0" officeooo:paragraph-rsid="0039c8d4" style:font-size-asian="10pt" style:font-weight-asian="bold" style:font-size-complex="10pt" style:font-weight-complex="bold"/>
    </style:style>
    <style:style style:name="P10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5bfcd" officeooo:paragraph-rsid="0035bfcd" style:font-size-asian="10pt" style:font-weight-asian="bold" style:font-size-complex="10pt" style:font-weight-complex="bold"/>
    </style:style>
    <style:style style:name="P10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5bfcd" officeooo:paragraph-rsid="0039c8d4" style:font-size-asian="10pt" style:font-weight-asian="bold" style:font-size-complex="10pt" style:font-weight-complex="bold"/>
    </style:style>
    <style:style style:name="P10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79994" officeooo:paragraph-rsid="00379994" style:font-size-asian="10pt" style:font-weight-asian="bold" style:font-size-complex="10pt" style:font-weight-complex="bold"/>
    </style:style>
    <style:style style:name="P1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3e9b9" officeooo:paragraph-rsid="0033e9b9" style:font-size-asian="10pt" style:font-weight-asian="bold" style:font-size-complex="10pt" style:font-weight-complex="bold"/>
    </style:style>
    <style:style style:name="P1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1457cd5" officeooo:paragraph-rsid="01457cd5" style:font-size-asian="10pt" style:font-weight-asian="bold" style:font-size-complex="10pt" style:font-weight-complex="bold"/>
    </style:style>
    <style:style style:name="P1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144f569" officeooo:paragraph-rsid="0144f569" style:font-size-asian="10pt" style:font-weight-asian="bold" style:font-size-complex="10pt" style:font-weight-complex="bold"/>
    </style:style>
    <style:style style:name="P1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paragraph-rsid="0143b253" style:font-size-asian="10pt" style:font-weight-asian="bold" style:font-size-complex="10pt" style:font-weight-complex="bold"/>
    </style:style>
    <style:style style:name="P1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paragraph-rsid="00262a25" style:font-size-asian="10pt" style:font-weight-asian="bold" style:font-size-complex="10pt" style:font-weight-complex="bold"/>
    </style:style>
    <style:style style:name="P1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paragraph-rsid="002661f6" style:font-size-asian="10pt" style:font-weight-asian="bold" style:font-size-complex="10pt" style:font-weight-complex="bold"/>
    </style:style>
    <style:style style:name="P1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46c515" officeooo:paragraph-rsid="0046c515" style:font-size-asian="10pt" style:font-weight-asian="bold" style:font-size-complex="10pt" style:font-weight-complex="bold"/>
    </style:style>
    <style:style style:name="P1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e9fa3" officeooo:paragraph-rsid="003e9fa3" style:font-size-asian="10pt" style:font-weight-asian="bold" style:font-size-complex="10pt" style:font-weight-complex="bold"/>
    </style:style>
    <style:style style:name="P1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774729" officeooo:paragraph-rsid="00774729" style:font-size-asian="10pt" style:font-weight-asian="bold" style:font-size-complex="10pt" style:font-weight-complex="bold"/>
    </style:style>
    <style:style style:name="P1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paragraph-rsid="002f6b09" style:font-size-asian="10pt" style:font-weight-asian="bold" style:font-size-complex="10pt" style:font-weight-complex="bold"/>
    </style:style>
    <style:style style:name="P1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9c85b3" officeooo:paragraph-rsid="009c85b3" style:font-size-asian="10pt" style:font-weight-asian="bold" style:font-size-complex="10pt" style:font-weight-complex="bold"/>
    </style:style>
    <style:style style:name="P1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9b26ac" officeooo:paragraph-rsid="009b26ac" style:font-size-asian="10pt" style:font-weight-asian="bold" style:font-size-complex="10pt" style:font-weight-complex="bold"/>
    </style:style>
    <style:style style:name="P1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2f6b09" officeooo:paragraph-rsid="002f6b09" style:font-size-asian="10pt" style:font-weight-asian="bold" style:font-size-complex="10pt" style:font-weight-complex="bold"/>
    </style:style>
    <style:style style:name="P1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44e1b4" officeooo:paragraph-rsid="0044e1b4" style:font-size-asian="10pt" style:font-weight-asian="bold" style:font-size-complex="10pt" style:font-weight-complex="bold"/>
    </style:style>
    <style:style style:name="P1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209c18" officeooo:paragraph-rsid="0032405d" style:font-size-asian="10pt" style:font-weight-asian="bold" style:font-size-complex="10pt" style:font-weight-complex="bold"/>
    </style:style>
    <style:style style:name="P1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209c18" officeooo:paragraph-rsid="002661f6" style:font-size-asian="10pt" style:font-weight-asian="bold" style:font-size-complex="10pt" style:font-weight-complex="bold"/>
    </style:style>
    <style:style style:name="P1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51dd92" officeooo:paragraph-rsid="0051dd92" style:font-size-asian="10pt" style:font-weight-asian="bold" style:font-size-complex="10pt" style:font-weight-complex="bold"/>
    </style:style>
    <style:style style:name="P1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4f1533" officeooo:paragraph-rsid="004f1533" style:font-size-asian="10pt" style:font-weight-asian="bold" style:font-size-complex="10pt" style:font-weight-complex="bold"/>
    </style:style>
    <style:style style:name="P1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50f85a" officeooo:paragraph-rsid="0050f85a" style:font-size-asian="10pt" style:font-weight-asian="bold" style:font-size-complex="10pt" style:font-weight-complex="bold"/>
    </style:style>
    <style:style style:name="P1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915967" officeooo:paragraph-rsid="00915967" style:font-size-asian="10pt" style:font-weight-asian="bold" style:font-size-complex="10pt" style:font-weight-complex="bold"/>
    </style:style>
    <style:style style:name="P1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969dcd" officeooo:paragraph-rsid="00969dcd" style:font-size-asian="10pt" style:font-weight-asian="bold" style:font-size-complex="10pt" style:font-weight-complex="bold"/>
    </style:style>
    <style:style style:name="P1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8ffe4b" officeooo:paragraph-rsid="008ffe4b" style:font-size-asian="10pt" style:font-weight-asian="bold" style:font-size-complex="10pt" style:font-weight-complex="bold"/>
    </style:style>
    <style:style style:name="P1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99562d" officeooo:paragraph-rsid="0099562d" style:font-size-asian="10pt" style:font-weight-asian="bold" style:font-size-complex="10pt" style:font-weight-complex="bold"/>
    </style:style>
    <style:style style:name="P1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4ac24f" officeooo:paragraph-rsid="004ac24f" style:font-size-asian="10pt" style:font-weight-asian="bold" style:font-size-complex="10pt" style:font-weight-complex="bold"/>
    </style:style>
    <style:style style:name="P1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66ffbe" officeooo:paragraph-rsid="0066ffbe" style:font-size-asian="10pt" style:font-weight-asian="bold" style:font-size-complex="10pt" style:font-weight-complex="bold"/>
    </style:style>
    <style:style style:name="P1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640728" officeooo:paragraph-rsid="00640728" style:font-size-asian="10pt" style:font-weight-asian="bold" style:font-size-complex="10pt" style:font-weight-complex="bold"/>
    </style:style>
    <style:style style:name="P1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62fff5" officeooo:paragraph-rsid="0062fff5" style:font-size-asian="10pt" style:font-weight-asian="bold" style:font-size-complex="10pt" style:font-weight-complex="bold"/>
    </style:style>
    <style:style style:name="P1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65863d" officeooo:paragraph-rsid="0065863d" style:font-size-asian="10pt" style:font-weight-asian="bold" style:font-size-complex="10pt" style:font-weight-complex="bold"/>
    </style:style>
    <style:style style:name="P1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69373d" officeooo:paragraph-rsid="0069373d" style:font-size-asian="10pt" style:font-weight-asian="bold" style:font-size-complex="10pt" style:font-weight-complex="bold"/>
    </style:style>
    <style:style style:name="P1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741eee" officeooo:paragraph-rsid="00741eee" style:font-size-asian="10pt" style:font-weight-asian="bold" style:font-size-complex="10pt" style:font-weight-complex="bold"/>
    </style:style>
    <style:style style:name="P1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72af0e" officeooo:paragraph-rsid="0072af0e" style:font-size-asian="10pt" style:font-weight-asian="bold" style:font-size-complex="10pt" style:font-weight-complex="bold"/>
    </style:style>
    <style:style style:name="P1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6f23c6" officeooo:paragraph-rsid="006f23c6" style:font-size-asian="10pt" style:font-weight-asian="bold" style:font-size-complex="10pt" style:font-weight-complex="bold"/>
    </style:style>
    <style:style style:name="P1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5ae568" officeooo:paragraph-rsid="005ae568" style:font-size-asian="10pt" style:font-weight-asian="bold" style:font-size-complex="10pt" style:font-weight-complex="bold"/>
    </style:style>
    <style:style style:name="P1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863f5f" officeooo:paragraph-rsid="00863f5f" style:font-size-asian="10pt" style:font-weight-asian="bold" style:font-size-complex="10pt" style:font-weight-complex="bold"/>
    </style:style>
    <style:style style:name="P1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8d20e8" officeooo:paragraph-rsid="008d20e8" style:font-size-asian="10pt" style:font-weight-asian="bold" style:font-size-complex="10pt" style:font-weight-complex="bold"/>
    </style:style>
    <style:style style:name="P1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7a008d" officeooo:paragraph-rsid="007a008d" style:font-size-asian="10pt" style:font-weight-asian="bold" style:font-size-complex="10pt" style:font-weight-complex="bold"/>
    </style:style>
    <style:style style:name="P1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7a008d" officeooo:paragraph-rsid="007a7222" style:font-size-asian="10pt" style:font-weight-asian="bold" style:font-size-complex="10pt" style:font-weight-complex="bold"/>
    </style:style>
    <style:style style:name="P1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7f0857" officeooo:paragraph-rsid="007f0857" style:font-size-asian="10pt" style:font-weight-asian="bold" style:font-size-complex="10pt" style:font-weight-complex="bold"/>
    </style:style>
    <style:style style:name="P14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754d77" officeooo:paragraph-rsid="00754d77" style:font-size-asian="10pt" style:font-weight-asian="bold" style:font-size-complex="10pt" style:font-weight-complex="bold"/>
    </style:style>
    <style:style style:name="P14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a80403" officeooo:paragraph-rsid="00a80403" style:font-size-asian="10pt" style:font-weight-asian="bold" style:font-size-complex="10pt" style:font-weight-complex="bold"/>
    </style:style>
    <style:style style:name="P15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a80403" officeooo:paragraph-rsid="01b04e4b" style:font-size-asian="10pt" style:font-weight-asian="bold" style:font-size-complex="10pt" style:font-weight-complex="bold"/>
    </style:style>
    <style:style style:name="P15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a68432" officeooo:paragraph-rsid="00a68432" style:font-size-asian="10pt" style:font-weight-asian="bold" style:font-size-complex="10pt" style:font-weight-complex="bold"/>
    </style:style>
    <style:style style:name="P15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a864bd" officeooo:paragraph-rsid="00a864bd" style:font-size-asian="10pt" style:font-weight-asian="bold" style:font-size-complex="10pt" style:font-weight-complex="bold"/>
    </style:style>
    <style:style style:name="P15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aa75f8" officeooo:paragraph-rsid="00aa75f8" style:font-size-asian="10pt" style:font-weight-asian="bold" style:font-size-complex="10pt" style:font-weight-complex="bold"/>
    </style:style>
    <style:style style:name="P15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a8694b" officeooo:paragraph-rsid="00a8694b" style:font-size-asian="10pt" style:font-weight-asian="bold" style:font-size-complex="10pt" style:font-weight-complex="bold"/>
    </style:style>
    <style:style style:name="P15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130e8de" officeooo:paragraph-rsid="0130e8de" style:font-size-asian="10pt" style:font-weight-asian="bold" style:font-size-complex="10pt" style:font-weight-complex="bold"/>
    </style:style>
    <style:style style:name="P15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13e6cb7" officeooo:paragraph-rsid="00566730" style:font-name-asian="Liberation Mono" style:font-size-asian="10pt" style:font-weight-asian="bold" style:font-name-complex="Liberation Mono" style:font-size-complex="10pt" style:font-weight-complex="bold"/>
    </style:style>
    <style:style style:name="P15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402c3d" officeooo:paragraph-rsid="01402c3d" style:font-size-asian="8pt" style:font-weight-asian="normal" style:font-size-complex="8pt" style:font-weight-complex="normal"/>
    </style:style>
    <style:style style:name="P15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402c3d" officeooo:paragraph-rsid="018489a6" style:font-size-asian="8pt" style:font-weight-asian="normal" style:font-size-complex="8pt" style:font-weight-complex="normal"/>
    </style:style>
    <style:style style:name="P15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402c3d" officeooo:paragraph-rsid="0143b253" style:font-size-asian="8pt" style:font-weight-asian="normal" style:font-size-complex="8pt" style:font-weight-complex="normal"/>
    </style:style>
    <style:style style:name="P16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0305743" officeooo:paragraph-rsid="00305743" style:font-size-asian="8pt" style:font-weight-asian="normal" style:font-size-complex="8pt" style:font-weight-complex="normal"/>
    </style:style>
    <style:style style:name="P16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4428c2" officeooo:paragraph-rsid="0162ee53" style:font-size-asian="8pt" style:font-weight-asian="normal" style:font-size-complex="8pt" style:font-weight-complex="normal"/>
    </style:style>
    <style:style style:name="P16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4428c2" officeooo:paragraph-rsid="018489a6" style:font-size-asian="8pt" style:font-weight-asian="normal" style:font-size-complex="8pt" style:font-weight-complex="normal"/>
    </style:style>
    <style:style style:name="P16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44f569" officeooo:paragraph-rsid="0162ee53" style:font-size-asian="8pt" style:font-weight-asian="normal" style:font-size-complex="8pt" style:font-weight-complex="normal"/>
    </style:style>
    <style:style style:name="P16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642ea5" officeooo:paragraph-rsid="01642ea5" style:font-size-asian="8pt" style:font-weight-asian="normal" style:font-size-complex="8pt" style:font-weight-complex="normal"/>
    </style:style>
    <style:style style:name="P16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7fac45" officeooo:paragraph-rsid="017fac45" style:font-size-asian="8pt" style:font-weight-asian="normal" style:font-size-complex="8pt" style:font-weight-complex="normal"/>
    </style:style>
    <style:style style:name="P16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933608" officeooo:paragraph-rsid="01933608" style:font-size-asian="8pt" style:font-weight-asian="normal" style:font-size-complex="8pt" style:font-weight-complex="normal"/>
    </style:style>
    <style:style style:name="P16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ab5614" officeooo:paragraph-rsid="01ab5614" style:font-size-asian="8pt" style:font-weight-asian="normal" style:font-size-complex="8pt" style:font-weight-complex="normal"/>
    </style:style>
    <style:style style:name="P16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758869" officeooo:paragraph-rsid="01758869" style:font-size-asian="8pt" style:font-weight-asian="normal" style:font-size-complex="8pt" style:font-weight-complex="normal"/>
    </style:style>
    <style:style style:name="P16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8489a6" officeooo:paragraph-rsid="018489a6" style:font-size-asian="8pt" style:font-weight-asian="normal" style:font-size-complex="8pt" style:font-weight-complex="normal"/>
    </style:style>
    <style:style style:name="P17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8619cd" officeooo:paragraph-rsid="018619cd" style:font-size-asian="8pt" style:font-weight-asian="normal" style:font-size-complex="8pt" style:font-weight-complex="normal"/>
    </style:style>
    <style:style style:name="P17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8619cd" officeooo:paragraph-rsid="0190cb3f" style:font-size-asian="8pt" style:font-weight-asian="normal" style:font-size-complex="8pt" style:font-weight-complex="normal"/>
    </style:style>
    <style:style style:name="P17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883056" officeooo:paragraph-rsid="01883056" style:font-size-asian="8pt" style:font-weight-asian="normal" style:font-size-complex="8pt" style:font-weight-complex="normal"/>
    </style:style>
    <style:style style:name="P17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8b83f1" officeooo:paragraph-rsid="018b83f1" style:font-size-asian="8pt" style:font-weight-asian="normal" style:font-size-complex="8pt" style:font-weight-complex="normal"/>
    </style:style>
    <style:style style:name="P17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457cd5" officeooo:paragraph-rsid="0162ee53" style:font-size-asian="8pt" style:font-weight-asian="normal" style:font-size-complex="8pt" style:font-weight-complex="normal"/>
    </style:style>
    <style:style style:name="P17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62ee53" officeooo:paragraph-rsid="0162ee53" style:font-size-asian="8pt" style:font-weight-asian="normal" style:font-size-complex="8pt" style:font-weight-complex="normal"/>
    </style:style>
    <style:style style:name="P17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67a48d" officeooo:paragraph-rsid="0167a48d" style:font-size-asian="8pt" style:font-weight-asian="normal" style:font-size-complex="8pt" style:font-weight-complex="normal"/>
    </style:style>
    <style:style style:name="P17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67a48d" officeooo:paragraph-rsid="016f8d3c" style:font-size-asian="8pt" style:font-weight-asian="normal" style:font-size-complex="8pt" style:font-weight-complex="normal"/>
    </style:style>
    <style:style style:name="P17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50659b" officeooo:paragraph-rsid="0162ee53" style:font-size-asian="8pt" style:font-weight-asian="normal" style:font-size-complex="8pt" style:font-weight-complex="normal"/>
    </style:style>
    <style:style style:name="P17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50659b" officeooo:paragraph-rsid="0150659b" style:font-size-asian="8pt" style:font-weight-asian="normal" style:font-size-complex="8pt" style:font-weight-complex="normal"/>
    </style:style>
    <style:style style:name="P18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523ff1" officeooo:paragraph-rsid="0162ee53" style:font-size-asian="8pt" style:font-weight-asian="normal" style:font-size-complex="8pt" style:font-weight-complex="normal"/>
    </style:style>
    <style:style style:name="P18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68b9d4" officeooo:paragraph-rsid="0168b9d4" style:font-size-asian="8pt" style:font-weight-asian="normal" style:font-size-complex="8pt" style:font-weight-complex="normal"/>
    </style:style>
    <style:style style:name="P18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6ddead" officeooo:paragraph-rsid="016ddead" style:font-size-asian="8pt" style:font-weight-asian="normal" style:font-size-complex="8pt" style:font-weight-complex="normal"/>
    </style:style>
    <style:style style:name="P18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6f8d3c" officeooo:paragraph-rsid="016f8d3c" style:font-size-asian="8pt" style:font-weight-asian="normal" style:font-size-complex="8pt" style:font-weight-complex="normal"/>
    </style:style>
    <style:style style:name="P18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46f5ef" officeooo:paragraph-rsid="0162ee53" style:font-size-asian="8pt" style:font-weight-asian="normal" style:font-size-complex="8pt" style:font-weight-complex="normal"/>
    </style:style>
    <style:style style:name="P18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5b74b4" officeooo:paragraph-rsid="0162ee53" style:font-size-asian="8pt" style:font-weight-asian="normal" style:font-size-complex="8pt" style:font-weight-complex="normal"/>
    </style:style>
    <style:style style:name="P18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710836" officeooo:paragraph-rsid="01710836" style:font-size-asian="8pt" style:font-weight-asian="normal" style:font-size-complex="8pt" style:font-weight-complex="normal"/>
    </style:style>
    <style:style style:name="P18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738b42" officeooo:paragraph-rsid="01738b42" style:font-size-asian="8pt" style:font-weight-asian="normal" style:font-size-complex="8pt" style:font-weight-complex="normal"/>
    </style:style>
    <style:style style:name="P18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8527b5" officeooo:paragraph-rsid="018527b5" style:font-size-asian="8pt" style:font-weight-asian="normal" style:font-size-complex="8pt" style:font-weight-complex="normal"/>
    </style:style>
    <style:style style:name="P18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86d5fd" officeooo:paragraph-rsid="0186d5fd" style:font-size-asian="8pt" style:font-weight-asian="normal" style:font-size-complex="8pt" style:font-weight-complex="normal"/>
    </style:style>
    <style:style style:name="P19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97836b" officeooo:paragraph-rsid="0197836b" style:font-size-asian="8pt" style:font-weight-asian="normal" style:font-size-complex="8pt" style:font-weight-complex="normal"/>
    </style:style>
    <style:style style:name="P19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4b3a0b" officeooo:paragraph-rsid="01642ea5" style:font-size-asian="8pt" style:font-weight-asian="normal" style:font-size-complex="8pt" style:font-weight-complex="normal"/>
    </style:style>
    <style:style style:name="P19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4db354" officeooo:paragraph-rsid="01642ea5" style:font-size-asian="8pt" style:font-weight-asian="normal" style:font-size-complex="8pt" style:font-weight-complex="normal"/>
    </style:style>
    <style:style style:name="P19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673b54" officeooo:paragraph-rsid="01673b54" style:font-size-asian="8pt" style:font-weight-asian="normal" style:font-size-complex="8pt" style:font-weight-complex="normal"/>
    </style:style>
    <style:style style:name="P19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653c36" officeooo:paragraph-rsid="01653c36" style:font-size-asian="8pt" style:font-weight-asian="normal" style:font-size-complex="8pt" style:font-weight-complex="normal"/>
    </style:style>
    <style:style style:name="P19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43b253" officeooo:paragraph-rsid="0143b253" style:font-size-asian="8pt" style:font-weight-asian="normal" style:font-size-complex="8pt" style:font-weight-complex="normal"/>
    </style:style>
    <style:style style:name="P19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527a69" officeooo:paragraph-rsid="01527a69" style:font-size-asian="8pt" style:font-weight-asian="normal" style:font-size-complex="8pt" style:font-weight-complex="normal"/>
    </style:style>
    <style:style style:name="P19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6bfdb3" officeooo:paragraph-rsid="016bfdb3" style:font-size-asian="8pt" style:font-weight-asian="normal" style:font-size-complex="8pt" style:font-weight-complex="normal"/>
    </style:style>
    <style:style style:name="P19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6bfdb3" officeooo:paragraph-rsid="016ddead" style:font-size-asian="8pt" style:font-weight-asian="normal" style:font-size-complex="8pt" style:font-weight-complex="normal"/>
    </style:style>
    <style:style style:name="P19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79cbb4" officeooo:paragraph-rsid="0179cbb4" style:font-size-asian="8pt" style:font-weight-asian="normal" style:font-size-complex="8pt" style:font-weight-complex="normal"/>
    </style:style>
    <style:style style:name="P20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792968" officeooo:paragraph-rsid="01792968" style:font-size-asian="8pt" style:font-weight-asian="normal" style:font-size-complex="8pt" style:font-weight-complex="normal"/>
    </style:style>
    <style:style style:name="P20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7b48a0" officeooo:paragraph-rsid="017b48a0" style:font-size-asian="8pt" style:font-weight-asian="normal" style:font-size-complex="8pt" style:font-weight-complex="normal"/>
    </style:style>
    <style:style style:name="P20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7d3266" officeooo:paragraph-rsid="017d3266" style:font-size-asian="8pt" style:font-weight-asian="normal" style:font-size-complex="8pt" style:font-weight-complex="normal"/>
    </style:style>
    <style:style style:name="P20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7e06d9" officeooo:paragraph-rsid="017e06d9" style:font-size-asian="8pt" style:font-weight-asian="normal" style:font-size-complex="8pt" style:font-weight-complex="normal"/>
    </style:style>
    <style:style style:name="P20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968170" officeooo:paragraph-rsid="01968170" style:font-size-asian="8pt" style:font-weight-asian="normal" style:font-size-complex="8pt" style:font-weight-complex="normal"/>
    </style:style>
    <style:style style:name="P20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94d62f" officeooo:paragraph-rsid="0194d62f" style:font-size-asian="8pt" style:font-weight-asian="normal" style:font-size-complex="8pt" style:font-weight-complex="normal"/>
    </style:style>
    <style:style style:name="P20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7eb905" officeooo:paragraph-rsid="017eb905" style:font-size-asian="8pt" style:font-weight-asian="normal" style:font-size-complex="8pt" style:font-weight-complex="normal"/>
    </style:style>
    <style:style style:name="P20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95cbb5" officeooo:paragraph-rsid="0195cbb5" style:font-size-asian="8pt" style:font-weight-asian="normal" style:font-size-complex="8pt" style:font-weight-complex="normal"/>
    </style:style>
    <style:style style:name="P20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934e07" officeooo:paragraph-rsid="01934e07" style:font-size-asian="8pt" style:font-weight-asian="normal" style:font-size-complex="8pt" style:font-weight-complex="normal"/>
    </style:style>
    <style:style style:name="P20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5340ad" officeooo:paragraph-rsid="0159574f" style:font-size-asian="8pt" style:font-weight-asian="normal" style:font-size-complex="8pt" style:font-weight-complex="normal"/>
    </style:style>
    <style:style style:name="P21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5340ad" officeooo:paragraph-rsid="015a566c" style:font-size-asian="8pt" style:font-weight-asian="normal" style:font-size-complex="8pt" style:font-weight-complex="normal"/>
    </style:style>
    <style:style style:name="P21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548b30" officeooo:paragraph-rsid="0159574f" style:font-size-asian="8pt" style:font-weight-asian="normal" style:font-size-complex="8pt" style:font-weight-complex="normal"/>
    </style:style>
    <style:style style:name="P21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561d35" officeooo:paragraph-rsid="0159574f" style:font-size-asian="8pt" style:font-weight-asian="normal" style:font-size-complex="8pt" style:font-weight-complex="normal"/>
    </style:style>
    <style:style style:name="P21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58a00f" officeooo:paragraph-rsid="0159574f" style:font-size-asian="8pt" style:font-weight-asian="normal" style:font-size-complex="8pt" style:font-weight-complex="normal"/>
    </style:style>
    <style:style style:name="P21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58a00f" officeooo:paragraph-rsid="0158a00f" style:font-size-asian="8pt" style:font-weight-asian="normal" style:font-size-complex="8pt" style:font-weight-complex="normal"/>
    </style:style>
    <style:style style:name="P21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59574f" officeooo:paragraph-rsid="0159574f" style:font-size-asian="8pt" style:font-weight-asian="normal" style:font-size-complex="8pt" style:font-weight-complex="normal"/>
    </style:style>
    <style:style style:name="P21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531cfa" officeooo:paragraph-rsid="0159574f" style:font-size-asian="8pt" style:font-weight-asian="normal" style:font-size-complex="8pt" style:font-weight-complex="normal"/>
    </style:style>
    <style:style style:name="P21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531cfa" officeooo:paragraph-rsid="01531cfa" style:font-size-asian="8pt" style:font-weight-asian="normal" style:font-size-complex="8pt" style:font-weight-complex="normal"/>
    </style:style>
    <style:style style:name="P21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91ad62" officeooo:paragraph-rsid="0191ad62" style:font-size-asian="8pt" style:font-weight-asian="normal" style:font-size-complex="8pt" style:font-weight-complex="normal"/>
    </style:style>
    <style:style style:name="P21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925270" officeooo:paragraph-rsid="01925270" style:font-size-asian="8pt" style:font-weight-asian="normal" style:font-size-complex="8pt" style:font-weight-complex="normal"/>
    </style:style>
    <style:style style:name="P22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6b4be0" officeooo:paragraph-rsid="016b4be0" style:font-size-asian="8pt" style:font-weight-asian="normal" style:font-size-complex="8pt" style:font-weight-complex="normal"/>
    </style:style>
    <style:style style:name="P22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8138e4" officeooo:paragraph-rsid="018138e4" style:font-size-asian="8pt" style:font-weight-asian="normal" style:font-size-complex="8pt" style:font-weight-complex="normal"/>
    </style:style>
    <style:style style:name="P22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823924" officeooo:paragraph-rsid="01823924" style:font-size-asian="8pt" style:font-weight-asian="normal" style:font-size-complex="8pt" style:font-weight-complex="normal"/>
    </style:style>
    <style:style style:name="P22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828db5" officeooo:paragraph-rsid="01828db5" style:font-size-asian="8pt" style:font-weight-asian="normal" style:font-size-complex="8pt" style:font-weight-complex="normal"/>
    </style:style>
    <style:style style:name="P22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83089e" officeooo:paragraph-rsid="0183089e" style:font-size-asian="8pt" style:font-weight-asian="normal" style:font-size-complex="8pt" style:font-weight-complex="normal"/>
    </style:style>
    <style:style style:name="P22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83fffc" officeooo:paragraph-rsid="0183fffc" style:font-size-asian="8pt" style:font-weight-asian="normal" style:font-size-complex="8pt" style:font-weight-complex="normal"/>
    </style:style>
    <style:style style:name="P22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601186" officeooo:paragraph-rsid="01601186" style:font-size-asian="8pt" style:font-weight-asian="normal" style:font-size-complex="8pt" style:font-weight-complex="normal"/>
    </style:style>
    <style:style style:name="P22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601186" officeooo:paragraph-rsid="01610f45" style:font-size-asian="8pt" style:font-weight-asian="normal" style:font-size-complex="8pt" style:font-weight-complex="normal"/>
    </style:style>
    <style:style style:name="P22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5ead32" officeooo:paragraph-rsid="015ead32" style:font-size-asian="8pt" style:font-weight-asian="normal" style:font-size-complex="8pt" style:font-weight-complex="normal"/>
    </style:style>
    <style:style style:name="P22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610f45" officeooo:paragraph-rsid="01610f45" style:font-size-asian="8pt" style:font-weight-asian="normal" style:font-size-complex="8pt" style:font-weight-complex="normal"/>
    </style:style>
    <style:style style:name="P23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99fcce" officeooo:paragraph-rsid="0199fcce" style:font-size-asian="8pt" style:font-weight-asian="normal" style:font-size-complex="8pt" style:font-weight-complex="normal"/>
    </style:style>
    <style:style style:name="P23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997537" officeooo:paragraph-rsid="019bcbd1" style:font-size-asian="8pt" style:font-weight-asian="normal" style:font-size-complex="8pt" style:font-weight-complex="normal"/>
    </style:style>
    <style:style style:name="P23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997537" officeooo:paragraph-rsid="01997537" style:font-size-asian="8pt" style:font-weight-asian="normal" style:font-size-complex="8pt" style:font-weight-complex="normal"/>
    </style:style>
    <style:style style:name="P23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5a566c" officeooo:paragraph-rsid="0162ee53" style:font-size-asian="8pt" style:font-weight-asian="normal" style:font-size-complex="8pt" style:font-weight-complex="normal"/>
    </style:style>
    <style:style style:name="P23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5eaa3d" officeooo:paragraph-rsid="0162ee53" style:font-size-asian="8pt" style:font-weight-asian="normal" style:font-size-complex="8pt" style:font-weight-complex="normal"/>
    </style:style>
    <style:style style:name="P23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76d290" officeooo:paragraph-rsid="0176d290" style:font-size-asian="8pt" style:font-weight-asian="normal" style:font-size-complex="8pt" style:font-weight-complex="normal"/>
    </style:style>
    <style:style style:name="P23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764c51" officeooo:paragraph-rsid="01764c51" style:font-size-asian="8pt" style:font-weight-asian="normal" style:font-size-complex="8pt" style:font-weight-complex="normal"/>
    </style:style>
    <style:style style:name="P23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72a69f" officeooo:paragraph-rsid="0172a69f" style:font-size-asian="8pt" style:font-weight-asian="normal" style:font-size-complex="8pt" style:font-weight-complex="normal"/>
    </style:style>
    <style:style style:name="P23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731838" officeooo:paragraph-rsid="01731838" style:font-size-asian="8pt" style:font-weight-asian="normal" style:font-size-complex="8pt" style:font-weight-complex="normal"/>
    </style:style>
    <style:style style:name="P23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89e6d9" officeooo:paragraph-rsid="0189e6d9" style:font-size-asian="8pt" style:font-weight-asian="normal" style:font-size-complex="8pt" style:font-weight-complex="normal"/>
    </style:style>
    <style:style style:name="P24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8c6cec" officeooo:paragraph-rsid="018c6cec" style:font-size-asian="8pt" style:font-weight-asian="normal" style:font-size-complex="8pt" style:font-weight-complex="normal"/>
    </style:style>
    <style:style style:name="P24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8cdfd6" officeooo:paragraph-rsid="018cdfd6" style:font-size-asian="8pt" style:font-weight-asian="normal" style:font-size-complex="8pt" style:font-weight-complex="normal"/>
    </style:style>
    <style:style style:name="P24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8e3cdf" officeooo:paragraph-rsid="018e3cdf" style:font-size-asian="8pt" style:font-weight-asian="normal" style:font-size-complex="8pt" style:font-weight-complex="normal"/>
    </style:style>
    <style:style style:name="P24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86129f" officeooo:paragraph-rsid="0186129f" style:font-size-asian="8pt" style:font-weight-asian="normal" style:font-size-complex="8pt" style:font-weight-complex="normal"/>
    </style:style>
    <style:style style:name="P24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90cb3f" officeooo:paragraph-rsid="0190cb3f" style:font-size-asian="8pt" style:font-weight-asian="normal" style:font-size-complex="8pt" style:font-weight-complex="normal"/>
    </style:style>
    <style:style style:name="P24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912051" officeooo:paragraph-rsid="01912051" style:font-size-asian="8pt" style:font-weight-asian="normal" style:font-size-complex="8pt" style:font-weight-complex="normal"/>
    </style:style>
    <style:style style:name="P24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8eef0a" officeooo:paragraph-rsid="01912051" style:font-size-asian="8pt" style:font-weight-asian="normal" style:font-size-complex="8pt" style:font-weight-complex="normal"/>
    </style:style>
    <style:style style:name="P24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8eef0a" officeooo:paragraph-rsid="018eef0a" style:font-size-asian="8pt" style:font-weight-asian="normal" style:font-size-complex="8pt" style:font-weight-complex="normal"/>
    </style:style>
    <style:style style:name="P24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8e8cab" officeooo:paragraph-rsid="018e8cab" style:font-size-asian="8pt" style:font-weight-asian="normal" style:font-size-complex="8pt" style:font-weight-complex="normal"/>
    </style:style>
    <style:style style:name="P24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98711c" officeooo:paragraph-rsid="0198711c" style:font-size-asian="8pt" style:font-weight-asian="normal" style:font-size-complex="8pt" style:font-weight-complex="normal"/>
    </style:style>
    <style:style style:name="P25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989ab4" officeooo:paragraph-rsid="01989ab4" style:font-size-asian="8pt" style:font-weight-asian="normal" style:font-size-complex="8pt" style:font-weight-complex="normal"/>
    </style:style>
    <style:style style:name="P25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86faa0" officeooo:paragraph-rsid="0186faa0" style:font-size-asian="8pt" style:font-weight-asian="normal" style:font-size-complex="8pt" style:font-weight-complex="normal"/>
    </style:style>
    <style:style style:name="P25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9f7706" officeooo:paragraph-rsid="019f7706" style:font-size-asian="8pt" style:font-weight-asian="normal" style:font-size-complex="8pt" style:font-weight-complex="normal"/>
    </style:style>
    <style:style style:name="P25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41e34f" officeooo:paragraph-rsid="0143b253" style:font-size-asian="8pt" style:font-weight-asian="normal" style:font-size-complex="8pt" style:font-weight-complex="normal"/>
    </style:style>
    <style:style style:name="P25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44f569" officeooo:paragraph-rsid="0162ee53" style:font-size-asian="8pt" style:font-weight-asian="bold" style:font-size-complex="8pt" style:font-weight-complex="bold"/>
    </style:style>
    <style:style style:name="P25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642ea5" officeooo:paragraph-rsid="01642ea5" style:font-size-asian="8pt" style:font-weight-asian="bold" style:font-size-complex="8pt" style:font-weight-complex="bold"/>
    </style:style>
    <style:style style:name="P25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7fac45" officeooo:paragraph-rsid="017fac45" style:font-size-asian="8pt" style:font-weight-asian="bold" style:font-size-complex="8pt" style:font-weight-complex="bold"/>
    </style:style>
    <style:style style:name="P25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933608" officeooo:paragraph-rsid="01933608" style:font-size-asian="8pt" style:font-weight-asian="bold" style:font-size-complex="8pt" style:font-weight-complex="bold"/>
    </style:style>
    <style:style style:name="P25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ab5614" officeooo:paragraph-rsid="01ab5614" style:font-size-asian="8pt" style:font-weight-asian="bold" style:font-size-complex="8pt" style:font-weight-complex="bold"/>
    </style:style>
    <style:style style:name="P25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758869" officeooo:paragraph-rsid="01758869" style:font-size-asian="8pt" style:font-weight-asian="bold" style:font-size-complex="8pt" style:font-weight-complex="bold"/>
    </style:style>
    <style:style style:name="P26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8489a6" officeooo:paragraph-rsid="018489a6" style:font-size-asian="8pt" style:font-weight-asian="bold" style:font-size-complex="8pt" style:font-weight-complex="bold"/>
    </style:style>
    <style:style style:name="P26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8619cd" officeooo:paragraph-rsid="018619cd" style:font-size-asian="8pt" style:font-weight-asian="bold" style:font-size-complex="8pt" style:font-weight-complex="bold"/>
    </style:style>
    <style:style style:name="P26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8619cd" officeooo:paragraph-rsid="018b83f1" style:font-size-asian="8pt" style:font-weight-asian="bold" style:font-size-complex="8pt" style:font-weight-complex="bold"/>
    </style:style>
    <style:style style:name="P26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8619cd" officeooo:paragraph-rsid="0189e6d9" style:font-size-asian="8pt" style:font-weight-asian="bold" style:font-size-complex="8pt" style:font-weight-complex="bold"/>
    </style:style>
    <style:style style:name="P26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8619cd" officeooo:paragraph-rsid="0190cb3f" style:font-size-asian="8pt" style:font-weight-asian="bold" style:font-size-complex="8pt" style:font-weight-complex="bold"/>
    </style:style>
    <style:style style:name="P26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8619cd" officeooo:paragraph-rsid="0186faa0" style:font-size-asian="8pt" style:font-weight-asian="bold" style:font-size-complex="8pt" style:font-weight-complex="bold"/>
    </style:style>
    <style:style style:name="P26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883056" officeooo:paragraph-rsid="01883056" style:font-size-asian="8pt" style:font-weight-asian="bold" style:font-size-complex="8pt" style:font-weight-complex="bold"/>
    </style:style>
    <style:style style:name="P26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8b83f1" officeooo:paragraph-rsid="018b83f1" style:font-size-asian="8pt" style:font-weight-asian="bold" style:font-size-complex="8pt" style:font-weight-complex="bold"/>
    </style:style>
    <style:style style:name="P26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8b83f1" officeooo:paragraph-rsid="018c6cec" style:font-size-asian="8pt" style:font-weight-asian="bold" style:font-size-complex="8pt" style:font-weight-complex="bold"/>
    </style:style>
    <style:style style:name="P26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8b83f1" officeooo:paragraph-rsid="018cdfd6" style:font-size-asian="8pt" style:font-weight-asian="bold" style:font-size-complex="8pt" style:font-weight-complex="bold"/>
    </style:style>
    <style:style style:name="P27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8b83f1" officeooo:paragraph-rsid="018e3cdf" style:font-size-asian="8pt" style:font-weight-asian="bold" style:font-size-complex="8pt" style:font-weight-complex="bold"/>
    </style:style>
    <style:style style:name="P27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402c3d" officeooo:paragraph-rsid="018489a6" style:font-size-asian="8pt" style:font-weight-asian="bold" style:font-size-complex="8pt" style:font-weight-complex="bold"/>
    </style:style>
    <style:style style:name="P27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457cd5" officeooo:paragraph-rsid="0162ee53" style:font-size-asian="8pt" style:font-weight-asian="bold" style:font-size-complex="8pt" style:font-weight-complex="bold"/>
    </style:style>
    <style:style style:name="P27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62ee53" officeooo:paragraph-rsid="0162ee53" style:font-size-asian="8pt" style:font-weight-asian="bold" style:font-size-complex="8pt" style:font-weight-complex="bold"/>
    </style:style>
    <style:style style:name="P27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62ee53" officeooo:paragraph-rsid="01673b54" style:font-size-asian="8pt" style:font-weight-asian="bold" style:font-size-complex="8pt" style:font-weight-complex="bold"/>
    </style:style>
    <style:style style:name="P27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50659b" officeooo:paragraph-rsid="0162ee53" style:font-size-asian="8pt" style:font-weight-asian="bold" style:font-size-complex="8pt" style:font-weight-complex="bold"/>
    </style:style>
    <style:style style:name="P27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50659b" officeooo:paragraph-rsid="0150659b" style:font-size-asian="8pt" style:font-weight-asian="bold" style:font-size-complex="8pt" style:font-weight-complex="bold"/>
    </style:style>
    <style:style style:name="P27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68b9d4" officeooo:paragraph-rsid="0168b9d4" style:font-size-asian="8pt" style:font-weight-asian="bold" style:font-size-complex="8pt" style:font-weight-complex="bold"/>
    </style:style>
    <style:style style:name="P27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6ddead" officeooo:paragraph-rsid="016ddead" style:font-size-asian="8pt" style:font-weight-asian="bold" style:font-size-complex="8pt" style:font-weight-complex="bold"/>
    </style:style>
    <style:style style:name="P27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6f8d3c" officeooo:paragraph-rsid="016f8d3c" style:font-size-asian="8pt" style:font-weight-asian="bold" style:font-size-complex="8pt" style:font-weight-complex="bold"/>
    </style:style>
    <style:style style:name="P28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46f5ef" officeooo:paragraph-rsid="0162ee53" style:font-size-asian="8pt" style:font-weight-asian="bold" style:font-size-complex="8pt" style:font-weight-complex="bold"/>
    </style:style>
    <style:style style:name="P28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5b74b4" officeooo:paragraph-rsid="0162ee53" style:font-size-asian="8pt" style:font-weight-asian="bold" style:font-size-complex="8pt" style:font-weight-complex="bold"/>
    </style:style>
    <style:style style:name="P28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710836" officeooo:paragraph-rsid="01710836" style:font-size-asian="8pt" style:font-weight-asian="bold" style:font-size-complex="8pt" style:font-weight-complex="bold"/>
    </style:style>
    <style:style style:name="P28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710836" officeooo:paragraph-rsid="01731838" style:font-size-asian="8pt" style:font-weight-asian="bold" style:font-size-complex="8pt" style:font-weight-complex="bold"/>
    </style:style>
    <style:style style:name="P28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738b42" officeooo:paragraph-rsid="01738b42" style:font-size-asian="8pt" style:font-weight-asian="bold" style:font-size-complex="8pt" style:font-weight-complex="bold"/>
    </style:style>
    <style:style style:name="P28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8527b5" officeooo:paragraph-rsid="018527b5" style:font-size-asian="8pt" style:font-weight-asian="bold" style:font-size-complex="8pt" style:font-weight-complex="bold"/>
    </style:style>
    <style:style style:name="P28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86d5fd" officeooo:paragraph-rsid="0186d5fd" style:font-size-asian="8pt" style:font-weight-asian="bold" style:font-size-complex="8pt" style:font-weight-complex="bold"/>
    </style:style>
    <style:style style:name="P28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97836b" officeooo:paragraph-rsid="0197836b" style:font-size-asian="8pt" style:font-weight-asian="bold" style:font-size-complex="8pt" style:font-weight-complex="bold"/>
    </style:style>
    <style:style style:name="P28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4b3a0b" officeooo:paragraph-rsid="01642ea5" style:font-size-asian="8pt" style:font-weight-asian="bold" style:font-size-complex="8pt" style:font-weight-complex="bold"/>
    </style:style>
    <style:style style:name="P28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43b253" officeooo:paragraph-rsid="0144f569" style:font-size-asian="8pt" style:font-weight-asian="bold" style:font-size-complex="8pt" style:font-weight-complex="bold"/>
    </style:style>
    <style:style style:name="P29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6bfdb3" officeooo:paragraph-rsid="016bfdb3" style:font-size-asian="8pt" style:font-weight-asian="bold" style:font-size-complex="8pt" style:font-weight-complex="bold"/>
    </style:style>
    <style:style style:name="P29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792968" officeooo:paragraph-rsid="0179cbb4" style:font-size-asian="8pt" style:font-weight-asian="bold" style:font-size-complex="8pt" style:font-weight-complex="bold"/>
    </style:style>
    <style:style style:name="P29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792968" officeooo:paragraph-rsid="01792968" style:font-size-asian="8pt" style:font-weight-asian="bold" style:font-size-complex="8pt" style:font-weight-complex="bold"/>
    </style:style>
    <style:style style:name="P29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7b48a0" officeooo:paragraph-rsid="017b48a0" style:font-size-asian="8pt" style:font-weight-asian="bold" style:font-size-complex="8pt" style:font-weight-complex="bold"/>
    </style:style>
    <style:style style:name="P29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7e06d9" officeooo:paragraph-rsid="017e06d9" style:font-size-asian="8pt" style:font-weight-asian="bold" style:font-size-complex="8pt" style:font-weight-complex="bold"/>
    </style:style>
    <style:style style:name="P29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934e07" officeooo:paragraph-rsid="0194d62f" style:font-size-asian="8pt" style:font-weight-asian="bold" style:font-size-complex="8pt" style:font-weight-complex="bold"/>
    </style:style>
    <style:style style:name="P29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934e07" officeooo:paragraph-rsid="01934e07" style:font-size-asian="8pt" style:font-weight-asian="bold" style:font-size-complex="8pt" style:font-weight-complex="bold"/>
    </style:style>
    <style:style style:name="P29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934e07" officeooo:paragraph-rsid="0195cbb5" style:font-size-asian="8pt" style:font-weight-asian="bold" style:font-size-complex="8pt" style:font-weight-complex="bold"/>
    </style:style>
    <style:style style:name="P29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7eb905" officeooo:paragraph-rsid="017eb905" style:font-size-asian="8pt" style:font-weight-asian="bold" style:font-size-complex="8pt" style:font-weight-complex="bold"/>
    </style:style>
    <style:style style:name="P29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95cbb5" officeooo:paragraph-rsid="0195cbb5" style:font-size-asian="8pt" style:font-weight-asian="bold" style:font-size-complex="8pt" style:font-weight-complex="bold"/>
    </style:style>
    <style:style style:name="P30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94d62f" officeooo:paragraph-rsid="0194d62f" style:font-size-asian="8pt" style:font-weight-asian="bold" style:font-size-complex="8pt" style:font-weight-complex="bold"/>
    </style:style>
    <style:style style:name="P30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5340ad" officeooo:paragraph-rsid="0159574f" style:font-size-asian="8pt" style:font-weight-asian="bold" style:font-size-complex="8pt" style:font-weight-complex="bold"/>
    </style:style>
    <style:style style:name="P30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58a00f" officeooo:paragraph-rsid="0159574f" style:font-size-asian="8pt" style:font-weight-asian="bold" style:font-size-complex="8pt" style:font-weight-complex="bold"/>
    </style:style>
    <style:style style:name="P30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58a00f" officeooo:paragraph-rsid="0158a00f" style:font-size-asian="8pt" style:font-weight-asian="bold" style:font-size-complex="8pt" style:font-weight-complex="bold"/>
    </style:style>
    <style:style style:name="P30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561d35" officeooo:paragraph-rsid="0159574f" style:font-size-asian="8pt" style:font-weight-asian="bold" style:font-size-complex="8pt" style:font-weight-complex="bold"/>
    </style:style>
    <style:style style:name="P30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531cfa" officeooo:paragraph-rsid="0159574f" style:font-size-asian="8pt" style:font-weight-asian="bold" style:font-size-complex="8pt" style:font-weight-complex="bold"/>
    </style:style>
    <style:style style:name="P30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91ad62" officeooo:paragraph-rsid="0191ad62" style:font-size-asian="8pt" style:font-weight-asian="bold" style:font-size-complex="8pt" style:font-weight-complex="bold"/>
    </style:style>
    <style:style style:name="P30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925270" officeooo:paragraph-rsid="01925270" style:font-size-asian="8pt" style:font-weight-asian="bold" style:font-size-complex="8pt" style:font-weight-complex="bold"/>
    </style:style>
    <style:style style:name="P30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6b4be0" officeooo:paragraph-rsid="016b4be0" style:font-size-asian="8pt" style:font-weight-asian="bold" style:font-size-complex="8pt" style:font-weight-complex="bold"/>
    </style:style>
    <style:style style:name="P30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67a48d" officeooo:paragraph-rsid="0167a48d" style:font-size-asian="8pt" style:font-weight-asian="bold" style:font-size-complex="8pt" style:font-weight-complex="bold"/>
    </style:style>
    <style:style style:name="P31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67a48d" officeooo:paragraph-rsid="0168b9d4" style:font-size-asian="8pt" style:font-weight-asian="bold" style:font-size-complex="8pt" style:font-weight-complex="bold"/>
    </style:style>
    <style:style style:name="P31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8138e4" officeooo:paragraph-rsid="018138e4" style:font-size-asian="8pt" style:font-weight-asian="bold" style:font-size-complex="8pt" style:font-weight-complex="bold"/>
    </style:style>
    <style:style style:name="P31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8138e4" officeooo:paragraph-rsid="01823924" style:font-size-asian="8pt" style:font-weight-asian="bold" style:font-size-complex="8pt" style:font-weight-complex="bold"/>
    </style:style>
    <style:style style:name="P31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8138e4" officeooo:paragraph-rsid="0183089e" style:font-size-asian="8pt" style:font-weight-asian="bold" style:font-size-complex="8pt" style:font-weight-complex="bold"/>
    </style:style>
    <style:style style:name="P31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8138e4" officeooo:paragraph-rsid="01828db5" style:font-size-asian="8pt" style:font-weight-asian="bold" style:font-size-complex="8pt" style:font-weight-complex="bold"/>
    </style:style>
    <style:style style:name="P31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83089e" officeooo:paragraph-rsid="0183089e" style:font-size-asian="8pt" style:font-weight-asian="bold" style:font-size-complex="8pt" style:font-weight-complex="bold"/>
    </style:style>
    <style:style style:name="P31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601186" officeooo:paragraph-rsid="01601186" style:font-size-asian="8pt" style:font-weight-asian="bold" style:font-size-complex="8pt" style:font-weight-complex="bold"/>
    </style:style>
    <style:style style:name="P31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5ead32" officeooo:paragraph-rsid="015ead32" style:font-size-asian="8pt" style:font-weight-asian="bold" style:font-size-complex="8pt" style:font-weight-complex="bold"/>
    </style:style>
    <style:style style:name="P31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5ead32" officeooo:paragraph-rsid="01610f45" style:font-size-asian="8pt" style:font-weight-asian="bold" style:font-size-complex="8pt" style:font-weight-complex="bold"/>
    </style:style>
    <style:style style:name="P31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99fcce" officeooo:paragraph-rsid="0199fcce" style:font-size-asian="8pt" style:font-weight-asian="bold" style:font-size-complex="8pt" style:font-weight-complex="bold"/>
    </style:style>
    <style:style style:name="P32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764c51" officeooo:paragraph-rsid="0176d290" style:font-size-asian="8pt" style:font-weight-asian="bold" style:font-size-complex="8pt" style:font-weight-complex="bold"/>
    </style:style>
    <style:style style:name="P32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764c51" officeooo:paragraph-rsid="01764c51" style:font-size-asian="8pt" style:font-weight-asian="bold" style:font-size-complex="8pt" style:font-weight-complex="bold"/>
    </style:style>
    <style:style style:name="P32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72a69f" officeooo:paragraph-rsid="0172a69f" style:font-size-asian="8pt" style:font-weight-asian="bold" style:font-size-complex="8pt" style:font-weight-complex="bold"/>
    </style:style>
    <style:style style:name="P32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89e6d9" officeooo:paragraph-rsid="0189e6d9" style:font-size-asian="8pt" style:font-weight-asian="bold" style:font-size-complex="8pt" style:font-weight-complex="bold"/>
    </style:style>
    <style:style style:name="P32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86129f" officeooo:paragraph-rsid="0186129f" style:font-size-asian="8pt" style:font-weight-asian="bold" style:font-size-complex="8pt" style:font-weight-complex="bold"/>
    </style:style>
    <style:style style:name="P32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86129f" officeooo:paragraph-rsid="0186faa0" style:font-size-asian="8pt" style:font-weight-asian="bold" style:font-size-complex="8pt" style:font-weight-complex="bold"/>
    </style:style>
    <style:style style:name="P32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8e8cab" officeooo:paragraph-rsid="0190cb3f" style:font-size-asian="8pt" style:font-weight-asian="bold" style:font-size-complex="8pt" style:font-weight-complex="bold"/>
    </style:style>
    <style:style style:name="P32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8e8cab" officeooo:paragraph-rsid="018eef0a" style:font-size-asian="8pt" style:font-weight-asian="bold" style:font-size-complex="8pt" style:font-weight-complex="bold"/>
    </style:style>
    <style:style style:name="P32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8e8cab" officeooo:paragraph-rsid="018e8cab" style:font-size-asian="8pt" style:font-weight-asian="bold" style:font-size-complex="8pt" style:font-weight-complex="bold"/>
    </style:style>
    <style:style style:name="P32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98711c" officeooo:paragraph-rsid="0198711c" style:font-size-asian="8pt" style:font-weight-asian="bold" style:font-size-complex="8pt" style:font-weight-complex="bold"/>
    </style:style>
    <style:style style:name="P33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98711c" officeooo:paragraph-rsid="01989ab4" style:font-size-asian="8pt" style:font-weight-asian="bold" style:font-size-complex="8pt" style:font-weight-complex="bold"/>
    </style:style>
    <style:style style:name="P33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86faa0" officeooo:paragraph-rsid="0186faa0" style:font-size-asian="8pt" style:font-weight-asian="bold" style:font-size-complex="8pt" style:font-weight-complex="bold"/>
    </style:style>
    <style:style style:name="P33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86faa0" officeooo:paragraph-rsid="01883056" style:font-size-asian="8pt" style:font-weight-asian="bold" style:font-size-complex="8pt" style:font-weight-complex="bold"/>
    </style:style>
    <style:style style:name="P33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9f7706" officeooo:paragraph-rsid="019f7706" style:font-size-asian="8pt" style:font-weight-asian="bold" style:font-size-complex="8pt" style:font-weight-complex="bold"/>
    </style:style>
    <style:style style:name="P334" style:family="paragraph" style:parent-style-name="Standard">
      <style:paragraph-properties fo:margin-top="0cm" fo:margin-bottom="0cm" loext:contextual-spacing="false"/>
      <style:text-properties style:font-name="Liberation Mono" fo:font-size="8pt" fo:language="ru" fo:country="RU" officeooo:paragraph-rsid="01673b54" style:font-size-asian="8pt" style:font-size-complex="8pt"/>
    </style:style>
    <style:style style:name="P335" style:family="paragraph" style:parent-style-name="Standard">
      <style:paragraph-properties fo:margin-top="0cm" fo:margin-bottom="0cm" loext:contextual-spacing="false"/>
      <style:text-properties fo:language="ru" fo:country="RU" officeooo:paragraph-rsid="016b4be0"/>
    </style:style>
    <style:style style:name="P336" style:family="paragraph" style:parent-style-name="Heading_20_1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58a00f" officeooo:paragraph-rsid="0199fcce" style:font-size-asian="8pt" style:font-weight-asian="bold" style:font-size-complex="8pt" style:font-weight-complex="bold"/>
    </style:style>
    <style:style style:name="P337" style:family="paragraph" style:parent-style-name="Heading_20_1">
      <style:paragraph-properties fo:margin-top="0cm" fo:margin-bottom="0cm" loext:contextual-spacing="false"/>
      <style:text-properties fo:color="#000000" style:font-name="Liberation Mono" fo:font-size="8pt" fo:language="ru" fo:country="RU" fo:font-weight="bold" officeooo:rsid="0158a00f" officeooo:paragraph-rsid="0162ee53" style:font-size-asian="8pt" style:font-weight-asian="bold" style:font-size-complex="8pt" style:font-weight-complex="bold"/>
    </style:style>
    <style:style style:name="P338" style:family="paragraph" style:parent-style-name="Heading_20_1">
      <style:paragraph-properties fo:margin-top="0cm" fo:margin-bottom="0cm" loext:contextual-spacing="false"/>
      <style:text-properties fo:color="#000000" style:font-name="Liberation Mono" fo:font-size="8pt" fo:language="ru" fo:country="RU" fo:font-weight="normal" officeooo:rsid="01731838" officeooo:paragraph-rsid="01731838" style:font-size-asian="8pt" style:font-weight-asian="normal" style:font-size-complex="8pt" style:font-weight-complex="normal"/>
    </style:style>
    <style:style style:name="P339" style:family="paragraph" style:parent-style-name="Table_20_Contents">
      <style:text-properties fo:color="#000000" style:font-name="Liberation Mono" fo:font-size="10pt" fo:language="ru" fo:country="RU" style:font-size-asian="10pt" style:font-size-complex="10pt"/>
    </style:style>
    <style:style style:name="P340" style:family="paragraph" style:parent-style-name="Table_20_Contents">
      <style:text-properties fo:color="#000000" style:font-name="Liberation Mono" fo:font-size="10pt" fo:language="ru" fo:country="RU" officeooo:paragraph-rsid="00c55ecc" style:font-size-asian="10pt" style:font-size-complex="10pt"/>
    </style:style>
    <style:style style:name="P341" style:family="paragraph" style:parent-style-name="Table_20_Contents">
      <style:text-properties fo:color="#000000" style:text-line-through-style="solid" style:text-line-through-type="single" style:font-name="Liberation Mono" fo:font-size="10pt" fo:language="ru" fo:country="RU" style:font-size-asian="10pt" style:font-size-complex="10pt"/>
    </style:style>
    <style:style style:name="P342" style:family="paragraph" style:parent-style-name="Table_20_Contents">
      <style:text-properties fo:language="ru" fo:country="RU"/>
    </style:style>
    <style:style style:name="P343" style:family="paragraph" style:parent-style-name="Table_20_Contents">
      <style:text-properties fo:language="ru" fo:country="RU" officeooo:paragraph-rsid="012610c3"/>
    </style:style>
    <style:style style:name="P344" style:family="paragraph" style:parent-style-name="Table_20_Contents">
      <style:text-properties fo:font-size="2pt" fo:language="ru" fo:country="RU" style:font-size-asian="2pt" style:font-size-complex="2pt"/>
    </style:style>
    <style:style style:name="P345" style:family="paragraph" style:parent-style-name="Preformatted_20_Text">
      <style:paragraph-properties fo:margin-top="0cm" fo:margin-bottom="0cm" loext:contextual-spacing="false"/>
      <style:text-properties fo:color="#008000" style:font-name="DejaVu Sans Mono" fo:font-size="10pt" fo:language="ru" fo:country="RU" fo:font-weight="bold" style:font-size-asian="10pt" style:font-weight-asian="bold" style:font-size-complex="10pt" style:font-weight-complex="bold"/>
    </style:style>
    <style:style style:name="P34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4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130e8de" officeooo:paragraph-rsid="0130e8de" style:font-size-asian="10pt" style:font-weight-asian="normal" style:font-size-complex="10pt" style:font-weight-complex="normal"/>
    </style:style>
    <style:style style:name="P34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4028fc" officeooo:paragraph-rsid="004028fc" style:font-size-asian="10pt" style:font-weight-asian="normal" style:font-size-complex="10pt" style:font-weight-complex="normal"/>
    </style:style>
    <style:style style:name="P34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ac362c" officeooo:paragraph-rsid="00ac362c" style:font-size-asian="10pt" style:font-weight-asian="normal" style:font-size-complex="10pt" style:font-weight-complex="normal"/>
    </style:style>
    <style:style style:name="P35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ac9108" officeooo:paragraph-rsid="00ac9108" style:font-size-asian="10pt" style:font-weight-asian="normal" style:font-size-complex="10pt" style:font-weight-complex="normal"/>
    </style:style>
    <style:style style:name="P35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ad6a37" officeooo:paragraph-rsid="00ad6a37" style:font-size-asian="10pt" style:font-weight-asian="normal" style:font-size-complex="10pt" style:font-weight-complex="normal"/>
    </style:style>
    <style:style style:name="P35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b8535d" officeooo:paragraph-rsid="00b8535d" style:font-size-asian="10pt" style:font-weight-asian="normal" style:font-size-complex="10pt" style:font-weight-complex="normal"/>
    </style:style>
    <style:style style:name="P35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b94c29" officeooo:paragraph-rsid="00b94c29" style:font-size-asian="10pt" style:font-weight-asian="normal" style:font-size-complex="10pt" style:font-weight-complex="normal"/>
    </style:style>
    <style:style style:name="P35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b95233" officeooo:paragraph-rsid="00b95233" style:font-size-asian="10pt" style:font-weight-asian="normal" style:font-size-complex="10pt" style:font-weight-complex="normal"/>
    </style:style>
    <style:style style:name="P35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bd1067" officeooo:paragraph-rsid="00bd1067" style:font-size-asian="10pt" style:font-weight-asian="normal" style:font-size-complex="10pt" style:font-weight-complex="normal"/>
    </style:style>
    <style:style style:name="P35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be3b18" officeooo:paragraph-rsid="00be3b18" style:font-size-asian="10pt" style:font-weight-asian="normal" style:font-size-complex="10pt" style:font-weight-complex="normal"/>
    </style:style>
    <style:style style:name="P35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c49418" officeooo:paragraph-rsid="00b94c29" style:font-size-asian="10pt" style:font-weight-asian="normal" style:font-size-complex="10pt" style:font-weight-complex="normal"/>
    </style:style>
    <style:style style:name="P35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c49418" officeooo:paragraph-rsid="00c49418" style:font-size-asian="10pt" style:font-weight-asian="normal" style:font-size-complex="10pt" style:font-weight-complex="normal"/>
    </style:style>
    <style:style style:name="P35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c6719c" officeooo:paragraph-rsid="00c6719c" style:font-size-asian="10pt" style:font-weight-asian="normal" style:font-size-complex="10pt" style:font-weight-complex="normal"/>
    </style:style>
    <style:style style:name="P36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c55ecc" officeooo:paragraph-rsid="00c55ecc" style:font-size-asian="10pt" style:font-weight-asian="normal" style:font-size-complex="10pt" style:font-weight-complex="normal"/>
    </style:style>
    <style:style style:name="P36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c55ecc" officeooo:paragraph-rsid="00cc934b" style:font-size-asian="10pt" style:font-weight-asian="normal" style:font-size-complex="10pt" style:font-weight-complex="normal"/>
    </style:style>
    <style:style style:name="P36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c55ecc" officeooo:paragraph-rsid="00c49418" style:font-size-asian="10pt" style:font-weight-asian="normal" style:font-size-complex="10pt" style:font-weight-complex="normal"/>
    </style:style>
    <style:style style:name="P36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cc2f69" officeooo:paragraph-rsid="00cc2f69" style:font-size-asian="10pt" style:font-weight-asian="normal" style:font-size-complex="10pt" style:font-weight-complex="normal"/>
    </style:style>
    <style:style style:name="P36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cc2f69" officeooo:paragraph-rsid="00cc934b" style:font-size-asian="10pt" style:font-weight-asian="normal" style:font-size-complex="10pt" style:font-weight-complex="normal"/>
    </style:style>
    <style:style style:name="P36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cc934b" officeooo:paragraph-rsid="00cc934b" style:font-size-asian="10pt" style:font-weight-asian="normal" style:font-size-complex="10pt" style:font-weight-complex="normal"/>
    </style:style>
    <style:style style:name="P36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c7b8f7" officeooo:paragraph-rsid="00c7b8f7" style:font-size-asian="10pt" style:font-weight-asian="normal" style:font-size-complex="10pt" style:font-weight-complex="normal"/>
    </style:style>
    <style:style style:name="P36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c6626f" officeooo:paragraph-rsid="00c6626f" style:font-size-asian="10pt" style:font-weight-asian="normal" style:font-size-complex="10pt" style:font-weight-complex="normal"/>
    </style:style>
    <style:style style:name="P36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c6626f" officeooo:paragraph-rsid="00c49418" style:font-size-asian="10pt" style:font-weight-asian="normal" style:font-size-complex="10pt" style:font-weight-complex="normal"/>
    </style:style>
    <style:style style:name="P36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c6626f" officeooo:paragraph-rsid="00c6719c" style:font-size-asian="10pt" style:font-weight-asian="normal" style:font-size-complex="10pt" style:font-weight-complex="normal"/>
    </style:style>
    <style:style style:name="P37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c98a23" officeooo:paragraph-rsid="00c98a23" style:font-size-asian="10pt" style:font-weight-asian="normal" style:font-size-complex="10pt" style:font-weight-complex="normal"/>
    </style:style>
    <style:style style:name="P37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ca36cc" officeooo:paragraph-rsid="00ca36cc" style:font-size-asian="10pt" style:font-weight-asian="normal" style:font-size-complex="10pt" style:font-weight-complex="normal"/>
    </style:style>
    <style:style style:name="P37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cbfc96" officeooo:paragraph-rsid="00cbfc96" style:font-size-asian="10pt" style:font-weight-asian="normal" style:font-size-complex="10pt" style:font-weight-complex="normal"/>
    </style:style>
    <style:style style:name="P37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d9d9b3" officeooo:paragraph-rsid="00d9d9b3" style:font-size-asian="10pt" style:font-weight-asian="normal" style:font-size-complex="10pt" style:font-weight-complex="normal"/>
    </style:style>
    <style:style style:name="P37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d9d9b3" officeooo:paragraph-rsid="00dfaf2c" style:font-size-asian="10pt" style:font-weight-asian="normal" style:font-size-complex="10pt" style:font-weight-complex="normal"/>
    </style:style>
    <style:style style:name="P37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d9d9b3" officeooo:paragraph-rsid="00dfee9b" style:font-size-asian="10pt" style:font-weight-asian="normal" style:font-size-complex="10pt" style:font-weight-complex="normal"/>
    </style:style>
    <style:style style:name="P37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d9d9b3" officeooo:paragraph-rsid="00e6ba0d" style:font-size-asian="10pt" style:font-weight-asian="normal" style:font-size-complex="10pt" style:font-weight-complex="normal"/>
    </style:style>
    <style:style style:name="P37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de4949" officeooo:paragraph-rsid="00de4949" style:font-size-asian="10pt" style:font-weight-asian="normal" style:font-size-complex="10pt" style:font-weight-complex="normal"/>
    </style:style>
    <style:style style:name="P37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de4949" officeooo:paragraph-rsid="00dfee9b" style:font-size-asian="10pt" style:font-weight-asian="normal" style:font-size-complex="10pt" style:font-weight-complex="normal"/>
    </style:style>
    <style:style style:name="P37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de9fdc" officeooo:paragraph-rsid="00de9fdc" style:font-size-asian="10pt" style:font-weight-asian="normal" style:font-size-complex="10pt" style:font-weight-complex="normal"/>
    </style:style>
    <style:style style:name="P38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cf7a2b" officeooo:paragraph-rsid="00de9fdc" style:font-size-asian="10pt" style:font-weight-asian="normal" style:font-size-complex="10pt" style:font-weight-complex="normal"/>
    </style:style>
    <style:style style:name="P38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d393e7" officeooo:paragraph-rsid="00de9fdc" style:font-size-asian="10pt" style:font-weight-asian="normal" style:font-size-complex="10pt" style:font-weight-complex="normal"/>
    </style:style>
    <style:style style:name="P38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d3db12" officeooo:paragraph-rsid="00de9fdc" style:font-size-asian="10pt" style:font-weight-asian="normal" style:font-size-complex="10pt" style:font-weight-complex="normal"/>
    </style:style>
    <style:style style:name="P38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d51f1b" officeooo:paragraph-rsid="00de9fdc" style:font-size-asian="10pt" style:font-weight-asian="normal" style:font-size-complex="10pt" style:font-weight-complex="normal"/>
    </style:style>
    <style:style style:name="P38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dfee9b" officeooo:paragraph-rsid="00e1e472" style:font-size-asian="10pt" style:font-weight-asian="normal" style:font-size-complex="10pt" style:font-weight-complex="normal"/>
    </style:style>
    <style:style style:name="P38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dfee9b" officeooo:paragraph-rsid="00dfee9b" style:font-size-asian="10pt" style:font-weight-asian="normal" style:font-size-complex="10pt" style:font-weight-complex="normal"/>
    </style:style>
    <style:style style:name="P38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dfee9b" officeooo:paragraph-rsid="00e05e8f" style:font-size-asian="10pt" style:font-weight-asian="normal" style:font-size-complex="10pt" style:font-weight-complex="normal"/>
    </style:style>
    <style:style style:name="P38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dfee9b" officeooo:paragraph-rsid="00e43459" style:font-size-asian="10pt" style:font-weight-asian="normal" style:font-size-complex="10pt" style:font-weight-complex="normal"/>
    </style:style>
    <style:style style:name="P38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e1e472" officeooo:paragraph-rsid="00e1e472" style:font-size-asian="10pt" style:font-weight-asian="normal" style:font-size-complex="10pt" style:font-weight-complex="normal"/>
    </style:style>
    <style:style style:name="P38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fc7409" officeooo:paragraph-rsid="00fc7409" style:font-size-asian="10pt" style:font-weight-asian="normal" style:font-size-complex="10pt" style:font-weight-complex="normal"/>
    </style:style>
    <style:style style:name="P39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e05e8f" officeooo:paragraph-rsid="00e05e8f" style:font-size-asian="10pt" style:font-weight-asian="normal" style:font-size-complex="10pt" style:font-weight-complex="normal"/>
    </style:style>
    <style:style style:name="P39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dcd33b" officeooo:paragraph-rsid="00dcd33b" style:font-size-asian="10pt" style:font-weight-asian="normal" style:font-size-complex="10pt" style:font-weight-complex="normal"/>
    </style:style>
    <style:style style:name="P39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ddfb14" officeooo:paragraph-rsid="00ddfb14" style:font-size-asian="10pt" style:font-weight-asian="normal" style:font-size-complex="10pt" style:font-weight-complex="normal"/>
    </style:style>
    <style:style style:name="P39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f99edb" officeooo:paragraph-rsid="00f8afab" style:font-size-asian="10pt" style:font-weight-asian="normal" style:font-size-complex="10pt" style:font-weight-complex="normal"/>
    </style:style>
    <style:style style:name="P39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f99edb" officeooo:paragraph-rsid="00f99edb" style:font-size-asian="10pt" style:font-weight-asian="normal" style:font-size-complex="10pt" style:font-weight-complex="normal"/>
    </style:style>
    <style:style style:name="P39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f8afab" officeooo:paragraph-rsid="00f8afab" style:font-size-asian="10pt" style:font-weight-asian="normal" style:font-size-complex="10pt" style:font-weight-complex="normal"/>
    </style:style>
    <style:style style:name="P39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eb2033" officeooo:paragraph-rsid="00f5c82b" style:font-size-asian="10pt" style:font-weight-asian="normal" style:font-size-complex="10pt" style:font-weight-complex="normal"/>
    </style:style>
    <style:style style:name="P39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eb2033" officeooo:paragraph-rsid="00eb2033" style:font-size-asian="10pt" style:font-weight-asian="normal" style:font-size-complex="10pt" style:font-weight-complex="normal"/>
    </style:style>
    <style:style style:name="P39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e76c27" officeooo:paragraph-rsid="00eb2033" style:font-size-asian="10pt" style:font-weight-asian="normal" style:font-size-complex="10pt" style:font-weight-complex="normal"/>
    </style:style>
    <style:style style:name="P39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e76c27" officeooo:paragraph-rsid="00f5c82b" style:font-size-asian="10pt" style:font-weight-asian="normal" style:font-size-complex="10pt" style:font-weight-complex="normal"/>
    </style:style>
    <style:style style:name="P40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e76c27" officeooo:paragraph-rsid="00ee9d47" style:font-size-asian="10pt" style:font-weight-asian="normal" style:font-size-complex="10pt" style:font-weight-complex="normal"/>
    </style:style>
    <style:style style:name="P40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e76c27" officeooo:paragraph-rsid="00ed6e41" style:font-size-asian="10pt" style:font-weight-asian="normal" style:font-size-complex="10pt" style:font-weight-complex="normal"/>
    </style:style>
    <style:style style:name="P40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e76c27" officeooo:paragraph-rsid="00e76c27" style:font-size-asian="10pt" style:font-weight-asian="normal" style:font-size-complex="10pt" style:font-weight-complex="normal"/>
    </style:style>
    <style:style style:name="P40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ec0e6c" officeooo:paragraph-rsid="00f5c82b" style:font-size-asian="10pt" style:font-weight-asian="normal" style:font-size-complex="10pt" style:font-weight-complex="normal"/>
    </style:style>
    <style:style style:name="P40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f6e30d" officeooo:paragraph-rsid="00f6e30d" style:font-size-asian="10pt" style:font-weight-asian="normal" style:font-size-complex="10pt" style:font-weight-complex="normal"/>
    </style:style>
    <style:style style:name="P40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e6ba0d" officeooo:paragraph-rsid="00e6ba0d" style:font-size-asian="10pt" style:font-weight-asian="normal" style:font-size-complex="10pt" style:font-weight-complex="normal"/>
    </style:style>
    <style:style style:name="P40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e9fa8d" officeooo:paragraph-rsid="00e9fa8d" style:font-size-asian="10pt" style:font-weight-asian="normal" style:font-size-complex="10pt" style:font-weight-complex="normal"/>
    </style:style>
    <style:style style:name="P40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ed6e41" officeooo:paragraph-rsid="00ed6e41" style:font-size-asian="10pt" style:font-weight-asian="normal" style:font-size-complex="10pt" style:font-weight-complex="normal"/>
    </style:style>
    <style:style style:name="P40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ee9d47" officeooo:paragraph-rsid="00ee9d47" style:font-size-asian="10pt" style:font-weight-asian="normal" style:font-size-complex="10pt" style:font-weight-complex="normal"/>
    </style:style>
    <style:style style:name="P40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ee9d47" officeooo:paragraph-rsid="00fe7140" style:font-size-asian="10pt" style:font-weight-asian="normal" style:font-size-complex="10pt" style:font-weight-complex="normal"/>
    </style:style>
    <style:style style:name="P41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fc9fc1" officeooo:paragraph-rsid="00ee9d47" style:font-size-asian="10pt" style:font-weight-asian="normal" style:font-size-complex="10pt" style:font-weight-complex="normal"/>
    </style:style>
    <style:style style:name="P41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fc9fc1" officeooo:paragraph-rsid="00fe7140" style:font-size-asian="10pt" style:font-weight-asian="normal" style:font-size-complex="10pt" style:font-weight-complex="normal"/>
    </style:style>
    <style:style style:name="P41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fdee29" officeooo:paragraph-rsid="00fdee29" style:font-size-asian="10pt" style:font-weight-asian="normal" style:font-size-complex="10pt" style:font-weight-complex="normal"/>
    </style:style>
    <style:style style:name="P41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fe7140" officeooo:paragraph-rsid="00fe7140" style:font-size-asian="10pt" style:font-weight-asian="normal" style:font-size-complex="10pt" style:font-weight-complex="normal"/>
    </style:style>
    <style:style style:name="P41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fe9a2c" officeooo:paragraph-rsid="00fe9a2c" style:font-size-asian="10pt" style:font-weight-asian="normal" style:font-size-complex="10pt" style:font-weight-complex="normal"/>
    </style:style>
    <style:style style:name="P41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ffee7b" officeooo:paragraph-rsid="00ffee7b" style:font-size-asian="10pt" style:font-weight-asian="normal" style:font-size-complex="10pt" style:font-weight-complex="normal"/>
    </style:style>
    <style:style style:name="P41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101c486" officeooo:paragraph-rsid="0101c486" style:font-size-asian="10pt" style:font-weight-asian="normal" style:font-size-complex="10pt" style:font-weight-complex="normal"/>
    </style:style>
    <style:style style:name="P41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1023495" officeooo:paragraph-rsid="01023495" style:font-size-asian="10pt" style:font-weight-asian="normal" style:font-size-complex="10pt" style:font-weight-complex="normal"/>
    </style:style>
    <style:style style:name="P41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1049083" officeooo:paragraph-rsid="01049083" style:font-size-asian="10pt" style:font-weight-asian="normal" style:font-size-complex="10pt" style:font-weight-complex="normal"/>
    </style:style>
    <style:style style:name="P41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1089249" officeooo:paragraph-rsid="01089249" style:font-size-asian="10pt" style:font-weight-asian="normal" style:font-size-complex="10pt" style:font-weight-complex="normal"/>
    </style:style>
    <style:style style:name="P42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106847a" officeooo:paragraph-rsid="0106847a" style:font-size-asian="10pt" style:font-weight-asian="normal" style:font-size-complex="10pt" style:font-weight-complex="normal"/>
    </style:style>
    <style:style style:name="P42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107706e" officeooo:paragraph-rsid="0107706e" style:font-size-asian="10pt" style:font-weight-asian="normal" style:font-size-complex="10pt" style:font-weight-complex="normal"/>
    </style:style>
    <style:style style:name="P42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1118842" officeooo:paragraph-rsid="01118842" style:font-size-asian="10pt" style:font-weight-asian="normal" style:font-size-complex="10pt" style:font-weight-complex="normal"/>
    </style:style>
    <style:style style:name="P42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1118842" officeooo:paragraph-rsid="01133825" style:font-size-asian="10pt" style:font-weight-asian="normal" style:font-size-complex="10pt" style:font-weight-complex="normal"/>
    </style:style>
    <style:style style:name="P42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10a9d22" officeooo:paragraph-rsid="010a9d22" style:font-size-asian="10pt" style:font-weight-asian="normal" style:font-size-complex="10pt" style:font-weight-complex="normal"/>
    </style:style>
    <style:style style:name="P42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10a9d22" officeooo:paragraph-rsid="01090b8d" style:font-size-asian="10pt" style:font-weight-asian="normal" style:font-size-complex="10pt" style:font-weight-complex="normal"/>
    </style:style>
    <style:style style:name="P42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1133825" officeooo:paragraph-rsid="01133825" style:font-size-asian="10pt" style:font-weight-asian="normal" style:font-size-complex="10pt" style:font-weight-complex="normal"/>
    </style:style>
    <style:style style:name="P42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10b294e" officeooo:paragraph-rsid="010b294e" style:font-size-asian="10pt" style:font-weight-asian="normal" style:font-size-complex="10pt" style:font-weight-complex="normal"/>
    </style:style>
    <style:style style:name="P42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10b294e" officeooo:paragraph-rsid="01133825" style:font-size-asian="10pt" style:font-weight-asian="normal" style:font-size-complex="10pt" style:font-weight-complex="normal"/>
    </style:style>
    <style:style style:name="P42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10b294e" officeooo:paragraph-rsid="01118842" style:font-size-asian="10pt" style:font-weight-asian="normal" style:font-size-complex="10pt" style:font-weight-complex="normal"/>
    </style:style>
    <style:style style:name="P43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10b294e" officeooo:paragraph-rsid="010c7737" style:font-size-asian="10pt" style:font-weight-asian="normal" style:font-size-complex="10pt" style:font-weight-complex="normal"/>
    </style:style>
    <style:style style:name="P43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1127561" officeooo:paragraph-rsid="01127561" style:font-size-asian="10pt" style:font-weight-asian="normal" style:font-size-complex="10pt" style:font-weight-complex="normal"/>
    </style:style>
    <style:style style:name="P43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1127561" officeooo:paragraph-rsid="0113ade5" style:font-size-asian="10pt" style:font-weight-asian="normal" style:font-size-complex="10pt" style:font-weight-complex="normal"/>
    </style:style>
    <style:style style:name="P43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b8535d" officeooo:paragraph-rsid="00b8535d" style:font-name-asian="Liberation Mono" style:font-size-asian="10pt" style:font-weight-asian="normal" style:font-name-complex="Liberation Mono" style:font-size-complex="10pt" style:font-weight-complex="normal"/>
    </style:style>
    <style:style style:name="P43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b8535d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43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1357441" officeooo:paragraph-rsid="00b8535d" style:font-name-asian="Liberation Mono" style:font-size-asian="10pt" style:font-weight-asian="normal" style:font-name-complex="Liberation Mono" style:font-size-complex="10pt" style:font-weight-complex="normal"/>
    </style:style>
    <style:style style:name="P43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b86651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43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b94c29" officeooo:paragraph-rsid="00b94c29" style:font-name-asian="Liberation Mono" style:font-size-asian="10pt" style:font-weight-asian="normal" style:font-name-complex="Liberation Mono" style:font-size-complex="10pt" style:font-weight-complex="normal"/>
    </style:style>
    <style:style style:name="P43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normal" officeooo:rsid="00b87488" officeooo:paragraph-rsid="00b87488" style:font-name-asian="Liberation Mono" style:font-size-asian="10pt" style:font-weight-asian="normal" style:font-name-complex="Liberation Mono" style:font-size-complex="10pt" style:font-weight-complex="normal"/>
    </style:style>
    <style:style style:name="P43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style="italic" fo:font-weight="normal" officeooo:rsid="00d9d9b3" officeooo:paragraph-rsid="00d9d9b3" style:font-size-asian="10pt" style:font-weight-asian="normal" style:font-size-complex="10pt" style:font-weight-complex="normal"/>
    </style:style>
    <style:style style:name="P44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fdee29" officeooo:paragraph-rsid="00fdee29" style:font-size-asian="10pt" style:font-weight-asian="bold" style:font-size-complex="10pt" style:font-weight-complex="bold"/>
    </style:style>
    <style:style style:name="P44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fc9fc1" officeooo:paragraph-rsid="00fe7140" style:font-size-asian="10pt" style:font-weight-asian="bold" style:font-size-complex="10pt" style:font-weight-complex="bold"/>
    </style:style>
    <style:style style:name="P44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style="normal" fo:font-weight="normal" officeooo:rsid="01118842" officeooo:paragraph-rsid="01118842" style:font-size-asian="10pt" style:font-style-asian="normal" style:font-weight-asian="normal" style:font-size-complex="10pt" style:font-style-complex="normal" style:font-weight-complex="normal"/>
    </style:style>
    <style:style style:name="P44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style="normal" fo:font-weight="normal" officeooo:rsid="01127561" officeooo:paragraph-rsid="01127561" style:font-size-asian="10pt" style:font-style-asian="normal" style:font-weight-asian="normal" style:font-size-complex="10pt" style:font-style-complex="normal" style:font-weight-complex="normal"/>
    </style:style>
    <style:style style:name="P44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style="normal" fo:font-weight="normal" officeooo:rsid="01133825" officeooo:paragraph-rsid="01133825" style:font-size-asian="10pt" style:font-style-asian="normal" style:font-weight-asian="normal" style:font-size-complex="10pt" style:font-style-complex="normal" style:font-weight-complex="normal"/>
    </style:style>
    <style:style style:name="P44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style="normal" fo:font-weight="normal" officeooo:rsid="0113ade5" officeooo:paragraph-rsid="0113ade5" style:font-size-asian="10pt" style:font-style-asian="normal" style:font-weight-asian="normal" style:font-size-complex="10pt" style:font-style-complex="normal" style:font-weight-complex="normal"/>
    </style:style>
    <style:style style:name="P44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style="normal" fo:font-weight="normal" officeooo:rsid="010dfec1" officeooo:paragraph-rsid="010dfec1" style:font-size-asian="10pt" style:font-style-asian="normal" style:font-weight-asian="normal" style:font-size-complex="10pt" style:font-style-complex="normal" style:font-weight-complex="normal"/>
    </style:style>
    <style:style style:name="P44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style="normal" fo:font-weight="normal" officeooo:rsid="010a9d22" officeooo:paragraph-rsid="010a9d22" style:font-size-asian="10pt" style:font-style-asian="normal" style:font-weight-asian="normal" style:font-size-complex="10pt" style:font-style-complex="normal" style:font-weight-complex="normal"/>
    </style:style>
    <style:style style:name="P44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style="normal" fo:font-weight="normal" officeooo:rsid="010b32eb" officeooo:paragraph-rsid="010b32eb" style:font-size-asian="10pt" style:font-style-asian="normal" style:font-weight-asian="normal" style:font-size-complex="10pt" style:font-style-complex="normal" style:font-weight-complex="normal"/>
    </style:style>
    <style:style style:name="P44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style="normal" fo:font-weight="normal" officeooo:rsid="010b32eb" officeooo:paragraph-rsid="010c7737" style:font-size-asian="10pt" style:font-style-asian="normal" style:font-weight-asian="normal" style:font-size-complex="10pt" style:font-style-complex="normal" style:font-weight-complex="normal"/>
    </style:style>
    <style:style style:name="P45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style="normal" fo:font-weight="normal" officeooo:rsid="010b32eb" officeooo:paragraph-rsid="010fa0ed" style:font-size-asian="10pt" style:font-style-asian="normal" style:font-weight-asian="normal" style:font-size-complex="10pt" style:font-style-complex="normal" style:font-weight-complex="normal"/>
    </style:style>
    <style:style style:name="P45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style="normal" fo:font-weight="normal" officeooo:rsid="010b294e" officeooo:paragraph-rsid="0115a26a" style:font-size-asian="10pt" style:font-style-asian="normal" style:font-weight-asian="normal" style:font-size-complex="10pt" style:font-style-complex="normal" style:font-weight-complex="normal"/>
    </style:style>
    <style:style style:name="P45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style="normal" fo:font-weight="normal" officeooo:rsid="0116b963" officeooo:paragraph-rsid="0116b963" style:font-size-asian="10pt" style:font-style-asian="normal" style:font-weight-asian="normal" style:font-size-complex="10pt" style:font-style-complex="normal" style:font-weight-complex="normal"/>
    </style:style>
    <style:style style:name="P45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style="normal" fo:font-weight="normal" officeooo:rsid="01178233" officeooo:paragraph-rsid="01178233" style:font-size-asian="10pt" style:font-style-asian="normal" style:font-weight-asian="normal" style:font-size-complex="10pt" style:font-style-complex="normal" style:font-weight-complex="normal"/>
    </style:style>
    <style:style style:name="P45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style="normal" fo:font-weight="normal" officeooo:rsid="01178233" officeooo:paragraph-rsid="0117a092" style:font-size-asian="10pt" style:font-style-asian="normal" style:font-weight-asian="normal" style:font-size-complex="10pt" style:font-style-complex="normal" style:font-weight-complex="normal"/>
    </style:style>
    <style:style style:name="P45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style="normal" fo:font-weight="normal" officeooo:rsid="01178233" officeooo:paragraph-rsid="01185088" style:font-size-asian="10pt" style:font-style-asian="normal" style:font-weight-asian="normal" style:font-size-complex="10pt" style:font-style-complex="normal" style:font-weight-complex="normal"/>
    </style:style>
    <style:style style:name="P45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style="normal" fo:font-weight="normal" officeooo:rsid="01178233" officeooo:paragraph-rsid="0118cac0" style:font-size-asian="10pt" style:font-style-asian="normal" style:font-weight-asian="normal" style:font-size-complex="10pt" style:font-style-complex="normal" style:font-weight-complex="normal"/>
    </style:style>
    <style:style style:name="P45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style="normal" fo:font-weight="normal" officeooo:rsid="01178233" officeooo:paragraph-rsid="0119a7f9" style:font-size-asian="10pt" style:font-style-asian="normal" style:font-weight-asian="normal" style:font-size-complex="10pt" style:font-style-complex="normal" style:font-weight-complex="normal"/>
    </style:style>
    <style:style style:name="P45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style="normal" fo:font-weight="normal" officeooo:rsid="012610c3" officeooo:paragraph-rsid="012610c3" style:font-size-asian="10pt" style:font-style-asian="normal" style:font-weight-asian="normal" style:font-size-complex="10pt" style:font-style-complex="normal" style:font-weight-complex="normal"/>
    </style:style>
    <style:style style:name="P45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style="normal" fo:font-weight="normal" officeooo:rsid="0119a7f9" officeooo:paragraph-rsid="0119a7f9" style:font-size-asian="10pt" style:font-style-asian="normal" style:font-weight-asian="normal" style:font-size-complex="10pt" style:font-style-complex="normal" style:font-weight-complex="normal"/>
    </style:style>
    <style:style style:name="P46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style="normal" fo:font-weight="normal" officeooo:rsid="011abe85" officeooo:paragraph-rsid="011abe85" style:font-size-asian="10pt" style:font-style-asian="normal" style:font-weight-asian="normal" style:font-size-complex="10pt" style:font-style-complex="normal" style:font-weight-complex="normal"/>
    </style:style>
    <style:style style:name="P46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style="normal" fo:font-weight="normal" officeooo:rsid="011c872f" officeooo:paragraph-rsid="011c872f" style:font-size-asian="10pt" style:font-style-asian="normal" style:font-weight-asian="normal" style:font-size-complex="10pt" style:font-style-complex="normal" style:font-weight-complex="normal"/>
    </style:style>
    <style:style style:name="P46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style="normal" fo:font-weight="normal" officeooo:rsid="011c872f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46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style="normal" fo:font-weight="normal" officeooo:rsid="011ce0d0" officeooo:paragraph-rsid="011ce0d0" style:font-size-asian="10pt" style:font-style-asian="normal" style:font-weight-asian="normal" style:font-size-complex="10pt" style:font-style-complex="normal" style:font-weight-complex="normal"/>
    </style:style>
    <style:style style:name="P46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style="normal" fo:font-weight="normal" officeooo:rsid="011ce0d0" officeooo:paragraph-rsid="01258bb0" style:font-size-asian="10pt" style:font-style-asian="normal" style:font-weight-asian="normal" style:font-size-complex="10pt" style:font-style-complex="normal" style:font-weight-complex="normal"/>
    </style:style>
    <style:style style:name="P46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style="normal" fo:font-weight="normal" officeooo:rsid="0125a3e2" officeooo:paragraph-rsid="0125a3e2" style:font-size-asian="10pt" style:font-style-asian="normal" style:font-weight-asian="normal" style:font-size-complex="10pt" style:font-style-complex="normal" style:font-weight-complex="normal"/>
    </style:style>
    <style:style style:name="P46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style="normal" fo:font-weight="normal" officeooo:rsid="011decae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46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style="normal" fo:font-weight="normal" officeooo:rsid="011fe7ad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46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style="normal" fo:font-weight="normal" officeooo:rsid="011fe7ad" officeooo:paragraph-rsid="011fe7ad" style:font-size-asian="10pt" style:font-style-asian="normal" style:font-weight-asian="normal" style:font-size-complex="10pt" style:font-style-complex="normal" style:font-weight-complex="normal"/>
    </style:style>
    <style:style style:name="P46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style="normal" fo:font-weight="normal" officeooo:rsid="0121de19" officeooo:paragraph-rsid="0121de19" style:font-size-asian="10pt" style:font-style-asian="normal" style:font-weight-asian="normal" style:font-size-complex="10pt" style:font-style-complex="normal" style:font-weight-complex="normal"/>
    </style:style>
    <style:style style:name="P47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style="normal" fo:font-weight="normal" officeooo:rsid="0121de19" officeooo:paragraph-rsid="0123c5bf" style:font-size-asian="10pt" style:font-style-asian="normal" style:font-weight-asian="normal" style:font-size-complex="10pt" style:font-style-complex="normal" style:font-weight-complex="normal"/>
    </style:style>
    <style:style style:name="P47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style="normal" fo:font-weight="normal" officeooo:rsid="0123c5bf" officeooo:paragraph-rsid="0123c5bf" style:font-size-asian="10pt" style:font-style-asian="normal" style:font-weight-asian="normal" style:font-size-complex="10pt" style:font-style-complex="normal" style:font-weight-complex="normal"/>
    </style:style>
    <style:style style:name="P47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style="normal" fo:font-weight="normal" officeooo:rsid="01258bb0" officeooo:paragraph-rsid="01258bb0" style:font-size-asian="10pt" style:font-style-asian="normal" style:font-weight-asian="normal" style:font-size-complex="10pt" style:font-style-complex="normal" style:font-weight-complex="normal"/>
    </style:style>
    <style:style style:name="P47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style="normal" fo:font-weight="normal" officeooo:rsid="01251fe4" officeooo:paragraph-rsid="01251fe4" style:font-size-asian="10pt" style:font-style-asian="normal" style:font-weight-asian="normal" style:font-size-complex="10pt" style:font-style-complex="normal" style:font-weight-complex="normal"/>
    </style:style>
    <style:style style:name="P47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style="normal" fo:font-weight="normal" officeooo:rsid="0129f103" officeooo:paragraph-rsid="0129f103" style:font-size-asian="10pt" style:font-style-asian="normal" style:font-weight-asian="normal" style:font-size-complex="10pt" style:font-style-complex="normal" style:font-weight-complex="normal"/>
    </style:style>
    <style:style style:name="P47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style="normal" fo:font-weight="normal" officeooo:rsid="012ab32f" officeooo:paragraph-rsid="012ab32f" style:font-size-asian="10pt" style:font-style-asian="normal" style:font-weight-asian="normal" style:font-size-complex="10pt" style:font-style-complex="normal" style:font-weight-complex="normal"/>
    </style:style>
    <style:style style:name="P47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ru" fo:country="RU" fo:font-style="normal" fo:font-weight="normal" officeooo:rsid="012d6d30" officeooo:paragraph-rsid="012d6d30" style:font-size-asian="10pt" style:font-style-asian="normal" style:font-weight-asian="normal" style:font-size-complex="10pt" style:font-style-complex="normal" style:font-weight-complex="normal"/>
    </style:style>
    <style:style style:name="P477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language="ru" fo:country="RU" fo:font-weight="normal" officeooo:rsid="00d9d9b3" officeooo:paragraph-rsid="00d9d9b3" style:font-size-asian="10pt" style:font-weight-asian="normal" style:font-size-complex="10pt" style:font-weight-complex="normal"/>
    </style:style>
    <style:style style:name="P478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language="ru" fo:country="RU" fo:font-weight="normal" officeooo:rsid="00ddfb14" officeooo:paragraph-rsid="00ddfb14" style:font-size-asian="10pt" style:font-weight-asian="normal" style:font-size-complex="10pt" style:font-weight-complex="normal"/>
    </style:style>
    <style:style style:name="P479" style:family="paragraph" style:parent-style-name="Preformatted_20_Text">
      <style:paragraph-properties fo:margin-top="0cm" fo:margin-bottom="0cm" loext:contextual-spacing="false" style:border-line-width-bottom="0.012cm 0.012cm 0.012cm" fo:padding="0.074cm" fo:border-left="none" fo:border-right="none" fo:border-top="none" fo:border-bottom="1.05pt double #000000" style:join-border="false"/>
      <style:text-properties fo:color="#000000" style:font-name="Liberation Mono" fo:font-size="10pt" fo:language="ru" fo:country="RU" fo:font-weight="normal" officeooo:rsid="00c6719c" officeooo:paragraph-rsid="00c49418" style:font-size-asian="10pt" style:font-weight-asian="normal" style:font-size-complex="10pt" style:font-weight-complex="normal"/>
    </style:style>
    <style:style style:name="P480" style:family="paragraph" style:parent-style-name="Preformatted_20_Text">
      <style:text-properties fo:color="#000000" style:font-name="Liberation Mono" fo:font-size="10pt" fo:language="ru" fo:country="RU" fo:font-style="italic" style:font-size-asian="10pt" style:font-size-complex="10pt"/>
    </style:style>
    <style:style style:name="P481" style:family="paragraph" style:parent-style-name="Preformatted_20_Text">
      <style:paragraph-properties fo:margin-top="0cm" fo:margin-bottom="0.499cm" loext:contextual-spacing="false"/>
      <style:text-properties fo:color="#000000" style:font-name="Liberation Mono" fo:font-size="10pt" fo:language="ru" fo:country="RU" fo:font-style="italic" style:font-size-asian="10pt" style:font-size-complex="10pt"/>
    </style:style>
    <style:style style:name="T1" style:family="text">
      <style:text-properties fo:language="ru" fo:country="RU"/>
    </style:style>
    <style:style style:name="T2" style:family="text">
      <style:text-properties officeooo:rsid="0022c6a5"/>
    </style:style>
    <style:style style:name="T3" style:family="text">
      <style:text-properties officeooo:rsid="00262a25"/>
    </style:style>
    <style:style style:name="T4" style:family="text">
      <style:text-properties officeooo:rsid="002661f6"/>
    </style:style>
    <style:style style:name="T5" style:family="text">
      <style:text-properties officeooo:rsid="002cdb36"/>
    </style:style>
    <style:style style:name="T6" style:family="text">
      <style:text-properties officeooo:rsid="002f6b09"/>
    </style:style>
    <style:style style:name="T7" style:family="text">
      <style:text-properties officeooo:rsid="0031305c"/>
    </style:style>
    <style:style style:name="T8" style:family="text">
      <style:text-properties officeooo:rsid="00323948"/>
    </style:style>
    <style:style style:name="T9" style:family="text">
      <style:text-properties officeooo:rsid="0032405d"/>
    </style:style>
    <style:style style:name="T10" style:family="text">
      <style:text-properties officeooo:rsid="00326ed0"/>
    </style:style>
    <style:style style:name="T11" style:family="text">
      <style:text-properties officeooo:rsid="0034de70"/>
    </style:style>
    <style:style style:name="T12" style:family="text">
      <style:text-properties officeooo:rsid="0035bfcd"/>
    </style:style>
    <style:style style:name="T13" style:family="text">
      <style:text-properties officeooo:rsid="00379994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12610c3"/>
    </style:style>
    <style:style style:name="T16" style:family="text">
      <style:text-properties officeooo:rsid="003bda31"/>
    </style:style>
    <style:style style:name="T17" style:family="text">
      <style:text-properties officeooo:rsid="003d03ac"/>
    </style:style>
    <style:style style:name="T18" style:family="text">
      <style:text-properties officeooo:rsid="003d631a"/>
    </style:style>
    <style:style style:name="T19" style:family="text">
      <style:text-properties officeooo:rsid="00412300"/>
    </style:style>
    <style:style style:name="T20" style:family="text">
      <style:text-properties officeooo:rsid="00487257"/>
    </style:style>
    <style:style style:name="T21" style:family="text">
      <style:text-properties officeooo:rsid="004a972c"/>
    </style:style>
    <style:style style:name="T22" style:family="text">
      <style:text-properties officeooo:rsid="004c4d26"/>
    </style:style>
    <style:style style:name="T23" style:family="text">
      <style:text-properties officeooo:rsid="004cab7e"/>
    </style:style>
    <style:style style:name="T24" style:family="text">
      <style:text-properties officeooo:rsid="004e0bd5"/>
    </style:style>
    <style:style style:name="T25" style:family="text">
      <style:text-properties officeooo:rsid="00534aac"/>
    </style:style>
    <style:style style:name="T26" style:family="text">
      <style:text-properties officeooo:rsid="00566730"/>
    </style:style>
    <style:style style:name="T27" style:family="text">
      <style:text-properties officeooo:rsid="005c52ac"/>
    </style:style>
    <style:style style:name="T28" style:family="text">
      <style:text-properties officeooo:rsid="006223d6"/>
    </style:style>
    <style:style style:name="T29" style:family="text">
      <style:text-properties officeooo:rsid="0062f3a0"/>
    </style:style>
    <style:style style:name="T30" style:family="text">
      <style:text-properties officeooo:rsid="0062fff5"/>
    </style:style>
    <style:style style:name="T31" style:family="text">
      <style:text-properties officeooo:rsid="0065863d"/>
    </style:style>
    <style:style style:name="T32" style:family="text">
      <style:text-properties officeooo:rsid="006a7259"/>
    </style:style>
    <style:style style:name="T33" style:family="text">
      <style:text-properties officeooo:rsid="006db0d5"/>
    </style:style>
    <style:style style:name="T34" style:family="text">
      <style:text-properties officeooo:rsid="0079fa8a"/>
    </style:style>
    <style:style style:name="T35" style:family="text">
      <style:text-properties officeooo:rsid="007a008d"/>
    </style:style>
    <style:style style:name="T36" style:family="text">
      <style:text-properties officeooo:rsid="007a7222"/>
    </style:style>
    <style:style style:name="T37" style:family="text">
      <style:text-properties officeooo:rsid="007e9a24"/>
    </style:style>
    <style:style style:name="T38" style:family="text">
      <style:text-properties officeooo:rsid="0081ea16"/>
    </style:style>
    <style:style style:name="T39" style:family="text">
      <style:text-properties officeooo:rsid="008357db"/>
    </style:style>
    <style:style style:name="T40" style:family="text">
      <style:text-properties officeooo:rsid="00844b9f"/>
    </style:style>
    <style:style style:name="T41" style:family="text">
      <style:text-properties officeooo:rsid="008a55a7"/>
    </style:style>
    <style:style style:name="T42" style:family="text">
      <style:text-properties officeooo:rsid="008c47f9"/>
    </style:style>
    <style:style style:name="T43" style:family="text">
      <style:text-properties officeooo:rsid="008e6d21"/>
    </style:style>
    <style:style style:name="T44" style:family="text">
      <style:text-properties officeooo:rsid="008ffe4b"/>
    </style:style>
    <style:style style:name="T45" style:family="text">
      <style:text-properties officeooo:rsid="0094333f"/>
    </style:style>
    <style:style style:name="T46" style:family="text">
      <style:text-properties officeooo:rsid="00961dde"/>
    </style:style>
    <style:style style:name="T47" style:family="text">
      <style:text-properties officeooo:rsid="00a1cfe9"/>
    </style:style>
    <style:style style:name="T48" style:family="text">
      <style:text-properties officeooo:rsid="00ac243d"/>
    </style:style>
    <style:style style:name="T49" style:family="text">
      <style:text-properties officeooo:rsid="00afbe63"/>
    </style:style>
    <style:style style:name="T50" style:family="text">
      <style:text-properties officeooo:rsid="00b1565f"/>
    </style:style>
    <style:style style:name="T51" style:family="text">
      <style:text-properties officeooo:rsid="00b58e27"/>
    </style:style>
    <style:style style:name="T52" style:family="text">
      <style:text-properties officeooo:rsid="00c55ecc"/>
    </style:style>
    <style:style style:name="T53" style:family="text">
      <style:text-properties officeooo:rsid="00c7b8f7"/>
    </style:style>
    <style:style style:name="T54" style:family="text">
      <style:text-properties officeooo:rsid="00c969c4"/>
    </style:style>
    <style:style style:name="T55" style:family="text">
      <style:text-properties officeooo:rsid="00cbfc96"/>
    </style:style>
    <style:style style:name="T56" style:family="text">
      <style:text-properties officeooo:rsid="00cc934b"/>
    </style:style>
    <style:style style:name="T57" style:family="text">
      <style:text-properties officeooo:rsid="00cca6ca"/>
    </style:style>
    <style:style style:name="T58" style:family="text">
      <style:text-properties officeooo:rsid="00d070d6"/>
    </style:style>
    <style:style style:name="T59" style:family="text">
      <style:text-properties officeooo:rsid="00d52ba0"/>
    </style:style>
    <style:style style:name="T60" style:family="text">
      <style:text-properties officeooo:rsid="00da8dcc"/>
    </style:style>
    <style:style style:name="T61" style:family="text">
      <style:text-properties officeooo:rsid="00ddfb14"/>
    </style:style>
    <style:style style:name="T62" style:family="text">
      <style:text-properties officeooo:rsid="00cc2f69"/>
    </style:style>
    <style:style style:name="T63" style:family="text">
      <style:text-properties officeooo:rsid="00de9fdc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0dfaf2c" style:font-weight-asian="bold" style:font-weight-complex="bold"/>
    </style:style>
    <style:style style:name="T66" style:family="text">
      <style:text-properties fo:font-weight="bold" officeooo:rsid="00e05e8f" style:font-weight-asian="bold" style:font-weight-complex="bold"/>
    </style:style>
    <style:style style:name="T67" style:family="text">
      <style:text-properties fo:font-weight="bold" officeooo:rsid="00ec0e6c" style:font-weight-asian="bold" style:font-weight-complex="bold"/>
    </style:style>
    <style:style style:name="T68" style:family="text">
      <style:text-properties fo:font-weight="bold" officeooo:rsid="00ec65e2" style:font-weight-asian="bold" style:font-weight-complex="bold"/>
    </style:style>
    <style:style style:name="T69" style:family="text">
      <style:text-properties fo:font-weight="bold" officeooo:rsid="00eb2033" style:font-weight-asian="bold" style:font-weight-complex="bold"/>
    </style:style>
    <style:style style:name="T70" style:family="text">
      <style:text-properties fo:font-weight="bold" officeooo:rsid="00e9fa8d" style:font-weight-asian="bold" style:font-weight-complex="bold"/>
    </style:style>
    <style:style style:name="T71" style:family="text">
      <style:text-properties fo:font-weight="bold" officeooo:rsid="00e86ae3" style:font-weight-asian="bold" style:font-weight-complex="bold"/>
    </style:style>
    <style:style style:name="T72" style:family="text">
      <style:text-properties fo:font-weight="bold" officeooo:rsid="00f5c82b" style:font-weight-asian="bold" style:font-weight-complex="bold"/>
    </style:style>
    <style:style style:name="T73" style:family="text">
      <style:text-properties fo:font-weight="bold" officeooo:rsid="01185088" style:font-weight-asian="bold" style:font-weight-complex="bold"/>
    </style:style>
    <style:style style:name="T74" style:family="text">
      <style:text-properties officeooo:rsid="00dfaf2c"/>
    </style:style>
    <style:style style:name="T75" style:family="text">
      <style:text-properties fo:color="#000000" style:font-name="Liberation Mono" fo:font-size="10pt" fo:language="ru" fo:country="RU" style:font-size-asian="10pt" style:font-size-complex="10pt"/>
    </style:style>
    <style:style style:name="T76" style:family="text">
      <style:text-properties fo:color="#000000" style:font-name="Liberation Mono" fo:font-size="8pt" fo:font-weight="normal" officeooo:rsid="016b4be0" style:font-size-asian="8pt" style:font-weight-asian="normal" style:font-size-complex="8pt" style:font-weight-complex="normal"/>
    </style:style>
    <style:style style:name="T77" style:family="text">
      <style:text-properties fo:color="#000000" style:font-name="Liberation Mono" fo:font-size="8pt" fo:font-weight="normal" officeooo:rsid="016bfdb3" style:font-size-asian="8pt" style:font-weight-asian="normal" style:font-size-complex="8pt" style:font-weight-complex="normal"/>
    </style:style>
    <style:style style:name="T78" style:family="text">
      <style:text-properties fo:color="#000000" fo:font-weight="normal" officeooo:rsid="01653c36" style:font-weight-asian="normal" style:font-weight-complex="normal"/>
    </style:style>
    <style:style style:name="T79" style:family="text">
      <style:text-properties fo:color="#000000" fo:font-weight="normal" officeooo:rsid="01673b54" style:font-weight-asian="normal" style:font-weight-complex="normal"/>
    </style:style>
    <style:style style:name="T80" style:family="text">
      <style:text-properties officeooo:rsid="00e05e8f"/>
    </style:style>
    <style:style style:name="T81" style:family="text">
      <style:text-properties officeooo:rsid="00e1e472"/>
    </style:style>
    <style:style style:name="T82" style:family="text">
      <style:text-properties officeooo:rsid="00e6ba0d"/>
    </style:style>
    <style:style style:name="T83" style:family="text">
      <style:text-properties officeooo:rsid="00e76c27"/>
    </style:style>
    <style:style style:name="T84" style:family="text">
      <style:text-properties officeooo:rsid="00e86ae3"/>
    </style:style>
    <style:style style:name="T85" style:family="text">
      <style:text-properties officeooo:rsid="00ec0e6c"/>
    </style:style>
    <style:style style:name="T86" style:family="text">
      <style:text-properties officeooo:rsid="00ed6e41"/>
    </style:style>
    <style:style style:name="T87" style:family="text">
      <style:text-properties style:text-line-through-style="solid" style:text-line-through-type="single"/>
    </style:style>
    <style:style style:name="T88" style:family="text">
      <style:text-properties style:text-line-through-style="solid" style:text-line-through-type="single" officeooo:rsid="00ddfb14"/>
    </style:style>
    <style:style style:name="T89" style:family="text">
      <style:text-properties officeooo:rsid="00f06781"/>
    </style:style>
    <style:style style:name="T90" style:family="text">
      <style:text-properties officeooo:rsid="00f37b9b"/>
    </style:style>
    <style:style style:name="T91" style:family="text">
      <style:text-properties officeooo:rsid="00f6e30d"/>
    </style:style>
    <style:style style:name="T92" style:family="text">
      <style:text-properties officeooo:rsid="0103e053"/>
    </style:style>
    <style:style style:name="T93" style:family="text">
      <style:text-properties officeooo:rsid="010abaf6"/>
    </style:style>
    <style:style style:name="T94" style:family="text">
      <style:text-properties officeooo:rsid="010b32eb"/>
    </style:style>
    <style:style style:name="T95" style:family="text">
      <style:text-properties officeooo:rsid="010c7737"/>
    </style:style>
    <style:style style:name="T96" style:family="text">
      <style:text-properties officeooo:rsid="010dfec1"/>
    </style:style>
    <style:style style:name="T97" style:family="text">
      <style:text-properties officeooo:rsid="010fa0ed"/>
    </style:style>
    <style:style style:name="T98" style:family="text">
      <style:text-properties officeooo:rsid="01127561"/>
    </style:style>
    <style:style style:name="T99" style:family="text">
      <style:text-properties officeooo:rsid="01133825"/>
    </style:style>
    <style:style style:name="T100" style:family="text">
      <style:text-properties officeooo:rsid="0113ade5"/>
    </style:style>
    <style:style style:name="T101" style:family="text">
      <style:text-properties officeooo:rsid="0115a26a"/>
    </style:style>
    <style:style style:name="T102" style:family="text">
      <style:text-properties officeooo:rsid="0117a092"/>
    </style:style>
    <style:style style:name="T103" style:family="text">
      <style:text-properties officeooo:rsid="01185088"/>
    </style:style>
    <style:style style:name="T104" style:family="text">
      <style:text-properties officeooo:rsid="0118cac0"/>
    </style:style>
    <style:style style:name="T105" style:family="text">
      <style:text-properties officeooo:rsid="0119a7f9"/>
    </style:style>
    <style:style style:name="T10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7" style:family="text">
      <style:text-properties officeooo:rsid="011c872f"/>
    </style:style>
    <style:style style:name="T108" style:family="text">
      <style:text-properties officeooo:rsid="011decae"/>
    </style:style>
    <style:style style:name="T109" style:family="text">
      <style:text-properties officeooo:rsid="0121de19"/>
    </style:style>
    <style:style style:name="T110" style:family="text">
      <style:text-properties officeooo:rsid="0123c5bf"/>
    </style:style>
    <style:style style:name="T111" style:family="text">
      <style:text-properties officeooo:rsid="012610c3"/>
    </style:style>
    <style:style style:name="T112" style:family="text">
      <style:text-properties officeooo:rsid="012ab552"/>
    </style:style>
    <style:style style:name="T113" style:family="text">
      <style:text-properties officeooo:rsid="013209b9"/>
    </style:style>
    <style:style style:name="T114" style:family="text">
      <style:text-properties style:font-name="Liberation Mono"/>
    </style:style>
    <style:style style:name="T115" style:family="text">
      <style:text-properties style:font-name="Liberation Mono" style:font-name-asian="Liberation Mono" style:font-name-complex="Liberation Mono"/>
    </style:style>
    <style:style style:name="T116" style:family="text">
      <style:text-properties style:font-name="Liberation Mono" officeooo:rsid="0135a72a" style:font-name-asian="Liberation Mono" style:font-name-complex="Liberation Mono"/>
    </style:style>
    <style:style style:name="T117" style:family="text">
      <style:text-properties style:font-name="Liberation Mono" officeooo:rsid="01363f00" style:font-name-asian="Liberation Mono" style:font-name-complex="Liberation Mono"/>
    </style:style>
    <style:style style:name="T118" style:family="text">
      <style:text-properties style:font-name="Liberation Mono" officeooo:rsid="0137ddd0" style:font-name-asian="Liberation Mono" style:font-name-complex="Liberation Mono"/>
    </style:style>
    <style:style style:name="T119" style:family="text">
      <style:text-properties style:font-name="Liberation Mono" officeooo:rsid="01386271" style:font-name-asian="Liberation Mono" style:font-name-complex="Liberation Mono"/>
    </style:style>
    <style:style style:name="T120" style:family="text">
      <style:text-properties style:font-name="Liberation Mono" officeooo:rsid="014428c2"/>
    </style:style>
    <style:style style:name="T121" style:family="text">
      <style:text-properties officeooo:rsid="0144f569"/>
    </style:style>
    <style:style style:name="T122" style:family="text">
      <style:text-properties officeooo:rsid="014c539d"/>
    </style:style>
    <style:style style:name="T123" style:family="text">
      <style:text-properties officeooo:rsid="014ebbbe"/>
    </style:style>
    <style:style style:name="T124" style:family="text">
      <style:text-properties officeooo:rsid="01527a69"/>
    </style:style>
    <style:style style:name="T125" style:family="text">
      <style:text-properties officeooo:rsid="01561d35"/>
    </style:style>
    <style:style style:name="T126" style:family="text">
      <style:text-properties officeooo:rsid="0159574f"/>
    </style:style>
    <style:style style:name="T127" style:family="text">
      <style:text-properties officeooo:rsid="015a566c"/>
    </style:style>
    <style:style style:name="T128" style:family="text">
      <style:text-properties officeooo:rsid="015eaa3d"/>
    </style:style>
    <style:style style:name="T129" style:family="text">
      <style:text-properties officeooo:rsid="01610f45"/>
    </style:style>
    <style:style style:name="T130" style:family="text">
      <style:text-properties officeooo:rsid="0162ee53"/>
    </style:style>
    <style:style style:name="T131" style:family="text">
      <style:text-properties officeooo:rsid="01642ea5"/>
    </style:style>
    <style:style style:name="T132" style:family="text">
      <style:text-properties officeooo:rsid="01653c36"/>
    </style:style>
    <style:style style:name="T133" style:family="text">
      <style:text-properties officeooo:rsid="01673b54"/>
    </style:style>
    <style:style style:name="T134" style:family="text">
      <style:text-properties officeooo:rsid="0168b9d4"/>
    </style:style>
    <style:style style:name="T135" style:family="text">
      <style:text-properties officeooo:rsid="016b4be0"/>
    </style:style>
    <style:style style:name="T136" style:family="text">
      <style:text-properties officeooo:rsid="016f8d3c"/>
    </style:style>
    <style:style style:name="T137" style:family="text">
      <style:text-properties officeooo:rsid="01731838"/>
    </style:style>
    <style:style style:name="T138" style:family="text">
      <style:text-properties officeooo:rsid="01738b42"/>
    </style:style>
    <style:style style:name="T139" style:family="text">
      <style:text-properties officeooo:rsid="0176d290"/>
    </style:style>
    <style:style style:name="T140" style:family="text">
      <style:text-properties officeooo:rsid="0179cbb4"/>
    </style:style>
    <style:style style:name="T141" style:family="text">
      <style:text-properties officeooo:rsid="017fac45"/>
    </style:style>
    <style:style style:name="T142" style:family="text">
      <style:text-properties officeooo:rsid="01823924"/>
    </style:style>
    <style:style style:name="T143" style:family="text">
      <style:text-properties officeooo:rsid="018489a6"/>
    </style:style>
    <style:style style:name="T144" style:family="text">
      <style:text-properties officeooo:rsid="018527b5"/>
    </style:style>
    <style:style style:name="T145" style:family="text">
      <style:text-properties officeooo:rsid="018619cd"/>
    </style:style>
    <style:style style:name="T146" style:family="text">
      <style:text-properties officeooo:rsid="0186d5fd"/>
    </style:style>
    <style:style style:name="T147" style:family="text">
      <style:text-properties officeooo:rsid="0186faa0"/>
    </style:style>
    <style:style style:name="T148" style:family="text">
      <style:text-properties officeooo:rsid="01883056"/>
    </style:style>
    <style:style style:name="T149" style:family="text">
      <style:text-properties officeooo:rsid="0189e6d9"/>
    </style:style>
    <style:style style:name="T150" style:family="text">
      <style:text-properties officeooo:rsid="018c6cec"/>
    </style:style>
    <style:style style:name="T151" style:family="text">
      <style:text-properties officeooo:rsid="018cdfd6"/>
    </style:style>
    <style:style style:name="T152" style:family="text">
      <style:text-properties officeooo:rsid="018eef0a"/>
    </style:style>
    <style:style style:name="T153" style:family="text">
      <style:text-properties officeooo:rsid="0190cb3f"/>
    </style:style>
    <style:style style:name="T154" style:family="text">
      <style:text-properties officeooo:rsid="0191ad62"/>
    </style:style>
    <style:style style:name="T155" style:family="text">
      <style:text-properties officeooo:rsid="01925270"/>
    </style:style>
    <style:style style:name="T156" style:family="text">
      <style:text-properties officeooo:rsid="0194d62f"/>
    </style:style>
    <style:style style:name="T157" style:family="text">
      <style:text-properties officeooo:rsid="0195cbb5"/>
    </style:style>
    <style:style style:name="T158" style:family="text">
      <style:text-properties officeooo:rsid="01968170"/>
    </style:style>
    <style:style style:name="T159" style:family="text">
      <style:text-properties officeooo:rsid="0198711c"/>
    </style:style>
    <style:style style:name="T160" style:family="text">
      <style:text-properties officeooo:rsid="01989ab4"/>
    </style:style>
    <style:style style:name="T161" style:family="text">
      <style:text-properties officeooo:rsid="01997537"/>
    </style:style>
    <style:style style:name="T162" style:family="text">
      <style:text-properties officeooo:rsid="0199fcce"/>
    </style:style>
    <style:style style:name="T163" style:family="text">
      <style:text-properties officeooo:rsid="019bcbd1"/>
    </style:style>
    <style:style style:name="T164" style:family="text">
      <style:text-properties officeooo:rsid="019d9007"/>
    </style:style>
    <style:style style:name="T165" style:family="text">
      <style:text-properties officeooo:rsid="019f7706"/>
    </style:style>
    <style:style style:name="T166" style:family="text">
      <style:text-properties officeooo:rsid="01a1751a"/>
    </style:style>
    <style:style style:name="T167" style:family="text">
      <style:text-properties officeooo:rsid="01a9b0eb"/>
    </style:style>
    <style:style style:name="T168" style:family="text">
      <style:text-properties officeooo:rsid="01abc89d"/>
    </style:style>
    <style:style style:name="T169" style:family="text">
      <style:text-properties style:font-name="FreeMono" fo:font-size="13pt" style:font-size-asian="13pt" style:font-size-complex="13pt"/>
    </style:style>
    <style:style style:name="T170" style:family="text">
      <style:text-properties officeooo:rsid="0146f5ef"/>
    </style:style>
    <style:style style:name="T171" style:family="text">
      <style:text-properties officeooo:rsid="002d9142"/>
    </style:style>
    <style:style style:name="T172" style:family="text">
      <style:text-properties officeooo:rsid="0030574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89649527547</text:p>
      <text:p text:style-name="P9">81985858391</text:p>
      <text:p text:style-name="P9"/>
      <text:p text:style-name="P8">Phantasy Star</text:p>
      <text:p text:style-name="P8"/>
      <text:p text:style-name="P8">Начало:</text:p>
      <text:p text:style-name="P8"/>
      <text:p text:style-name="P345">PHANTASY STAR <text:s text:c="8"/>BACKUP RAMPROGRAMMED BY <text:s text:c="9"/>NAKA YUJI</text:p>
      <text:p text:style-name="P8"/>
      <text:p text:style-name="P8"/>
      <text:p text:style-name="P8">00xC0</text:p>
      <text:p text:style-name="P10"/>
      <text:p text:style-name="P11"/>
      <text:p text:style-name="P8">1<text:bookmark-start text:name="__DdeLink__1908_1598143770"/>00-1d7 — данные сохранёнки — <text:span text:style-name="T2">полное окно с рамкой. 12 строк по 18 байт. Буквы — 2 байта. Примеры: C010 F113</text:span><text:bookmark-end text:name="__DdeLink__1908_1598143770"/></text:p>
      <text:p text:style-name="P8"/>
      <text:p text:style-name="P12">F111F211F211F211F211F211F211F211F113</text:p>
      <text:p text:style-name="P12">F311C010C010C010C010C010C010C010F313</text:p>
      <text:p text:style-name="P12">F311C210C010C010C010C010C010C010F313</text:p>
      <text:p text:style-name="P12">F311C010C010C010C010C010C010C010F313</text:p>
      <text:p text:style-name="P12">F311C310C010C010C010C010C010C010F313</text:p>
      <text:p text:style-name="P12">F311C010C010C010C010C010C010C010F313</text:p>
      <text:p text:style-name="P12">F311C410C010C010C010C010C010C010F313</text:p>
      <text:p text:style-name="P12">F311C010C010C010C010C010C010C010F313</text:p>
      <text:p text:style-name="P12">F311C510C010C010C010C010C010C010F313</text:p>
      <text:p text:style-name="P12">F311C010C010C010C010C010C010C010F313</text:p>
      <text:p text:style-name="P12">F311C610C010C010C010C010C010C010F313</text:p>
      <text:p text:style-name="P12">F115F215F215F215F215F215F215F215F117</text:p>
      <text:p text:style-name="P8"/>
      <text:p text:style-name="P8">//<text:span text:style-name="T50">first deleted</text:span></text:p>
      <text:p text:style-name="P13">F111F211F211F211F211F211F211F211F113</text:p>
      <text:p text:style-name="P13">F311C010C010C010C010C010C010C010F313</text:p>
      <text:p text:style-name="P13">F311C210C010C010C010C010C010C010F313</text:p>
      <text:p text:style-name="P13">F311C010C010C000C000C000C000C000F313</text:p>
      <text:p text:style-name="P13">F311C310C010C110C210C310C410C510F313</text:p>
      <text:p text:style-name="P13">F311C010C010C010C010C010C010C010F313</text:p>
      <text:p text:style-name="P13">F311C410C010C010C010C010C010C010F313</text:p>
      <text:p text:style-name="P13">F311C010C010C010C010C010C010C010F313</text:p>
      <text:p text:style-name="P13">F311C510C010C010C010C010C010C010F313</text:p>
      <text:p text:style-name="P13">F311C010C010C010C010C010C010C010F313</text:p>
      <text:p text:style-name="P13">F311C610C010C010C010C010C010C010F313</text:p>
      <text:p text:style-name="P13">F115F215F215F215F215F215F215F215F117</text:p>
      <text:p text:style-name="P8"/>
      <text:p text:style-name="P14">12A: cc10cc10cc10cc10cc10: AAAAA</text:p>
      <text:p text:style-name="P14">12A: cb10cb10cb10cb10cb10: BBBBB</text:p>
      <text:p text:style-name="P8"/>
      <text:p text:style-name="P8"/>
      <text:p text:style-name="P15">2:</text:p>
      <text:p text:style-name="P15">013D-0145: 10→00</text:p>
      <text:p text:style-name="P15">014E: название</text:p>
      <text:p text:style-name="P15">3:</text:p>
      <text:p text:style-name="P15">0153-0169: 10→00</text:p>
      <text:p text:style-name="P15">0172–017A: название</text:p>
      <text:p text:style-name="P15">4:</text:p>
      <text:p text:style-name="P15">0185-018D: 10→00</text:p>
      <text:p text:style-name="P15">0196-019E: название</text:p>
      <text:p text:style-name="P15">5:</text:p>
      <text:p text:style-name="P15">01A9-01B1: 10→00</text:p>
      <text:p text:style-name="P15">01BA-01C2: название</text:p>
      <text:p text:style-name="P15"/>
      <text:p text:style-name="P15"/>
      <text:p text:style-name="P15">при удалении слота 5 символов до названия слота приводятся к 10, в названии все 00 → 10, остальные → C0</text:p>
      <text:p text:style-name="P15"/>
      <text:p text:style-name="P16"><text:soft-page-break/>игровые данные при удалении не стираются, так что, можно показывать что слот был удалён.</text:p>
      <text:p text:style-name="P15"/>
      <text:p text:style-name="P15"/>
      <text:p text:style-name="P8"/>
      <text:p text:style-name="P8"/>
      <text:p text:style-name="P8"/>
      <text:p text:style-name="P17">20<text:span text:style-name="T49">1 </text:span>— 01 1 игра</text:p>
      <text:p text:style-name="P17">20<text:span text:style-name="T49">2 </text:span>— 01 2 игра</text:p>
      <text:p text:style-name="P8"/>
      <text:p text:style-name="P8"/>
      <text:p text:style-name="P8"><text:bookmark-start text:name="__DdeLink__347_401953193"/>40<text:bookmark-end text:name="__DdeLink__347_401953193"/>1-402, 413-414<text:tab/><text:tab/><text:bookmark-start text:name="__DdeLink__1953_1984034542"/>0006 → 1006 → 2006<text:bookmark-end text:name="__DdeLink__1953_1984034542"/> — передвинулся на шаг X</text:p>
      <text:p text:style-name="P8">405-406, 411-412<text:tab/><text:tab/><text:bookmark-start text:name="__DdeLink__1955_1984034542"/>0001 → 500<text:bookmark-end text:name="__DdeLink__1955_1984034542"/>1 Y</text:p>
      <text:p text:style-name="P8"/>
      <text:p text:style-name="P8"/>
      <text:p text:style-name="P8">408-<text:span text:style-name="T5">409 </text:span>— <text:span text:style-name="T5">номер </text:span>карт<text:span text:style-name="T5">ы. Например, </text:span><text:bookmark-start text:name="__DdeLink__1957_1984034542"/>0000 — Палма, 0404 — Каминит<text:bookmark-end text:name="__DdeLink__1957_1984034542"/></text:p>
      <text:p text:style-name="P8"/>
      <text:p text:style-name="P8">40A: направление в подземелье. По умолчанию <text:span text:style-name="T113">0</text:span>. Поворот направо — 1. Наоборот — 2. Ещё — 3. Сохраняется после выхода</text:p>
      <text:p text:style-name="P8"/>
      <text:p text:style-name="P8"><text:bookmark-start text:name="__DdeLink__349_401953193"/>40C — 00 → 5e — номер комнаты в подземелье. <text:span text:style-name="T7">4 бита — X, 4 бита — Y. Max ширина 16x16</text:span></text:p>
      <text:p text:style-name="P8">Примечание: после загрузки сохранения открытые двери снова закрыты.</text:p>
      <text:p text:style-name="P8"/>
      <text:p text:style-name="P8">40D <text:span text:style-name="T5">00 </text:span><text:bookmark-start text:name="__DdeLink__351_401953193"/>→ 0<text:span text:style-name="T5">2 </text:span>вошёл в подземелье медузы<text:bookmark-end text:name="__DdeLink__351_401953193"/>. <text:span text:style-name="T5">Возможно это указатель на подземелье</text:span></text:p>
      <text:p text:style-name="P8"/>
      <text:p text:style-name="P8">415-416: 000d → <text:tab/>020b — вошёл в подземелье Каминита</text:p>
      <text:p text:style-name="P8"><text:tab/><text:tab/><text:tab/>040b – пещера Медузы</text:p>
      <text:p text:style-name="P8"><text:tab/><text:tab/><text:tab/>000d – Каминит, может что-то ещё</text:p>
      <text:p text:style-name="P8"/>
      <text:p text:style-name="P8"/>
      <text:p text:style-name="P18"><text:bookmark-start text:name="__DdeLink__1961_1984034542"/>Camineet <text:span text:style-name="T5">Warehouse</text:span><text:bookmark-end text:name="__DdeLink__1961_1984034542"/></text:p>
      <text:p text:style-name="P18">040D: 00→02 — вероятно тоже относится к номеру комнаты</text:p>
      <text:p text:style-name="P18">0415: 00→02 - ??? <text:span text:style-name="T16">(Green)</text:span></text:p>
      <text:p text:style-name="P18">0416: 0D→0B - ???</text:p>
      <text:p text:style-name="P19"><text:bookmark-start text:name="__DdeLink__1959_1984034542"/>Medusa'sCave<text:bookmark-end text:name="__DdeLink__1959_1984034542"/></text:p>
      <text:p text:style-name="P19">040D: 02→00 — меняется только в подземелье</text:p>
      <text:p text:style-name="P19">0415: 00→04 <text:span text:style-name="T16">(Blue)</text:span></text:p>
      <text:p text:style-name="P19">0416: 0D→0B</text:p>
      <text:p text:style-name="P20">ScionCave</text:p>
      <text:p text:style-name="P20">040D: 02→13 </text:p>
      <text:p text:style-name="P20">0415: 00→04 </text:p>
      <text:p text:style-name="P20">0416: 0D→0B </text:p>
      <text:p text:style-name="P21">#2</text:p>
      <text:p text:style-name="P21">040D: 13→12 — ID подземелья??????</text:p>
      <text:p text:style-name="P24">#3</text:p>
      <text:p text:style-name="P24">040D: 12→11 </text:p>
      <text:p text:style-name="P27">#4</text:p>
      <text:p text:style-name="P27">040D: 11→10 </text:p>
      <text:p text:style-name="P30">Naula Cave</text:p>
      <text:p text:style-name="P30">040D: 10→13 </text:p>
      <text:p text:style-name="P30">0415: 00→04 <text:span text:style-name="T16">(Blue)</text:span></text:p>
      <text:p text:style-name="P30">0416: 0D→0B </text:p>
      <text:p text:style-name="P32">#2</text:p>
      <text:p text:style-name="P32">040D: 13→12 </text:p>
      <text:p text:style-name="P3">Governor“s Entrance</text:p>
      <text:p text:style-name="P3">040D: 12→21 </text:p>
      <text:p text:style-name="P3">0415: 04→06 (Yellow)</text:p>
      <text:p text:style-name="P31">0416: 0D→0B </text:p>
      <text:p text:style-name="P34">Naharu Cave</text:p>
      <text:p text:style-name="P34">040D: 21→1E </text:p>
      <text:p text:style-name="P34">0415: 00→07 (Pink)</text:p>
      <text:p text:style-name="P34">0416: 0D→0B </text:p>
      <text:p text:style-name="P35">#2</text:p>
      <text:p text:style-name="P35"><text:soft-page-break/>040D: 1E→1D </text:p>
      <text:p text:style-name="P2">Gothic Passage</text:p>
      <text:p text:style-name="P2">040D: 1D→00 </text:p>
      <text:p text:style-name="P2">0415: 00→04 (Blue)</text:p>
      <text:p text:style-name="P2">0416: 0D→0B </text:p>
      <text:p text:style-name="P2">Gothic</text:p>
      <text:p text:style-name="P2">0415: 04→00 </text:p>
      <text:p text:style-name="P2">0416: 0B→0D </text:p>
      <text:p text:style-name="P37">Triada Prison</text:p>
      <text:p text:style-name="P37">040D: 00→01 </text:p>
      <text:p text:style-name="P37">0415: 00→05 (Light Blue)</text:p>
      <text:p text:style-name="P37">0416: 0D→0B </text:p>
      <text:p text:style-name="P38">Bortevo</text:p>
      <text:p text:style-name="P38">0409: 07→0B </text:p>
      <text:p text:style-name="P39">Bortevo Passage</text:p>
      <text:p text:style-name="P39">040D: 00→16 </text:p>
      <text:p text:style-name="P39">0415: 00→04 </text:p>
      <text:p text:style-name="P39">0416: 0D→0B </text:p>
      <text:p text:style-name="P40">Abion Warehouse</text:p>
      <text:p text:style-name="P40">040D: 16→02 </text:p>
      <text:p text:style-name="P40">0415: 00→02 (Light Green)</text:p>
      <text:p text:style-name="P40">0416: 0D→0B </text:p>
      <text:p text:style-name="P42">Dr. Mad</text:p>
      <text:p text:style-name="P42">040D: 02→15 </text:p>
      <text:p text:style-name="P42">0415: 00→03 <text:span text:style-name="T23">(Blue?)</text:span></text:p>
      <text:p text:style-name="P42">0416: 0D→0B </text:p>
      <text:p text:style-name="P43">Medusa's Tower <text:span text:style-name="T24">#2</text:span></text:p>
      <text:p text:style-name="P43">040D: 16→04 </text:p>
      <text:p text:style-name="P43">0415: 00→01 (LightRed, Pink, Orange???)</text:p>
      <text:p text:style-name="P43">0416: 0D→0B </text:p>
      <text:p text:style-name="P43">0417: 03→02 </text:p>
      <text:p text:style-name="P44">#1</text:p>
      <text:p text:style-name="P44">040D: 04→03 </text:p>
      <text:p text:style-name="P45">#3</text:p>
      <text:p text:style-name="P45">040D: 03→05 </text:p>
      <text:p text:style-name="P46">#4</text:p>
      <text:p text:style-name="P46">040D: 03→06 </text:p>
      <text:p text:style-name="P47">#5</text:p>
      <text:p text:style-name="P47">040D: 06→07 </text:p>
      <text:p text:style-name="P49">#6</text:p>
      <text:p text:style-name="P49">040D: 07→08 </text:p>
      <text:p text:style-name="P49">#7</text:p>
      <text:p text:style-name="P49">040D: 08→09 </text:p>
      <text:p text:style-name="P50">#8</text:p>
      <text:p text:style-name="P50">040D: 08→0A </text:p>
      <text:p text:style-name="P51">Casba Cave</text:p>
      <text:p text:style-name="P51">040D: 0A→27 </text:p>
      <text:p text:style-name="P51">0415: 00→07 (Pink)</text:p>
      <text:p text:style-name="P51">0416: 0D→0B </text:p>
      <text:p text:style-name="P51">#2</text:p>
      <text:p text:style-name="P51">040D: 27→26 </text:p>
      <text:p text:style-name="P51">#3</text:p>
      <text:p text:style-name="P51">040D: 26→25 </text:p>
      <text:p text:style-name="P52">Casba</text:p>
      <text:p text:style-name="P52">040D: 25→27 </text:p>
      <text:p text:style-name="P52">0415: 07→00 </text:p>
      <text:p text:style-name="P52">0416: 0B→0D </text:p>
      <text:p text:style-name="P30">Forgotten Tower</text:p>
      <text:p text:style-name="P53">040D: 27→17 </text:p>
      <text:p text:style-name="P53">0415: 00→02 </text:p>
      <text:p text:style-name="P53">0416: 0D→0B </text:p>
      <text:p text:style-name="P53">#2</text:p>
      <text:p text:style-name="P53">040D: 17→18 </text:p>
      <text:p text:style-name="P54">#3</text:p>
      <text:p text:style-name="P54"><text:soft-page-break/>040D: 18→19 </text:p>
      <text:p text:style-name="P54">#4</text:p>
      <text:p text:style-name="P54">040D: 19→1A </text:p>
      <text:p text:style-name="P54">#5</text:p>
      <text:p text:style-name="P54">040D: 1A→1B </text:p>
      <text:p text:style-name="P55">Drasgow Warehouse</text:p>
      <text:p text:style-name="P55">040D: 1B→15 </text:p>
      <text:p text:style-name="P55">0415: 00→03 </text:p>
      <text:p text:style-name="P55">0416: 0D→0B </text:p>
      <text:p text:style-name="P56">Tajima“s Cave</text:p>
      <text:p text:style-name="P56">040D: 15→24 </text:p>
      <text:p text:style-name="P56">0415: 03→07 (Pink?)</text:p>
      <text:p text:style-name="P57">#2</text:p>
      <text:p text:style-name="P57">040D: 24→23 </text:p>
      <text:p text:style-name="P58">#3</text:p>
      <text:p text:style-name="P58">040D: 23→22 </text:p>
      <text:p text:style-name="P59">Skure Entrance</text:p>
      <text:p text:style-name="P59">040D: 22→28 </text:p>
      <text:p text:style-name="P59">0415: 00→0A (Light Blue)</text:p>
      <text:p text:style-name="P59">0416: 0D→0B </text:p>
      <text:p text:style-name="P60">Dezorian Cavern 1</text:p>
      <text:p text:style-name="P60">040D: 28→2F </text:p>
      <text:p text:style-name="P60">0415: 00→09 (Light Blue/Black)</text:p>
      <text:p text:style-name="P60">0416: 0D→0B </text:p>
      <text:p text:style-name="P61">Dezorian Cavern <text:span text:style-name="T36">2</text:span></text:p>
      <text:p text:style-name="P61">040D: 28→2F </text:p>
      <text:p text:style-name="P61">0415: 00→09 (Light Blue/Black)</text:p>
      <text:p text:style-name="P61">0416: 0D→0B </text:p>
      <text:p text:style-name="P61">Dezorian Cavern <text:span text:style-name="T36">3</text:span></text:p>
      <text:p text:style-name="P61">040D: <text:span text:style-name="T36">30→32 </text:span></text:p>
      <text:p text:style-name="P61">0415: 00→09 (Light Blue/Black)</text:p>
      <text:p text:style-name="P61">0416: 0D→0B </text:p>
      <text:p text:style-name="P61">Dezorian Cavern <text:span text:style-name="T36">4</text:span></text:p>
      <text:p text:style-name="P63">040D: 32→31 </text:p>
      <text:p text:style-name="P64">Twintown Entrance</text:p>
      <text:p text:style-name="P64">040D: 31→28 </text:p>
      <text:p text:style-name="P64">0415: 00→0A </text:p>
      <text:p text:style-name="P64">0416: 0D→0B </text:p>
      <text:p text:style-name="P65">Aero Prism Cave</text:p>
      <text:p text:style-name="P65">040D: 31→3A </text:p>
      <text:p text:style-name="P65">0415: 00→0A </text:p>
      <text:p text:style-name="P65">0416: 0D→0B </text:p>
      <text:p text:style-name="P66">Guaron Morgue</text:p>
      <text:p text:style-name="P66">040D: 2A</text:p>
      <text:p text:style-name="P66">0415: 00→0A </text:p>
      <text:p text:style-name="P66">0416: 0D→0B </text:p>
      <text:p text:style-name="P66">#2</text:p>
      <text:p text:style-name="P66">040D: 2A→29 </text:p>
      <text:p text:style-name="P68">Dezorian Cavern 5</text:p>
      <text:p text:style-name="P68">040D: 2A→30 </text:p>
      <text:p text:style-name="P68">0415: 0A→09 </text:p>
      <text:p text:style-name="P67">0416: 0D→0B </text:p>
      <text:p text:style-name="P68">#2</text:p>
      <text:p text:style-name="P68">040D: 30→2F </text:p>
      <text:p text:style-name="P68">Corona Tower</text:p>
      <text:p text:style-name="P68">040D: 2F→2B </text:p>
      <text:p text:style-name="P68">0415: 09→08 (Red)</text:p>
      <text:p text:style-name="P67">0416: 0D→0B </text:p>
      <text:p text:style-name="P69">#2</text:p>
      <text:p text:style-name="P70">040D: 2B→2C </text:p>
      <text:p text:style-name="P70">#3</text:p>
      <text:p text:style-name="P71">040D: 2C→2D </text:p>
      <text:p text:style-name="P72">#4</text:p>
      <text:p text:style-name="P72">040D: 2D→2E </text:p>
      <text:p text:style-name="P72"><text:soft-page-break/>Laconian Shield Cave</text:p>
      <text:p text:style-name="P72">040D: 2E→34 </text:p>
      <text:p text:style-name="P72">0415: 08→09 </text:p>
      <text:p text:style-name="P72">0541: 6E→4C </text:p>
      <text:p text:style-name="P73">#2</text:p>
      <text:p text:style-name="P74">040D: 34→33 </text:p>
      <text:p text:style-name="P74">#3</text:p>
      <text:p text:style-name="P74">040D: 33→32 </text:p>
      <text:p text:style-name="P74">#4</text:p>
      <text:p text:style-name="P74">31</text:p>
      <text:p text:style-name="P74">#5</text:p>
      <text:p text:style-name="P74">30</text:p>
      <text:p text:style-name="P74">#6</text:p>
      <text:p text:style-name="P73">040D: 34→2F </text:p>
      <text:p text:style-name="P75">Baya Malay Prison</text:p>
      <text:p text:style-name="P75">040D: 00→14 </text:p>
      <text:p text:style-name="P75">0415: 00→03 </text:p>
      <text:p text:style-name="P75">0416: 0D→0B </text:p>
      <text:p text:style-name="P75">Baya Malay Prison (jail)</text:p>
      <text:p text:style-name="P75">040D: 14→15 </text:p>
      <text:p text:style-name="P75">Baya Malay Cave</text:p>
      <text:p text:style-name="P75">040D: 15→00 </text:p>
      <text:p text:style-name="P75">0415: 03→04 (Blue - dark)</text:p>
      <text:p text:style-name="P76">Baya Malay <text:span text:style-name="T43">(0)</text:span></text:p>
      <text:p text:style-name="P79">040D: 00→0B </text:p>
      <text:p text:style-name="P79">0415: 04→01 (orange/red)</text:p>
      <text:p text:style-name="P77">Baya Malay <text:span text:style-name="T43">(1)</text:span></text:p>
      <text:p text:style-name="P80">040D: 0B→0C </text:p>
      <text:p text:style-name="P78">Baya Malay <text:span text:style-name="T43">(2)</text:span></text:p>
      <text:p text:style-name="P81">040D: 0C→0D<text:span text:style-name="T45"> </text:span></text:p>
      <text:p text:style-name="P82">3</text:p>
      <text:p text:style-name="P82">040D: 0D→0E </text:p>
      <text:p text:style-name="P83">4</text:p>
      <text:p text:style-name="P83">040D: 0E→0F </text:p>
      <text:p text:style-name="P84">-<text:span text:style-name="T46">1</text:span></text:p>
      <text:p text:style-name="P85">040D: 0B→0A </text:p>
      <text:p text:style-name="P76">-<text:span text:style-name="T46">2</text:span></text:p>
      <text:p text:style-name="P85">040D: 0A→09 </text:p>
      <text:p text:style-name="P76">-<text:span text:style-name="T46">3</text:span></text:p>
      <text:p text:style-name="P85">040D: 09→08 </text:p>
      <text:p text:style-name="P86">Air Castle</text:p>
      <text:p text:style-name="P86">0415: 01→00 </text:p>
      <text:p text:style-name="P86">0416: 0B→0D </text:p>
      <text:p text:style-name="P86">Air Castle #1</text:p>
      <text:p text:style-name="P86">040D: 0F→39 </text:p>
      <text:p text:style-name="P86">0415: 00→06 (Gold/Yellow)</text:p>
      <text:p text:style-name="P86">0416: 0D→0B </text:p>
      <text:p text:style-name="P86">#2</text:p>
      <text:p text:style-name="P86">040D: 39→38 </text:p>
      <text:p text:style-name="P86">#3</text:p>
      <text:p text:style-name="P86">040D: 38→37 </text:p>
      <text:p text:style-name="P86">#4</text:p>
      <text:p text:style-name="P86">040D: 37→36 </text:p>
      <text:p text:style-name="P86">#5</text:p>
      <text:p text:style-name="P86">040D: 36→35 </text:p>
      <text:p text:style-name="P87">Governor's Palace #1</text:p>
      <text:p text:style-name="P87">040D: 39→21 </text:p>
      <text:p text:style-name="P87">#2</text:p>
      <text:p text:style-name="P87">20</text:p>
      <text:p text:style-name="P88">#3</text:p>
      <text:p text:style-name="P88">1F</text:p>
      <text:p text:style-name="P88"/>
      <text:p text:style-name="P89">после победы Dark Faltz выводится окно и тут же закрывается</text:p>
      <text:p text:style-name="P87"/>
      <text:p text:style-name="P30"><text:soft-page-break/></text:p>
      <text:p text:style-name="P90">040E: <text:bookmark-start text:name="__DdeLink__1964_1984034542"/>00→08 — накатере, 04 — вездеход, <text:span text:style-name="T51">0C - ледобур</text:span><text:bookmark-end text:name="__DdeLink__1964_1984034542"/></text:p>
      <text:p text:style-name="P30"/>
      <text:p text:style-name="P91">040F: 00...03 — может какая-то анимация??? Это точно не координаты и точно не направление движения.</text:p>
      <text:p text:style-name="P91">0410: 00...03 — тоже что-то динамическое <text:span text:style-name="T28">не всегда совпадает с 040F</text:span></text:p>
      <text:p text:style-name="P91"/>
      <text:p text:style-name="P91"/>
      <text:p text:style-name="P91"/>
      <text:p text:style-name="P91"/>
      <text:p text:style-name="P91"/>
      <text:p text:style-name="P30"/>
      <text:p text:style-name="P8"><text:bookmark-start text:name="__DdeLink__6171_391250027"/>417 (01 вместо 00) — Посетил церковь Каминита</text:p>
      <text:p text:style-name="P8"><text:tab/>04 – церковь Пасео<text:bookmark-end text:name="__DdeLink__349_401953193"/></text:p>
      <text:p text:style-name="P2">0417: 00→02 Gothic</text:p>
      <text:p text:style-name="P40">0417: 02→03 Loar</text:p>
      <text:p text:style-name="P92">0417: 02→05 Uzo</text:p>
      <text:p text:style-name="P52">0417: 05→06 Casba</text:p>
      <text:p text:style-name="P93">0417: 06→08 Skure</text:p>
      <text:p text:style-name="P94">0417: 08→07 Twintown<text:bookmark-end text:name="__DdeLink__6171_391250027"/></text:p>
      <text:p text:style-name="P94"/>
      <text:p text:style-name="P94"/>
      <text:p text:style-name="P94"/>
      <text:p text:style-name="P8"><text:bookmark-start text:name="__DdeLink__1966_1984034542"/>500 - Алиса</text:p>
      <text:p text:style-name="P8">01100000</text:p>
      <text:p text:style-name="P8">01050004 — текущих жизней 5, опыт 4,</text:p>
      <text:p text:style-name="P8">01100010000110000c0d</text:p>
      <text:p text:style-name="P8">01140014000214000e10</text:p>
      <text:p text:style-name="P8">текущих жизней 14h, опыт 14h, уровень 2, макс.жизнь 14h, атака 0Eh, защита 10h</text:p>
      <text:p text:style-name="P8">01190032000319002b2b08101c000000</text:p>
      <text:p text:style-name="P8">01220469000422042d4908151c000101</text:p>
      <text:p text:style-name="P8">живёт (01), текущих жизней 22h, мана 4, опыт 6900h, уровень 4, макс.жизнь 22h, атака 2dh, защита 49h, одеты: карбоновый меч (08), титановая кольчуга (15), карбоновый щит (1c), ?????, заклинания: 0101 (лечение, лечение)</text:p>
      <text:p text:style-name="P8">далее ещё 3 аналогичные записи, по 16 байт каждая</text:p>
      <text:p text:style-name="P8"/>
      <text:p text:style-name="P346">DA — HP</text:p>
      <text:p text:style-name="P346">38 — Atk.</text:p>
      <text:p text:style-name="P346">78 — Def.</text:p>
      <text:p text:style-name="P346">20 — MP</text:p>
      <text:p text:style-name="P346">18F6 (F618) — Exp.</text:p>
      <text:p text:style-name="P346">05 — Боевые заклинания</text:p>
      <text:p text:style-name="P346">02 — Мирные заклинания</text:p>
      <text:p text:style-name="P8"><text:bookmark-end text:name="__DdeLink__1966_1984034542"/></text:p>
      <text:p text:style-name="P8"/>
      <text:p text:style-name="P8"/>
      <text:p text:style-name="P8">540</text:p>
      <text:p text:style-name="P27">Это характеристики последних убитых монстров — HP, ATP, DFP. Можно смело игнорировать</text:p>
      <text:p text:style-name="P8">00000000000000000000 — города???</text:p>
      <text:p text:style-name="P8">0000000000000c000e0c</text:p>
      <text:p text:style-name="P8">вроде как спонтанно меняется на 000000</text:p>
      <text:p text:style-name="P8">01080000000008000d09 — палма</text:p>
      <text:p text:style-name="P8">010c000000000c000e0c — в подземелье Каминита</text:p>
      <text:p text:style-name="P8">00000000000012001612 - Сион</text:p>
      <text:p text:style-name="P8">0000000000000b0c0a00 – Пещера медузы до Тайлона</text:p>
      <text:p text:style-name="P8">00000000000000000000 – Пещера медузы после Тайлона</text:p>
      <text:p text:style-name="P8">00000000000012120d00 – Пещера медузы взял компас</text:p>
      <text:p text:style-name="P8"/>
      <text:p text:style-name="P95">Palma, Shion, Camineet</text:p>
      <text:p text:style-name="P95">0540: 00000000000000000000000000000000</text:p>
      <text:p text:style-name="P95">0550: 00000000000000000000000000000000</text:p>
      <text:p text:style-name="P95"/>
      <text:p text:style-name="P98">Parolit</text:p>
      <text:p text:style-name="P95"><text:soft-page-break/>0540: 01080000000008000D09000000000000</text:p>
      <text:p text:style-name="P95">0550: 01080000000008000D09000000000000</text:p>
      <text:p text:style-name="P99">После покупки амулета всё сбросилось в 0</text:p>
      <text:p text:style-name="P99"/>
      <text:p text:style-name="P100">Medusa's Cave</text:p>
      <text:p text:style-name="P100">После взятия сундука 00000 сменились на:</text:p>
      <text:p text:style-name="P100">0540: 0000000000001200120D000000000000</text:p>
      <text:p text:style-name="P100">0550: 0000000000001200120D000000000000</text:p>
      <text:p text:style-name="P100">0560: 0000000000001200120D000000000000</text:p>
      <text:p text:style-name="P100">0570: 0000000000001200120D000000000000</text:p>
      <text:p text:style-name="P100">взял второй сундук</text:p>
      <text:p text:style-name="P100">0540: 0000000000000B000C0A000000000000</text:p>
      <text:p text:style-name="P102">пришёл к Тайлону — всё по нулям</text:p>
      <text:p text:style-name="P103">взял компас</text:p>
      <text:p text:style-name="P103">0540: 0000000000001200120D000000000000</text:p>
      <text:p text:style-name="P103">05<text:span text:style-name="T7">5</text:span>0: 0000000000001200120D000000000000</text:p>
      <text:p text:style-name="P103">05<text:span text:style-name="T7">6</text:span>0: 0000000000001200120D000000000000</text:p>
      <text:p text:style-name="P103">05<text:span text:style-name="T7">7</text:span>0: 0000000000001200120D000000000000</text:p>
      <text:p text:style-name="P104">Встал у входа</text:p>
      <text:p text:style-name="P103">0580: 0000000000001200120D000000000000</text:p>
      <text:p text:style-name="P103">05<text:span text:style-name="T7">9</text:span>0: 0000000000001200120D000000000000</text:p>
      <text:p text:style-name="P20">Scion Cave</text:p>
      <text:p text:style-name="P20">0540: 0000000000002A002A28000000000000</text:p>
      <text:p text:style-name="P20">0550: 0000000000002A002A28000000000000</text:p>
      <text:p text:style-name="P20">0560: 0000000000002A002A28000000000000</text:p>
      <text:p text:style-name="P105">Взял колу</text:p>
      <text:p text:style-name="P96">0540: 00000000000000000000000000000000</text:p>
      <text:p text:style-name="P96">0550: 00000000000000000000000000000000</text:p>
      <text:p text:style-name="P96">05<text:span text:style-name="T10">6</text:span>0: 00000000000000000000000000000000</text:p>
      <text:p text:style-name="P21">Взял 20 месет</text:p>
      <text:p text:style-name="P21">0540: 0000000000001C002423000000000000</text:p>
      <text:p text:style-name="P21">0550: 0000000000001C002423000000000000</text:p>
      <text:p text:style-name="P21">Пустой сундук</text:p>
      <text:p text:style-name="P97">0540: 00000000000000000000000000000000</text:p>
      <text:p text:style-name="P97">0550: 00000000000000000000000000000000</text:p>
      <text:p text:style-name="P22">Пустой сундук</text:p>
      <text:p text:style-name="P107">0540: 00000000000032002523000000000000 → 0000000000001E002B24000000000000</text:p>
      <text:p text:style-name="P107">0550: 00000000000032002523000000000000 → 00000000000000000000000000000000</text:p>
      <text:p text:style-name="P24">Cola (24)</text:p>
      <text:p text:style-name="P24">0540: 0000000000001E002B24000000000000 → 0000000000001C002423000000000000</text:p>
      <text:p text:style-name="P24">50 meset</text:p>
      <text:p text:style-name="P24">0550: 00000000000000000000000000000000 → 0000000000001C002423000000000000</text:p>
      <text:p text:style-name="P24">0560: 00000000000000000000000000000000 → 0000000000001C002423000000000000</text:p>
      <text:p text:style-name="P24">20 meset</text:p>
      <text:p text:style-name="P24">0000</text:p>
      <text:p text:style-name="P24">0000</text:p>
      <text:p text:style-name="P109">20 meset“</text:p>
      <text:p text:style-name="P25">0550: 0000000000001C002423000000000000</text:p>
      <text:p text:style-name="P27">burger</text:p>
      <text:p text:style-name="P27">0540: 0000000000001C002423000000000000 → 0000000000003200<text:span text:style-name="T14">25</text:span>23000000000000</text:p>
      <text:p text:style-name="P27">0550: 0000000000001C002423000000000000 → 00000000000032002523000000000000</text:p>
      <text:p text:style-name="P27">0560: 00000000000000000000000000000000 → 00000000000032002523000000000000</text:p>
      <text:p text:style-name="P27">iron fang — вероятно это противники</text:p>
      <text:p text:style-name="P27">0540: 00000000000032002523000000000000 → 00000000000035003A29000000000000</text:p>
      <text:p text:style-name="P27">0550: 00000000000032002523000000000000 → 00000000000035003A29000000000000</text:p>
      <text:p text:style-name="P27">0560: 00000000000032002523000000000000 → 00000000000035003A29000000000000</text:p>
      <text:p text:style-name="P27">0570: 00000000000000000000000000000000 → 00000000000035003A29000000000000</text:p>
      <text:p text:style-name="P27">0580: 00000000000000000000000000000000 → 00000000000035003A29000000000000</text:p>
      <text:p text:style-name="P40">Abion</text:p>
      <text:p text:style-name="P40">0540: 00 → 01</text:p>
      <text:p text:style-name="P40">0541: 00 → 35</text:p>
      <text:p text:style-name="P46">Medusa 03</text:p>
      <text:p text:style-name="P46">0540: 014E</text:p>
      <text:p text:style-name="P46">0550: 014E</text:p>
      <text:p text:style-name="P46"><text:soft-page-break/>0560: 014E</text:p>
      <text:p text:style-name="P46">Medusa 03</text:p>
      <text:p text:style-name="P46">0540: 016E</text:p>
      <text:p text:style-name="P46">0550: 016E</text:p>
      <text:p text:style-name="P49">Medusa 06</text:p>
      <text:p text:style-name="P49">0540: 00 → 01B9</text:p>
      <text:p text:style-name="P49">#7</text:p>
      <text:p text:style-name="P49">0541: B9 → 78</text:p>
      <text:p text:style-name="P49">0550: 00 → 0178</text:p>
      <text:p text:style-name="P50">#8</text:p>
      <text:p text:style-name="P50">0540: 00 → 018A</text:p>
      <text:p text:style-name="P51">Casba Cave</text:p>
      <text:p text:style-name="P51">0540: 00 → 012A</text:p>
      <text:p text:style-name="P51">0550: 00 → 012A</text:p>
      <text:p text:style-name="P51">0560: 00 → 012A</text:p>
      <text:p text:style-name="P51">#2</text:p>
      <text:p text:style-name="P51">00000</text:p>
      <text:p text:style-name="P156"/>
      <text:p text:style-name="P110">в подземельях устранение ловушек в сейвах не отмечается</text:p>
      <text:p text:style-name="P157"/>
      <text:p text:style-name="P160"/>
      <text:p text:style-name="P8">5C0-5D7 — 24 предмета</text:p>
      <text:p text:style-name="P8">000000</text:p>
      <text:p text:style-name="P8">271С08 — фонарик, карбоновый щит, карбоновый меч</text:p>
      <text:p text:style-name="P8">270200</text:p>
      <text:p text:style-name="P8"/>
      <text:p text:style-name="P8"/>
      <text:p text:style-name="P8">5E0 — месеты, количество предметов</text:p>
      <text:p text:style-name="P8">0000 00</text:p>
      <text:p text:style-name="P8">FFFF 01 — месет 65535(FFFF), 1 предмет.</text:p>
      <text:p text:style-name="P8"/>
      <text:p text:style-name="P8">5F0 – 00 → 01 – сколько компаньонов</text:p>
      <text:p text:style-name="P4"/>
      <text:p text:style-name="P111">First food shop <text:span text:style-name="T170">(spaceport)</text:span> :)</text:p>
      <text:p text:style-name="P4"/>
      <text:p text:style-name="P6">Если Лутз прийдёт к Тадзиму в Frad Cloak — он просто скажет, что ему нечему его учить и ещё один плащ не даст.</text:p>
      <text:p text:style-name="P4"/>
      <text:p text:style-name="P7"/>
      <text:p text:style-name="P5"/>
      <text:p text:style-name="P4"/>
      <text:p text:style-name="P4"/>
      <text:p text:style-name="P112">C500 — После каждого боя и открытия сундука сюда записывается FF</text:p>
      <text:p text:style-name="P112"/>
      <text:p text:style-name="P161"/>
      <text:p text:style-name="P254"><text:bookmark-start text:name="__DdeLink__8132_466637797"/>Palma (near Camineet)</text:p>
      <text:p text:style-name="P163">30 D0 04 00 30 30 03 00 <text:span text:style-name="T64">00</text:span> <text:span text:style-name="T64">00</text:span> 02 00 5E 02 00 00 00 30 03 D0 04 00 0D</text:p>
      <text:p text:style-name="P255">Palma (near Gothic)</text:p>
      <text:p text:style-name="P164">00 00 03 00 10 10 04 00 <text:span text:style-name="T64">00</text:span> <text:span text:style-name="T64">00</text:span> 00 00 2E 00 00 00 00 10 04 00 03 00 0D</text:p>
      <text:p text:style-name="P256">Palma (Drasgow)</text:p>
      <text:p text:style-name="P165">30 D0 06 00 10 10 06 00 <text:span text:style-name="T64">00</text:span> <text:span text:style-name="T64">00</text:span> 01 00 67 0A 00 02 02 10 06 D0 06 00 0<text:span text:style-name="T166">D</text:span></text:p>
      <text:p text:style-name="P257">Palma (Baya Marlay)</text:p>
      <text:p text:style-name="P166">00 00 06 00 10 30 01 00 <text:span text:style-name="T64">00</text:span> <text:span text:style-name="T64">00</text:span> 03 00 15 00 00 01 03 30 01 00 06 00 0<text:span text:style-name="T166">D</text:span></text:p>
      <text:p text:style-name="P258"><text:bookmark-start text:name="__DdeLink__8117_1619896327"/>Motavia</text:p>
      <text:p text:style-name="P167">40 C0 05 00 10 10 02 00 01 01 00 00 2E 00 00 02 01 10 02 C0 05 00 0B<text:bookmark-end text:name="__DdeLink__8117_1619896327"/></text:p>
      <text:p text:style-name="P259">Motavia (Perseus Island)</text:p>
      <text:p text:style-name="P168">00 00 04 00 60 60 02 00 <text:span text:style-name="T64">01</text:span> <text:span text:style-name="T64">01</text:span> 02 00 5E 02 00 00 01 60 02 00 04 00 0D</text:p>
      <text:p text:style-name="P260">Dezoris (near Skray)</text:p>
      <text:p text:style-name="P169">C0 40 02 00 50 50 05 00 <text:span text:style-name="T64">02</text:span> <text:span text:style-name="T64">02</text:span> 03 00 25 22 00 00 03 50 05 40 02 00 0D</text:p>
      <text:p text:style-name="P261">Dezoris (near 3-rd cavern passageway)</text:p>
      <text:p text:style-name="P170">70 90 00 00 30 30 05 00 <text:span text:style-name="T64">02</text:span> <text:span text:style-name="T64">02</text:span> 00 00 87 30 04 01 03 30 05 90 00 00 0D</text:p>
      <text:p text:style-name="P261">Dezoris (near 4-rd cavern passageway)</text:p>
      <text:p text:style-name="P170">90 70 00 00 10 10 04 00 <text:span text:style-name="T64">02</text:span> <text:span text:style-name="T64">02</text:span> 00 00 59 32 00 02 00 10 04 70 00 00 0D</text:p>
      <text:p text:style-name="P261">Dezoris (near Twintown)</text:p>
      <text:p text:style-name="P170">F0 10 04 00 20 20 03 00 <text:span text:style-name="T64">02</text:span> <text:span text:style-name="T64">02</text:span> 01 00 1C 31 00 02 00 20 03 10 04 00 0D</text:p>
      <text:p text:style-name="P266">Dezoris (near Guaron Morgue)</text:p>
      <text:p text:style-name="P172">70 90 04 00 B0 B0 07 00 <text:span text:style-name="T64">02</text:span> <text:span text:style-name="T64">02</text:span> 03 00 79 3A 0C 00 03 B0 07 90 04 00 0<text:span text:style-name="T166">D</text:span></text:p>
      <text:p text:style-name="P267">Dezoris (near Corona Tower)</text:p>
      <text:p text:style-name="P173">00 D0 02 00 00 70 00 00 <text:span text:style-name="T64">02</text:span> <text:span text:style-name="T64">02</text:span> 00 00 2E 30 0C 01 01 70 00 D0 02 00 0D</text:p>
      <text:p text:style-name="P271"><text:bookmark-start text:name="__DdeLink__6315_2087498417"/><text:soft-page-break/>Camineet</text:p>
      <text:p text:style-name="P158">C0 40 06 00 50 50 01 00 <text:span text:style-name="T64">04</text:span> <text:span text:style-name="T64">04</text:span> 00 00 00 00 00 00 00 50 01 40 06 00 0<text:bookmark-end text:name="__DdeLink__6315_2087498417"/><text:span text:style-name="T130">D</text:span></text:p>
      <text:p text:style-name="P162">C501<text:tab/>01<text:tab/>Talk with Suelo</text:p>
      <text:p text:style-name="P162"><text:bookmark-start text:name="__DdeLink__6328_2087498417"/>C502<text:tab/>01<text:tab/>Talk with Nekiseh<text:bookmark-end text:name="__DdeLink__6328_2087498417"/></text:p>
      <text:p text:style-name="P254">Parolit</text:p>
      <text:p text:style-name="P163"><text:bookmark-start text:name="__DdeLink__8097_466637797"/>A0 60 01 00 10 10 06 00 <text:span text:style-name="T64">04</text:span> <text:span text:style-name="T64">06</text:span> 02 00 5E 02 00 00 00 10 06 60 01 00 0D<text:bookmark-end text:name="__DdeLink__8097_466637797"/></text:p>
      <text:p text:style-name="P272">Palma Spaceport</text:p>
      <text:p text:style-name="P174">C0 40 02 00 70 70 01 00 <text:span text:style-name="T64">04</text:span> <text:span text:style-name="T64">05</text:span> 02 00 5E 02 00 00 00 70 01 40 02 00 0D</text:p>
      <text:p text:style-name="P273">Gothic</text:p>
      <text:p text:style-name="P175">B0 50 02 00 A0 A0 00 00 <text:span text:style-name="T64">05</text:span> <text:span text:style-name="T64">07</text:span> 00 00 2E 00 00 00 00 A0 00 50 02 00 0D</text:p>
      <text:p text:style-name="P176"><text:bookmark-start text:name="__DdeLink__8115_1358645387"/>C504<text:bookmark-end text:name="__DdeLink__8115_1358645387"/><text:tab/>03<text:tab/>Give 1200 mesetas to Dr. Luveno</text:p>
      <text:p text:style-name="P176">C504<text:tab/>04<text:tab/>Wait a time, then return to Dr. Luveno</text:p>
      <text:p text:style-name="P176"><text:bookmark-start text:name="__DdeLink__6569_1468482858"/>C504<text:tab/>05<text:tab/>Wait a time, then return to Dr. Luveno<text:bookmark-end text:name="__DdeLink__6569_1468482858"/></text:p>
      <text:p text:style-name="P176">C504<text:tab/>06<text:tab/>Wait a time, then return to Dr. Luveno</text:p>
      <text:p text:style-name="P177">C504<text:tab/>0<text:span text:style-name="T136">7</text:span><text:tab/><text:span text:style-name="T136">Come</text:span> to Dr. Luveno <text:span text:style-name="T136">with Hapsby. Now Luveno is accesible.</text:span></text:p>
      <text:p text:style-name="P275">Eppi</text:p>
      <text:p text:style-name="P178">10 F0 03 00 A0 A0 01 00 <text:span text:style-name="T64">05</text:span> <text:span text:style-name="T64">08</text:span> 02 00 5E 02 00 00 00 A0 01 F0 03 00 0D</text:p>
      <text:p text:style-name="P180">C604<text:tab/>00<text:tab/>Talk with old man in Eppi. Unlock Dungeon Key in Camineet Warehouse</text:p>
      <text:p text:style-name="P277">Lo<text:span text:style-name="T135">re</text:span></text:p>
      <text:p text:style-name="P181">70 90 05 00 40 40 01 00 <text:span text:style-name="T64">05</text:span> <text:span text:style-name="T64">09</text:span> 00 00 21 16 00 00 00 40 01 90 05 00 0D</text:p>
      <text:p text:style-name="P278">Avion</text:p>
      <text:p text:style-name="P182">70 90 01 00 40 40 05 00 <text:span text:style-name="T64">05</text:span> <text:span text:style-name="T64">0A</text:span> 03 00 12 02 00 00 00 40 05 90 01 00 0D</text:p>
      <text:p text:style-name="P279">Bortevo</text:p>
      <text:p text:style-name="P183">70 90 03 00 40 40 04 00 <text:span text:style-name="T64">05</text:span> <text:span text:style-name="T64">0B</text:span> 00 00 2E 00 00 00 00 40 04 90 03 00 0D</text:p>
      <text:p text:style-name="P256">Drasgow</text:p>
      <text:p text:style-name="P165">F0 10 01 00 50 50 01 00 <text:span text:style-name="T64">06</text:span> <text:span text:style-name="T64">0C</text:span> 01 00 67 0A 00 02 02 50 01 10 01 00 0D</text:p>
      <text:p text:style-name="P280">Paseo</text:p>
      <text:p text:style-name="P184">80 80 01 00 40 40 02 00 <text:span text:style-name="T64">07</text:span> <text:span text:style-name="T64">0E</text:span> 02 00 5E 02 00 00 00 40 02 80 01 00 0D</text:p>
      <text:p text:style-name="P281">Paseo (near Governor'<text:span text:style-name="T128">s Palace)</text:span></text:p>
      <text:p text:style-name="P185">90 70 01 00 C0 A0 00 00 <text:span text:style-name="T64">07</text:span> <text:span text:style-name="T64">0E</text:span> 00 00 61 21 00 00 00 A0 00 70 01 00 0D</text:p>
      <text:p text:style-name="P282">Uzo</text:p>
      <text:p text:style-name="P186">00 00 05 00 60 60 01 00 <text:span text:style-name="T64">07</text:span> <text:span text:style-name="T64">0F</text:span> 00 00 2E 00 00 00 00 60 01 00 05 00 0D</text:p>
      <text:p text:style-name="P186">C507<text:tab/>01<text:tab/>Unhide Soothe Flute in Gothic</text:p>
      <text:p text:style-name="P280">Paseo Spaceport</text:p>
      <text:p text:style-name="P184">10 F0 00 00 90 90 04 00 <text:span text:style-name="T64">07</text:span> <text:span text:style-name="T64">10</text:span> 02 00 5E 02 00 00 00 90 04 F0 00 00 0D</text:p>
      <text:p text:style-name="P284">Casba</text:p>
      <text:p text:style-name="P187">40 C0 04 00 A0 A0 03 00 <text:span text:style-name="T64">07</text:span> <text:span text:style-name="T64">11</text:span> 02 00 DC 27 00 00 00 A0 03 C0 04 00 0<text:span text:style-name="T141">D</text:span></text:p>
      <text:p text:style-name="P187">C508<text:tab/>01<text:tab/>Unhide FlowMover in Bortevo</text:p>
      <text:p text:style-name="P259">Sopia</text:p>
      <text:p text:style-name="P168">00 00 07 00 40 40 04 00 <text:span text:style-name="T64">07</text:span> <text:span text:style-name="T64">12</text:span> 03 00 25 22 00 00 00 40 04 00 07 00 0D</text:p>
      <text:p text:style-name="P168">C509<text:tab/>01<text:tab/>Give 400 mesetas to Sopia head. Unhide Perseus Shield on island</text:p>
      <text:p text:style-name="P260">Skray - <text:span text:style-name="T166">s</text:span>urface</text:p>
      <text:p text:style-name="P169">D0 30 01 00 20 20 01 00 <text:span text:style-name="T64">08</text:span> <text:span text:style-name="T64">13</text:span> 03 00 25 22 00 00 03 20 01 30 01 00 0D</text:p>
      <text:p text:style-name="P261">Twintown - <text:span text:style-name="T166">s</text:span>urface</text:p>
      <text:p text:style-name="P170">F0 10 03 00 30 30 01 00 <text:span text:style-name="T64">08</text:span> <text:span text:style-name="T64">14</text:span> 01 00 1C 31 00 02 00 30 01 10 03 00 0D</text:p>
      <text:p text:style-name="P285">Skray</text:p>
      <text:p text:style-name="P188">80 80 05 00 A0 A0 00 00 <text:span text:style-name="T64">09</text:span> <text:span text:style-name="T64">15</text:span> 00 00 6B 28 00 00 03 A0 00 80 05 00 0D</text:p>
      <text:p text:style-name="P286">Twintown</text:p>
      <text:p text:style-name="P189">80 80 01 00 A0 A0 01 00 <text:span text:style-name="T64">09</text:span> <text:span text:style-name="T64">16</text:span> 02 00 87 28 00 02 00 A0 01 80 01 00 0D</text:p>
      <text:p text:style-name="P287">Air Castle</text:p>
      <text:p text:style-name="P190">90 70 01 00 20 20 02 00 <text:span text:style-name="T64">0A</text:span> <text:span text:style-name="T64">17</text:span> 01 00 1C 0F 00 01 03 20 02 70 01 00 0<text:span text:style-name="T159">D</text:span></text:p>
      <text:p text:style-name="P169"/>
      <text:p text:style-name="P169"/>
      <text:p text:style-name="P169"/>
      <text:p text:style-name="P288">Medusa's Cave</text:p>
      <text:p text:style-name="P191">00 60 04 00 00 A0 04 00 00 00 00 00 <text:span text:style-name="T64">DC</text:span> <text:span text:style-name="T64">00</text:span> 00 00 00 A0 04 60 04 04 0<text:span text:style-name="T123">B</text:span></text:p>
      <text:p text:style-name="P192">C50A<text:tab/>FF<text:tab/>E3<text:tab/><text:span text:style-name="T124">Save</text:span> Tylon</text:p>
      <text:p text:style-name="P192">C600<text:tab/>FF<text:tab/>36<text:tab/>Compass</text:p>
      <text:p text:style-name="P192">C601<text:tab/>FF<text:tab/>E8<text:tab/>20 Mesetas</text:p>
      <text:p text:style-name="P191">C602<text:tab/>FF<text:tab/>7C<text:tab/><text:span text:style-name="T122">10 Mesetas</text:span></text:p>
      <text:p text:style-name="P273">Gothic Passage<text:span text:style-name="T133">way</text:span></text:p>
      <text:p text:style-name="P175">00 A0 00 00 00 10 02 00 04 05 00 00 <text:span text:style-name="T64">DE</text:span> <text:span text:style-name="T64">00</text:span> 00 00 00 10 02 A0 00 04 0B</text:p>
      <text:p text:style-name="P193">C504<text:tab/>02<text:tab/>5D<text:tab/>Assistent went to help a Dr. Luveno</text:p>
      <text:p text:style-name="P274">Gothic Passage<text:span text:style-name="T133">way</text:span> <text:span text:style-name="T131">(Gothic entrance)</text:span></text:p>
      <text:p text:style-name="P164">00 50 02 00 00 A0 00 00 05 07 02 00 <text:span text:style-name="T64">2E</text:span> <text:span text:style-name="T64">00</text:span> 00 00 00 A0 00 50 02 04 0<text:span text:style-name="T133">B</text:span></text:p>
      <text:p text:style-name="P257">Baya Marlay Cave</text:p>
      <text:p text:style-name="P166">00 10 07 00 00 80 00 00 00 00 00 00 5A 00 00 02 02 80 00 10 07 04 0B</text:p>
      <text:p text:style-name="P166">C6C0<text:tab/>FF<text:tab/>53<text:tab/>Boss Mad Doctor</text:p>
      <text:p text:style-name="P255">Triada Prison</text:p>
      <text:p text:style-name="P164">00 C0 02 00 00 30 06 00 00 00 00 00 <text:span text:style-name="T64">D2</text:span> <text:span text:style-name="T64">01</text:span> 00 00 00 30 06 C0 02 05 0B</text:p>
      <text:p text:style-name="P194">C603<text:tab/>FF<text:tab/>17<text:tab/><text:span text:style-name="T114">Empty<text:tab/>Trap</text:span></text:p>
      <text:p text:style-name="P194">C6C1<text:tab/>FF<text:tab/>5D<text:tab/>Boss<text:tab/>Skeletons</text:p>
      <text:p text:style-name="P334"><text:span text:style-name="T78">C503<text:tab/>01<text:tab/></text:span><text:span text:style-name="T79">69<text:tab/>F</text:span>or the first time to talk<text:span text:style-name="T79"> with</text:span><text:span text:style-name="T78"> Dr. Luveno</text:span></text:p>
      <text:p text:style-name="P194">C503<text:tab/>0<text:span text:style-name="T133">2</text:span><text:tab/><text:span text:style-name="T133">69<text:tab/></text:span>Second <text:span text:style-name="T133">time to speak with</text:span> Dr. Luveno</text:p>
      <text:p text:style-name="P193">C504<text:tab/>01<text:tab/>69<text:tab/>A third talk with Dr. Luveno. Now assistent will come out from passageway</text:p>
      <text:p text:style-name="P289">Camineet Warehouse</text:p>
      <text:p text:style-name="P195">00 40 06 00 00 A0 00 00 04 04 00 00 <text:span text:style-name="T64">5E</text:span> <text:span text:style-name="T64">02</text:span> 00 00 00 A0 00 40 06 02 0<text:span text:style-name="T123">B</text:span></text:p>
      <text:p text:style-name="P196">C604<text:tab/>FF<text:tab/>17<text:tab/>Dungeon Key</text:p>
      <text:p text:style-name="P195"><text:span text:style-name="T114">C605<text:tab/>FF<text:tab/></text:span><text:span text:style-name="T120">67<text:tab/></text:span><text:span text:style-name="T114">50 Mese</text:span>tas</text:p>
      <text:p text:style-name="P290">Avion Warehouse</text:p>
      <text:p text:style-name="P197"><text:soft-page-break/>00 A0 00 00 00 70 04 00 05 0A 01 00 <text:span text:style-name="T64">12</text:span> <text:span text:style-name="T64">02</text:span> 00 00 00 70 04 A0 00 02 0<text:span text:style-name="T138">B</text:span></text:p>
      <text:p text:style-name="P198">C606<text:tab/>FF<text:tab/>3A<text:tab/>30 Mesetas</text:p>
      <text:p text:style-name="P198">C607<text:tab/>FF<text:tab/>63<text:tab/>20 Mesetas</text:p>
      <text:p text:style-name="P290">Avion Warehouse (Dr. Mad's side)</text:p>
      <text:p text:style-name="P197">00 90 01 00 00 70 04 00 05 0A 00 00 <text:span text:style-name="T64">DE</text:span> <text:span text:style-name="T64">02</text:span> 00 00 00 70 04 90 01 02 0<text:span text:style-name="T138">B</text:span></text:p>
      <text:p text:style-name="P197"/>
      <text:p text:style-name="P184"/>
      <text:p text:style-name="P291">Medusa Tower <text:span text:style-name="T140">#-1</text:span></text:p>
      <text:p text:style-name="P199">00 A0 01 00 00 B0 05 00 00 00 02 00 <text:span text:style-name="T64">DD</text:span> <text:span text:style-name="T64">03</text:span> 00 00 01 B0 05 A0 01 01 0B</text:p>
      <text:p text:style-name="P199">C608<text:tab/>FF<text:tab/>9C<text:tab/>Empty<text:tab/>Trap</text:p>
      <text:p text:style-name="P199">C609<text:tab/>FF<text:tab/>9E<text:tab/>Ruoginin</text:p>
      <text:p text:style-name="P199">C60A<text:tab/>FF<text:tab/>E1<text:tab/>10 Mesetas</text:p>
      <text:p text:style-name="P199">C60B<text:tab/>FF<text:tab/>E8<text:tab/>Ruoginin</text:p>
      <text:p text:style-name="P199">C60D<text:tab/>FF<text:tab/>56<text:tab/>Escape Cloth</text:p>
      <text:p text:style-name="P199">C60E<text:tab/>FF<text:tab/>58<text:tab/>Searchlight</text:p>
      <text:p text:style-name="P199"/>
      <text:p text:style-name="P292"><text:bookmark-start text:name="__DdeLink__7075_1406613545"/>Medusa Tower<text:bookmark-end text:name="__DdeLink__7075_1406613545"/></text:p>
      <text:p text:style-name="P200">00 A0 01 00 00 B0 05 00 00 00 00 00 <text:span text:style-name="T64">D8</text:span> <text:span text:style-name="T64">04</text:span> 00 00 01 B0 05 A0 01 01 0B</text:p>
      <text:p text:style-name="P201">C60F<text:tab/>13<text:tab/>FF<text:tab/>20 Mesetas</text:p>
      <text:p text:style-name="P201">C610<text:tab/>E5<text:tab/>FF<text:tab/>PelorieMate</text:p>
      <text:p text:style-name="P202">C612<text:tab/>FF<text:tab/>1D<text:tab/>Empty<text:tab/>Trap</text:p>
      <text:p text:style-name="P293">Medusa Tower #2</text:p>
      <text:p text:style-name="P202">00 A0 01 00 00 B0 05 00 00 00 02 00 <text:span text:style-name="T64">6D</text:span> <text:span text:style-name="T64">05</text:span> 00 00 01 B0 05 A0 01 01 0B</text:p>
      <text:p text:style-name="P201">C613<text:tab/>FF<text:tab/>5B<text:tab/>10 Mesetas</text:p>
      <text:p text:style-name="P201">C614<text:tab/>FF<text:tab/>A1<text:tab/>5 Mesetas</text:p>
      <text:p text:style-name="P202">C615<text:tab/><text:bookmark-start text:name="__DdeLink__7078_1406613545"/>FF<text:tab/>A3<text:tab/>Empty<text:tab/>Trap<text:bookmark-end text:name="__DdeLink__7078_1406613545"/></text:p>
      <text:p text:style-name="P202">C616<text:tab/>FF<text:tab/>DD<text:tab/>Ruoginin</text:p>
      <text:p text:style-name="P293">Medusa Tower #3</text:p>
      <text:p text:style-name="P202">00 A0 01 00 00 B0 05 00 00 00 03 00 <text:span text:style-name="T64">C2</text:span> <text:span text:style-name="T64">06</text:span> 00 00 01 B0 05 A0 01 01 0B</text:p>
      <text:p text:style-name="P201">C619<text:tab/>FF<text:tab/>55<text:tab/>35 Mesetas</text:p>
      <text:p text:style-name="P202">C61A<text:tab/>FF<text:tab/>93<text:tab/>Empty<text:tab/>Trap</text:p>
      <text:p text:style-name="P202">C61C<text:tab/>FF<text:tab/>29<text:tab/>10 Mesetas</text:p>
      <text:p text:style-name="P293">Medusa Tower #3 (Man)</text:p>
      <text:p text:style-name="P201">00 A0 01 00 00 B0 05 00 00 00 02 00 <text:span text:style-name="T64">33</text:span> <text:span text:style-name="T64">06</text:span> 00 00 01 B0 05 A0 01 01 0B</text:p>
      <text:p text:style-name="P294"><text:bookmark-start text:name="__DdeLink__7081_1406613545"/>Medusa Tower #4<text:bookmark-end text:name="__DdeLink__7081_1406613545"/></text:p>
      <text:p text:style-name="P203">00 A0 01 00 00 B0 05 00 00 00 00 00 <text:span text:style-name="T64">49</text:span> <text:span text:style-name="T64">07</text:span> 00 00 01 B0 05 A0 01 01 0B</text:p>
      <text:p text:style-name="P203">C61D<text:tab/>FF<text:tab/>65<text:tab/>Ruoginin</text:p>
      <text:p text:style-name="P203">C61E<text:tab/>FF<text:tab/>AC<text:tab/>100 Mesetas<text:tab/>Trap</text:p>
      <text:p text:style-name="P203">C620<text:tab/>FF<text:tab/>89<text:tab/>Empty<text:tab/>Trap</text:p>
      <text:p text:style-name="P294">Medusa Tower #4 (Man)</text:p>
      <text:p text:style-name="P203">00 A0 01 00 00 B0 05 00 00 00 01 00 <text:span text:style-name="T64">A7</text:span> <text:span text:style-name="T64">07</text:span> 00 00 01 B0 05 A0 01 01 0B</text:p>
      <text:p text:style-name="P294">Medusa Tower #5</text:p>
      <text:p text:style-name="P203">00 A0 01 00 00 B0 05 00 00 00 02 00 <text:span text:style-name="T64">63</text:span> <text:span text:style-name="T64">08</text:span> 00 00 01 B0 05 A0 01 01 0B</text:p>
      <text:p text:style-name="P203">C6C3<text:tab/>FF<text:tab/>65<text:tab/>Boss Herex</text:p>
      <text:p text:style-name="P295">Baya Marlay #-<text:span text:style-name="T156">3</text:span></text:p>
      <text:p text:style-name="P204">00 00 06 00 00 20 01 00 00 00 00 00 <text:span text:style-name="T64">2E</text:span> <text:span text:style-name="T64">08</text:span> 00 01 03 20 01 00 06 01 0B</text:p>
      <text:p text:style-name="P205">C621<text:tab/>FF<text:tab/>C3<text:tab/>Ruoginin</text:p>
      <text:p text:style-name="P205">C622<text:tab/>FF<text:tab/>C5<text:tab/>50 Mesetas<text:tab/>Trap</text:p>
      <text:p text:style-name="P205">C623<text:tab/>FF<text:tab/>EE<text:tab/>Empty<text:tab/>Trap</text:p>
      <text:p text:style-name="P295">Baya Marlay #-<text:span text:style-name="T156">3 (Man)</text:span></text:p>
      <text:p text:style-name="P205">00 00 06 00 00 20 01 00 00 00 00 00 <text:span text:style-name="T64">91</text:span> <text:span text:style-name="T64">08</text:span> 00 01 03 20 01 00 06 01 0B</text:p>
      <text:p text:style-name="P298"><text:bookmark-start text:name="__DdeLink__7084_1406613545"/>Medusa Tower #6<text:bookmark-end text:name="__DdeLink__7084_1406613545"/></text:p>
      <text:p text:style-name="P206">00 A0 01 00 00 B0 05 00 00 00 02 00 <text:span text:style-name="T64">51</text:span> <text:span text:style-name="T64">09</text:span> 00 00 01 B0 05 A0 01 01 0B</text:p>
      <text:p text:style-name="P206">C624<text:tab/>FF<text:tab/>64<text:tab/>PelorieMate</text:p>
      <text:p text:style-name="P299">Baya Marlay #-2</text:p>
      <text:p text:style-name="P204">00 00 06 00 00 20 01 00 00 00 01 00 <text:span text:style-name="T64">8A</text:span> <text:span text:style-name="T64">09</text:span> 00 01 03 20 01 00 06 01 0B</text:p>
      <text:p text:style-name="P204">C625<text:tab/>FF<text:tab/>EE<text:tab/>Ruoginin</text:p>
      <text:p text:style-name="P207">C626<text:tab/>FF<text:tab/>91<text:tab/><text:span text:style-name="T158">Light</text:span> Pendant</text:p>
      <text:p text:style-name="P298">Medusa Tower #7</text:p>
      <text:p text:style-name="P206">00 A0 01 00 00 B0 05 00 00 00 03 00 <text:span text:style-name="T64">44</text:span> <text:span text:style-name="T64">0A</text:span> 00 00 01 B0 05 A0 01 01 0B</text:p>
      <text:p text:style-name="P206">C627<text:tab/>FF<text:tab/>61<text:tab/>Empty<text:tab/>Trap</text:p>
      <text:p text:style-name="P165">C6C5<text:tab/>FF<text:tab/>67<text:tab/>Boss Medusa<text:tab/>Laconian Axe</text:p>
      <text:p text:style-name="P296">Baya Marlay #-1</text:p>
      <text:p text:style-name="P207">00 00 06 00 00 20 01 00 00 00 00 00 <text:span text:style-name="T64">91</text:span> <text:span text:style-name="T64">0A</text:span> 00 01 03 20 01 00 06 01 0B</text:p>
      <text:p text:style-name="P204">C628<text:tab/>FF<text:tab/>EE<text:tab/>PelorieMate</text:p>
      <text:p text:style-name="P208">C629<text:tab/>FF<text:tab/>17<text:tab/>500 Mesetas</text:p>
      <text:p text:style-name="P204">C62A<text:tab/>FF<text:tab/>E3<text:tab/>500 Mesetas</text:p>
      <text:p text:style-name="P204">C62B<text:tab/>FF<text:tab/>A9<text:tab/>Escape Cloth</text:p>
      <text:p text:style-name="P208">C62C<text:tab/>FF<text:tab/>AB<text:tab/>Empty<text:tab/>Trap</text:p>
      <text:p text:style-name="P296">Baya Marlay</text:p>
      <text:p text:style-name="P208">00 00 06 00 00 20 01 00 00 00 00 00 <text:span text:style-name="T64">B9</text:span> <text:span text:style-name="T64">0B</text:span> 00 01 03 20 01 00 06 01 0B</text:p>
      <text:p text:style-name="P208">C62D<text:tab/>FF<text:tab/>71<text:tab/>Short Sword</text:p>
      <text:p text:style-name="P204">C62<text:span text:style-name="T167">E</text:span><text:tab/>FF<text:tab/>ED<text:tab/>Light Saber</text:p>
      <text:p text:style-name="P208">C62F<text:tab/>FF<text:tab/>1C<text:tab/>Ruoginin</text:p>
      <text:p text:style-name="P207">C630<text:tab/>FF<text:tab/>63<text:tab/>Iron Sword</text:p>
      <text:p text:style-name="P300">Baya Marlay #2</text:p>
      <text:p text:style-name="P205">00 00 06 00 00 20 01 00 00 00 02 00 <text:span text:style-name="T64">DE</text:span> <text:span text:style-name="T64">0C</text:span> 00 01 03 20 01 00 06 01 0B</text:p>
      <text:p text:style-name="P207">C631<text:tab/>FF<text:tab/>11<text:tab/>Miracle Key</text:p>
      <text:p text:style-name="P204">C632<text:tab/>FF<text:tab/>2B<text:tab/>20 Mesetas</text:p>
      <text:p text:style-name="P205">C633<text:tab/>FF<text:tab/>A5<text:tab/>Ruoginin</text:p>
      <text:p text:style-name="P296"><text:bookmark-start text:name="__DdeLink__7713_1295605915"/><text:soft-page-break/>Baya Marlay #3<text:bookmark-end text:name="__DdeLink__7713_1295605915"/></text:p>
      <text:p text:style-name="P205">00 00 06 00 00 20 01 00 00 00 00 00 <text:span text:style-name="T64">B1</text:span> <text:span text:style-name="T64">0D</text:span> 00 01 03 20 01 00 06 01 0B</text:p>
      <text:p text:style-name="P207">C634<text:tab/>FF<text:tab/>68<text:tab/>100 Mesetas</text:p>
      <text:p text:style-name="P207">C635<text:tab/>FF<text:tab/>EB<text:tab/>Iron Axe</text:p>
      <text:p text:style-name="P190">C636<text:tab/>FF<text:tab/>EE<text:tab/>Empty Trap</text:p>
      <text:p text:style-name="P207">C638<text:tab/>FF<text:tab/>E8<text:tab/>Empty Trap</text:p>
      <text:p text:style-name="P297">Baya Marlay #<text:span text:style-name="T157">4</text:span></text:p>
      <text:p text:style-name="P190">00 00 06 00 00 20 01 00 00 00 01 00 <text:span text:style-name="T64">16</text:span> <text:span text:style-name="T64">0E</text:span> 00 01 03 20 01 00 06 01 0B</text:p>
      <text:p text:style-name="P190">C639<text:tab/>FF<text:tab/>11<text:tab/>Ruoginin</text:p>
      <text:p text:style-name="P190">C63A<text:tab/>FF<text:tab/>41<text:tab/>Empty<text:tab/>Trap</text:p>
      <text:p text:style-name="P190">C63B<text:tab/>FF<text:tab/>AC<text:tab/>Ruoginin</text:p>
      <text:p text:style-name="P208">C63C<text:tab/>FF<text:tab/>E9<text:tab/>Empty<text:tab/>Trap</text:p>
      <text:p text:style-name="P287">Baya Marlay #5</text:p>
      <text:p text:style-name="P190">00 00 06 00 00 20 01 00 00 00 01 00 <text:span text:style-name="T64">6C</text:span> <text:span text:style-name="T64">0F</text:span> 00 01 03 20 01 00 06 01 0B</text:p>
      <text:p text:style-name="P296">Baya Marlay #<text:span text:style-name="T156">5</text:span> (Damoa)</text:p>
      <text:p text:style-name="P208">00 00 06 00 00 20 01 00 00 00 01 00 <text:span text:style-name="T64">C4</text:span> <text:span text:style-name="T64">0F</text:span> 00 01 03 20 01 00 06 01 0B</text:p>
      <text:p text:style-name="P206"/>
      <text:p text:style-name="P206"/>
      <text:p text:style-name="P301">Iala Cave #<text:span text:style-name="T125">4</text:span></text:p>
      <text:p text:style-name="P209">00 00 07 00 00 10 04 00 00 00 01 00 <text:span text:style-name="T64">E4</text:span> <text:span text:style-name="T64">10</text:span> 00 00 00 10 04 00 07 04 0B</text:p>
      <text:p text:style-name="P211">C6C9<text:tab/>FF<text:tab/>C7<text:tab/>Boss Skeletons<text:tab/><text:span text:style-name="T125">Saber Claw</text:span></text:p>
      <text:p text:style-name="P212">C63E<text:tab/>FF<text:tab/>1E<text:tab/>PelorieMate</text:p>
      <text:p text:style-name="P212">C63F<text:tab/>FF<text:tab/>8B<text:tab/>Empty<text:tab/>Trap</text:p>
      <text:p text:style-name="P212">C641<text:tab/>FF<text:tab/>9C<text:tab/><text:span text:style-name="T127">Searchlight</text:span></text:p>
      <text:p text:style-name="P211">C642<text:tab/>FF<text:tab/>D1<text:tab/>Ruoginin</text:p>
      <text:p text:style-name="P302">Naula Cave #4</text:p>
      <text:p text:style-name="P213">00 B0 05 00 00 50 00 00 00 00 00 00 <text:span text:style-name="T64">21</text:span> <text:span text:style-name="T64">10</text:span> 00 00 00 50 00 B0 05 04 0<text:span text:style-name="T138">B</text:span></text:p>
      <text:p text:style-name="P213">C640<text:tab/>FF<text:tab/>61<text:tab/>Flash</text:p>
      <text:p text:style-name="P302">Naula Cave #4 <text:span text:style-name="T126">(near Cake Shop)</text:span></text:p>
      <text:p text:style-name="P215">00 B0 05 00 00 50 00 00 00 00 01 00 <text:span text:style-name="T64">64</text:span> <text:span text:style-name="T64">10</text:span> 00 00 00 50 00 B0 05 04 0<text:span text:style-name="T138">B</text:span></text:p>
      <text:p text:style-name="P304">Iala Cave #3</text:p>
      <text:p text:style-name="P212">00 00 07 00 00 10 04 00 00 00 02 00 <text:span text:style-name="T64">CE</text:span> <text:span text:style-name="T64">11</text:span> 00 00 00 10 04 00 07 04 0B</text:p>
      <text:p text:style-name="P209">C644<text:tab/>FF<text:tab/>5E<text:tab/>50 Mesetas</text:p>
      <text:p text:style-name="P209">C645<text:tab/>FF<text:tab/>71<text:tab/>20 Mesetas</text:p>
      <text:p text:style-name="P209">C646<text:tab/>FF<text:tab/>7D<text:tab/>20 Mesetas</text:p>
      <text:p text:style-name="P302">Naula Cave #3</text:p>
      <text:p text:style-name="P213">00 B0 05 00 00 50 00 00 00 00 02 00 <text:span text:style-name="T64">57</text:span> <text:span text:style-name="T64">11</text:span> 00 00 00 50 00 B0 05 04 0<text:span text:style-name="T130">B</text:span></text:p>
      <text:p text:style-name="P213">C643<text:tab/>FF<text:tab/>26<text:tab/>10 Mesetas</text:p>
      <text:p text:style-name="P305">Iala Cave #2</text:p>
      <text:p text:style-name="P216">00 00 07 00 00 10 04 00 00 00 02 00 <text:span text:style-name="T64">C3</text:span> <text:span text:style-name="T64">12</text:span> 00 00 00 10 04 00 07 04 0B</text:p>
      <text:p text:style-name="P209">C648<text:tab/>FF<text:tab/>19<text:tab/>Empty<text:tab/>Trap</text:p>
      <text:p text:style-name="P209">C649<text:tab/>FF<text:tab/>1E<text:tab/>Cola</text:p>
      <text:p text:style-name="P210">C64A<text:tab/>FF<text:tab/>CC<text:tab/><text:span text:style-name="T127">Searchlight</text:span></text:p>
      <text:p text:style-name="P209">C64C<text:tab/>FF<text:tab/>92<text:tab/>20 Mesetas</text:p>
      <text:p text:style-name="P209">C64D<text:tab/>FF<text:tab/>94<text:tab/>Empty<text:tab/>Trap</text:p>
      <text:p text:style-name="P302">Naula Cave #2</text:p>
      <text:p text:style-name="P213">00 B0 05 00 00 50 00 00 00 00 01 00 <text:span text:style-name="T64">54</text:span> <text:span text:style-name="T64">12</text:span> 00 00 00 50 00 B0 05 04 0B</text:p>
      <text:p text:style-name="P213">C64B<text:tab/>FF<text:tab/>77<text:tab/>Short Sword</text:p>
      <text:p text:style-name="P276">Iala Cave</text:p>
      <text:p text:style-name="P179">00 00 07 00 00 10 04 00 00 00 00 00 <text:span text:style-name="T64">DE</text:span> <text:span text:style-name="T64">13</text:span> 00 00 00 10 04 00 07 04 0B</text:p>
      <text:p text:style-name="P217">C64E<text:tab/>FF<text:tab/>1E<text:tab/>PelorieMate</text:p>
      <text:p text:style-name="P217">C64F<text:tab/>FF<text:tab/>33<text:tab/>20 Mesetas</text:p>
      <text:p text:style-name="P217">C650<text:tab/>FF<text:tab/>A5<text:tab/>Empty</text:p>
      <text:p text:style-name="P217">C651<text:tab/>FF<text:tab/>EC<text:tab/>Empty</text:p>
      <text:p text:style-name="P303">Naula Cave</text:p>
      <text:p text:style-name="P214">00 B0 05 00 00 50 00 00 00 00 03 00 <text:span text:style-name="T64">13</text:span> <text:span text:style-name="T64">13</text:span> 00 00 00 50 00 B0 05 04 0B</text:p>
      <text:p text:style-name="P306">Baya Ma<text:span text:style-name="T155">r</text:span>lay Prison</text:p>
      <text:p text:style-name="P218">00 10 06 00 00 30 02 00 00 00 00 00 <text:span text:style-name="T64">CB</text:span> <text:span text:style-name="T64">14</text:span> 00 02 02 30 02 10 06 03 0B</text:p>
      <text:p text:style-name="P214"/>
      <text:p text:style-name="P256">Drasgow Warehouse</text:p>
      <text:p text:style-name="P165">00 A0 01 00 00 A0 01 00 06 0C 00 00 <text:span text:style-name="T64">D1</text:span> <text:span text:style-name="T64">15</text:span> 00 02 02 A0 01 A0 01 03 0B</text:p>
      <text:p text:style-name="P307">Baya Marlay Jail</text:p>
      <text:p text:style-name="P219">00 10 06 00 00 30 02 00 00 00 01 00 <text:span text:style-name="T64">9C</text:span> <text:span text:style-name="T64">15</text:span> 00 02 02 30 02 10 06 03 0<text:span text:style-name="T166">B</text:span></text:p>
      <text:p text:style-name="P308">Dr. Mad' House</text:p>
      <text:p text:style-name="P220">00 60 01 00 00 50 04 00 05 0A 00 00 <text:span text:style-name="T64">D8</text:span> <text:span text:style-name="T64">15</text:span> 00 00 00 50 04 60 01 03 0<text:span text:style-name="T143">B</text:span></text:p>
      <text:p text:style-name="P335"><text:span text:style-name="T76">C518<text:tab/>FF<text:tab/></text:span><text:span text:style-name="T77">C8<text:tab/>Kill Dr. Mad; Receive Laconian Pot</text:span><text:bookmark-start text:name="__DdeLink__6571_1468482858"/></text:p>
      <text:p text:style-name="P309">Passageway to A<text:span text:style-name="T134">v</text:span>ion Island<text:bookmark-end text:name="__DdeLink__6571_1468482858"/></text:p>
      <text:p text:style-name="P176">00 20 01 00 00 50 03 00 00 00 00 00 <text:span text:style-name="T64">DE</text:span> <text:span text:style-name="T64">16</text:span> 00 00 00 50 03 20 01 04 0<text:span text:style-name="T134">B</text:span></text:p>
      <text:p text:style-name="P181">C653<text:tab/>FF<text:tab/>3E<text:tab/>100 Mesetas</text:p>
      <text:p text:style-name="P181">C654<text:tab/>FF<text:tab/>5E<text:tab/>Empty<text:tab/>Trap</text:p>
      <text:p text:style-name="P181">C655<text:tab/>FF<text:tab/>81<text:tab/>Searchlight</text:p>
      <text:p text:style-name="P181">C656<text:tab/>FF<text:tab/>C8<text:tab/>Escape Cloth</text:p>
      <text:p text:style-name="P310">Passageway to A<text:span text:style-name="T134">v</text:span>ion Island <text:span text:style-name="T134">(Avion side)</text:span></text:p>
      <text:p text:style-name="P181">00 20 01 00 00 50 03 00 00 00 02 00 <text:span text:style-name="T64">21</text:span> <text:span text:style-name="T64">16</text:span> 00 00 00 50 03 20 01 04 0B</text:p>
      <text:p text:style-name="P311"><text:bookmark-start text:name="__DdeLink__7249_1045390691"/>Forgotten Tower <text:bookmark-end text:name="__DdeLink__7249_1045390691"/>(Avion Tower)</text:p>
      <text:p text:style-name="P221">00 E0 07 00 00 10 03 00 00 00 00 00 <text:span text:style-name="T64">D7</text:span> <text:span text:style-name="T64">17</text:span> 00 00 03 10 03 E0 07 02 0<text:span text:style-name="T143">B</text:span></text:p>
      <text:p text:style-name="P222">C657<text:tab/>FF<text:tab/>AA<text:tab/>20 Mesetas</text:p>
      <text:p text:style-name="P312"><text:bookmark-start text:name="__DdeLink__7251_1045390691"/>Forgotten Tower <text:span text:style-name="T142">#2</text:span><text:bookmark-end text:name="__DdeLink__7251_1045390691"/></text:p>
      <text:p text:style-name="P223">00 E0 07 00 00 10 03 00 00 00 01 00 <text:span text:style-name="T64">6C</text:span> <text:span text:style-name="T64">18</text:span> 00 00 03 10 03 E0 07 02 0<text:span text:style-name="T143">B</text:span></text:p>
      <text:p text:style-name="P222">C659<text:tab/>FF<text:tab/>16<text:tab/>Empty<text:tab/>Trap</text:p>
      <text:p text:style-name="P223"><text:soft-page-break/>C6CA<text:tab/>FF<text:tab/>1C<text:tab/>Red Slime</text:p>
      <text:p text:style-name="P312"><text:bookmark-start text:name="__DdeLink__7255_1045390691"/><text:bookmark-start text:name="__DdeLink__7253_1045390691"/>Forgotten Tower <text:span text:style-name="T142">#3</text:span><text:bookmark-end text:name="__DdeLink__7255_1045390691"/><text:bookmark-end text:name="__DdeLink__7253_1045390691"/></text:p>
      <text:p text:style-name="P223">00 E0 07 00 00 10 03 00 00 00 02 00 <text:span text:style-name="T64">78</text:span> <text:span text:style-name="T64">19</text:span> 00 00 03 10 03 E0 07 02 0<text:span text:style-name="T143">B</text:span></text:p>
      <text:p text:style-name="P224">C65A<text:tab/>FF<text:tab/>1A<text:tab/>Ruoginin</text:p>
      <text:p text:style-name="P224">C65B<text:tab/>FF<text:tab/>B9<text:tab/>Empty<text:tab/>Trap</text:p>
      <text:p text:style-name="P222">C65C<text:tab/>FF<text:tab/>35<text:tab/>100 Mesetas<text:tab/>Trap</text:p>
      <text:p text:style-name="P222">C65D<text:tab/>FF<text:tab/>C3<text:tab/>1 Mesetas</text:p>
      <text:p text:style-name="P222">C65E<text:tab/>FF<text:tab/>74<text:tab/>Ruoginin</text:p>
      <text:p text:style-name="P222">C65F<text:tab/>FF<text:tab/>A3<text:tab/>Empty<text:tab/>Trap</text:p>
      <text:p text:style-name="P313">Forgotten Tower <text:span text:style-name="T142">#3 (Man)</text:span></text:p>
      <text:p text:style-name="P224">00 E0 07 00 00 10 03 00 00 00 00 00 <text:span text:style-name="T64">3E</text:span> <text:span text:style-name="T64">19</text:span> 00 00 03 10 03 E0 07 02 0<text:span text:style-name="T143">B</text:span></text:p>
      <text:p text:style-name="P314">Forgotten Tower <text:span text:style-name="T142">#4</text:span></text:p>
      <text:p text:style-name="P224">00 E0 07 00 00 10 03 00 00 00 00 00 <text:span text:style-name="T64">2C</text:span> <text:span text:style-name="T64">1A</text:span> 00 00 03 10 03 E0 07 02 0<text:span text:style-name="T143">B</text:span></text:p>
      <text:p text:style-name="P224">C660<text:tab/>FF<text:tab/>1E<text:tab/>Empty<text:tab/>Trap</text:p>
      <text:p text:style-name="P223">C661<text:tab/>FF<text:tab/>33<text:tab/>20 Mesetas</text:p>
      <text:p text:style-name="P223">C662<text:tab/>FF<text:tab/>51<text:tab/>Ruoginin</text:p>
      <text:p text:style-name="P224">C663<text:tab/>FF<text:tab/>CB<text:tab/>Empty</text:p>
      <text:p text:style-name="P315">Forgotten Tower #5</text:p>
      <text:p text:style-name="P224">00 E0 07 00 00 10 03 00 00 00 03 00 <text:span text:style-name="T64">B3</text:span> <text:span text:style-name="T64">1B</text:span> 00 00 03 10 03 E0 07 02 0<text:span text:style-name="T143">B</text:span></text:p>
      <text:p text:style-name="P225">C664<text:tab/>FF<text:tab/>E1<text:tab/>Ruoginin</text:p>
      <text:p text:style-name="P225">C6CB<text:tab/>FF<text:tab/>5A<text:tab/>Red Dragon<text:tab/>Laconian Sword</text:p>
      <text:p text:style-name="P316">Mahal Cave #3</text:p>
      <text:p text:style-name="P226">00 00 03 00 00 30 00 00 01 01 00 00 <text:span text:style-name="T64">93</text:span> <text:span text:style-name="T64">1C</text:span> 00 00 00 30 00 00 03 07 0B</text:p>
      <text:p text:style-name="P226">C665<text:tab/>FF<text:tab/>31<text:tab/>2000 Mesetas</text:p>
      <text:p text:style-name="P226">C6CC<text:tab/>FF<text:tab/>1E<text:tab/>Boss Red Dragon</text:p>
      <text:p text:style-name="P317"><text:bookmark-start text:name="__DdeLink__6555_1468482858"/>Mahal Cave #2<text:bookmark-end text:name="__DdeLink__6555_1468482858"/></text:p>
      <text:p text:style-name="P228">00 00 03 00 00 30 00 00 01 01 03 00 <text:span text:style-name="T64">C7</text:span> <text:span text:style-name="T64">1D</text:span> 00 00 00 30 00 00 03 07 0B</text:p>
      <text:p text:style-name="P226">C666<text:tab/>FF<text:tab/>1B<text:tab/>Searchlight</text:p>
      <text:p text:style-name="P226"><text:bookmark-start text:name="__DdeLink__6553_1468482858"/>C667<text:tab/>FF<text:tab/>21<text:tab/>Ruoginin<text:bookmark-end text:name="__DdeLink__6553_1468482858"/></text:p>
      <text:p text:style-name="P227">C66<text:span text:style-name="T129">8</text:span><text:tab/>FF<text:tab/><text:span text:style-name="T129">41</text:span><text:tab/>Ruoginin<text:tab/><text:span text:style-name="T129">Trap</text:span></text:p>
      <text:p text:style-name="P226">C669<text:tab/>FF<text:tab/>8C<text:tab/>Searchlight</text:p>
      <text:p text:style-name="P226">C66A<text:tab/>FF<text:tab/>CA<text:tab/>50 Mesetas</text:p>
      <text:p text:style-name="P229">C6CD<text:tab/>FF<text:tab/>B1<text:tab/>Boss <text:tab/>Motavian Peasant</text:p>
      <text:p text:style-name="P229">C506<text:tab/>01<text:tab/>68<text:tab/>Give Governor letter to Lutz. Unlock entrance to <text:span text:style-name="T130">Gothic Passage</text:span></text:p>
      <text:p text:style-name="P318">Mahal Cave #2 <text:span text:style-name="T129">(near Lutz)</text:span></text:p>
      <text:p text:style-name="P229">00 00 03 00 00 30 00 00 01 01 02 00 <text:span text:style-name="T64">68</text:span> <text:span text:style-name="T64">1D</text:span> 00 00 00 30 00 00 03 07 0B</text:p>
      <text:p text:style-name="P317">Mahal Cave</text:p>
      <text:p text:style-name="P228">00 00 03 00 00 30 00 00 01 01 01 00 <text:span text:style-name="T64">69</text:span> <text:span text:style-name="T64">1E</text:span> 00 00 00 30 00 00 03 07 0B</text:p>
      <text:p text:style-name="P228">C66B<text:tab/>FF<text:tab/>1E<text:tab/>PelorieMate</text:p>
      <text:p text:style-name="P228">C66C<text:tab/>FF<text:tab/>11<text:tab/>20 Mesetas</text:p>
      <text:h text:style-name="P336" text:outline-level="1">Passageway to Paseo Palace <text:span text:style-name="T162">#3</text:span></text:h>
      <text:p text:style-name="P230">00 70 01 00 00 A0 00 00 07 0E 00 00 <text:span text:style-name="T64">79</text:span> <text:span text:style-name="T64">1F</text:span> 00 02 03 A0 00 70 01 06 0B</text:p>
      <text:p text:style-name="P231">C516<text:tab/><text:span text:style-name="T163">11</text:span><text:tab/><text:span text:style-name="T163">DE</text:span><text:tab/><text:bookmark-start text:name="__DdeLink__7730_1295605915"/><text:span text:style-name="T163">Beat </text:span><text:bookmark-end text:name="__DdeLink__7730_1295605915"/><text:span text:style-name="T163">Dark Faltz</text:span></text:p>
      <text:h text:style-name="P336" text:outline-level="1"><text:bookmark-start text:name="__DdeLink__7727_1295605915"/>Passageway to Paseo Palace <text:span text:style-name="T162">#2</text:span><text:bookmark-end text:name="__DdeLink__7727_1295605915"/></text:h>
      <text:p text:style-name="P230">00 70 01 00 00 A0 00 00 07 0E 00 00 <text:span text:style-name="T64">1A</text:span> <text:span text:style-name="T64">20</text:span> 00 02 03 A0 00 70 01 06 0B</text:p>
      <text:h text:style-name="P337" text:outline-level="1">Passageway to Paseo Palace</text:h>
      <text:p text:style-name="P233">00 90 01 00 00 90 01 00 07 0E 00 00 <text:span text:style-name="T64">D4</text:span> <text:span text:style-name="T64">21</text:span> 00 00 00 90 01 90 01 06 0<text:span text:style-name="T130">B</text:span></text:p>
      <text:p text:style-name="P234">C511<text:tab/>FF<text:tab/>94<text:tab/>Give Shortcake to <text:span text:style-name="T132">Robot Police</text:span></text:p>
      <text:p text:style-name="P319">Paseo Palace Dungeon</text:p>
      <text:p text:style-name="P230">00 70 01 00 00 A0 00 00 07 0E 00 00 <text:span text:style-name="T64">E6</text:span> <text:span text:style-name="T64">21</text:span> 00 02 03 A0 00 70 01 06 0B</text:p>
      <text:p text:style-name="P234"/>
      <text:p text:style-name="P234"/>
      <text:p text:style-name="P320">Tajimu's Cave #<text:span text:style-name="T139">3</text:span></text:p>
      <text:p text:style-name="P235">00 30 02 00 00 60 05 00 01 01 00 00 <text:span text:style-name="T64">AC</text:span> <text:span text:style-name="T64">22</text:span> 00 00 01 60 05 30 02 07 0B</text:p>
      <text:p text:style-name="P235">C66D<text:tab/>FF<text:tab/>11<text:tab/>500 Mesetas</text:p>
      <text:p text:style-name="P235">C66E<text:tab/>FF<text:tab/>6E<text:tab/>Empty<text:tab/>Trap</text:p>
      <text:p text:style-name="P235">C66F<text:tab/>FF<text:tab/>91<text:tab/>Empty<text:tab/>Trap</text:p>
      <text:p text:style-name="P235">C670<text:tab/>FF<text:tab/>EA<text:tab/>Titanium Sword</text:p>
      <text:p text:style-name="P235">C671<text:tab/>FF<text:tab/>EE<text:tab/>Empty<text:tab/>Trap</text:p>
      <text:p text:style-name="P235">C672<text:tab/>FF<text:tab/>E3<text:tab/>500 Mesetas<text:tab/>Trap</text:p>
      <text:p text:style-name="P321"><text:bookmark-start text:name="__DdeLink__6583_1468482858"/>Tajimu's Cave #2<text:bookmark-end text:name="__DdeLink__6583_1468482858"/></text:p>
      <text:p text:style-name="P236">00 30 02 00 00 60 05 00 01 01 01 00 <text:span text:style-name="T64">C7</text:span> <text:span text:style-name="T64">23</text:span> 00 00 01 60 05 30 02 07 0B</text:p>
      <text:p text:style-name="P236">C673<text:tab/>FF<text:tab/>79<text:tab/>Searchlight</text:p>
      <text:p text:style-name="P235">C674<text:tab/>FF<text:tab/>91<text:tab/>Empty Trap</text:p>
      <text:p text:style-name="P236">C675<text:tab/>FF<text:tab/>C1<text:tab/>Ruoginin</text:p>
      <text:p text:style-name="P321">Tajimu's Cave</text:p>
      <text:p text:style-name="P236">00 30 02 00 00 60 05 00 01 01 00 00 <text:span text:style-name="T64">D9</text:span> <text:span text:style-name="T64">24</text:span> 00 00 01 60 05 30 02 07 0B</text:p>
      <text:p text:style-name="P236">C676<text:tab/>FF<text:tab/>47<text:tab/>3000 Mesetas</text:p>
      <text:p text:style-name="P236">C677<text:tab/>FF<text:tab/>11<text:tab/>White Cloak</text:p>
      <text:p text:style-name="P236">C678<text:tab/>FF<text:tab/>1E<text:tab/>Wood Cane</text:p>
      <text:p text:style-name="P236">C679<text:tab/>FF<text:tab/>EE<text:tab/>PelorieMate</text:p>
      <text:p text:style-name="P322">Casba Cave #3</text:p>
      <text:p text:style-name="P237">00 50 05 00 00 30 07 00 01 01 00 00 <text:span text:style-name="T64">93</text:span> <text:span text:style-name="T64">25</text:span> 00 00 00 30 07 50 05 07 0B</text:p>
      <text:p text:style-name="P237"><text:bookmark-start text:name="__DdeLink__8120_1619896327"/><text:bookmark-start text:name="__DdeLink__6578_1468482858"/>C67A<text:bookmark-end text:name="__DdeLink__8120_1619896327"/><text:tab/>FF<text:tab/>86<text:tab/>100 Mesetas<text:bookmark-end text:name="__DdeLink__6578_1468482858"/></text:p>
      <text:p text:style-name="P237">C67<text:span text:style-name="T168">B</text:span><text:tab/>FF<text:tab/>8A<text:tab/>Empty<text:tab/>Trap</text:p>
      <text:p text:style-name="P237">C67C<text:tab/>FF<text:tab/>3E<text:tab/>100 Mesetas</text:p>
      <text:p text:style-name="P237">C6CE<text:tab/>FF<text:tab/>1D<text:tab/>Dragon Wise<text:tab/>Carbunckle Eye</text:p>
      <text:p text:style-name="P322">Casba Cave #2</text:p>
      <text:p text:style-name="P237">00 50 05 00 00 30 07 00 01 01 02 00 <text:span text:style-name="T64">A6</text:span> <text:span text:style-name="T64">26</text:span> 00 00 00 30 07 50 05 07 0B</text:p>
      <text:p text:style-name="P237">C67D<text:tab/>FF<text:tab/>78<text:tab/>5000 Mesetas<text:tab/>Trap</text:p>
      <text:p text:style-name="P282"><text:soft-page-break/>Casba Cave</text:p>
      <text:p text:style-name="P186">00 50 05 00 00 30 07 00 01 01 00 00 <text:span text:style-name="T64">D3</text:span> <text:span text:style-name="T64">27</text:span> 00 00 00 30 07 50 05 07 0B</text:p>
      <text:p text:style-name="P186">C67E<text:tab/>FF<text:tab/>71<text:tab/>500 Mesetas</text:p>
      <text:p text:style-name="P238">C6CF<text:tab/>FF<text:tab/>9E<text:tab/>Boss Red Dragon<text:tab/>Light Saber</text:p>
      <text:p text:style-name="P283">Casba Cave <text:span text:style-name="T137">(Casba side)</text:span></text:p>
      <text:h text:style-name="P338" text:outline-level="1">00 50 05 00 00 30 07 00 01 01 00 00 <text:span text:style-name="T64">DC</text:span> <text:span text:style-name="T64">27</text:span> 00 00 00 30 07 50 05 07 0B</text:h>
      <text:p text:style-name="P260">Passageway to Skray</text:p>
      <text:p text:style-name="P169">00 B0 00 00 00 B0 00 00 08 13 02 00 <text:span text:style-name="T64">23</text:span> <text:span text:style-name="T64">28</text:span> 00 00 03 B0 00 B0 00 0A 0<text:span text:style-name="T144">B</text:span></text:p>
      <text:p text:style-name="P188">C67F<text:tab/>FF<text:tab/>D1<text:tab/>500 Mesetas</text:p>
      <text:p text:style-name="P286">Passageway to Twintown</text:p>
      <text:p text:style-name="P189">00 10 03 00 00 10 01 00 08 14 00 00 <text:span text:style-name="T64">DD</text:span> <text:span text:style-name="T64">28</text:span> 00 02 00 10 01 10 03 0A 0B</text:p>
      <text:p text:style-name="P323">Guaron Morgue #2</text:p>
      <text:p text:style-name="P239">00 90 04 00 00 B0 07 00 02 02 02 00 <text:span text:style-name="T64">49</text:span> <text:span text:style-name="T64">29</text:span> 00 01 00 B0 07 90 04 0A 0B</text:p>
      <text:p text:style-name="P239">C680<text:tab/>FF<text:tab/>99<text:tab/>Ruoginin</text:p>
      <text:p text:style-name="P266">Guaron Morgue</text:p>
      <text:p text:style-name="P172">00 90 04 00 00 B0 07 00 02 02 03 00 <text:span text:style-name="T64">DD</text:span> <text:span text:style-name="T64">2A</text:span> 00 01 00 B0 07 90 04 0A 0B</text:p>
      <text:p text:style-name="P239">C6D4<text:tab/>FF<text:tab/>73<text:tab/>Boss Zombie</text:p>
      <text:p text:style-name="P239">C6D5<text:tab/>FF<text:tab/>73<text:tab/>Boss Zombie</text:p>
      <text:p text:style-name="P239"><text:bookmark-start text:name="__DdeLink__7405_823034891"/>C6D6<text:tab/>FF<text:tab/>B1<text:tab/>Boss Zombie<text:bookmark-end text:name="__DdeLink__7405_823034891"/></text:p>
      <text:p text:style-name="P239">C681<text:tab/>FF<text:tab/>99<text:tab/>Laconian Armor</text:p>
      <text:p text:style-name="P267">Corona Tower</text:p>
      <text:p text:style-name="P173">00 D0 02 00 00 70 00 00 02 02 00 00 <text:span text:style-name="T64">D1</text:span> <text:span text:style-name="T64">2B</text:span> 00 00 02 70 00 D0 02 08 0<text:span text:style-name="T154">B</text:span></text:p>
      <text:p text:style-name="P173">C682<text:tab/>FF<text:tab/>79<text:tab/>Escape Cloth</text:p>
      <text:p text:style-name="P267"><text:bookmark-start text:name="__DdeLink__7413_823034891"/>Corona Tower #2<text:bookmark-end text:name="__DdeLink__7413_823034891"/></text:p>
      <text:p text:style-name="P173">00 D0 02 00 00 70 00 00 02 02 02 00 <text:span text:style-name="T64">78</text:span> <text:span text:style-name="T64">2C</text:span> 00 00 02 70 00 D0 02 08 0<text:span text:style-name="T154">B</text:span></text:p>
      <text:p text:style-name="P240">C683<text:tab/>FF<text:tab/>45<text:tab/>Empty<text:tab/>Trap</text:p>
      <text:p text:style-name="P240">C684<text:tab/>FF<text:tab/>ED<text:tab/>Ruoginin</text:p>
      <text:p text:style-name="P240">C685<text:tab/>FF<text:tab/>4B<text:tab/>500 Mesetas</text:p>
      <text:p text:style-name="P268"><text:bookmark-start text:name="__DdeLink__7417_823034891"/>Corona Tower #<text:span text:style-name="T150">3</text:span><text:bookmark-end text:name="__DdeLink__7417_823034891"/></text:p>
      <text:p text:style-name="P240">00 D0 02 00 00 70 00 00 02 02 02 00 <text:span text:style-name="T64">58</text:span> <text:span text:style-name="T64">2D</text:span> 00 00 02 70 00 D0 02 08 0<text:span text:style-name="T154">B</text:span></text:p>
      <text:p text:style-name="P241"><text:bookmark-start text:name="__DdeLink__7415_823034891"/>C686<text:tab/>FF<text:tab/>18<text:tab/>20 Mesetas<text:bookmark-end text:name="__DdeLink__7415_823034891"/></text:p>
      <text:p text:style-name="P241">C687<text:tab/>FF<text:tab/>83<text:tab/>PelorieMate</text:p>
      <text:p text:style-name="P241">C688<text:tab/>FF<text:tab/>AD<text:tab/>Searchlight</text:p>
      <text:p text:style-name="P241">C689<text:tab/>FF<text:tab/>18<text:tab/>20 Mesetas<text:tab/>Trap</text:p>
      <text:p text:style-name="P241">C68A<text:tab/>FF<text:tab/>A3<text:tab/>Empty<text:tab/>Trap</text:p>
      <text:p text:style-name="P269">Corona Tower #<text:span text:style-name="T151">4</text:span></text:p>
      <text:p text:style-name="P241">00 D0 02 00 00 70 00 00 02 02 03 00 <text:span text:style-name="T64">E4</text:span> <text:span text:style-name="T64">2E</text:span> 00 00 02 70 00 D0 02 08 0<text:span text:style-name="T154">B</text:span></text:p>
      <text:p text:style-name="P270">Corona Tower #<text:span text:style-name="T151">4 (near Eclipse Torch)</text:span></text:p>
      <text:p text:style-name="P242">00 D0 02 00 00 70 00 00 02 02 02 00 <text:span text:style-name="T64">2D</text:span> <text:span text:style-name="T64">2E</text:span> 00 00 02 70 00 D0 02 08 0B</text:p>
      <text:p text:style-name="P324"><text:span text:style-name="T147">Passageway on </text:span><text:bookmark-start text:name="__DdeLink__7399_823034891"/>Dezori<text:span text:style-name="T147">s</text:span> 1<text:bookmark-end text:name="__DdeLink__7399_823034891"/></text:p>
      <text:p text:style-name="P243">00 F0 02 00 00 00 07 00 02 02 03 00 <text:span text:style-name="T64">DD</text:span> <text:span text:style-name="T64">2F</text:span> 00 00 03 00 07 F0 02 09 0<text:span text:style-name="T146">B</text:span></text:p>
      <text:p text:style-name="P243">C68C<text:tab/>FF<text:tab/>2B<text:tab/>Empty<text:tab/>Trap</text:p>
      <text:p text:style-name="P243">C68<text:span text:style-name="T145">E</text:span><text:tab/>FF<text:tab/>D6<text:tab/>100 Mesetas<text:tab/>Trap</text:p>
      <text:p text:style-name="P262"><text:span text:style-name="T147">Passageway on Dezoris</text:span> <text:span text:style-name="T149">5 #2</text:span></text:p>
      <text:p text:style-name="P173">00 90 05 00 00 20 03 00 02 02 01 00 <text:span text:style-name="T64">5D</text:span> <text:span text:style-name="T64">2F</text:span> 00 00 00 20 03 90 05 09 0B</text:p>
      <text:p text:style-name="P326">Dezorian Cave <text:span text:style-name="T152">#6</text:span></text:p>
      <text:p text:style-name="P244">00 20 00 00 00 40 02 00 02 02 02 00 <text:span text:style-name="T64">65</text:span> <text:span text:style-name="T64">2F</text:span> 00 02 02 40 02 20 00 09 0B</text:p>
      <text:p text:style-name="P245">C68B<text:tab/>FF<text:tab/>11<text:tab/>Laconian Shield</text:p>
      <text:p text:style-name="P246">C68D<text:tab/>FF<text:tab/>73<text:tab/>Empty<text:tab/>Trap</text:p>
      <text:p text:style-name="P327"><text:bookmark-start text:name="__DdeLink__7707_1295605915"/>Dezorian Cave <text:span text:style-name="T152">#6</text:span><text:bookmark-end text:name="__DdeLink__7707_1295605915"/><text:span text:style-name="T152"> (Dead End)</text:span></text:p>
      <text:p text:style-name="P247">00 50 00 00 00 40 02 00 02 02 00 00 <text:span text:style-name="T64">51</text:span> <text:span text:style-name="T64">2F</text:span> 00 02 02 40 02 50 00 09 0B</text:p>
      <text:p text:style-name="P325"><text:span text:style-name="T147">Passageway on </text:span>Dezori<text:span text:style-name="T147">s</text:span> 2</text:p>
      <text:p text:style-name="P243">00 70 01 00 00 60 06 00 02 02 03 00 <text:span text:style-name="T64">ED</text:span> <text:span text:style-name="T64">30</text:span> 00 00 03 60 06 70 01 09 0<text:span text:style-name="T146">B</text:span></text:p>
      <text:p text:style-name="P263"><text:bookmark-start text:name="__DdeLink__7410_823034891"/><text:span text:style-name="T147">Passageway on Dezoris</text:span> <text:span text:style-name="T149">5</text:span><text:bookmark-end text:name="__DdeLink__7410_823034891"/></text:p>
      <text:p text:style-name="P239">00 90 05 00 00 20 03 00 02 02 00 00 <text:span text:style-name="T64">79</text:span> <text:span text:style-name="T64">30</text:span> 00 00 00 20 03 90 05 09 0B</text:p>
      <text:p text:style-name="P326">Dezorian Cave <text:span text:style-name="T153">#5</text:span></text:p>
      <text:p text:style-name="P244">00 20 00 00 00 40 02 00 02 02 01 00 <text:span text:style-name="T64">34</text:span> <text:span text:style-name="T64">30</text:span> 00 02 02 40 02 20 00 09 0B</text:p>
      <text:p text:style-name="P264"><text:bookmark-start text:name="__DdeLink__7408_823034891"/><text:span text:style-name="T147">Passageway on Dezoris</text:span> <text:span text:style-name="T147">4</text:span><text:bookmark-end text:name="__DdeLink__7408_823034891"/></text:p>
      <text:p text:style-name="P171">00 30 02 00 00 50 03 00 02 02 01 00 <text:span text:style-name="T64">E2</text:span> <text:span text:style-name="T64">31</text:span> 00 02 00 50 03 30 02 09 0<text:span text:style-name="T146">B</text:span></text:p>
      <text:p text:style-name="P326">Dezorian Cave <text:span text:style-name="T153">#4</text:span></text:p>
      <text:p text:style-name="P244">00 20 00 00 00 40 02 00 02 02 03 00 <text:span text:style-name="T64">12</text:span> <text:span text:style-name="T64">31</text:span> 00 02 02 40 02 20 00 09 0B</text:p>
      <text:p text:style-name="P265"><text:span text:style-name="T147">Passageway on Dezoris</text:span> 3</text:p>
      <text:p text:style-name="P170">00 90 00 00 00 30 05 00 02 02 00 00 <text:span text:style-name="T64">DB</text:span> <text:span text:style-name="T64">32</text:span> 00 02 00 30 05 90 00 09 0<text:span text:style-name="T146">B</text:span></text:p>
      <text:p text:style-name="P170">C68F<text:tab/>FF<text:tab/>3B<text:tab/>Empty<text:tab/>Trap</text:p>
      <text:p text:style-name="P326">Dezorian Cave <text:span text:style-name="T153">#3</text:span></text:p>
      <text:p text:style-name="P244">00 20 00 00 00 40 02 00 02 02 00 00 <text:span text:style-name="T64">25</text:span> <text:span text:style-name="T64">32</text:span> 00 02 02 40 02 20 00 09 0B</text:p>
      <text:p text:style-name="P326">Dezorian Cave <text:span text:style-name="T153">#2</text:span></text:p>
      <text:p text:style-name="P244">00 20 00 00 00 40 02 00 02 02 00 00 <text:span text:style-name="T64">55</text:span> <text:span text:style-name="T64">33</text:span> 00 02 02 40 02 20 00 09 0B</text:p>
      <text:p text:style-name="P245">C690<text:tab/>FF<text:tab/>19<text:tab/>Empty<text:tab/>Trap</text:p>
      <text:p text:style-name="P245">C6D7<text:tab/>FF<text:tab/>D9<text:tab/>Boss Biting Fly</text:p>
      <text:p text:style-name="P328">Dezorian Cave <text:span text:style-name="T152">(Laconian Shield Cave)</text:span></text:p>
      <text:p text:style-name="P248">00 50 00 00 00 40 02 00 02 02 00 00 <text:span text:style-name="T64">D3</text:span> <text:span text:style-name="T64">34</text:span> 00 02 02 40 02 50 00 09 0B</text:p>
      <text:p text:style-name="P244">C691<text:tab/>FF<text:tab/>16<text:tab/>50 Mesetas</text:p>
      <text:p text:style-name="P245">C692<text:tab/>FF<text:tab/>1E<text:tab/>Magic Hat</text:p>
      <text:p text:style-name="P245">C693<text:tab/>FF<text:tab/>EE<text:tab/>Ceramic Shield</text:p>
      <text:p text:style-name="P329">Air Castle Dungeon #5</text:p>
      <text:p text:style-name="P249">00 70 01 00 00 00 01 00 0A 17 02 00 <text:span text:style-name="T64">94</text:span> <text:span text:style-name="T64">35</text:span> 00 01 03 00 01 70 01 06 0B</text:p>
      <text:p text:style-name="P249">C517<text:tab/>FF<text:tab/><text:span text:style-name="T161">C2<text:tab/></text:span><text:bookmark-start text:name="__DdeLink__7724_1295605915"/>LaShiec<text:bookmark-end text:name="__DdeLink__7724_1295605915"/>'s Shadow Warrior</text:p>
      <text:p text:style-name="P329"><text:bookmark-start text:name="__DdeLink__7721_1295605915"/>Air Castle Dungeon #4<text:bookmark-end text:name="__DdeLink__7721_1295605915"/></text:p>
      <text:p text:style-name="P249">00 70 01 00 00 00 01 00 0A 17 01 00 <text:span text:style-name="T64">B4</text:span> <text:span text:style-name="T64">36</text:span> 00 01 03 00 01 70 01 06 0B</text:p>
      <text:p text:style-name="P329"><text:bookmark-start text:name="__DdeLink__7719_1295605915"/><text:soft-page-break/>Air Castle Dungeon #3<text:bookmark-end text:name="__DdeLink__7719_1295605915"/></text:p>
      <text:p text:style-name="P249">00 70 01 00 00 00 01 00 0A 17 00 00 <text:span text:style-name="T64">84</text:span> <text:span text:style-name="T64">37</text:span> 00 01 03 00 01 70 01 06 0B</text:p>
      <text:p text:style-name="P329"><text:bookmark-start text:name="__DdeLink__7717_1295605915"/>Air Castle Dungeon #2<text:bookmark-end text:name="__DdeLink__7717_1295605915"/></text:p>
      <text:p text:style-name="P249">00 70 01 00 00 00 01 00 0A 17 02 00 <text:span text:style-name="T64">64</text:span> <text:span text:style-name="T64">38</text:span> 00 01 03 00 01 70 01 06 0B</text:p>
      <text:p text:style-name="P329"><text:bookmark-start text:name="__DdeLink__7715_1295605915"/>Air Castle Dungeon<text:bookmark-end text:name="__DdeLink__7715_1295605915"/></text:p>
      <text:p text:style-name="P249">00 70 01 00 00 00 01 00 0A 17 00 00 <text:span text:style-name="T64">D6</text:span> <text:span text:style-name="T64">39</text:span> 00 01 03 00 01 70 01 06 0B</text:p>
      <text:p text:style-name="P330">Air Castle Dungeon <text:span text:style-name="T160">(</text:span>LaShiec<text:span text:style-name="T160">)</text:span></text:p>
      <text:p text:style-name="P250">00 70 01 00 00 00 01 00 0A 17 03 00 <text:span text:style-name="T64">CC</text:span> <text:span text:style-name="T64">39</text:span> 00 01 03 00 01 70 01 06 0B</text:p>
      <text:p text:style-name="P232">C516<text:tab/>FF<text:tab/>CC<text:tab/><text:span text:style-name="T164">Beat </text:span>LaShiec</text:p>
      <text:p text:style-name="P331">Aero<text:span text:style-name="T148">p</text:span>rism Cave</text:p>
      <text:p text:style-name="P251">00 E0 03 00 00 70 06 00 02 02 00 00 <text:span text:style-name="T64">DD</text:span> <text:span text:style-name="T64">3A</text:span> 00 00 00 70 06 E0 03 0A 0B</text:p>
      <text:p text:style-name="P172">C694<text:tab/>FF<text:tab/>82<text:tab/>Magic Hat</text:p>
      <text:p text:style-name="P332">Aero<text:span text:style-name="T148">p</text:span>rism Cave <text:span text:style-name="T148">(Otegami Chie-chan)</text:span></text:p>
      <text:p text:style-name="P172">00 E0 03 00 00 70 06 00 02 02 01 00 <text:span text:style-name="T64">97</text:span> <text:span text:style-name="T64">3A</text:span> 00 00 00 70 06 E0 03 0A 0B</text:p>
      <text:p text:style-name="P172">C6D8<text:tab/>FF<text:tab/>79<text:tab/>Golem<text:tab/>Aeroprism</text:p>
      <text:p text:style-name="P333">Titles #2</text:p>
      <text:p text:style-name="P252">00 10 06 00 00 30 02 00 00 00 02 00 <text:span text:style-name="T64">98</text:span> <text:span text:style-name="T64">3B</text:span> 00 02 02 30 02 10 06 0B 0B</text:p>
      <text:p text:style-name="P333">Titles</text:p>
      <text:p text:style-name="P252">00 10 06 00 00 30 02 00 00 00 00 00 <text:span text:style-name="T64">F7</text:span> <text:span text:style-name="T64">3C</text:span> 00 02 02 30 02 10 06 03 0B<text:bookmark-end text:name="__DdeLink__8132_466637797"/></text:p>
      <text:p text:style-name="P215"/>
      <text:p text:style-name="P215"/>
      <text:p text:style-name="P230">Yo<text:span text:style-name="T165">u</text:span> have beaten Dark Faltz — сообщение открывается и сразу же закрывается</text:p>
      <text:p text:style-name="P215"/>
      <text:p text:style-name="P215"/>
      <text:p text:style-name="P206">Баг — если погибнуть от рук медузы (превратиться в камень), то после прощальных слов появится побеждённый тёмный марадёр, откроем сундук и только потом попадём на титульный экран. Впрочем, случается он не всегда. Без щита Персея к ней лучше не соваться.</text:p>
      <text:p text:style-name="P159"/>
      <text:p text:style-name="P159"/>
      <text:p text:style-name="P159"/>
      <text:p text:style-name="P253"><text:span text:style-name="T121">C5</text:span>00, <text:span text:style-name="T121">C5</text:span>04 FF</text:p>
      <text:p text:style-name="P8"/>
      <text:p text:style-name="P8"/>
      <text:p text:style-name="P113"><text:span text:style-name="T171">0600: 00→FF — в пещере Медузы взял сундук</text:span>.</text:p>
      <text:p text:style-name="P114"><text:span text:style-name="T3">0601: 00→01 </text:span><text:bookmark-start text:name="__DdeLink__6326_2087498417"/>—<text:bookmark-end text:name="__DdeLink__6326_2087498417"/> поговорил с Селин</text:p>
      <text:p text:style-name="P115"><text:span text:style-name="T4">0602: 00→01 </text:span>— поговорил с Некисом, взял горшок</text:p>
      <text:p text:style-name="P116">0603: 00→02 — высвободил Лувено</text:p>
      <text:p text:style-name="P116">0604: 00→01 — высвободил Лувено → 02 — привёл ассистента → 03 — заплатил доктору 1200 месет → <text:span text:style-name="T20">04 — нельзя ускорить. Поупражнялся на слизи. Теперь надо обследовать какую-нибудь пещеру → 06 — поубивал монстров, спускался в подземелье, потратил время, Лувено построен. 06 — задание найти робота. 07 — вернули Хапсби. Предлагает испытать корабль.</text:span></text:p>
      <text:p text:style-name="P116"/>
      <text:p text:style-name="P117">0606: 00→01 — Лутз в команде (либо отдал письмо) <text:span text:style-name="T19">либо стал доступен путь к Готику</text:span></text:p>
      <text:p text:style-name="P92">0607: 00→01 — Разблокирована флейта в Готике</text:p>
      <text:p text:style-name="P52">0608: 00→01 — Разблокировал катер на воздушной подушке в Бортево</text:p>
      <text:p text:style-name="P118">0609: 00→01 — Дал денег старосте — разблокировал Щит Персея</text:p>
      <text:p text:style-name="P52"/>
      <text:p text:style-name="P119"><text:span text:style-name="T6">060A: 00→FF – спас</text:span> Тайлона</text:p>
      <text:p text:style-name="P3">0611: 00→FF — отдал тортик роботу</text:p>
      <text:p text:style-name="P8"/>
      <text:p text:style-name="P120">0616: 00→01 — убит Lasiec (в Air Castle)</text:p>
      <text:p text:style-name="P121">0617: 00→FF — убит Lasiec (Shadow)</text:p>
      <text:p text:style-name="P42">0618: 00→FF — убил Dr Mad (+ горшок)</text:p>
      <text:p text:style-name="P8"/>
      <text:p text:style-name="P8">//</text:p>
      <text:p text:style-name="P122">0700: FF→00 — <text:span text:style-name="T8">открыл компас в пещере Медузы. Взял → FF</text:span></text:p>
      <text:p text:style-name="P101"><text:span text:style-name="T172">0701: 00→FF — 20 монет в пещере Медузы</text:span></text:p>
      <text:p text:style-name="P100">0702: 00→FF — 10 монет в пещере Медузы</text:p>
      <text:p text:style-name="P123">0703: 00→FF — Empty Tiada Prison</text:p>
      <text:p text:style-name="P124"><text:span text:style-name="T4">0</text:span>704: FF изначально <text:span text:style-name="T9">FF→00 — ключ от подземелья </text:span>в подземелье Каминита. <text:span text:style-name="T9">Разблокируется после диалога в Эппи</text:span></text:p>
      <text:p text:style-name="P125"><text:span text:style-name="T4">0705: 00→FF </text:span>— <text:span text:style-name="T4">50 </text:span>монет в подземелье Каминита</text:p>
      <text:p text:style-name="P40">0706: 00→FF — 30 Abion Warehouse</text:p>
      <text:p text:style-name="P41">070<text:span text:style-name="T22">7</text:span>: 00→FF — <text:span text:style-name="T22">2</text:span>0 Abion Warehouse</text:p>
      <text:p text:style-name="P126">0708: 00→FF - <text:span text:style-name="T25">Empty Medusa“s Tower #1</text:span></text:p>
      <text:p text:style-name="P45">0709: 00→FF <text:span text:style-name="T24">— Burger Medusa“s Tower </text:span>#1</text:p>
      <text:p text:style-name="P127">070A: 00→FF <text:span text:style-name="T24">— </text:span>10 <text:span text:style-name="T24">Medusa“s Tower #1</text:span></text:p>
      <text:p text:style-name="P44">070B: 00→FF — Burger Medusa“s Tower <text:span text:style-name="T25">#1</text:span></text:p>
      <text:p text:style-name="P8"><text:soft-page-break/></text:p>
      <text:p text:style-name="P127">070D: 00→FF <text:span text:style-name="T24">— </text:span>Escaper <text:span text:style-name="T24">Medusa“s Tower #1</text:span></text:p>
      <text:p text:style-name="P128">070E: 00→FF <text:span text:style-name="T24">— </text:span>Flash <text:span text:style-name="T24">Medusa“s Tower #1</text:span></text:p>
      <text:p text:style-name="P45">070F: 00→FF - 20 <text:span text:style-name="T24">Medusa“s Tower #</text:span>2</text:p>
      <text:p text:style-name="P45">0710: 00→FF - Cola <text:span text:style-name="T24">Medusa“s Tower #</text:span>2</text:p>
      <text:p text:style-name="P127"/>
      <text:p text:style-name="P46">0712: 00→FF <text:span text:style-name="T25">- </text:span>Empty <text:span text:style-name="T25">Medusa“s Tower #2</text:span></text:p>
      <text:p text:style-name="P45">0713: 00→FF - 10 <text:span text:style-name="T24">Medusa“s Tower #</text:span>3</text:p>
      <text:p text:style-name="P46">0714: 00→FF <text:span text:style-name="T25">- </text:span>5 <text:span text:style-name="T25">Medusa“s Tower #3</text:span></text:p>
      <text:p text:style-name="P47">0715: 00→FF <text:span text:style-name="T25">- Empty Medusa“s Tower #4</text:span></text:p>
      <text:p text:style-name="P47">0716: 00→FF <text:span text:style-name="T25">- </text:span>Burger <text:span text:style-name="T25">Medusa“s Tower #4</text:span></text:p>
      <text:p text:style-name="P47"/>
      <text:p text:style-name="P46">0719: 00→FF <text:span text:style-name="T25">- </text:span>35 <text:span text:style-name="T25">Medusa“s Tower #</text:span>4</text:p>
      <text:p text:style-name="P48">071A: 00→FF <text:span text:style-name="T25">- Empty Medusa“s Tower #4</text:span></text:p>
      <text:p text:style-name="P48"/>
      <text:p text:style-name="P47">071C: 00→FF <text:span text:style-name="T25">- 10 Medusa“s Tower #</text:span>4</text:p>
      <text:p text:style-name="P49">071D: 00→FF <text:span text:style-name="T25">- </text:span>Burger <text:span text:style-name="T25">Medusa“s Tower #</text:span>5</text:p>
      <text:p text:style-name="P49">0720: 00→FF <text:span text:style-name="T25">- Empty Medusa“s Tower #</text:span>5</text:p>
      <text:p text:style-name="P81">0721: 00→FF — Burger <text:span text:style-name="T44">Baya Malay #-3</text:span></text:p>
      <text:p text:style-name="P129">0722: 00→FF - 50 <text:span text:style-name="T44">Baya Malay #-</text:span>3</text:p>
      <text:p text:style-name="P129">0723: 00→FF - <text:span text:style-name="T44">Empty Baya Malay #-</text:span>3</text:p>
      <text:p text:style-name="P50">0724: 00→FF <text:span text:style-name="T26">- </text:span>Cola <text:span text:style-name="T26">Medusa“s Tower #</text:span>7</text:p>
      <text:p text:style-name="P85">0725: 00→FF - Burger <text:span text:style-name="T43">Baya Malay #-</text:span>2</text:p>
      <text:p text:style-name="P85">0726: 00→FF — Magic Lamp <text:span text:style-name="T43">Baya Malay #-</text:span>2</text:p>
      <text:p text:style-name="P50">0727: 00→FF <text:span text:style-name="T26">- Empty Medusa“s Tower #</text:span>8</text:p>
      <text:p text:style-name="P130">0728: 00→FF <text:span text:style-name="T44">- </text:span>Cola <text:span text:style-name="T44">Baya Malay #-1</text:span></text:p>
      <text:p text:style-name="P131">0729: 00→FF - 500 <text:span text:style-name="T43">Baya Malay #-</text:span>1</text:p>
      <text:p text:style-name="P85">072A: 00→FF <text:span text:style-name="T44">- 500 Baya Malay #-1</text:span></text:p>
      <text:p text:style-name="P85">072B: 00→FF <text:span text:style-name="T44">- </text:span>Escaper <text:span text:style-name="T44">Baya Malay #-1</text:span></text:p>
      <text:p text:style-name="P129">072C: 00→FF <text:span text:style-name="T44">- Empty Baya Malay #-1</text:span></text:p>
      <text:p text:style-name="P79">072D: 00→FF — Short Sword Baya Malay #0</text:p>
      <text:p text:style-name="P130">072E: 00→FF <text:span text:style-name="T44">— </text:span>Light Saber <text:span text:style-name="T44">Baya Malay #0</text:span></text:p>
      <text:p text:style-name="P131">072F: 00→FF — Burger <text:span text:style-name="T43">Baya Malay #</text:span>0</text:p>
      <text:p text:style-name="P84">0730: 00→FF — Iron Sword <text:span text:style-name="T44">Baya Malay #0</text:span></text:p>
      <text:p text:style-name="P84">0731: 00→FF — Magic Key <text:span text:style-name="T43">Baya Malay #</text:span>1</text:p>
      <text:p text:style-name="P132">0732: 00→FF <text:span text:style-name="T45">— </text:span>20 <text:span text:style-name="T45">Baya Malay #1</text:span></text:p>
      <text:p text:style-name="P132"/>
      <text:p text:style-name="P84">0734: 00→FF — 100 <text:span text:style-name="T43">Baya Malay #</text:span>2</text:p>
      <text:p text:style-name="P84">0735: 00→FF — Iron Axe <text:span text:style-name="T43">Baya Malay #</text:span>2</text:p>
      <text:p text:style-name="P82">0736: 00→FF <text:span text:style-name="T45">— </text:span>Empty <text:span text:style-name="T45">Baya Malay #2</text:span></text:p>
      <text:p text:style-name="P82"/>
      <text:p text:style-name="P84">0738: 00→FF — Empty <text:span text:style-name="T43">Baya Malay #</text:span>2</text:p>
      <text:p text:style-name="P83">0739: 00→FF <text:span text:style-name="T43">— </text:span>Burger <text:span text:style-name="T43">Baya Malay #3</text:span></text:p>
      <text:p text:style-name="P83">073A: 00→FF <text:span text:style-name="T43">— Empty Baya Malay #3</text:span></text:p>
      <text:p text:style-name="P83">073B: 00→FF <text:span text:style-name="T43">— </text:span>Burger <text:span text:style-name="T43">Baya Malay #3</text:span></text:p>
      <text:p text:style-name="P79">073C: 00→FF — Empty Baya Malay #3</text:p>
      <text:p text:style-name="P79"/>
      <text:p text:style-name="P30">073E: 00→FF <text:span text:style-name="T11">— </text:span>Cola <text:span text:style-name="T11">Scion (Iala) Cave </text:span>#4</text:p>
      <text:p text:style-name="P30">073F: 00→FF <text:span text:style-name="T11">— Empty Scion (Iala) Cave </text:span>#4</text:p>
      <text:p text:style-name="P28"/>
      <text:p text:style-name="P28"/>
      <text:p text:style-name="P32">0740: 00→FF <text:span text:style-name="T12">— Flash </text:span>Naula <text:span text:style-name="T12">Cave #4</text:span></text:p>
      <text:p text:style-name="P30">0741: 00→FF <text:bookmark-start text:name="__DdeLink__477_2026303580"/><text:span text:style-name="T12">— Flash Scion Cave </text:span>#4<text:bookmark-end text:name="__DdeLink__477_2026303580"/></text:p>
      <text:p text:style-name="P28">0742: 00→FF - Burger <text:span text:style-name="T10">Scion Cave #4</text:span></text:p>
      <text:p text:style-name="P32">0743: 00→FF — 10 meset Naula Cave #3</text:p>
      <text:p text:style-name="P26">0744: 00→FF <text:span text:style-name="T10">— </text:span>5<text:span text:style-name="T10">0 meset Scion Cave </text:span>#3</text:p>
      <text:p text:style-name="P26">074<text:span text:style-name="T13">5</text:span>: 00→FF <text:span text:style-name="T10">— </text:span>2<text:span text:style-name="T10">0 meset Scion Cave </text:span>#3</text:p>
      <text:p text:style-name="P26">0746: 00→FF <text:span text:style-name="T10">— </text:span>2<text:span text:style-name="T10">0 meset Scion Cave </text:span>#3</text:p>
      <text:p text:style-name="P107"><text:s/></text:p>
      <text:p text:style-name="P26">0748: 00→FF <text:span text:style-name="T11">— Empty Scion </text:span>(Iala) <text:span text:style-name="T11">Cave #2</text:span></text:p>
      <text:p text:style-name="P108">074A: 00→FF — Flash <text:span text:style-name="T10">Scion Cave </text:span>#2</text:p>
      <text:p text:style-name="P32">074B: 00→FF — Short Sword Naula Cave #2</text:p>
      <text:p text:style-name="P108">074C: 00→FF <text:span text:style-name="T10">— 20 meset Scion Cave </text:span>#2</text:p>
      <text:p text:style-name="P108">074D: 00→FF <text:span text:style-name="T11">— Empty Scion Cave </text:span>#2</text:p>
      <text:p text:style-name="P106"><text:soft-page-break/>074E: 00→FF — Cola Scion Cave <text:span text:style-name="T12">#1</text:span></text:p>
      <text:p text:style-name="P23">074F: 00→FF — 20 meset <text:span text:style-name="T10">Scion Cave #1</text:span></text:p>
      <text:p text:style-name="P23">0750: 00→FF — Empty <text:span text:style-name="T10">Scion Cave #1</text:span></text:p>
      <text:p text:style-name="P23">0751: 00→FF — Empty <text:span text:style-name="T10">Scion Cave #1</text:span></text:p>
      <text:p text:style-name="P8"/>
      <text:p text:style-name="P133">0753: 00→FF 100 <text:span text:style-name="T21">Bortevo Passage</text:span></text:p>
      <text:p text:style-name="P39">0754: 00→FF Empty Bortevo Passage</text:p>
      <text:p text:style-name="P133">0755: 00→FF Flash <text:span text:style-name="T21">Bortevo Passage</text:span></text:p>
      <text:p text:style-name="P39">0756: 00→FF Escaper Bortevo Passage</text:p>
      <text:p text:style-name="P134">0757: 00→FF 20 <text:span text:style-name="T29">Forgotten Tower #</text:span>1</text:p>
      <text:p text:style-name="P134"/>
      <text:p text:style-name="P53">0759: 00→FF Empty Forgotten Tower #2</text:p>
      <text:p text:style-name="P54">075A: 00→FF <text:span text:style-name="T30">Burger Forgotten Tower #3</text:span></text:p>
      <text:p text:style-name="P54">075B: 00→FF <text:span text:style-name="T29">Empty Forgotten Tower #</text:span>3</text:p>
      <text:p text:style-name="P135">075C: 00→FF <text:span text:style-name="T30">1</text:span>00 <text:span text:style-name="T30">Forgotten Tower #3</text:span></text:p>
      <text:p text:style-name="P136">075D: 00→FF 1 <text:span text:style-name="T29">Forgotten Tower #</text:span>3</text:p>
      <text:p text:style-name="P136">075E: 00→FF Burger <text:span text:style-name="T29">Forgotten Tower #</text:span>3</text:p>
      <text:p text:style-name="P136">075F: 00→FF <text:span text:style-name="T29">Empty Forgotten Tower #</text:span>3</text:p>
      <text:p text:style-name="P54">0760: 00→FF <text:span text:style-name="T29">Empty Forgotten Tower #</text:span>4</text:p>
      <text:p text:style-name="P137">0761: 00→FF 20 <text:span text:style-name="T30">Forgotten Tower #</text:span>4</text:p>
      <text:p text:style-name="P137">0762: 00→FF <text:span text:style-name="T30">Burger Forgotten Tower #</text:span>4</text:p>
      <text:p text:style-name="P54">0763: 00→FF <text:span text:style-name="T29">Empty Forgotten Tower #</text:span>4</text:p>
      <text:p text:style-name="P138">0764: 00→FF <text:span text:style-name="T31">Burger Forgotten Tower #</text:span>5</text:p>
      <text:p text:style-name="P35">0765: 00→FF <text:span text:style-name="T17">— </text:span>2000 - <text:span text:style-name="T17">Naharu Cave #</text:span>3</text:p>
      <text:p text:style-name="P117">0766: 00→FF <text:span text:style-name="T18">— Flash Naharu Cave #2</text:span></text:p>
      <text:p text:style-name="P117">0767: 00→FF - Burger <text:span text:style-name="T18">Naharu Cave #2</text:span></text:p>
      <text:p text:style-name="P117">0768: 00→FF - Burger <text:span text:style-name="T18">Naharu Cave #2</text:span></text:p>
      <text:p text:style-name="P35">0769: 00→FF — Flash <text:span text:style-name="T17">Naharu Cave #</text:span>2</text:p>
      <text:p text:style-name="P117">076A: 00→FF - 50 <text:span text:style-name="T18">Naharu Cave #2</text:span></text:p>
      <text:p text:style-name="P34">076B: 00→FF — Cola Naharu Cave #1</text:p>
      <text:p text:style-name="P35">076C: 00→FF <text:span text:style-name="T17">— </text:span>20 meset <text:span text:style-name="T17">Naharu Cave #1</text:span></text:p>
      <text:p text:style-name="P139">076D: 00→FF — 500 (300?) <text:span text:style-name="T33">Tajima's Cave #3</text:span></text:p>
      <text:p text:style-name="P140">076E: 00→FF <text:span text:style-name="T33">— Empty Tajima's Cave #</text:span>3</text:p>
      <text:p text:style-name="P140">076F: 00→FF <text:span text:style-name="T33">— Empty Tajima's Cave #</text:span>3</text:p>
      <text:p text:style-name="P140">0771: 00→FF <text:span text:style-name="T33">— Empty Tajima's Cave #</text:span>3</text:p>
      <text:p text:style-name="P140"/>
      <text:p text:style-name="P141">0773: 00→FF <text:span text:style-name="T33">— </text:span>Flash <text:span text:style-name="T33">Tajima's Cave #</text:span>2</text:p>
      <text:p text:style-name="P58">0774: 00→FF <text:span text:style-name="T33">— </text:span>Empty <text:span text:style-name="T33">Tajima's Cave #2</text:span></text:p>
      <text:p text:style-name="P141">0775: 00→FF <text:span text:style-name="T33">— </text:span>Burger <text:span text:style-name="T33">Tajima's Cave #</text:span>2</text:p>
      <text:p text:style-name="P57">0776: 00→FF — 3000 Tajima's Cave #1</text:p>
      <text:p text:style-name="P57">0777: 00→FF — White Mantle Tajima's Cave #1</text:p>
      <text:p text:style-name="P57">0778: 00→FF — Wood Cane Tajima's Cave #1</text:p>
      <text:p text:style-name="P57">0779: 00→FF — Cola Tajima's Cave #1</text:p>
      <text:p text:style-name="P142">077A: 00→FF — 100 Casba Cave #3</text:p>
      <text:p text:style-name="P142">077B: 00→FF — Empty Casba Cave #3</text:p>
      <text:p text:style-name="P142">077C: 00→FF - 100 Casba Cave #3</text:p>
      <text:p text:style-name="P142"/>
      <text:p text:style-name="P59">077F: 00→FF — 500 Skure Entrance</text:p>
      <text:p text:style-name="P66">0780: 00→FF — Burger Guaron Morgue #2</text:p>
      <text:p text:style-name="P66">0781: 00→FF — Laconian Armor Guaron Morgue #1</text:p>
      <text:p text:style-name="P70">0782: 00→FF — Escaper <text:span text:style-name="T38">Corona Tower </text:span>#1</text:p>
      <text:p text:style-name="P70">0783: 00→FF — Empty <text:span text:style-name="T38">Corona Tower </text:span>#2</text:p>
      <text:p text:style-name="P70">0784: 00→FF — Burger <text:span text:style-name="T38">Corona Tower </text:span>#2</text:p>
      <text:p text:style-name="P70">0785: 00→FF — 500 <text:span text:style-name="T38">Corona Tower </text:span>#2</text:p>
      <text:p text:style-name="P71">0786: 00→FF — 20 <text:span text:style-name="T39">Corona Tower #</text:span>3</text:p>
      <text:p text:style-name="P71">0787: 00→FF — Cola <text:span text:style-name="T39">Corona Tower #</text:span>3</text:p>
      <text:p text:style-name="P71">0788: 00→FF - Flash <text:span text:style-name="T39">Corona Tower #</text:span>3</text:p>
      <text:p text:style-name="P143">0789: 00→FF <text:span text:style-name="T40">— 20 Corona Tower #3</text:span></text:p>
      <text:p text:style-name="P71">078A: 00→FF - <text:span text:style-name="T39">Empty Corona Tower #</text:span>3</text:p>
      <text:p text:style-name="P144">078B: 00→FF - <text:span text:style-name="T42">Laconian Shield Laconian Shield Cave #</text:span>6</text:p>
      <text:p text:style-name="P62"><text:span text:style-name="T35">078C: 00→FF - Empty </text:span>Dezorian Cavern 1</text:p>
      <text:p text:style-name="P73">078D: 00→FF - <text:span text:style-name="T35">Empty </text:span>Laconian Shield Cave #<text:span text:style-name="T42">6</text:span></text:p>
      <text:p text:style-name="P145">078E: 00→FF - 100 <text:span text:style-name="T34">Dezorian Cavern 1</text:span></text:p>
      <text:p text:style-name="P146">078<text:span text:style-name="T36">F</text:span>: 00→FF - <text:span text:style-name="T36">Empty Dezorian Cavern 3</text:span></text:p>
      <text:p text:style-name="P144"><text:soft-page-break/>0790: 00→FF — Empty <text:span text:style-name="T41">Laconian Shield Cave #</text:span>2</text:p>
      <text:p text:style-name="P74">0791: 00→FF - 50 <text:span text:style-name="T41">Laconian Shield Cave #</text:span>1</text:p>
      <text:p text:style-name="P74">0792: 00→FF — Magic Hat <text:span text:style-name="T41">Laconian Shield Cave #</text:span>1</text:p>
      <text:p text:style-name="P74">0793: 00→FF — Ceramic Shield <text:span text:style-name="T41">Laconian Shield Cave #</text:span>1</text:p>
      <text:p text:style-name="P65">0794: 00→FF — Magic Hat Aero Prism Cave</text:p>
      <text:p text:style-name="P65"/>
      <text:p text:style-name="P116">07C1: 00→FF — Skeleton Triada Prison</text:p>
      <text:p text:style-name="P116"/>
      <text:p text:style-name="P50">07C5: 00→FF — Medusa Medusa“s Tower</text:p>
      <text:p text:style-name="P50"/>
      <text:p text:style-name="P29">07C9: 00→FF — Iron Fang <text:span text:style-name="T10">Scion Cave #4</text:span></text:p>
      <text:p text:style-name="P8"/>
      <text:p text:style-name="P138">07CB: 00→FF - <text:span text:style-name="T18">Red Dragon Forgotten Tower #</text:span>5 <text:span text:style-name="T32">+ Lac. Sw.</text:span></text:p>
      <text:p text:style-name="P35">07CC: 00→FF — Red Dragon <text:span text:style-name="T17">Naharu Cave #</text:span>3</text:p>
      <text:p text:style-name="P8"/>
      <text:p text:style-name="P142">07CE: 00→FF — Blue Dragon Casba Cave #3 <text:span text:style-name="T27">+ Carbuncul</text:span></text:p>
      <text:p text:style-name="P8"/>
      <text:p text:style-name="P147">07D8: 00→FF — Titan <text:span text:style-name="T37">Aero Prism Cave </text:span>+ <text:span text:style-name="T37">Aero Prism</text:span></text:p>
      <text:p text:style-name="P65"/>
      <text:p text:style-name="P8"/>
      <text:p text:style-name="P148">Интересно, если Лутз прокачан, то Таджима не будет с ним драться, но и ничего не даст</text:p>
      <text:p text:style-name="P8"/>
      <text:p text:style-name="P8"/>
      <text:p text:style-name="P69"/>
      <text:p text:style-name="P17"><text:bookmark-start text:name="__DdeLink__1910_1598143770"/>400 → 800 → <text:span text:style-name="T47">C00 → 1000 → 1400</text:span><text:bookmark-end text:name="__DdeLink__1910_1598143770"/></text:p>
      <text:p text:style-name="P8"/>
      <text:p text:style-name="P8"/>
      <text:p text:style-name="P149">saves:</text:p>
      <text:p text:style-name="P151">1FFB</text:p>
      <text:p text:style-name="P151">7FFF</text:p>
      <text:p text:style-name="P8"/>
      <text:p text:style-name="P8"/>
      <text:p text:style-name="P8"/>
      <text:p text:style-name="P8"/>
      <text:p text:style-name="P149">US ROM:</text:p>
      <text:p text:style-name="P8"/>
      <text:p text:style-name="P150">807-846: PHANTASY STAR<text:span text:style-name="T169"> <text:s text:c="8"/></text:span>BACKUP RAMPROGRAMMED BY NAKA YUJI</text:p>
      <text:p text:style-name="P8"/>
      <text:p text:style-name="P149">7d17-7da2 - алфавит, вероятно используется при именовании слота</text:p>
      <text:p text:style-name="P149"/>
      <text:p text:style-name="P149">7da3-7faa — все предметы</text:p>
      <text:p text:style-name="P149"/>
      <text:p text:style-name="P149">7ff0 — TMR SEGA</text:p>
      <text:p text:style-name="P8"/>
      <text:p text:style-name="P152">8000 - поинтеры</text:p>
      <text:p text:style-name="P8"/>
      <text:p text:style-name="P1"><text:span text:style-name="T75">82aa—ba80 диалоги </text:span><text:a xlink:type="simple" xlink:href="mailto:I@M" text:style-name="Internet_20_link" text:visited-style-name="Visited_20_Internet_20_Link">I@M</text:a><text:span text:style-name="T1"> </text:span><text:span text:style-name="T75">SUENO, ….</text:span></text:p>
      <text:p text:style-name="P8"/>
      <text:p text:style-name="P152">Ba81 — поинтеры</text:p>
      <text:p text:style-name="P152"/>
      <text:p text:style-name="P152">bb81-bfff ALIS MYAU ATTACK EFFECTIVE MAGIC, …</text:p>
      <text:p text:style-name="P152"/>
      <text:p text:style-name="P152">c000-с17а 100С100С100С100B, ...</text:p>
      <text:p text:style-name="P152"/>
      <text:p text:style-name="P152"/>
      <text:p text:style-name="P152">c69f-cfc6? — SWORM, ...</text:p>
      <text:p text:style-name="P152">дальше ещё какие-то таблицы</text:p>
      <text:p text:style-name="P152"/>
      <text:p text:style-name="P152"/>
      <text:p text:style-name="P153">30000 — мелодия каминит??? <text:span text:style-name="T48">может так же быть код распаковки звука</text:span></text:p>
      <text:p text:style-name="P152"/>
      <text:p text:style-name="P154">33108-33fff DODGES, SPEAKS, ...</text:p>
      <text:p text:style-name="P152"><text:soft-page-break/></text:p>
      <text:p text:style-name="P154">53ddc-53fff — STAFF J TOTAL PLANNING...</text:p>
      <text:p text:style-name="P8"/>
      <text:p text:style-name="P154">7fffffъ</text:p>
      <text:p text:style-name="P8"/>
      <text:p text:style-name="P8"/>
      <text:p text:style-name="P155">Все кроме (K):</text:p>
      <text:p text:style-name="P8">F8AF — 1-й уровень Алисы. Каждые 8 байт — новый уровень.</text:p>
      <text:p text:style-name="P8">Всего 240 байт</text:p>
      <text:p text:style-name="P346"><text:bookmark-start text:name="__DdeLink__6228_866727538"/>DA38782018F60502<text:bookmark-end text:name="__DdeLink__6228_866727538"/>—30-й</text:p>
      <text:p text:style-name="P346"/>
      <text:p text:style-name="P347">K: F696</text:p>
      <text:p text:style-name="P346"/>
      <text:p text:style-name="P346">DA — HP</text:p>
      <text:p text:style-name="P346">38 — Atk.</text:p>
      <text:p text:style-name="P346">78 — Def.</text:p>
      <text:p text:style-name="P346">20 — MP</text:p>
      <text:p text:style-name="P346">18F6 (F618) — Exp.</text:p>
      <text:p text:style-name="P346">05 — Боевые заклинания</text:p>
      <text:p text:style-name="P346">02 — Мирные заклинания</text:p>
      <text:p text:style-name="P346"/>
      <text:p text:style-name="P346">F99F — Мяу</text:p>
      <text:p text:style-name="P346">D656763760EA0403</text:p>
      <text:p text:style-name="P346">FA8F — Тайлон</text:p>
      <text:p text:style-name="P346">FB7F-FC6E — Лутз</text:p>
      <text:p text:style-name="P348">C34B7B5350C30505</text:p>
      <text:p text:style-name="P348"/>
      <text:p text:style-name="P349">180h=384</text:p>
      <text:p text:style-name="P350">0000000002010000050202000F0100000F0300003F0600005F2300005F2100000000000020C0C000D0202000F8400000F8E00000FCB00000FCE00000FEC000005E2101005C23040454290E065B2C07035E3800038620505B5C132320783707003EC0C0009E6090909448B8B0EC18F0E03E0C00E0320000EC1FE4E2000FF6F000310E0F00110E0D000D020100050000030500000305000003090400030F000000C6387800C4385800D8204000D0000060D0000060D0000060C8100060F8000000</text:p>
      <text:p text:style-name="P350"/>
      <text:p text:style-name="P350">0000000002010000050202000F0000000F0000001F0000001F0000003F0000000000000020C0C000D2202000FD020000FD020000FD020000FD020000FE0000003F0000003F0000001F000000180D07021E0800033E1000093C13030038070700FE000000FE000000FE0000000DD8F2223E0800E43E0400C81CE0E00008F0F000100F0F00100F0F000F0003000700000307000003070000030D0000070F00000004F8F80004F8F800F8006000F0000060F0000060F0000060D8000070F8000000</text:p>
      <text:p text:style-name="P350"/>
      <text:p text:style-name="P351">ширина около 30</text:p>
      <text:p text:style-name="P351">bf=191</text:p>
      <text:p text:style-name="P351"/>
      <text:p text:style-name="P351"/>
      <text:p text:style-name="P351"/>
      <text:p text:style-name="P352">████████████████</text:p>
      <text:p text:style-name="P352">█A0000█80000000█</text:p>
      <text:p text:style-name="P352">█████0██████0█0█</text:p>
      <text:p text:style-name="P352">█████0████8█0█0█</text:p>
      <text:p text:style-name="P352">█0000000500█0█0█</text:p>
      <text:p text:style-name="P352">█0███0██████0█0█</text:p>
      <text:p text:style-name="P352">█0█8█0█804000█A█</text:p>
      <text:p text:style-name="P352">█5█0█0██████████</text:p>
      <text:p text:style-name="P352">█0█0000050000███</text:p>
      <text:p text:style-name="P352">█0█0████████000█</text:p>
      <text:p text:style-name="P352">█0000000000███0█</text:p>
      <text:p text:style-name="P352">██████████0███0█</text:p>
      <text:p text:style-name="P352">█0000050000█000█</text:p>
      <text:p text:style-name="P352">█0██████████0█0█</text:p>
      <text:p text:style-name="P352">█000000000000█A█</text:p>
      <text:p text:style-name="P352"><text:bookmark-start text:name="__DdeLink__1977_2133758965"/>█<text:bookmark-end text:name="__DdeLink__1977_2133758965"/>███████████████</text:p>
      <text:p text:style-name="P352"/>
      <text:p text:style-name="P433"><text:bookmark-start text:name="__DdeLink__6229_776048346"/>3DF6E<text:bookmark-end text:name="__DdeLink__6229_776048346"/> — map #0. 8 Bytes x 16 rows=0x80</text:p>
      <text:p text:style-name="P433">3FDED — последний байт</text:p>
      <text:p text:style-name="P435"><text:bookmark-start text:name="__DdeLink__6233_776048346"/><text:soft-page-break/><text:span text:style-name="T115">░</text:span><text:bookmark-start text:name="__DdeLink__6241_776048346"/><text:bookmark-end text:name="__DdeLink__6233_776048346"/><text:span text:style-name="T115">▲</text:span><text:bookmark-start text:name="__DdeLink__6239_776048346"/><text:bookmark-end text:name="__DdeLink__6241_776048346"/><text:span text:style-name="T115">☺</text:span><text:bookmark-start text:name="__DdeLink__6237_776048346"/><text:bookmark-end text:name="__DdeLink__6239_776048346"/><text:span text:style-name="T115">─</text:span><text:bookmark-start text:name="__DdeLink__6251_776048346"/><text:bookmark-end text:name="__DdeLink__6237_776048346"/><text:span text:style-name="T115">┼</text:span><text:bookmark-start text:name="__DdeLink__6253_776048346"/><text:bookmark-end text:name="__DdeLink__6251_776048346"/><text:span text:style-name="T115">╫</text:span><text:bookmark-start text:name="__DdeLink__6235_776048346"/><text:bookmark-end text:name="__DdeLink__6253_776048346"/><text:span text:style-name="T115">☻</text:span><text:bookmark-start text:name="__DdeLink__6245_776048346"/><text:bookmark-end text:name="__DdeLink__6235_776048346"/><text:span text:style-name="T116">▼</text:span><text:bookmark-start text:name="__DdeLink__6243_776048346"/><text:bookmark-end text:name="__DdeLink__6245_776048346"/><text:span text:style-name="T116">▫</text:span><text:bookmark-end text:name="__DdeLink__6243_776048346"/><text:span text:style-name="T116">▪</text:span><text:bookmark-start text:name="__DdeLink__6247_776048346"/><text:span text:style-name="T116">○</text:span><text:bookmark-end text:name="__DdeLink__6247_776048346"/><text:span text:style-name="T116">●</text:span><text:bookmark-start text:name="__DdeLink__6249_776048346"/><text:span text:style-name="T116">◊</text:span><text:bookmark-start text:name="__DdeLink__6255_776048346"/><text:bookmark-end text:name="__DdeLink__6249_776048346"/><text:span text:style-name="T117">╪</text:span><text:bookmark-start text:name="__DdeLink__6257_776048346"/><text:bookmark-end text:name="__DdeLink__6255_776048346"/><text:span text:style-name="T118">▓</text:span><text:bookmark-start text:name="__DdeLink__6259_776048346"/><text:bookmark-end text:name="__DdeLink__6257_776048346"/><text:span text:style-name="T118">▒</text:span><text:bookmark-end text:name="__DdeLink__6259_776048346"/><text:span text:style-name="T119">□</text:span><text:bookmark-start text:name="__DdeLink__6261_776048346"/><text:span text:style-name="T119">■</text:span><text:bookmark-end text:name="__DdeLink__6261_776048346"/></text:p>
      <text:p text:style-name="P433">3D карт (больше чем думалось!!!)</text:p>
      <text:p text:style-name="P433"/>
      <text:p text:style-name="P434"/>
      <text:p text:style-name="P436">████████████████</text:p>
      <text:p text:style-name="P436"><text:bookmark-start text:name="__DdeLink__6231_776048346"/>█<text:bookmark-end text:name="__DdeLink__6231_776048346"/>██████8████████</text:p>
      <text:p text:style-name="P436">███████0████████</text:p>
      <text:p text:style-name="P436">████D██5████████</text:p>
      <text:p text:style-name="P436">████0██0████████</text:p>
      <text:p text:style-name="P436">██000000000508██</text:p>
      <text:p text:style-name="P436">██0██0███0██████</text:p>
      <text:p text:style-name="P436">██5██D███D██████</text:p>
      <text:p text:style-name="P436">██0████D████D███</text:p>
      <text:p text:style-name="P436">██000██0████0███</text:p>
      <text:p text:style-name="P436">██0█000000000███</text:p>
      <text:p text:style-name="P436">██8██0███0██████</text:p>
      <text:p text:style-name="P436">██0██D███5██████</text:p>
      <text:p text:style-name="P436">██0██████0██████</text:p>
      <text:p text:style-name="P436">██C██████8██████</text:p>
      <text:p text:style-name="P436">████████████████</text:p>
      <text:p text:style-name="P436"/>
      <text:p text:style-name="P433"/>
      <text:p text:style-name="P433">████████████████</text:p>
      <text:p text:style-name="P433">████████████████</text:p>
      <text:p text:style-name="P433">████30007███████</text:p>
      <text:p text:style-name="P433">████████████████</text:p>
      <text:p text:style-name="P433">███000003███████</text:p>
      <text:p text:style-name="P433">█████0██████████</text:p>
      <text:p text:style-name="P433">████70██7███████</text:p>
      <text:p text:style-name="P433">█████0██0█7█████</text:p>
      <text:p text:style-name="P433">█████8██0000████</text:p>
      <text:p text:style-name="P433">█████0██8█0█████</text:p>
      <text:p text:style-name="P433">████████0█007███</text:p>
      <text:p text:style-name="P433">███████7██0█████</text:p>
      <text:p text:style-name="P433">█████0000007████</text:p>
      <text:p text:style-name="P433">███████0████████</text:p>
      <text:p text:style-name="P433">███████0████████</text:p>
      <text:p text:style-name="P433">███████0████████</text:p>
      <text:p text:style-name="P433"/>
      <text:p text:style-name="P433"/>
      <text:p text:style-name="P437">до подземелья</text:p>
      <text:p text:style-name="P433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39">0D6F6</text:p>
          </table:table-cell>
          <table:table-cell table:style-name="Таблица1.A1" office:value-type="string">
            <text:p text:style-name="P339"/>
          </table:table-cell>
        </table:table-row>
        <table:table-row>
          <table:table-cell table:style-name="Таблица1.A1" office:value-type="string">
            <text:p text:style-name="P339">0D6F7</text:p>
          </table:table-cell>
          <table:table-cell table:style-name="Таблица1.A1" office:value-type="string">
            <text:p text:style-name="P339"/>
          </table:table-cell>
        </table:table-row>
      </table:table>
      <text:p text:style-name="P433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39">30043</text:p>
          </table:table-cell>
          <table:table-cell table:style-name="Таблица2.A1" office:value-type="string">
            <text:p text:style-name="P339"/>
          </table:table-cell>
        </table:table-row>
      </table:table>
      <text:p text:style-name="P433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39">308C7</text:p>
          </table:table-cell>
          <table:table-cell table:style-name="Таблица3.A1" office:value-type="string">
            <text:p text:style-name="P339"/>
          </table:table-cell>
        </table:table-row>
      </table:table>
      <text:p text:style-name="P433"/>
      <text:p text:style-name="P433"/>
      <text:p text:style-name="P433"/>
      <text:p text:style-name="P438">Мелодия каминит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39">311AC</text:p>
          </table:table-cell>
          <table:table-cell table:style-name="Таблица4.A1" office:value-type="string">
            <text:p text:style-name="P339"/>
          </table:table-cell>
        </table:table-row>
      </table:table>
      <text:p text:style-name="P433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339">31258</text:p>
          </table:table-cell>
          <table:table-cell table:style-name="Таблица5.A1" office:value-type="string">
            <text:p text:style-name="P339"/>
          </table:table-cell>
        </table:table-row>
      </table:table>
      <text:p text:style-name="P433"/>
      <text:p text:style-name="P433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339">3287D</text:p>
          </table:table-cell>
          <table:table-cell table:style-name="Таблица6.A1" office:value-type="string">
            <text:p text:style-name="P339"/>
          </table:table-cell>
        </table:table-row>
      </table:table>
      <text:p text:style-name="P433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339">32968</text:p>
          </table:table-cell>
          <table:table-cell table:style-name="Таблица7.A1" office:value-type="string">
            <text:p text:style-name="P339"/>
          </table:table-cell>
        </table:table-row>
      </table:table>
      <text:p text:style-name="P433"/>
      <text:p text:style-name="P433"/>
      <text:p text:style-name="P433"><text:soft-page-break/></text:p>
      <text:p text:style-name="P437">Dung</text:p>
      <text:p text:style-name="P353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341">0D80C</text:p>
          </table:table-cell>
          <table:table-cell table:style-name="Таблица8.A1" office:value-type="string">
            <text:p text:style-name="P339">20582</text:p>
          </table:table-cell>
        </table:table-row>
      </table:table>
      <text:p text:style-name="P353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341">0D81E</text:p>
          </table:table-cell>
          <table:table-cell table:style-name="Таблица9.A1" office:value-type="string">
            <text:p text:style-name="P339">20582</text:p>
          </table:table-cell>
        </table:table-row>
      </table:table>
      <text:p text:style-name="P353"/>
      <text:p text:style-name="P353"/>
      <text:p text:style-name="P353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341">0EA4A</text:p>
          </table:table-cell>
          <table:table-cell table:style-name="Таблица10.A1" office:value-type="string">
            <text:p text:style-name="P339">2</text:p>
          </table:table-cell>
        </table:table-row>
      </table:table>
      <text:p text:style-name="P353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339">0EA91</text:p>
          </table:table-cell>
          <table:table-cell table:style-name="Таблица11.A1" office:value-type="string">
            <text:p text:style-name="P339">1</text:p>
          </table:table-cell>
        </table:table-row>
      </table:table>
      <text:p text:style-name="P353"/>
      <text:p text:style-name="P353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341">0F5C9</text:p>
          </table:table-cell>
          <table:table-cell table:style-name="Таблица12.A1" office:value-type="string">
            <text:p text:style-name="P339">2</text:p>
          </table:table-cell>
        </table:table-row>
      </table:table>
      <text:p text:style-name="P353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339">0F5D0</text:p>
          </table:table-cell>
          <table:table-cell table:style-name="Таблица13.A1" office:value-type="string">
            <text:p text:style-name="P339">1</text:p>
          </table:table-cell>
        </table:table-row>
      </table:table>
      <text:p text:style-name="P353"/>
      <text:p text:style-name="P353"/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341">0F621</text:p>
          </table:table-cell>
          <table:table-cell table:style-name="Таблица14.A1" office:value-type="string">
            <text:p text:style-name="P339">1</text:p>
          </table:table-cell>
        </table:table-row>
        <table:table-row>
          <table:table-cell table:style-name="Таблица14.A1" office:value-type="string">
            <text:p text:style-name="P339">0F622</text:p>
          </table:table-cell>
          <table:table-cell table:style-name="Таблица14.A1" office:value-type="string">
            <text:p text:style-name="P339">1</text:p>
          </table:table-cell>
        </table:table-row>
        <table:table-row>
          <table:table-cell table:style-name="Таблица14.A1" office:value-type="string">
            <text:p text:style-name="P339">0F623</text:p>
          </table:table-cell>
          <table:table-cell table:style-name="Таблица14.A1" office:value-type="string">
            <text:p text:style-name="P339">1</text:p>
          </table:table-cell>
        </table:table-row>
        <table:table-row>
          <table:table-cell table:style-name="Таблица14.A1" office:value-type="string">
            <text:p text:style-name="P339">0F624</text:p>
          </table:table-cell>
          <table:table-cell table:style-name="Таблица14.A1" office:value-type="string">
            <text:p text:style-name="P339">1</text:p>
          </table:table-cell>
        </table:table-row>
      </table:table>
      <text:p text:style-name="P353"/>
      <text:p text:style-name="P353"/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339">0FD83</text:p>
          </table:table-cell>
          <table:table-cell table:style-name="Таблица15.A1" office:value-type="string">
            <text:p text:style-name="P339">2</text:p>
          </table:table-cell>
        </table:table-row>
      </table:table>
      <text:p text:style-name="P353"/>
      <text:p text:style-name="P353"/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341">10B0F</text:p>
          </table:table-cell>
          <table:table-cell table:style-name="Таблица16.A1" office:value-type="string">
            <text:p text:style-name="P339">1</text:p>
          </table:table-cell>
        </table:table-row>
      </table:table>
      <text:p text:style-name="P353"/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339">10ED3</text:p>
          </table:table-cell>
          <table:table-cell table:style-name="Таблица17.A1" office:value-type="string">
            <text:p text:style-name="P339">1</text:p>
          </table:table-cell>
        </table:table-row>
      </table:table>
      <text:p text:style-name="P353"/>
      <text:p text:style-name="P353"/>
      <text:p text:style-name="P353"/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339">1C000</text:p>
          </table:table-cell>
          <table:table-cell table:style-name="Таблица18.A1" office:value-type="string">
            <text:p text:style-name="P339">1</text:p>
          </table:table-cell>
        </table:table-row>
      </table:table>
      <text:p text:style-name="P353"/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339">1CA4A</text:p>
          </table:table-cell>
          <table:table-cell table:style-name="Таблица19.A1" office:value-type="string">
            <text:p text:style-name="P339">1</text:p>
          </table:table-cell>
        </table:table-row>
      </table:table>
      <text:p text:style-name="P353"/>
      <text:p text:style-name="P353"/>
      <text:p text:style-name="P353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339">30000</text:p>
          </table:table-cell>
          <table:table-cell table:style-name="Таблица20.A1" office:value-type="string">
            <text:p text:style-name="P339">1</text:p>
          </table:table-cell>
        </table:table-row>
      </table:table>
      <text:p text:style-name="P353">………….</text:p>
      <text:p text:style-name="P353"/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339">32C95</text:p>
          </table:table-cell>
          <table:table-cell table:style-name="Таблица21.A1" office:value-type="string">
            <text:p text:style-name="P339">120</text:p>
          </table:table-cell>
        </table:table-row>
      </table:table>
      <text:p text:style-name="P353"/>
      <text:p text:style-name="P353"/>
      <text:p text:style-name="P354">map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339">3E06E</text:p>
          </table:table-cell>
          <table:table-cell table:style-name="Таблица22.A1" office:value-type="string">
            <text:p text:style-name="P339">2</text:p>
          </table:table-cell>
        </table:table-row>
      </table:table>
      <text:p text:style-name="P353"/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339">3E0ED</text:p>
          </table:table-cell>
          <table:table-cell table:style-name="Таблица23.A1" office:value-type="string">
            <text:p text:style-name="P339">2</text:p>
          </table:table-cell>
        </table:table-row>
      </table:table>
      <text:p text:style-name="P353"/>
      <text:p text:style-name="P353"/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341">43AD8</text:p>
          </table:table-cell>
          <table:table-cell table:style-name="Таблица24.A1" office:value-type="string">
            <text:p text:style-name="P339">1</text:p>
          </table:table-cell>
        </table:table-row>
      </table:table>
      <text:p text:style-name="P353"/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339">43DF7</text:p>
          </table:table-cell>
          <table:table-cell table:style-name="Таблица25.A1" office:value-type="string">
            <text:p text:style-name="P339">1</text:p>
          </table:table-cell>
        </table:table-row>
      </table:table>
      <text:p text:style-name="P353"/>
      <text:p text:style-name="P353"/>
      <text:p text:style-name="P353"/>
      <table:table table:name="Таблица26" table:style-name="Таблица26">
        <table:table-column table:style-name="Таблица26.A"/>
        <table:table-column table:style-name="Таблица26.B"/>
        <text:soft-page-break/>
        <table:table-row>
          <table:table-cell table:style-name="Таблица26.A1" office:value-type="string">
            <text:p text:style-name="P339">58568</text:p>
          </table:table-cell>
          <table:table-cell table:style-name="Таблица26.A1" office:value-type="string">
            <text:p text:style-name="P339">256</text:p>
          </table:table-cell>
        </table:table-row>
        <table:table-row>
          <table:table-cell table:style-name="Таблица26.A1" office:value-type="string">
            <text:p text:style-name="P339">58569</text:p>
          </table:table-cell>
          <table:table-cell table:style-name="Таблица26.A1" office:value-type="string">
            <text:p text:style-name="P339">256</text:p>
          </table:table-cell>
        </table:table-row>
        <table:table-row>
          <table:table-cell table:style-name="Таблица26.A1" office:value-type="string">
            <text:p text:style-name="P339">5856A</text:p>
          </table:table-cell>
          <table:table-cell table:style-name="Таблица26.A1" office:value-type="string">
            <text:p text:style-name="P339">256</text:p>
          </table:table-cell>
        </table:table-row>
        <table:table-row>
          <table:table-cell table:style-name="Таблица26.A1" office:value-type="string">
            <text:p text:style-name="P339">5856B</text:p>
          </table:table-cell>
          <table:table-cell table:style-name="Таблица26.A1" office:value-type="string">
            <text:p text:style-name="P339">256</text:p>
          </table:table-cell>
        </table:table-row>
        <table:table-row>
          <table:table-cell table:style-name="Таблица26.A1" office:value-type="string">
            <text:p text:style-name="P339">5856C</text:p>
          </table:table-cell>
          <table:table-cell table:style-name="Таблица26.A1" office:value-type="string">
            <text:p text:style-name="P339">256</text:p>
          </table:table-cell>
        </table:table-row>
        <table:table-row>
          <table:table-cell table:style-name="Таблица26.A1" office:value-type="string">
            <text:p text:style-name="P339">5856D</text:p>
          </table:table-cell>
          <table:table-cell table:style-name="Таблица26.A1" office:value-type="string">
            <text:p text:style-name="P339">256</text:p>
          </table:table-cell>
        </table:table-row>
        <table:table-row>
          <table:table-cell table:style-name="Таблица26.A1" office:value-type="string">
            <text:p text:style-name="P339">5856E</text:p>
          </table:table-cell>
          <table:table-cell table:style-name="Таблица26.A1" office:value-type="string">
            <text:p text:style-name="P339">256</text:p>
          </table:table-cell>
        </table:table-row>
        <table:table-row>
          <table:table-cell table:style-name="Таблица26.A1" office:value-type="string">
            <text:p text:style-name="P339">5856F</text:p>
          </table:table-cell>
          <table:table-cell table:style-name="Таблица26.A1" office:value-type="string">
            <text:p text:style-name="P339">256</text:p>
          </table:table-cell>
        </table:table-row>
      </table:table>
      <text:p text:style-name="P353"/>
      <text:p text:style-name="P353"/>
      <text:p text:style-name="P354">sprite</text:p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339">70480</text:p>
          </table:table-cell>
          <table:table-cell table:style-name="Таблица27.A1" office:value-type="string">
            <text:p text:style-name="P339">1</text:p>
          </table:table-cell>
        </table:table-row>
      </table:table>
      <text:p text:style-name="P353"/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339">705FF</text:p>
          </table:table-cell>
          <table:table-cell table:style-name="Таблица28.A1" office:value-type="string">
            <text:p text:style-name="P339">1</text:p>
          </table:table-cell>
        </table:table-row>
      </table:table>
      <text:p text:style-name="P353"/>
      <text:p text:style-name="P353"/>
      <text:p text:style-name="P353"/>
      <text:p text:style-name="P353"/>
      <text:p text:style-name="P353"/>
      <text:p text:style-name="P353"/>
      <text:p text:style-name="P355">Main game cycle</text:p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339">00008</text:p>
          </table:table-cell>
          <table:table-cell table:style-name="Таблица33.A1" office:value-type="string">
            <text:p text:style-name="P339">213491</text:p>
          </table:table-cell>
        </table:table-row>
      </table:table>
      <text:p text:style-name="P353"/>
      <table:table table:name="Таблица34" table:style-name="Таблица34">
        <table:table-column table:style-name="Таблица34.A"/>
        <table:table-column table:style-name="Таблица34.B"/>
        <table:table-row>
          <table:table-cell table:style-name="Таблица34.A1" office:value-type="string">
            <text:p text:style-name="P339">0000E</text:p>
          </table:table-cell>
          <table:table-cell table:style-name="Таблица34.A1" office:value-type="string">
            <text:p text:style-name="P339">222999</text:p>
          </table:table-cell>
        </table:table-row>
      </table:table>
      <text:p text:style-name="P353"/>
      <text:p text:style-name="P353"/>
      <text:p text:style-name="P355">Palma music</text:p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P339">3A3E8</text:p>
          </table:table-cell>
          <table:table-cell table:style-name="Таблица35.A1" office:value-type="string">
            <text:p text:style-name="P339">8</text:p>
          </table:table-cell>
        </table:table-row>
      </table:table>
      <text:p text:style-name="P353"/>
      <table:table table:name="Таблица36" table:style-name="Таблица36">
        <table:table-column table:style-name="Таблица36.A"/>
        <table:table-column table:style-name="Таблица36.B"/>
        <table:table-row>
          <table:table-cell table:style-name="Таблица36.A1" office:value-type="string">
            <text:p text:style-name="P339">3B2E7</text:p>
          </table:table-cell>
          <table:table-cell table:style-name="Таблица36.A1" office:value-type="string">
            <text:p text:style-name="P339">23</text:p>
          </table:table-cell>
        </table:table-row>
      </table:table>
      <text:p text:style-name="P353"/>
      <text:p text:style-name="P353"/>
      <text:p text:style-name="P353"/>
      <text:p text:style-name="P355">Title screen map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339">3BC68</text:p>
          </table:table-cell>
          <table:table-cell table:style-name="Таблица29.A1" office:value-type="string">
            <text:p text:style-name="P339">1</text:p>
          </table:table-cell>
        </table:table-row>
      </table:table>
      <text:p text:style-name="P353"/>
      <table:table table:name="Таблица30" table:style-name="Таблица30">
        <table:table-column table:style-name="Таблица30.A"/>
        <table:table-column table:style-name="Таблица30.B"/>
        <table:table-row>
          <table:table-cell table:style-name="Таблица30.A1" office:value-type="string">
            <text:p text:style-name="P339">3BF5F</text:p>
          </table:table-cell>
          <table:table-cell table:style-name="Таблица30.A1" office:value-type="string">
            <text:p text:style-name="P339">1</text:p>
          </table:table-cell>
        </table:table-row>
      </table:table>
      <text:p text:style-name="P353"/>
      <text:p text:style-name="P353"/>
      <text:p text:style-name="P356">70000-726BF — sprites</text:p>
      <text:p text:style-name="P356"/>
      <text:p text:style-name="P355">Title screen sprites</text:p>
      <text:p text:style-name="P353"/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339">7E8BD</text:p>
          </table:table-cell>
          <table:table-cell table:style-name="Таблица31.A1" office:value-type="string">
            <text:p text:style-name="P339">1</text:p>
          </table:table-cell>
        </table:table-row>
      </table:table>
      <text:p text:style-name="P353"/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339">7FFFE</text:p>
          </table:table-cell>
          <table:table-cell table:style-name="Таблица32.A1" office:value-type="string">
            <text:p text:style-name="P339">1</text:p>
          </table:table-cell>
        </table:table-row>
      </table:table>
      <text:p text:style-name="P353"/>
      <text:p text:style-name="P357"/>
      <text:p text:style-name="P358"/>
      <text:p text:style-name="P479"/>
      <text:p text:style-name="P359"/>
      <text:p text:style-name="P358"/>
      <text:p text:style-name="P358"/>
      <table:table table:name="Таблица42" table:style-name="Таблица42">
        <table:table-column table:style-name="Таблица42.A"/>
        <table:table-column table:style-name="Таблица42.B"/>
        <table:table-row>
          <table:table-cell table:style-name="Таблица42.A1" office:value-type="string">
            <text:p text:style-name="P339">0FD9B</text:p>
          </table:table-cell>
          <table:table-cell table:style-name="Таблица42.A1" office:value-type="string">
            <text:p text:style-name="P339">1</text:p>
          </table:table-cell>
        </table:table-row>
      </table:table>
      <text:p text:style-name="P360">82</text:p>
      <text:p text:style-name="P358"/>
      <text:p text:style-name="P358"/>
      <text:p text:style-name="P363">58000-<text:span text:style-name="T57">58338 — большие тайлы 4x4</text:span></text:p>
      <text:p text:style-name="P363"/>
      <text:p text:style-name="P363"><text:soft-page-break/>0 00 00 00 00 00 00 00 00 - пусто</text:p>
      <text:p text:style-name="P363">1 01 00 01 00 01 00 01 00 - пусто, серый</text:p>
      <text:p text:style-name="P363"><text:bookmark-start text:name="__DdeLink__3649_1465995002"/>2 02 08 02 08 04 08 05 00 — трава трава трава, уголок<text:bookmark-end text:name="__DdeLink__3649_1465995002"/></text:p>
      <text:p text:style-name="P363">3 02 08 02 08 06 00 07 08 — трава трава закр. Уголок трава</text:p>
      <text:p text:style-name="P363">4 02 08 08 00 04 08 07 08 — нижний левый угол</text:p>
      <text:p text:style-name="P363">5 09 00 02 08 04 08 07 08 — нижний правый угол</text:p>
      <text:p text:style-name="P363">6 02 08 0A 00 04 08 0B 00 — <text:span text:style-name="T56">трава, верт. стена</text:span></text:p>
      <text:p text:style-name="P363">7 02 08 02 08 0C 00 0D 00 — <text:span text:style-name="T56">трава трава гор. стена</text:span></text:p>
      <text:p text:style-name="P363">8 0E 00 02 08 0F 00 07 08 </text:p>
      <text:p text:style-name="P363">9 0C 00 0D 00 04 08 07 08 </text:p>
      <text:p text:style-name="P363">A 10 00 11 00 12 00 13 00 </text:p>
      <text:p text:style-name="P363">B 14 00 15 00 16 00 17 00 </text:p>
      <text:p text:style-name="P363">C 18 00 19 00 1A 00 1B 00 </text:p>
      <text:p text:style-name="P363">D 1C 00 1D 00 1E 00 1F 00 <text:s/></text:p>
      <text:p text:style-name="P364">E 20 00 21 00 22 00 23 00 <text:s/><text:span text:style-name="T53">голубой домик</text:span></text:p>
      <text:p text:style-name="P364">F 24 00 25 00 26 00 27 00 <text:s/><text:span text:style-name="T53">голубой домик</text:span></text:p>
      <text:p text:style-name="P363"><text:span text:style-name="T56">10 </text:span>28 00 29 00 2A 00 2B 00 — <text:span text:style-name="T56">нижняя часть голубого дома слева</text:span></text:p>
      <text:p text:style-name="P364"><text:span text:style-name="T56">11 </text:span>2C 00 2D 00 2E 00 2F 00 — <text:span text:style-name="T56">нижняя часть голубого дома справа</text:span></text:p>
      <text:p text:style-name="P363"><text:span text:style-name="T56">12 </text:span>30 00 31 00 32 00 33 00 </text:p>
      <text:p text:style-name="P363"><text:span text:style-name="T56">13 </text:span>34 00 35 00 01 00 36 00 </text:p>
      <text:p text:style-name="P363"><text:span text:style-name="T56">14 </text:span>37 00 38 00 39 00 3A 00 </text:p>
      <text:p text:style-name="P363"><text:span text:style-name="T56">15 </text:span>3B 00 3C 00 3D 00 3E 00 </text:p>
      <text:p text:style-name="P364"><text:span text:style-name="T56">16 </text:span>3F 00 40 00 41 00 42 00 <text:s/><text:span text:style-name="T53">EXIT</text:span></text:p>
      <text:p text:style-name="P364"><text:span text:style-name="T56">17 </text:span>43 00 44 00 45 00 46 00 <text:s/><text:span text:style-name="T53">EXIT</text:span></text:p>
      <text:p text:style-name="P363"><text:span text:style-name="T56">18 </text:span>47 00 48 00 49 00 4A 00 </text:p>
      <text:p text:style-name="P363"><text:span text:style-name="T56">19 </text:span>4B 00 4C 00 4D 00 4E 00 </text:p>
      <text:p text:style-name="P363"><text:span text:style-name="T56">1A </text:span>4F 00 50 00 51 00 52 00 </text:p>
      <text:p text:style-name="P363"><text:span text:style-name="T56">1B </text:span>53 00 54 00 55 00 56 00 </text:p>
      <text:p text:style-name="P363"><text:span text:style-name="T56">1C </text:span>57 00 58 00 59 00 5A 00 </text:p>
      <text:p text:style-name="P363"><text:span text:style-name="T56">1D </text:span>5B 00 5C 00 5D 00 5E 00 </text:p>
      <text:p text:style-name="P363"><text:span text:style-name="T56">1E </text:span>5F 00 60 00 61 00 62 00 </text:p>
      <text:p text:style-name="P363"><text:span text:style-name="T56">1F </text:span>63 00 64 00 65 00 66 00</text:p>
      <text:p text:style-name="P365">20 <text:span text:style-name="T52">5F 00 60 00 61 00 62 00 </text:span></text:p>
      <text:p text:style-name="P361"><text:span text:style-name="T56">21 </text:span>63 00 64 00 65 00 66 00 <text:span text:style-name="T53">SHOP</text:span></text:p>
      <text:p text:style-name="P361"><text:span text:style-name="T56">22 </text:span>67 00 68 00 69 00 6A 00 <text:span text:style-name="T53">SHOP</text:span></text:p>
      <text:p text:style-name="P361"><text:span text:style-name="T56">23 </text:span>6B 00 6C 00 6D 00 6E 00 <text:span text:style-name="T53">SHOP</text:span></text:p>
      <text:p text:style-name="P366"/>
      <text:p text:style-name="P362"/>
      <text:p text:style-name="P360">74 00 75 00 73 00 72 00</text:p>
      <text:p text:style-name="P366">травка</text:p>
      <text:p text:style-name="P367">71 00 75 00 71 00 72 00 </text:p>
      <text:p text:style-name="P366">травка</text:p>
      <text:p text:style-name="P367">74 00 75 00 76 00 76 00 </text:p>
      <text:p text:style-name="P366">травка, кустик</text:p>
      <text:p text:style-name="P367">76 00 76 00 72 00 73 00 </text:p>
      <text:p text:style-name="P366">кустик, травка</text:p>
      <text:p text:style-name="P367">76 00 76 00 76 00 76 00</text:p>
      <text:p text:style-name="P366">кустики</text:p>
      <text:p text:style-name="P368"/>
      <text:p text:style-name="P367">7B 00 7C 00 79 00 7A 00 </text:p>
      <text:p text:style-name="P366">дерево</text:p>
      <text:p text:style-name="P367">7D 00 7E 00 7F 00 80 00 </text:p>
      <text:p text:style-name="P366">плита</text:p>
      <text:p text:style-name="P367">81 00 82 00 82 00 81 00</text:p>
      <text:p text:style-name="P366">дорога <text:span text:style-name="T54">58-59 - 60</text:span></text:p>
      <text:p text:style-name="P368"/>
      <text:p text:style-name="P369">85 00 86 00 87 00 88 00 </text:p>
      <text:p text:style-name="P366">вход трубы (арка)</text:p>
      <text:p text:style-name="P369">89 00 8A 00 8B 00 8C 00</text:p>
      <text:p text:style-name="P366">выход трубы</text:p>
      <text:p text:style-name="P367"/>
      <text:p text:style-name="P369">8E 00 8F 00 90 00 91 00 </text:p>
      <text:p text:style-name="P366">вход трубы (арка) ниже</text:p>
      <text:p text:style-name="P369">92 00 8C 00 93 00 94 00</text:p>
      <text:p text:style-name="P366"><text:soft-page-break/>выход трубы ниже</text:p>
      <text:p text:style-name="P358"/>
      <text:p text:style-name="P368"/>
      <text:p text:style-name="P367">A4 00 A5 00 A6 00 A7 00 </text:p>
      <text:p text:style-name="P367">A8 00 A9 00 7F 00 80 00 </text:p>
      <text:p text:style-name="P367">спрайты робота</text:p>
      <text:p text:style-name="P367">AA 00 AB 00 AC 00 AD 00 </text:p>
      <text:p text:style-name="P367">AE 00 AF 00 82 00 81 00</text:p>
      <text:p text:style-name="P367">человека в красном</text:p>
      <text:p text:style-name="P359">AA 00 AB 00 AC 00 AD 00 </text:p>
      <text:p text:style-name="P359">AE 00 AF 00 82 00 81 00</text:p>
      <text:p text:style-name="P359"/>
      <text:p text:style-name="P359">что интересно — подгрузилось на 2 головы робота больше, именно они видны на картинке. Без ног.</text:p>
      <text:p text:style-name="P359"/>
      <text:p text:style-name="P358"/>
      <text:p text:style-name="P366">Нет ни намёка на обрамляющую траву — она рисуется отдельно как фон. Отрисовывается только в случае заборчика слева</text:p>
      <text:p text:style-name="P358"/>
      <text:p text:style-name="P358"/>
      <text:p text:style-name="P358"/>
      <table:table table:name="Таблица38" table:style-name="Таблица38">
        <table:table-column table:style-name="Таблица38.A"/>
        <table:table-column table:style-name="Таблица38.B"/>
        <table:table-row>
          <table:table-cell table:style-name="Таблица38.A1" office:value-type="string">
            <text:p text:style-name="P339">6001C</text:p>
          </table:table-cell>
          <table:table-cell table:style-name="Таблица38.A1" office:value-type="string">
            <text:p text:style-name="P339">1</text:p>
          </table:table-cell>
        </table:table-row>
        <table:table-row>
          <table:table-cell table:style-name="Таблица38.A1" office:value-type="string">
            <text:p text:style-name="P339">6001D</text:p>
          </table:table-cell>
          <table:table-cell table:style-name="Таблица38.A1" office:value-type="string">
            <text:p text:style-name="P339">1</text:p>
          </table:table-cell>
        </table:table-row>
        <table:table-row>
          <table:table-cell table:style-name="Таблица38.A1" office:value-type="string">
            <text:p text:style-name="P339">6001E</text:p>
          </table:table-cell>
          <table:table-cell table:style-name="Таблица38.A1" office:value-type="string">
            <text:p text:style-name="P339">1</text:p>
          </table:table-cell>
        </table:table-row>
        <table:table-row>
          <table:table-cell table:style-name="Таблица38.A1" office:value-type="string">
            <text:p text:style-name="P339">6001F</text:p>
          </table:table-cell>
          <table:table-cell table:style-name="Таблица38.A1" office:value-type="string">
            <text:p text:style-name="P339">1</text:p>
          </table:table-cell>
        </table:table-row>
      </table:table>
      <text:p text:style-name="P358">6E 81 0B 82</text:p>
      <text:p text:style-name="P358"/>
      <text:p text:style-name="P358"/>
      <table:table table:name="Таблица39" table:style-name="Таблица39">
        <table:table-column table:style-name="Таблица39.A"/>
        <table:table-column table:style-name="Таблица39.B"/>
        <table:table-row>
          <table:table-cell table:style-name="Таблица39.A1" office:value-type="string">
            <text:p text:style-name="P339">6002E</text:p>
          </table:table-cell>
          <table:table-cell table:style-name="Таблица39.A1" office:value-type="string">
            <text:p text:style-name="P339">1</text:p>
          </table:table-cell>
        </table:table-row>
        <table:table-row>
          <table:table-cell table:style-name="Таблица39.A1" office:value-type="string">
            <text:p text:style-name="P339">6002F</text:p>
          </table:table-cell>
          <table:table-cell table:style-name="Таблица39.A1" office:value-type="string">
            <text:p text:style-name="P339">1</text:p>
          </table:table-cell>
        </table:table-row>
        <table:table-row>
          <table:table-cell table:style-name="Таблица39.A1" office:value-type="string">
            <text:p text:style-name="P339">60030</text:p>
          </table:table-cell>
          <table:table-cell table:style-name="Таблица39.A1" office:value-type="string">
            <text:p text:style-name="P339">1</text:p>
          </table:table-cell>
        </table:table-row>
        <table:table-row>
          <table:table-cell table:style-name="Таблица39.A1" office:value-type="string">
            <text:p text:style-name="P339">60031</text:p>
          </table:table-cell>
          <table:table-cell table:style-name="Таблица39.A1" office:value-type="string">
            <text:p text:style-name="P339">1</text:p>
          </table:table-cell>
        </table:table-row>
      </table:table>
      <text:p text:style-name="P360">8E 83 2A 84</text:p>
      <text:p text:style-name="P360"/>
      <text:p text:style-name="P360"/>
      <table:table table:name="Таблица40" table:style-name="Таблица40">
        <table:table-column table:style-name="Таблица40.A"/>
        <table:table-column table:style-name="Таблица40.B"/>
        <table:table-row>
          <table:table-cell table:style-name="Таблица40.A1" office:value-type="string">
            <text:p text:style-name="P339">6016E</text:p>
          </table:table-cell>
          <table:table-cell table:style-name="Таблица40.A1" office:value-type="string">
            <text:p text:style-name="P339">1</text:p>
          </table:table-cell>
        </table:table-row>
      </table:table>
      <text:p text:style-name="P360"/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P339">6029B</text:p>
          </table:table-cell>
          <table:table-cell table:style-name="Таблица41.A1" office:value-type="string">
            <text:p text:style-name="P340">1</text:p>
          </table:table-cell>
        </table:table-row>
      </table:table>
      <text:p text:style-name="P360">1x</text:p>
      <text:p text:style-name="P360">82 AD 02 0E 07 83 AD 06 22 04 29 06 23 03 29 84 AD 06 25 2A 04 26 81 2A 03 24 02 2A 8A 47 2C AD 06 25 24 28 0E 0F 28 05 24 8A 2A 48 2C AD 06 25 2A 28 10 11 02 28 02 2A 02 24 03 2A 84 AD 06 25 24 05 2C 81 28 06 26 88 AD 06 25 2A 2C 27 27 28 08 2C 85 AD 06 25 2A 2C 03 24 03 27 8A 28 2C 2C 28 27 AD 06 25 2A 2C 02 2A 03 24 8B 2A 24 47 2C 2A 24 AD 06 2B 2A 2C 03 2A 03 24 87 2A 48 2C 24 24 AD 06 03 2B 02 24 02 2A 8A 24 2A 24 2C 2C 2A 24 AD 06 45 02 2B 07 24 02 2C 02 24 00 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</text:p>
      <text:p text:style-name="P360"/>
      <text:p text:style-name="P360"/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P339">6038E</text:p>
          </table:table-cell>
          <table:table-cell table:style-name="Таблица43.A1" office:value-type="string">
            <text:p text:style-name="P339">1</text:p>
          </table:table-cell>
        </table:table-row>
      </table:table>
      <text:p text:style-name="P360"/>
      <table:table table:name="Таблица44" table:style-name="Таблица44">
        <table:table-column table:style-name="Таблица44.A"/>
        <table:table-column table:style-name="Таблица44.B"/>
        <table:table-row>
          <table:table-cell table:style-name="Таблица44.A1" office:value-type="string">
            <text:p text:style-name="P339">604CA</text:p>
          </table:table-cell>
          <table:table-cell table:style-name="Таблица44.A1" office:value-type="string">
            <text:p text:style-name="P339">1</text:p>
          </table:table-cell>
        </table:table-row>
      </table:table>
      <text:p text:style-name="P360">1x</text:p>
      <text:p text:style-name="P360">83 2E 2F 46 02 2B 02 24 83 2A 0E 0F 02 24 02 2C 8C 1E 1F 31 32 45 2B 2B 2A 26 26 10 11 02 24 02 2C 85 20 21 AD 06 46 0D 2C 86 AD 06 2B 2C 2C 47 03 2C 05 27 02 2C 86 AD 06 2B 28 2C 48 03 2C 04 24 86 2A 47 2C AD 06 2B 04 27 8B 28 2C 24 2A 24 2A 2A 48 2C AD 06 03 2B 85 24 2A 28 2C 24 04 2B 02 2C 94 AD 06 2B 2A 2B 2A 24 28 2C <text:soft-page-break/>24 45 16 17 45 2C 2C AD 06 2B 24 03 2A 8B 28 2C 2A 46 18 19 46 2C 2C AD 06 02 2B 02 2A 02 28 08 2C 82 AD 06 03 2B 81 2A 0A 28 82 AD 04 0E 09 00 8A 24 1E 1F 1E 1F 2C 24 24 28 2C 02 2A 02 2B 92 45 08 2A 20 21 20 21 2C 24 24 28 2C 24 2A 2B 2B 46 08 06 2C 02 24 82 28 2C 05 24 81 08 04 27 86 28 2C 2A 24 28 2C 03 24 02 2A 8B 08 2A 24 2A 24 28 2C 24 24 28 2C 04 2A 92 24 08 24 2A 24 2A 28 2C 2A 24 28 2C 2A 60 61 2A 2A 08 03 2A 02 28 92 2C 24 2A 28 2C 2A 62 63 2A 24 08 24 2A 2A 0A 0B 2C 24 02 2A 04 2C 02 2A 87 08 2A 2A 24 0C 0D 2C 03 2A 04 27 02 2A 81 08 06 2C 04 2A 02 24 02 2A 82 24 08 06 28 05 2A 03 24 82 2A 08 0F 09 81 05</text:p>
      <text:p text:style-name="P360"/>
      <text:p text:style-name="P360"/>
      <text:p text:style-name="P370">RAM</text:p>
      <text:p text:style-name="P370">CB00-CBFF — карта подземелья, распакованная, 1 байт — 1 клетка</text:p>
      <text:p text:style-name="P370"/>
      <text:p text:style-name="P371">СС00-СCBF — AD AD (600A3, 600A5)</text:p>
      <text:p text:style-name="P371">CCC0-CCFF — 00 <text:s text:c="2"/>3E06E</text:p>
      <text:p text:style-name="P371">CD00-CDBF — карта?</text:p>
      <text:p text:style-name="P371">CDC0-CDFF - 00 <text:s text:c="2"/>3E06E</text:p>
      <text:p text:style-name="P371">CD00-CDBF — карта? 6016F, 60170, 172, … 209 RLE? AD 02 07 07 07, ...</text:p>
      <text:p text:style-name="P371">CDC0-CDFF - 00 <text:s text:c="2"/>3E06E</text:p>
      <text:p text:style-name="P371">CE00-CEBF — пустая карта? 60386, 88, 8C</text:p>
      <text:p text:style-name="P371">CEC0-CEFF - 00 <text:s text:c="2"/>3E06E</text:p>
      <text:p text:style-name="P371">CF00-CFBF — карта? 6038F, 428 RLE? 2E 2F 46 2B 2B, ...</text:p>
      <text:p text:style-name="P371">CFC0-CFFF - 00 <text:s text:c="2"/>3E06E</text:p>
      <text:p text:style-name="P371"/>
      <text:p text:style-name="P371">D000- <text:s text:c="2"/>карта в виде тайлов 58568, … <text:span text:style-name="T55">02 08 02 08 02 08 0A 00 A8 00 A9 00 81 00 82 00, …</text:span></text:p>
      <text:p text:style-name="P372">одна строка 0x16 * 3 / 2 = 21 (33)</text:p>
      <text:p text:style-name="P372"/>
      <text:p text:style-name="P372"/>
      <text:p text:style-name="P372"/>
      <text:p text:style-name="P372"/>
      <text:p text:style-name="P372"/>
      <text:p text:style-name="P372"/>
      <text:p text:style-name="P372"/>
      <text:p text:style-name="P365">6016F - … карта Каминита (RLE, тайлы 2x2), <text:span text:style-name="T57">блоки 16x12, 4 штуки</text:span></text:p>
      <text:p text:style-name="P365"/>
      <text:p text:style-name="P365"/>
      <text:p text:style-name="P365"/>
      <text:p text:style-name="P365"/>
      <text:p text:style-name="P365"/>
      <text:p text:style-name="P365"/>
      <text:p text:style-name="P365"/>
      <text:p text:style-name="P365"/>
      <text:p text:style-name="P365"/>
      <text:p text:style-name="P365"/>
      <text:p text:style-name="P373">000<text:bookmark-start text:name="__DdeLink__3601_209411696"/>D1E<text:bookmark-end text:name="__DdeLink__3601_209411696"/></text:p>
      <text:p text:style-name="P373">09 00 3F 06 2F 0B 0C 04 2A 25 3C 38 30 03 02 08 </text:p>
      <text:p text:style-name="P373">09 08 0C 08 00 3F 06 2F 0B 0C 04 2A 25 3C 38 30 </text:p>
      <text:p text:style-name="P373">палитра каминита</text:p>
      <text:p text:style-name="P373"/>
      <text:p text:style-name="P373">палитра подземелий считается динамически :(</text:p>
      <text:p text:style-name="P373"/>
      <text:p text:style-name="P373">RAM:</text:p>
      <text:p text:style-name="P373">C220-C23F - рабочая палитра (с эффектом затухания)</text:p>
      <text:p text:style-name="P373">C240-C25F - эталонная палитра (из ROM)</text:p>
      <text:p text:style-name="P373"/>
      <text:p text:style-name="P373"/>
      <text:p text:style-name="P373">0D6F6<text:tab/>96</text:p>
      <text:p text:style-name="P373">0D6F7<text:tab/>96</text:p>
      <text:p text:style-name="P373">0C 98 , 1F 98 32 98 45 98 52 98 83 98 90 98 9D 98 B3 98 C6 98 CD 98 DA 98 F3 98 09 99 10 99 17 99 1B 99</text:p>
      <text:p text:style-name="P373">указатель на 0D80C</text:p>
      <text:p text:style-name="P373"/>
      <text:p text:style-name="P373"/>
      <text:p text:style-name="P373"><text:soft-page-break/>0D80C-0D81E<text:tab/>96</text:p>
      <text:p text:style-name="P373">06 F7 F7 FF FF 07 07 00 AA 08 AB 00 AC 08 AD 00 AE 08 AF</text:p>
      <text:p text:style-name="P373">19 байт - фз. после 06 всё похоже на пары. 00 AA 08 AB 00 AC 08 AD 00 AE 08 AF - спрайт Алисы</text:p>
      <text:p text:style-name="P373"/>
      <text:p text:style-name="P373">0F473<text:tab/>1</text:p>
      <text:p text:style-name="P373">...</text:p>
      <text:p text:style-name="P373">0F5B8<text:tab/>1</text:p>
      <text:p text:style-name="P373">00 EE 05 27 12 </text:p>
      <text:p text:style-name="P373">00 5C FF 7F 00 </text:p>
      <text:p text:style-name="P373">00 1E 07 14 2D </text:p>
      <text:p text:style-name="P373">00 EC 00 54 4E </text:p>
      <text:p text:style-name="P373">00 6A 00 12 79 </text:p>
      <text:p text:style-name="P373">00 14 00 07 74 </text:p>
      <text:p text:style-name="P373">01 34 FF 84 33 </text:p>
      <text:p text:style-name="P373">01 75 FF 85 33 </text:p>
      <text:p text:style-name="P373">01...</text:p>
      <text:p text:style-name="P373">зебра, вычитан каждый 5-й байт. фз</text:p>
      <text:p text:style-name="P373">числа идут по нарастающей до 32, 39, 3A, 3F, FF</text:p>
      <text:p text:style-name="P373"/>
      <text:p text:style-name="P373">0F5B8<text:tab/>1</text:p>
      <text:p text:style-name="P373">FF</text:p>
      <text:p text:style-name="P373">фз</text:p>
      <text:p text:style-name="P373"/>
      <text:p text:style-name="P373"/>
      <text:p text:style-name="P373"/>
      <text:p text:style-name="P373">58018 - 5801F<text:tab/>1</text:p>
      <text:p text:style-name="P373">02 08 02 08 06 00 07 08</text:p>
      <text:p text:style-name="P373">большой тайл (2x2)</text:p>
      <text:p text:style-name="P373">...</text:p>
      <text:p text:style-name="P373">58568 - 5856F<text:tab/>72</text:p>
      <text:p text:style-name="P373">02 08 02 08 04 08 07 08</text:p>
      <text:p text:style-name="P373"/>
      <text:p text:style-name="P373"/>
      <text:p text:style-name="P373"><text:bookmark-start text:name="__DdeLink__3606_209411696"/><text:bookmark-start text:name="__DdeLink__3604_209411696"/>58570<text:bookmark-end text:name="__DdeLink__3606_209411696"/><text:bookmark-end text:name="__DdeLink__3604_209411696"/><text:tab/>1</text:p>
      <text:p text:style-name="P373">58571<text:tab/>16</text:p>
      <text:p text:style-name="P373">58572<text:tab/>1</text:p>
      <text:p text:style-name="P373">58573<text:tab/>1</text:p>
      <text:p text:style-name="P373">58574<text:tab/>1</text:p>
      <text:p text:style-name="P373">58575<text:tab/>1</text:p>
      <text:p text:style-name="P373">58576<text:tab/>1</text:p>
      <text:p text:style-name="P373">58577<text:tab/>1</text:p>
      <text:p text:style-name="P373">58578<text:tab/>1</text:p>
      <text:p text:style-name="P373">58579<text:tab/>1</text:p>
      <text:p text:style-name="P373">5857A<text:tab/>1</text:p>
      <text:p text:style-name="P373">5857B<text:tab/>1</text:p>
      <text:p text:style-name="P373">5857C<text:tab/>1</text:p>
      <text:p text:style-name="P373">5857D<text:tab/>3</text:p>
      <text:p text:style-name="P373">10 00 89 10 00 80 00 08 00 02 00 01 03 00 90 20</text:p>
      <text:p text:style-name="P373">...</text:p>
      <text:p text:style-name="P373"/>
      <text:p text:style-name="P373">5AC74<text:tab/>1</text:p>
      <text:p text:style-name="P373">5AC75<text:tab/>5</text:p>
      <text:p text:style-name="P373">5AC76<text:tab/>1</text:p>
      <text:p text:style-name="P373">5AC77<text:tab/>8</text:p>
      <text:p text:style-name="P373">5AC78<text:tab/>1</text:p>
      <text:p text:style-name="P373">5AC79<text:tab/>5</text:p>
      <text:p text:style-name="P373">5AC7A<text:tab/>1</text:p>
      <text:p text:style-name="P373">5AC7B<text:tab/>43</text:p>
      <text:p text:style-name="P373">5AC7C<text:tab/>1</text:p>
      <text:p text:style-name="P373">05 07 08 00 05 07 2B 00 00</text:p>
      <text:p text:style-name="P373">тайлы каминита.</text:p>
      <text:p text:style-name="P373"/>
      <text:p text:style-name="P373"/>
      <text:p text:style-name="P373"><text:soft-page-break/></text:p>
      <text:p text:style-name="P373">6000C-6000F<text:tab/>1</text:p>
      <text:p text:style-name="P373">A2 80 A2 80</text:p>
      <text:p text:style-name="P373"/>
      <text:p text:style-name="P373">6001E-60021<text:tab/>1</text:p>
      <text:p text:style-name="P373">0B 82 A2 80</text:p>
      <text:p text:style-name="P373"/>
      <text:p text:style-name="P373">600A2-600A6<text:tab/>3</text:p>
      <text:p text:style-name="P373">7F AD 41 AD 00</text:p>
      <text:p text:style-name="P373"/>
      <text:p text:style-name="P373"/>
      <text:p text:style-name="P373"><text:bookmark-start text:name="__DdeLink__3612_2042492572"/><text:bookmark-start text:name="__DdeLink__3614_2042492572"/>6020B<text:bookmark-end text:name="__DdeLink__3612_2042492572"/><text:bookmark-end text:name="__DdeLink__3614_2042492572"/> - 6029B<text:tab/>1</text:p>
      <text:p text:style-name="P373">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 00 8B 06 28 28 29 28 46 46 A8 28 28 29 03 28 02 A7 81 06 04 28 81 A8 08 28 02 A7 82 06 28 0C A8 02 A7 82 06 28 0C A8 02 A7 83 06 28 A8 0B 28 02 A7 8C 06 28 A8 28 A7 4D 4E A7 A7 4D 4E A7 02 28 02 A7 8C 06 28 A8 28 A7 4F 50 4D 4E 4F 50 A7 02 28 02 A7 8C 06 28 A8 28 A7 51 52 4F 50 51 52 A7 02 28 02 A7 84 06 28 4C 28 03 A7 82 51 52 03 A7 02 28 83 A7 A8 06 0D 28 83 A7 A8 04 0F 09 10 AD 00 0C A7 87 A8 46 33 34 A7 92 93 09 A7 87 A8 45 36 37 A7 94 95 09 A7 84 A8 46</text:p>
      <text:p text:style-name="P373">0x90 = 144</text:p>
      <text:p text:style-name="P373">В RAM: 07 07 07 07 07 07 07 07 07 07 07 07 07 07 07 03 29 29 29 29 29 29 29 23 23 23 23, ...</text:p>
      <text:p text:style-name="P373">карта Каминита, RLE</text:p>
      <text:p text:style-name="P373"/>
      <text:p text:style-name="P373"/>
      <text:p text:style-name="P373">70000-700BF<text:tab/>1</text:p>
      <text:p text:style-name="P373">спрайты Алисы</text:p>
      <text:p text:style-name="P373"/>
      <text:p text:style-name="P373"/>
      <text:p text:style-name="P373"/>
      <text:p text:style-name="P439">"Phantasy Star" RLE</text:p>
      <text:p text:style-name="P480">This format is used to compress both tiles and tilemap data.</text:p>
      <text:p text:style-name="P480">The data is deinterleaved, and each bitplane is then classified into runs of consecutive identical bytes,</text:p>
      <text:p text:style-name="P480">and runs of consecutive non-identical bytes. Any runs of more than 127 bytes are split into multiple runs.</text:p>
      <text:p text:style-name="P480">They are then stored in the format:</text:p>
      <text:p text:style-name="P480">%0nnnnnnn dd <text:s text:c="9"/>; run of n consecutive identical bytes, value dd</text:p>
      <text:p text:style-name="P480">%1nnnnnnn dd dd dd... ; run of n consecutive non-identical bytes; values follow</text:p>
      <text:p text:style-name="P481">%00000000 <text:s text:c="12"/>; end of bitplane</text:p>
      <text:p text:style-name="P373"/>
      <text:p text:style-name="P373"/>
      <text:p text:style-name="P373"/>
      <text:p text:style-name="P377"><text:span text:style-name="T64">0x58000-0x5856F</text:span> — Big tiles (All cities, villages) = 2x2 tile<text:span text:style-name="T63">maps</text:span></text:p>
      <text:p text:style-name="P377">Count: 174</text:p>
      <text:p text:style-name="P377">Example (2): <text:span text:style-name="T62">02 08 02 08 04 08 05 00 — трава трава трава, уголок </text:span>забора</text:p>
      <text:p text:style-name="P379">Tilemap format:</text:p>
      <text:p text:style-name="P379">First byte — tile id, second — flags.</text:p>
      <text:p text:style-name="P379">Explain from smspower: </text:p>
      <text:p text:style-name="P439">//Bit <text:s text:c="2"/>|15|14|13| <text:s text:c="3"/>12 <text:s text:c="3"/>| <text:s text:c="3"/>11 <text:s text:c="2"/>| <text:s text:c="6"/>10 <text:s text:c="5"/>| <text:s text:c="7"/>9 <text:s text:c="7"/>|8||7|6|5|4|3|2|1|0|</text:p>
      <text:p text:style-name="P481">//Data <text:s/>| Unused | Priority | Palette | Vertical flip | Horizontal flip | <text:s text:c="3"/>Tile number <text:s text:c="2"/>|</text:p>
      <text:p text:style-name="P374"><text:span text:style-name="T64">0x58570</text:span><text:span text:style-name="T65">-0x5AC7C</text:span><text:span text:style-name="T74"> 4 bitplanes for tiles. RLE compressed</text:span></text:p>
      <text:p text:style-name="P379">Example:</text:p>
      <text:p text:style-name="P380"><text:span text:style-name="T58">58573<text:tab/><text:tab/></text:span>10 00 80 00 08 00 02 00 <text:span text:style-name="T58">трава</text:span></text:p>
      <text:p text:style-name="P381"><text:soft-page-break/>59000<text:tab/><text:tab/>10 08 80 02 08 41 12 00</text:p>
      <text:p text:style-name="P381">59A46<text:tab/><text:tab/>10 08 80 02 08 41 12 00</text:p>
      <text:p text:style-name="P381">5A292<text:tab/><text:tab/>10 08 80 02 08 41 12 00</text:p>
      <text:p text:style-name="P381"/>
      <text:p text:style-name="P382">00010000<text:tab/>00010000<text:tab/>00010000<text:tab/>00010000<text:tab/><text:span text:style-name="T74">=<text:tab/>000</text:span><text:span text:style-name="T65">F</text:span><text:span text:style-name="T74">0000</text:span></text:p>
      <text:p text:style-name="P382">00000000<text:tab/>00001000<text:tab/>00001000<text:tab/>00001000<text:tab/><text:span text:style-name="T74">=<text:tab/>0000</text:span><text:span text:style-name="T65">E</text:span><text:span text:style-name="T74">000</text:span></text:p>
      <text:p text:style-name="P382">10000000<text:tab/>10000000<text:tab/>10000000<text:tab/>10000000<text:tab/><text:span text:style-name="T74">=<text:tab/></text:span><text:span text:style-name="T65">F</text:span><text:span text:style-name="T74">0000000</text:span></text:p>
      <text:p text:style-name="P382">00000000<text:tab/>00000010<text:tab/>00000010<text:tab/>00000010<text:tab/><text:span text:style-name="T74">=<text:tab/>000000</text:span><text:span text:style-name="T65">E</text:span><text:span text:style-name="T74">0</text:span></text:p>
      <text:p text:style-name="P382">00001000<text:tab/>00001000<text:tab/>00001000<text:tab/>00001000<text:tab/><text:span text:style-name="T74">=<text:tab/>0000</text:span><text:span text:style-name="T65">F</text:span><text:span text:style-name="T74">000</text:span></text:p>
      <text:p text:style-name="P382">00000000<text:tab/>01000001<text:tab/>01000001<text:tab/>01000001<text:tab/><text:span text:style-name="T74">=<text:tab/>0</text:span><text:span text:style-name="T65">E</text:span><text:span text:style-name="T74">00000</text:span><text:span text:style-name="T65">E</text:span></text:p>
      <text:p text:style-name="P382">00000010<text:tab/>00010010<text:tab/>00010010<text:tab/>00010010<text:tab/><text:span text:style-name="T74">=<text:tab/>000</text:span><text:span text:style-name="T65">E</text:span><text:span text:style-name="T74">00</text:span><text:span text:style-name="T65">F</text:span><text:span text:style-name="T74">0</text:span></text:p>
      <text:p text:style-name="P382">00000000<text:tab/>00000000<text:tab/>00000000<text:tab/>00000000<text:tab/><text:span text:style-name="T74">=<text:tab/>00000000</text:span></text:p>
      <text:p text:style-name="P383">складываются биты, <text:span text:style-name="T59">сзади наперёд,</text:span> результат 0-15</text:p>
      <text:p text:style-name="P373"/>
      <text:p text:style-name="P373"/>
      <text:p text:style-name="P384"><text:bookmark-start text:name="__DdeLink__3656_14659950022"/><text:span text:style-name="T64">0x60000-0x600A1</text:span> - MapPiece pointers #0<text:bookmark-end text:name="__DdeLink__3656_14659950022"/></text:p>
      <text:p text:style-name="P388">9x9 pointers — addresses of 81 Map Piece for one Map.</text:p>
      <text:p text:style-name="P388"/>
      <text:p text:style-name="P388">0 1 2</text:p>
      <text:p text:style-name="P388">3 4 5</text:p>
      <text:p text:style-name="P388">6 7 8</text:p>
      <text:p text:style-name="P388"/>
      <text:p text:style-name="P384"/>
      <text:p text:style-name="P384"><text:span text:style-name="T66">0x600A2-0x60761</text:span><text:bookmark-start text:name="__DdeLink__3654_14659950022"/> - MapPieces #0<text:bookmark-end text:name="__DdeLink__3654_14659950022"/> <text:span text:style-name="T81">(RLE compressed)</text:span></text:p>
      <text:p text:style-name="P388">16x12 Big Tiles</text:p>
      <text:p text:style-name="P373"/>
      <text:p text:style-name="P388">00 01 02 03 04 05 06 07 08 09 0A 0B 0C 0D 0E 0F</text:p>
      <text:p text:style-name="P388">10 11 12 13 14 15 16 17 18 19 1A 1B 1C 1D 1E 1F</text:p>
      <text:p text:style-name="P373">…</text:p>
      <text:p text:style-name="P373">B0 B1 B2 B3 B4 B5 B6 B7 B8 B9 BA BB BC BD BE BF</text:p>
      <text:p text:style-name="P373"/>
      <text:p text:style-name="P373"/>
      <text:p text:style-name="P373"/>
      <text:p text:style-name="P373"/>
      <text:p text:style-name="P373"/>
      <text:p text:style-name="P373"/>
      <text:p text:style-name="P389">RLE data:</text:p>
      <text:p text:style-name="P389">0xD671-0xD690 31 15</text:p>
      <text:p text:style-name="P389">0x10906-0x10ED3 1485 96</text:p>
      <text:p text:style-name="P389">0x10A8D-0x11155 1736 96</text:p>
      <text:p text:style-name="P389">0x10B0F-0x112A3 1940 96</text:p>
      <text:p text:style-name="P389">0x10D8C-0x11524 1944 96</text:p>
      <text:p text:style-name="P389">0x10ED4-0x11672 1950 96</text:p>
      <text:p text:style-name="P389">0x11156-0x118EB 1941 96</text:p>
      <text:p text:style-name="P389">0x112A4-0x11A33 1935 96</text:p>
      <text:p text:style-name="P389">0x11525-0x11CB5 1936 96</text:p>
      <text:p text:style-name="P389">0x11673-0x11E01 1934 96</text:p>
      <text:p text:style-name="P389">0x118EC-0x12082 1942 96</text:p>
      <text:p text:style-name="P389">0x11A34-0x121D2 1950 96</text:p>
      <text:p text:style-name="P389">0x11CB6-0x12463 1965 96</text:p>
      <text:p text:style-name="P389">0x11E02-0x12534 1842 96</text:p>
      <text:p text:style-name="P389">0x12083-0x127BE 1851 96</text:p>
      <text:p text:style-name="P389">0x121D3-0x1287F 1708 96</text:p>
      <text:p text:style-name="P389">0x12464-0x12AED 1673 96</text:p>
      <text:p text:style-name="P389">0x12535-0x12BA5 1648 96</text:p>
      <text:p text:style-name="P389">0x127BF-0x12E1C 1629 96</text:p>
      <text:p text:style-name="P389">0x12880-0x12F5A 1754 96</text:p>
      <text:p text:style-name="P389">0x12AEE-0x131C8 1754 96</text:p>
      <text:p text:style-name="P389">0x12BA6-0x1333C 1942 96</text:p>
      <text:p text:style-name="P389">0x12E1D-0x135C7 1962 96</text:p>
      <text:p text:style-name="P389">0x12F5B-0x1376B 2064 96</text:p>
      <text:p text:style-name="P389">0x131C9-0x139FA 2097 96</text:p>
      <text:p text:style-name="P389">0x1333D-0x13BBD 2176 96</text:p>
      <text:p text:style-name="P389">0x135C8-0x13E49 2177 96</text:p>
      <text:p text:style-name="P389"><text:soft-page-break/>0x1376C-0x13FFF 2195 96</text:p>
      <text:p text:style-name="P389">0x139FB-0x1428C 2193 96</text:p>
      <text:p text:style-name="P389">0x13BBE-0x14366 1960 96</text:p>
      <text:p text:style-name="P389">0x13E4A-0x145E5 1947 96</text:p>
      <text:p text:style-name="P389">0x14000-0x14694 1684 96</text:p>
      <text:p text:style-name="P389">0x1428D-0x148EB 1630 96</text:p>
      <text:p text:style-name="P389">0x14367-0x14979 1554 96</text:p>
      <text:p text:style-name="P389">0x145E6-0x14BBC 1494 96</text:p>
      <text:p text:style-name="P389">0x14695-0x14C61 1484 96</text:p>
      <text:p text:style-name="P389">0x148EC-0x14EA5 1465 96</text:p>
      <text:p text:style-name="P389">0x1497A-0x14F17 1437 96</text:p>
      <text:p text:style-name="P389">0x14BBD-0x15123 1382 96</text:p>
      <text:p text:style-name="P389">0x14C62-0x1518E 1324 96</text:p>
      <text:p text:style-name="P389">0x14EA6-0x15370 1226 96</text:p>
      <text:p text:style-name="P389">0x14F18-0x153C5 1197 96</text:p>
      <text:p text:style-name="P389">0x15124-0x155A8 1156 96</text:p>
      <text:p text:style-name="P389">0x1518F-0x1572D 1438 96</text:p>
      <text:p text:style-name="P389">0x15371-0x15939 1480 96</text:p>
      <text:p text:style-name="P389">0x153C6-0x15AAC 1766 96</text:p>
      <text:p text:style-name="P389">0x155A9-0x15CF0 1863 96</text:p>
      <text:p text:style-name="P389">0x1572E-0x15E7D 1871 96</text:p>
      <text:p text:style-name="P389">0x15935-0x160C0 1931 96</text:p>
      <text:p text:style-name="P389">0x15AAD-0x16247 1946 96</text:p>
      <text:p text:style-name="P389">0x15CF1-0x1649E 1965 96</text:p>
      <text:p text:style-name="P389">0x15E7E-0x16611 1939 96</text:p>
      <text:p text:style-name="P389">0x160C1-0x1688F 1998 96</text:p>
      <text:p text:style-name="P389">0x16248-0x16A26 2014 96</text:p>
      <text:p text:style-name="P389">0x188F6-0x1890D 23 0</text:p>
      <text:p text:style-name="P389">0x1B548-0x1B5A7 95 9</text:p>
      <text:p text:style-name="P389">0x1B560-0x1B5BF 95 9</text:p>
      <text:p text:style-name="P389">0x1B578-0x1B5D7 95 9</text:p>
      <text:p text:style-name="P389">0x1B590-0x1B5EF 95 9</text:p>
      <text:p text:style-name="P389">0x1BAA0-0x1BAFF 95 9</text:p>
      <text:p text:style-name="P389">0x1BB80-0x1BFFA 1146 42</text:p>
      <text:p text:style-name="P389">0x24B3D-0x24CC2 389 15</text:p>
      <text:p text:style-name="P389">0x26227-0x263AC 389 15</text:p>
      <text:p text:style-name="P389">0x27471-0x2778A 793 46</text:p>
      <text:p text:style-name="P389">0x27B24-0x27F3D 1049 94</text:p>
      <text:p text:style-name="P389">0x28000-0x28D7D 3453 157</text:p>
      <text:p text:style-name="P389">0x28D7E-0x29B84 3590 153</text:p>
      <text:p text:style-name="P389">0x299EB-0x29F65 1402 68</text:p>
      <text:p text:style-name="P389">0x29B85-0x2A043 1214 68</text:p>
      <text:p text:style-name="P389">0x2A044-0x2AA8B 2631 111</text:p>
      <text:p text:style-name="P389">0x2AA8C-0x2B7E3 3415 151</text:p>
      <text:p text:style-name="P389">0x2B7E4-0x2BFF8 2068 78</text:p>
      <text:p text:style-name="P389">0x2C010-0x2CAEA 2778 116</text:p>
      <text:p text:style-name="P389">0x2CAEB-0x2D900 3605 148</text:p>
      <text:p text:style-name="P389">0x2D901-0x2DAEF 494 23</text:p>
      <text:p text:style-name="P389">0x2DAF0-0x2DCD9 489 29</text:p>
      <text:p text:style-name="P389">0x2DCDA-0x2E25E 1412 56</text:p>
      <text:p text:style-name="P389">0x2E25F-0x2ED78 2841 102</text:p>
      <text:p text:style-name="P389">0x2ED76-0x2F868 2802 159</text:p>
      <text:p text:style-name="P389">0x2F869-0x2FE3D 1492 90</text:p>
      <text:p text:style-name="P389"><text:bookmark-start text:name="__DdeLink__4935_547612281"/>0x340A1<text:bookmark-end text:name="__DdeLink__4935_547612281"/>-0x3418C 235 24</text:p>
      <text:p text:style-name="P389">0x340E8-0x341DB 243 24</text:p>
      <text:p text:style-name="P389">0x34118-0x34249 305 24</text:p>
      <text:p text:style-name="P389">0x34141-0x342D5 404 24</text:p>
      <text:p text:style-name="P389">0x3418D-0x34370 483 24</text:p>
      <text:p text:style-name="P389">0x341DC-0x34403 551 24</text:p>
      <text:p text:style-name="P389">0x3424A-0x344A5 603 24</text:p>
      <text:p text:style-name="P389">0x342D6-0x34547 625 24</text:p>
      <text:p text:style-name="P389">0x34371-0x345D9 616 24</text:p>
      <text:p text:style-name="P389">0x34404-0x34671 621 24</text:p>
      <text:p text:style-name="P389">0x344A6-0x34717 625 24</text:p>
      <text:p text:style-name="P389"><text:soft-page-break/>0x34548-0x347D4 652 24</text:p>
      <text:p text:style-name="P389">0x345DA-0x34886 684 24</text:p>
      <text:p text:style-name="P389">0x34672-0x34905 659 24</text:p>
      <text:p text:style-name="P389">0x34713-0x349B1 670 24</text:p>
      <text:p text:style-name="P389">0x347D5-0x34A42 621 24</text:p>
      <text:p text:style-name="P389">0x34887-0x34AED 614 24</text:p>
      <text:p text:style-name="P389">0x34906-0x34BA7 673 24</text:p>
      <text:p text:style-name="P389">0x349B2-0x34C2B 633 24</text:p>
      <text:p text:style-name="P389">0x34A43-0x34CD9 662 24</text:p>
      <text:p text:style-name="P389">0x34AEE-0x34D56 616 24</text:p>
      <text:p text:style-name="P389">0x34BA8-0x34DBC 532 24</text:p>
      <text:p text:style-name="P389">0x34C2C-0x34E68 572 24</text:p>
      <text:p text:style-name="P389">0x34CDA-0x34F01 551 24</text:p>
      <text:p text:style-name="P389">0x34D57-0x34FB4 605 24</text:p>
      <text:p text:style-name="P389">0x34DBD-0x35048 651 24</text:p>
      <text:p text:style-name="P389">0x34E69-0x350E9 640 24</text:p>
      <text:p text:style-name="P389">0x34F02-0x3517A 632 24</text:p>
      <text:p text:style-name="P389">0x34FB5-0x351C7 530 24</text:p>
      <text:p text:style-name="P389">0x35049-0x351FE 437 24</text:p>
      <text:p text:style-name="P389">0x350EA-0x35298 430 24</text:p>
      <text:p text:style-name="P389">0x3517B-0x35301 390 24</text:p>
      <text:p text:style-name="P389">0x351C8-0x353BC 500 24</text:p>
      <text:p text:style-name="P389">0x351FF-0x35452 595 24</text:p>
      <text:p text:style-name="P389">0x35299-0x354D5 572 24</text:p>
      <text:p text:style-name="P389">0x35302-0x35594 658 24</text:p>
      <text:p text:style-name="P389">0x353BD-0x3563B 638 24</text:p>
      <text:p text:style-name="P389">0x35453-0x3568C 569 24</text:p>
      <text:p text:style-name="P389">0x354D6-0x35730 602 24</text:p>
      <text:p text:style-name="P389">0x35595-0x357DE 585 24</text:p>
      <text:p text:style-name="P389">0x3563C-0x35894 600 24</text:p>
      <text:p text:style-name="P389">0x3568D-0x35933 678 24</text:p>
      <text:p text:style-name="P389">0x35731-0x359E0 687 24</text:p>
      <text:p text:style-name="P389">0x357DF-0x35A7F 672 24</text:p>
      <text:p text:style-name="P389">0x35895-0x35ADC 583 24</text:p>
      <text:p text:style-name="P389">0x35934-0x35B1C 488 24</text:p>
      <text:p text:style-name="P389">0x359E1-0x35BD0 495 24</text:p>
      <text:p text:style-name="P389">0x35A80-0x35C92 530 24</text:p>
      <text:p text:style-name="P389">0x35ADD-0x35D4E 625 24</text:p>
      <text:p text:style-name="P389">0x35B1D-0x35E10 755 24</text:p>
      <text:p text:style-name="P389">0x35BD1-0x35EC4 755 24</text:p>
      <text:p text:style-name="P389">0x35C93-0x35F0B 632 24</text:p>
      <text:p text:style-name="P389">0x35D4F-0x35F6B 540 24</text:p>
      <text:p text:style-name="P389">0x35E11-0x35FB1 416 24</text:p>
      <text:p text:style-name="P389">0x35EC5-0x3603C 375 24</text:p>
      <text:p text:style-name="P389">0x35F0C-0x360CA 446 24</text:p>
      <text:p text:style-name="P389">0x35F6C-0x36159 493 24</text:p>
      <text:p text:style-name="P389">0x35FB2-0x361A9 503 24</text:p>
      <text:p text:style-name="P389">0x3603D-0x36203 454 24</text:p>
      <text:p text:style-name="P389">0x360CB-0x3623C 369 24</text:p>
      <text:p text:style-name="P389">0x3615A-0x36275 283 24</text:p>
      <text:p text:style-name="P389">0x36318-0x3646D 341 24</text:p>
      <text:p text:style-name="P389">0x3632F-0x36522 499 24</text:p>
      <text:p text:style-name="P389">0x36357-0x365B0 601 24</text:p>
      <text:p text:style-name="P389">0x363B4-0x36618 612 24</text:p>
      <text:p text:style-name="P389">0x3646E-0x3666A 508 24</text:p>
      <text:p text:style-name="P389">0x36523-0x36681 350 24</text:p>
      <text:p text:style-name="P389">0x365B1-0x366B7 262 24</text:p>
      <text:p text:style-name="P389">0x36619-0x36744 299 24</text:p>
      <text:p text:style-name="P389">0x3666B-0x367F8 397 24</text:p>
      <text:p text:style-name="P389">0x36682-0x368A4 546 24</text:p>
      <text:p text:style-name="P389">0x366B8-0x36957 671 24</text:p>
      <text:p text:style-name="P389">0x36745-0x36A00 699 24</text:p>
      <text:p text:style-name="P389">0x367F9-0x36AC1 712 24</text:p>
      <text:p text:style-name="P389">0x368A5-0x36B1A 629 24</text:p>
      <text:p text:style-name="P389"><text:soft-page-break/>0x36958-0x36B6A 530 24</text:p>
      <text:p text:style-name="P389">0x36A01-0x36BBB 442 24</text:p>
      <text:p text:style-name="P389">0x36AC2-0x36C50 398 24</text:p>
      <text:p text:style-name="P389">0x36B1B-0x36C9C 385 24</text:p>
      <text:p text:style-name="P389">0x36B35-0x36CFE 457 24</text:p>
      <text:p text:style-name="P389">0x36BAA-0x36D8B 481 24</text:p>
      <text:p text:style-name="P389">0x36C51-0x36E4C 507 24</text:p>
      <text:p text:style-name="P389">0x36C9D-0x36E69 460 24</text:p>
      <text:p text:style-name="P389">0x36CFF-0x36EBD 446 24</text:p>
      <text:p text:style-name="P389">0x36D8C-0x36F32 422 24</text:p>
      <text:p text:style-name="P389">0x36E4D-0x36F51 260 24</text:p>
      <text:p text:style-name="P389">0x36E6A-0x36F74 266 24</text:p>
      <text:p text:style-name="P389">0x36EBE-0x36FFB 317 24</text:p>
      <text:p text:style-name="P389">0x36F33-0x3705A 295 24</text:p>
      <text:p text:style-name="P389">0x36F52-0x37107 437 24</text:p>
      <text:p text:style-name="P389">0x36F75-0x37137 450 24</text:p>
      <text:p text:style-name="P389">0x36FFC-0x3719F 419 24</text:p>
      <text:p text:style-name="P389">0x3705B-0x37221 454 24</text:p>
      <text:p text:style-name="P389">0x37108-0x372D6 462 24</text:p>
      <text:p text:style-name="P389">0x37138-0x3734E 534 24</text:p>
      <text:p text:style-name="P389">0x371A0-0x37408 616 24</text:p>
      <text:p text:style-name="P389">0x37222-0x374B0 654 24</text:p>
      <text:p text:style-name="P389">0x372D7-0x3756F 664 24</text:p>
      <text:p text:style-name="P389">0x3734F-0x375B6 615 24</text:p>
      <text:p text:style-name="P389">0x37409-0x37622 537 24</text:p>
      <text:p text:style-name="P389">0x374B1-0x376C7 534 24</text:p>
      <text:p text:style-name="P389">0x37570-0x37780 528 24</text:p>
      <text:p text:style-name="P389">0x375B7-0x377E0 553 24</text:p>
      <text:p text:style-name="P389">0x37623-0x377FB 472 24</text:p>
      <text:p text:style-name="P389">0x376C8-0x37829 353 24</text:p>
      <text:p text:style-name="P389">0x37781-0x3786C 235 24</text:p>
      <text:p text:style-name="P389">0x377E1-0x378A2 193 24</text:p>
      <text:p text:style-name="P389">0x377FC-0x378F4 248 24</text:p>
      <text:p text:style-name="P389">0x3782A-0x379A0 374 24</text:p>
      <text:p text:style-name="P389">0x3786D-0x37A42 469 24</text:p>
      <text:p text:style-name="P389">0x378A3-0x37ABE 539 24</text:p>
      <text:p text:style-name="P389">0x378F5-0x37AF5 512 24</text:p>
      <text:p text:style-name="P389">0x379A1-0x37B21 384 24</text:p>
      <text:p text:style-name="P389">0x37A43-0x37B4C 265 24</text:p>
      <text:p text:style-name="P389">0x37ABF-0x37B7B 188 24</text:p>
      <text:p text:style-name="P389">0x37AF6-0x37BA6 176 24</text:p>
      <text:p text:style-name="P389">0x37B22-0x37C07 229 24</text:p>
      <text:p text:style-name="P389">0x37B4D-0x37C7F 306 24</text:p>
      <text:p text:style-name="P389">0x37B7C-0x37CCF 339 24</text:p>
      <text:p text:style-name="P389">0x37BA7-0x37D39 402 24</text:p>
      <text:p text:style-name="P389">0x37C08-0x37D77 367 24</text:p>
      <text:p text:style-name="P389">0x37C80-0x37DB0 304 24</text:p>
      <text:p text:style-name="P389">0x38089-0x382F6 621 24</text:p>
      <text:p text:style-name="P389">0x380CD-0x383B9 748 24</text:p>
      <text:p text:style-name="P389">0x38176-0x38430 698 24</text:p>
      <text:p text:style-name="P389">0x38239-0x384EF 694 24</text:p>
      <text:p text:style-name="P389">0x382F7-0x38520 553 24</text:p>
      <text:p text:style-name="P389">0x383BA-0x385A9 495 24</text:p>
      <text:p text:style-name="P389">0x38431-0x38617 486 24</text:p>
      <text:p text:style-name="P389">0x384F0-0x3867F 399 24</text:p>
      <text:p text:style-name="P389">0x38521-0x386B6 405 24</text:p>
      <text:p text:style-name="P389">0x385AA-0x38714 362 24</text:p>
      <text:p text:style-name="P389">0x38618-0x387B3 411 24</text:p>
      <text:p text:style-name="P389">0x38680-0x38818 408 24</text:p>
      <text:p text:style-name="P389">0x386B7-0x388BC 517 24</text:p>
      <text:p text:style-name="P389">0x38715-0x3896A 597 24</text:p>
      <text:p text:style-name="P389">0x387B4-0x389D6 546 24</text:p>
      <text:p text:style-name="P389">0x38819-0x38A34 539 24</text:p>
      <text:p text:style-name="P389">0x388BD-0x38A61 420 24</text:p>
      <text:p text:style-name="P389"><text:soft-page-break/>0x3896B-0x38ADD 370 24</text:p>
      <text:p text:style-name="P389">0x389D7-0x38B44 365 24</text:p>
      <text:p text:style-name="P389">0x38A35-0x38BF1 444 24</text:p>
      <text:p text:style-name="P389">0x38A62-0x38C76 532 24</text:p>
      <text:p text:style-name="P389">0x38ADE-0x38D2B 589 24</text:p>
      <text:p text:style-name="P389">0x38B45-0x38DDC 663 24</text:p>
      <text:p text:style-name="P389">0x38BF2-0x38E69 631 24</text:p>
      <text:p text:style-name="P389">0x38C77-0x38F2C 693 24</text:p>
      <text:p text:style-name="P389">0x38D2C-0x38FD0 676 24</text:p>
      <text:p text:style-name="P389">0x38DDD-0x3907C 671 24</text:p>
      <text:p text:style-name="P389">0x38E6A-0x390DD 627 24</text:p>
      <text:p text:style-name="P389">0x38F2D-0x39122 501 24</text:p>
      <text:p text:style-name="P389">0x38FD1-0x391B1 480 24</text:p>
      <text:p text:style-name="P389">0x3907D-0x39215 408 24</text:p>
      <text:p text:style-name="P389">0x390DE-0x392BB 477 24</text:p>
      <text:p text:style-name="P389">0x39123-0x3936A 583 24</text:p>
      <text:p text:style-name="P389">0x391B2-0x3942D 635 24</text:p>
      <text:p text:style-name="P389">0x39200-0x39486 646 24</text:p>
      <text:p text:style-name="P389">0x392BC-0x3948B 463 24</text:p>
      <text:p text:style-name="P389">0x3936B-0x394A0 309 24</text:p>
      <text:p text:style-name="P389">0x3942E-0x39532 260 24</text:p>
      <text:p text:style-name="P389">0x39487-0x395E9 354 24</text:p>
      <text:p text:style-name="P389">0x3948C-0x39678 492 24</text:p>
      <text:p text:style-name="P389">0x394A1-0x3973D 668 24</text:p>
      <text:p text:style-name="P389">0x39533-0x39800 717 24</text:p>
      <text:p text:style-name="P389">0x395EA-0x398AA 704 24</text:p>
      <text:p text:style-name="P389">0x39679-0x398B1 568 24</text:p>
      <text:p text:style-name="P389">0x3973E-0x3992A 492 24</text:p>
      <text:p text:style-name="P389">0x39801-0x399E7 486 24</text:p>
      <text:p text:style-name="P389">0x398AB-0x39A97 492 24</text:p>
      <text:p text:style-name="P389">0x398B2-0x39B2E 636 24</text:p>
      <text:p text:style-name="P389">0x3992B-0x39BEA 703 24</text:p>
      <text:p text:style-name="P389">0x399E8-0x39CAD 709 24</text:p>
      <text:p text:style-name="P389">0x39A98-0x39D70 728 24</text:p>
      <text:p text:style-name="P389">0x39B2F-0x39E28 761 24</text:p>
      <text:p text:style-name="P389">0x39BEB-0x39EE2 759 24</text:p>
      <text:p text:style-name="P389">0x39CAE-0x39F2C 638 24</text:p>
      <text:p text:style-name="P389">0x39D71-0x39FE5 628 24</text:p>
      <text:p text:style-name="P389">0x39E29-0x3A09C 627 24</text:p>
      <text:p text:style-name="P389">0x39EE3-0x3A160 637 24</text:p>
      <text:p text:style-name="P389">0x39F2B-0x3A21D 754 24</text:p>
      <text:p text:style-name="P389">0x39FE6-0x3A2E0 762 24</text:p>
      <text:p text:style-name="P389">0x3A09D-0x3A3A2 773 24</text:p>
      <text:p text:style-name="P389">0x3A161-0x3A3E7 646 24</text:p>
      <text:p text:style-name="P389">0x3C000-0x3C6E8 1768 96</text:p>
      <text:p text:style-name="P389">0x3C294-0x3C990 1788 96</text:p>
      <text:p text:style-name="P389">0x3C333-0x3C99F 1644 96</text:p>
      <text:p text:style-name="P389">0x3C61D-0x3CC69 1612 96</text:p>
      <text:p text:style-name="P389">0x3C6E9-0x3CC7F 1430 96</text:p>
      <text:p text:style-name="P389">0x3C991-0x3CE22 1169 96</text:p>
      <text:p text:style-name="P389">0x3C9A0-0x3CE45 1189 96</text:p>
      <text:p text:style-name="P389">0x3CC6A-0x3D080 1046 96</text:p>
      <text:p text:style-name="P389">0x3CC80-0x3D115 1173 96</text:p>
      <text:p text:style-name="P389">0x3CE23-0x3D3B7 1428 96</text:p>
      <text:p text:style-name="P389">0x3CE46-0x3D47A 1588 96</text:p>
      <text:p text:style-name="P389">0x3D081-0x3D66A 1513 96</text:p>
      <text:p text:style-name="P389">0x3D116-0x3D709 1523 96</text:p>
      <text:p text:style-name="P389">0x3D3B8-0x3D973 1467 96</text:p>
      <text:p text:style-name="P389">0x3D47B-0x3DA2B 1456 96</text:p>
      <text:p text:style-name="P389">0x3D66B-0x3DB92 1319 96</text:p>
      <text:p text:style-name="P389">0x3D70A-0x3DC10 1286 96</text:p>
      <text:p text:style-name="P389">0x3D974-0x3DEE6 1394 96</text:p>
      <text:p text:style-name="P389">0x3DA2C-0x3DF6D 1345 96</text:p>
      <text:p text:style-name="P389">0x3FDEE-0x3FF7F 401 26</text:p>
      <text:p text:style-name="P389"><text:soft-page-break/>0x40020-0x40F15 3829 188</text:p>
      <text:p text:style-name="P389">0x40F36-0x41C71 3387 151</text:p>
      <text:p text:style-name="P389">0x41C82-0x428F5 3187 138</text:p>
      <text:p text:style-name="P389">0x43406-0x43AD7 1745 134</text:p>
      <text:p text:style-name="P389">0x43AD8-0x43D57 639 44</text:p>
      <text:p text:style-name="P389">0x43D58-0x43DF7 159 12</text:p>
      <text:p text:style-name="P389">0x44650-0x457C3 4467 181</text:p>
      <text:p text:style-name="P389">0x457D4-0x464B0 3292 144</text:p>
      <text:p text:style-name="P389">0x464C1-0x46F57 2710 140</text:p>
      <text:p text:style-name="P389">0x46F68-0x47949 2529 117</text:p>
      <text:p text:style-name="P389">0x47861-0x47DDF 1406 71</text:p>
      <text:p text:style-name="P389">0x4794A-0x47FE4 1690 71</text:p>
      <text:p text:style-name="P389">0x49C00-0x49DD6 470 20</text:p>
      <text:p text:style-name="P389">0x49DD7-0x4A035 606 28</text:p>
      <text:p text:style-name="P389">0x4A036-0x4A26F 569 26</text:p>
      <text:p text:style-name="P389">0x4A270-0x4A3BB 331 16</text:p>
      <text:p text:style-name="P389">0x4A3BC-0x4A5DF 547 25</text:p>
      <text:p text:style-name="P389">0x4A5E0-0x4A7FC 540 30</text:p>
      <text:p text:style-name="P389">0x4A6B3-0x4A8EB 568 30</text:p>
      <text:p text:style-name="P389">0x4A79C-0x4A9DC 576 30</text:p>
      <text:p text:style-name="P389">0x4A7F8-0x4AABA 706 30</text:p>
      <text:p text:style-name="P389">0x4A7FD-0x4AABF 706 30</text:p>
      <text:p text:style-name="P389">0x4AAC0-0x4AB9C 220 17</text:p>
      <text:p text:style-name="P389">0x4AB9D-0x4AD29 396 22</text:p>
      <text:p text:style-name="P389">0x4AD2A-0x4AF90 614 26</text:p>
      <text:p text:style-name="P389">0x4AF91-0x4B176 485 20</text:p>
      <text:p text:style-name="P389">0x4B177-0x4B243 204 9</text:p>
      <text:p text:style-name="P389">0x4B244-0x4B387 323 18</text:p>
      <text:p text:style-name="P389">0x4B398-0x4BE83 2795 102</text:p>
      <text:p text:style-name="P389">0x4C010-0x4CDBD 3501 165</text:p>
      <text:p text:style-name="P389">0x4CBD2-0x4D508 2358 91</text:p>
      <text:p text:style-name="P389">0x4CDBE-0x4D6EC 2350 91</text:p>
      <text:p text:style-name="P389">0x4D62A-0x4DAEE 1220 49</text:p>
      <text:p text:style-name="P389">0x4D6ED-0x4DC24 1335 49</text:p>
      <text:p text:style-name="P389">0x4DC25-0x4EA0E 3561 153</text:p>
      <text:p text:style-name="P389">0x4EA03-0x4F289 2182 94</text:p>
      <text:p text:style-name="P389">0x4F26D-0x4FD82 2837 133</text:p>
      <text:p text:style-name="P389">0x4FD83-0x4FF58 469 20</text:p>
      <text:p text:style-name="P389">0x50008-0x50FEA 4066 160</text:p>
      <text:p text:style-name="P389">0x50F0C-0x515C0 1716 74</text:p>
      <text:p text:style-name="P389">0x50FEB-0x517C3 2008 74</text:p>
      <text:p text:style-name="P389">0x517C4-0x524D9 3349 154</text:p>
      <text:p text:style-name="P389">0x524EA-0x52BA1 1719 96</text:p>
      <text:p text:style-name="P389">0x52BA2-0x53394 2034 75</text:p>
      <text:p text:style-name="P389">0x53395-0x53DBB 2598 127</text:p>
      <text:p text:style-name="P389">0x57A97-0x57FDA 1347 47</text:p>
      <text:p text:style-name="P389">0x58570-0x5AC7C 9996 405</text:p>
      <text:p text:style-name="P389">0x5AC8D-0x5B9D6 3401 141</text:p>
      <text:p text:style-name="P389">0x5B9E7-0x5BC31 586 27</text:p>
      <text:p text:style-name="P389">0x5BC32-0x5BFF5 963 96</text:p>
      <text:p text:style-name="P389">0x5C000-0x5C653 1619 96</text:p>
      <text:p text:style-name="P389">0x5C259-0x5C7E4 1419 96</text:p>
      <text:p text:style-name="P389">0x5C31E-0x5C8DC 1470 96</text:p>
      <text:p text:style-name="P389">0x5C592-0x5CAC1 1327 96</text:p>
      <text:p text:style-name="P389">0x5C654-0x5CBA5 1361 96</text:p>
      <text:p text:style-name="P389">0x5C7E5-0x5CDF2 1549 96</text:p>
      <text:p text:style-name="P389">0x5C8DD-0x5CF8D 1712 96</text:p>
      <text:p text:style-name="P389">0x5CAC2-0x5D1F0 1838 96</text:p>
      <text:p text:style-name="P389">0x5CBA6-0x5D2EC 1862 96</text:p>
      <text:p text:style-name="P389">0x5CDF3-0x5D51D 1834 96</text:p>
      <text:p text:style-name="P389">0x5CF8E-0x5D61A 1676 96</text:p>
      <text:p text:style-name="P389">0x5D1F1-0x5D84F 1630 96</text:p>
      <text:p text:style-name="P389">0x5D2ED-0x5D948 1627 96</text:p>
      <text:p text:style-name="P389">0x5D51E-0x5DB83 1637 96</text:p>
      <text:p text:style-name="P389"><text:soft-page-break/>0x5D61B-0x5DCA2 1671 96</text:p>
      <text:p text:style-name="P389">0x5D850-0x5DECA 1658 96</text:p>
      <text:p text:style-name="P389">0x5D949-0x5DFE2 1689 96</text:p>
      <text:p text:style-name="P389">0x5DB84-0x5E220 1692 96</text:p>
      <text:p text:style-name="P389">0x5DCA3-0x5E30F 1644 96</text:p>
      <text:p text:style-name="P389">0x5DECB-0x5E53B 1648 96</text:p>
      <text:p text:style-name="P389">0x5DFE3-0x5E64B 1640 96</text:p>
      <text:p text:style-name="P389">0x5E221-0x5E8CC 1707 96</text:p>
      <text:p text:style-name="P389">0x5E310-0x5EA9E 1934 96</text:p>
      <text:p text:style-name="P389">0x5EB6F-0x5F766 3063 176</text:p>
      <text:p text:style-name="P389">0x5F778-0x5FFE8 2160 98</text:p>
      <text:p text:style-name="P389">0x600A1-0x6020A 361 24</text:p>
      <text:p text:style-name="P389">0x600A7-0x6029B 500 24</text:p>
      <text:p text:style-name="P389">0x600C2-0x6031B 601 24</text:p>
      <text:p text:style-name="P389">0x6016E-0x6037B 525 24</text:p>
      <text:p text:style-name="P389">0x6020B-0x60384 377 24</text:p>
      <text:p text:style-name="P389">0x6029C-0x6038D 241 24</text:p>
      <text:p text:style-name="P389">0x6031C-0x60429 269 24</text:p>
      <text:p text:style-name="P389">0x6037C-0x604CA 334 24</text:p>
      <text:p text:style-name="P389">0x60385-0x60507 386 24</text:p>
      <text:p text:style-name="P389">0x6038E-0x60544 438 24</text:p>
      <text:p text:style-name="P389">0x6042A-0x605D3 425 24</text:p>
      <text:p text:style-name="P389">0x604CB-0x60672 423 24</text:p>
      <text:p text:style-name="P389">0x60508-0x606E7 479 24</text:p>
      <text:p text:style-name="P389">0x60545-0x60761 540 24</text:p>
      <text:p text:style-name="P389">0x60750-0x60988 568 24</text:p>
      <text:p text:style-name="P389">0x60809-0x60A1F 534 24</text:p>
      <text:p text:style-name="P389">0x60864-0x60A83 543 24</text:p>
      <text:p text:style-name="P389">0x608FA-0x60B31 567 24</text:p>
      <text:p text:style-name="P389">0x60989-0x60B7E 501 24</text:p>
      <text:p text:style-name="P389">0x60A20-0x60BDA 442 24</text:p>
      <text:p text:style-name="P389">0x60A84-0x60C71 493 24</text:p>
      <text:p text:style-name="P389">0x60B32-0x60CF9 455 24</text:p>
      <text:p text:style-name="P389">0x60B7F-0x60D96 535 24</text:p>
      <text:p text:style-name="P389">0x60BDB-0x60E20 581 24</text:p>
      <text:p text:style-name="P389">0x60C72-0x60EC2 592 24</text:p>
      <text:p text:style-name="P389">0x60CFA-0x60F41 583 24</text:p>
      <text:p text:style-name="P389">0x60FD4-0x61194 448 24</text:p>
      <text:p text:style-name="P389">0x60FE4-0x61139 341 24</text:p>
      <text:p text:style-name="P389">0x60FE9-0x61194 427 24</text:p>
      <text:p text:style-name="P389">0x6105B-0x61199 318 24</text:p>
      <text:p text:style-name="P389">0x610BE-0x611CA 268 24</text:p>
      <text:p text:style-name="P389">0x6113A-0x6125C 290 24</text:p>
      <text:p text:style-name="P389">0x61195-0x612DD 328 24</text:p>
      <text:p text:style-name="P389">0x6119A-0x61368 462 24</text:p>
      <text:p text:style-name="P389">0x611CB-0x613D8 525 24</text:p>
      <text:p text:style-name="P389">0x6147B-0x6164A 463 24</text:p>
      <text:p text:style-name="P389">0x61480-0x616A8 552 24</text:p>
      <text:p text:style-name="P389">0x61524-0x6173F 539 24</text:p>
      <text:p text:style-name="P389">0x615BA-0x617CB 529 24</text:p>
      <text:p text:style-name="P389">0x6164B-0x61827 476 24</text:p>
      <text:p text:style-name="P389">0x616A9-0x61863 442 24</text:p>
      <text:p text:style-name="P389">0x61740-0x618A0 352 24</text:p>
      <text:p text:style-name="P389">0x617CC-0x61922 342 24</text:p>
      <text:p text:style-name="P389">0x61828-0x61989 353 24</text:p>
      <text:p text:style-name="P389">0x61864-0x61A10 428 24</text:p>
      <text:p text:style-name="P389">0x618A1-0x61A79 472 24</text:p>
      <text:p text:style-name="P389">0x61923-0x61B10 493 24</text:p>
      <text:p text:style-name="P389">0x6198A-0x61B49 447 24</text:p>
      <text:p text:style-name="P389">0x61A11-0x61B7B 362 24</text:p>
      <text:p text:style-name="P389">0x61A7A-0x61BCB 337 24</text:p>
      <text:p text:style-name="P389">0x61B11-0x61C06 245 24</text:p>
      <text:p text:style-name="P389">0x61E2D-0x61FC0 403 24</text:p>
      <text:p text:style-name="P389">0x61E32-0x62042 528 24</text:p>
      <text:p text:style-name="P389"><text:soft-page-break/>0x61EB8-0x620C0 520 24</text:p>
      <text:p text:style-name="P389">0x61F3C-0x62147 523 24</text:p>
      <text:p text:style-name="P389">0x61FC1-0x621C9 520 24</text:p>
      <text:p text:style-name="P389">0x62043-0x6224F 524 24</text:p>
      <text:p text:style-name="P389">0x622F2-0x6241C 298 24</text:p>
      <text:p text:style-name="P389">0x622F7-0x62483 396 24</text:p>
      <text:p text:style-name="P389">0x6258A-0x625DF 85 4</text:p>
      <text:p text:style-name="P389">0x64000-0x6493A 2362 96</text:p>
      <text:p text:style-name="P389">0x6493B-0x65754 3609 154</text:p>
      <text:p text:style-name="P389">0x65755-0x664CF 3450 141</text:p>
      <text:p text:style-name="P389">0x664D0-0x66A49 1401 53</text:p>
      <text:p text:style-name="P389">0x66A4A-0x67325 2267 90</text:p>
      <text:p text:style-name="P389">0x67326-0x67FFF 3289 116</text:p>
      <text:p text:style-name="P389">0x67D31-0x6875C 2603 119</text:p>
      <text:p text:style-name="P389">0x67FF7-0x68A1E 2599 119</text:p>
      <text:p text:style-name="P389">0x687B9-0x69459 3232 129</text:p>
      <text:p text:style-name="P389">0x68A16-0x69747 3377 129</text:p>
      <text:p text:style-name="P389">0x69748-0x6A17F 2615 111</text:p>
      <text:p text:style-name="P389">0x6A02A-0x6A61C 1522 52</text:p>
      <text:p text:style-name="P389">0x6A180-0x6A7B7 1591 52</text:p>
      <text:p text:style-name="P389">0x6A7B8-0x6B17D 2501 88</text:p>
      <text:p text:style-name="P389">0x6B17E-0x6BFDB 3677 132</text:p>
      <text:p text:style-name="P389">0x6C000-0x6CE18 3608 135</text:p>
      <text:p text:style-name="P389">0x6CB2F-0x6D69D 2926 108</text:p>
      <text:p text:style-name="P389">0x6CE19-0x6D978 2911 108</text:p>
      <text:p text:style-name="P389">0x6D834-0x6DDC3 1423 51</text:p>
      <text:p text:style-name="P389">0x6D979-0x6DF25 1452 51</text:p>
      <text:p text:style-name="P389">0x6DF26-0x6E75D 2103 69</text:p>
      <text:p text:style-name="P389">0x6E75E-0x6EB03 933 31</text:p>
      <text:p text:style-name="P389">0x6EA89-0x6ED74 747 36</text:p>
      <text:p text:style-name="P389">0x6EB04-0x6EE6B 871 36</text:p>
      <text:p text:style-name="P389">0x6EE6C-0x6F40A 1438 48</text:p>
      <text:p text:style-name="P389">0x726C0-0x72BCF 1295 96</text:p>
      <text:p text:style-name="P389">0x728BE-0x72E01 1347 96</text:p>
      <text:p text:style-name="P389">0x72935-0x72EC8 1427 96</text:p>
      <text:p text:style-name="P389">0x72B43-0x730DD 1434 96</text:p>
      <text:p text:style-name="P389">0x72BD0-0x7320B 1595 96</text:p>
      <text:p text:style-name="P389">0x72E02-0x7343D 1595 96</text:p>
      <text:p text:style-name="P389">0x72EC9-0x735C1 1784 96</text:p>
      <text:p text:style-name="P389">0x730DE-0x737CF 1777 96</text:p>
      <text:p text:style-name="P389">0x7320C-0x73959 1869 96</text:p>
      <text:p text:style-name="P389">0x73439-0x73B55 1820 96</text:p>
      <text:p text:style-name="P389">0x735C2-0x73CFF 1853 96</text:p>
      <text:p text:style-name="P389">0x73D00-0x73E87 391 48</text:p>
      <text:p text:style-name="P389">0x73DDF-0x73F62 387 48</text:p>
      <text:p text:style-name="P389">0x73E00-0x73F95 405 48</text:p>
      <text:p text:style-name="P389">0x747B8-0x77629 11889 413</text:p>
      <text:p text:style-name="P389">0x7763A-0x77F45 2315 90</text:p>
      <text:p text:style-name="P389">0x78010-0x78F61 3921 132</text:p>
      <text:p text:style-name="P389">0x78F72-0x79C2A 3256 109</text:p>
      <text:p text:style-name="P389">0x79C3B-0x7AA4D 3602 124</text:p>
      <text:p text:style-name="P389">0x7AA5E-0x7B30B 2221 91</text:p>
      <text:p text:style-name="P389">0x7B31C-0x7BFDD 3265 122</text:p>
      <text:p text:style-name="P389">0x7C010-0x7CADA 2762 100</text:p>
      <text:p text:style-name="P389">0x7CAEB-0x7D675 2954 118</text:p>
      <text:p text:style-name="P389">0x7D687-0x7E8BC 4661 159</text:p>
      <text:p text:style-name="P389">0x7E2E1-0x7FC95 6580 256</text:p>
      <text:p text:style-name="P389">0x7E8BD-0x7FFFE 5953 256</text:p>
      <text:p text:style-name="P373"/>
      <text:p text:style-name="P373"/>
      <text:p text:style-name="P373"/>
      <text:p text:style-name="P378"><text:span text:style-name="T64">0x58000-</text:span><text:bookmark-start text:name="__DdeLink__3660_1053501323"/><text:span text:style-name="T64">0x5856F</text:span><text:bookmark-end text:name="__DdeLink__3660_1053501323"/> — Big tiles (All cities, villages) <text:span text:style-name="T90">(174 == 0xAE)</text:span></text:p>
      <text:p text:style-name="P375"><text:bookmark-start text:name="__DdeLink__3662_1053501323"/><text:bookmark-start text:name="__DdeLink__3666_1053501323"/><text:span text:style-name="T64">0x58570</text:span><text:bookmark-end text:name="__DdeLink__3662_1053501323"/><text:bookmark-end text:name="__DdeLink__3666_1053501323"/><text:span text:style-name="T65">-0x5AC7C</text:span><text:span text:style-name="T74"> - 4 BitPlanes for tiles (RLE compressed)</text:span></text:p>
      <text:p text:style-name="P375"/>
      <text:p text:style-name="P385"><text:bookmark-start text:name="__DdeLink__3656_1465995002"/><text:soft-page-break/><text:span text:style-name="T64">0x60000-0x600A1</text:span> - MapPiece pointers #0<text:bookmark-end text:name="__DdeLink__3656_1465995002"/></text:p>
      <text:p text:style-name="P386"><text:span text:style-name="T66">0x600A2-0x60761</text:span><text:bookmark-start text:name="__DdeLink__3654_1465995002"/> - MapPieces #0<text:bookmark-end text:name="__DdeLink__3654_1465995002"/> <text:span text:style-name="T81">(RLE compressed)</text:span></text:p>
      <text:p text:style-name="P386"><text:span text:style-name="T66">0x60762-0x60803</text:span> - MapPiece pointers #<text:span text:style-name="T80">1</text:span></text:p>
      <text:p text:style-name="P384"><text:span text:style-name="T66">0x60804-0x60F41</text:span> - MapPieces #1 <text:span text:style-name="T81">(RLE compressed)</text:span></text:p>
      <text:p text:style-name="P386"><text:span text:style-name="T66">0x60F42-0x60FE3</text:span> - MapPiece pointers #<text:span text:style-name="T80">2</text:span></text:p>
      <text:p text:style-name="P384"><text:span text:style-name="T66">0x60FE4-0x613D8</text:span> - MapPieces #2 <text:span text:style-name="T81">(RLE compressed)</text:span></text:p>
      <text:p text:style-name="P386"><text:span text:style-name="T66">0x613D9-0x6147A</text:span> - MapPiece pointers #<text:span text:style-name="T80">3</text:span></text:p>
      <text:p text:style-name="P384"><text:span text:style-name="T66">0x6147B-0x61C06</text:span> - MapPieces #3 <text:span text:style-name="T81">(RLE compressed)</text:span></text:p>
      <text:p text:style-name="P386"><text:span text:style-name="T66">0x61C07-0x61CA8</text:span><text:bookmark-start text:name="__DdeLink__3656_14659950021"/> - MapPiece pointers #<text:bookmark-end text:name="__DdeLink__3656_14659950021"/><text:span text:style-name="T80">4</text:span></text:p>
      <text:p text:style-name="P384"><text:span text:style-name="T66">0x61CA9-0x61D8A</text:span><text:bookmark-start text:name="__DdeLink__3654_14659950021"/> - MapPieces #<text:bookmark-end text:name="__DdeLink__3654_14659950021"/><text:span text:style-name="T80">4</text:span> <text:span text:style-name="T81">(RLE compressed)</text:span></text:p>
      <text:p text:style-name="P386"><text:span text:style-name="T66">0x61D8B-0x61E2C</text:span> - MapPiece pointers #<text:span text:style-name="T80">5</text:span></text:p>
      <text:p text:style-name="P384"><text:span text:style-name="T66">0x61E2D-0x6224F</text:span> - MapPieces #<text:span text:style-name="T80">5</text:span><text:bookmark-start text:name="__DdeLink__3588_882602760"/> <text:span text:style-name="T81">(RLE compressed)</text:span><text:bookmark-end text:name="__DdeLink__3588_882602760"/></text:p>
      <text:p text:style-name="P386"><text:span text:style-name="T66">0x62250-0x622F1</text:span> - MapPiece pointers #<text:span text:style-name="T80">6</text:span></text:p>
      <text:p text:style-name="P387"><text:span text:style-name="T66">0x622F2-0x62483</text:span> - MapPieces #<text:span text:style-name="T80">6</text:span> <text:span text:style-name="T81">(RLE compressed)</text:span></text:p>
      <text:p text:style-name="P390"/>
      <text:p text:style-name="P373"/>
      <text:p text:style-name="P373"/>
      <text:p text:style-name="P373">TODO - при чтении больших тайлов так же вытаскивается информация по палитре</text:p>
      <text:p text:style-name="P373">http://www.smspower.org/maxim/HowToProgram/Tilemap</text:p>
      <text:p text:style-name="P373">54321098</text:p>
      <text:p text:style-name="P373">00001000 - palette 01!!!</text:p>
      <text:p text:style-name="P373">00000000 - palette 00</text:p>
      <text:p text:style-name="P373">следует проверять на другие значения на всякий случай.</text:p>
      <text:p text:style-name="P373"/>
      <text:p text:style-name="P373">порядок такой:</text:p>
      <text:p text:style-name="P477">0. узнать все доступные цвета для SMS — <text:span text:style-name="T60">это было не обязательно</text:span></text:p>
      <text:p text:style-name="P477">1. получаем палитру</text:p>
      <text:p text:style-name="P477">2. вычитать большие тайлы (все доступные)</text:p>
      <text:p text:style-name="P373">3. вычитать карту каминита</text:p>
      <text:p text:style-name="P373"/>
      <text:p text:style-name="P373">далее то же самое с остальными картами.</text:p>
      <text:p text:style-name="P373"/>
      <text:p text:style-name="P373"/>
      <text:p text:style-name="P391"/>
      <text:p text:style-name="P392">Вычитал и сохранил все карты</text:p>
      <text:p text:style-name="P392"/>
      <text:p text:style-name="P392">Далее. </text:p>
      <text:p text:style-name="P392"/>
      <text:p text:style-name="P478">- Записать карту памяти под эти карты, чтобы не забыть.</text:p>
      <text:p text:style-name="P392">- Посмотреть как меняются фона. Вероятно это игра с палитрой. В таком случае надо посмотреть откуда они берутся, а чтобы было быстрее — просто захардкодить их.</text:p>
      <text:p text:style-name="P392"/>
      <text:p text:style-name="P392"/>
      <text:p text:style-name="P391"/>
      <text:p text:style-name="P477">- <text:span text:style-name="T61">Необходимо отыскать карты планет. Скорее всего, они сделаны по такому же принципу.</text:span></text:p>
      <text:p text:style-name="P376"><text:span text:style-name="T87">- </text:span><text:span text:style-name="T88">Понять — координаты на карте глобальные или относительные. </text:span><text:span text:style-name="T61">Глобальные. Но отсчёт начинается не от края а с отступом. Трудность в том, что координаты общие, то есть, если карта Каминит, а координаты выпали за пределы, то произойдёт выход из каминита. Вероятно эти ограничения где-то хранятся.</text:span></text:p>
      <text:p text:style-name="P376"/>
      <text:p text:style-name="P393"/>
      <text:p text:style-name="P394"/>
      <text:p text:style-name="P394"/>
      <text:p text:style-name="P394"/>
      <text:p text:style-name="P395"/>
      <text:p text:style-name="P396"><text:span text:style-name="T64">34000-</text:span><text:span text:style-name="T72">37DB0</text:span> <text:span text:style-name="T84">—</text:span> карт<text:span text:style-name="T85">ы</text:span> Палмы, <text:span text:style-name="T89">Мотавии, их 2 штуки.</text:span></text:p>
      <text:p text:style-name="P398"/>
      <text:p text:style-name="P403"><text:span text:style-name="T64">38000-</text:span><text:span text:style-name="T68">3A3E7</text:span> <text:span text:style-name="T84">—</text:span> карта <text:span text:style-name="T89">Дезориса</text:span></text:p>
      <text:p text:style-name="P399"><text:span text:style-name="T64">3A</text:span><text:span text:style-name="T71">3E</text:span><text:span text:style-name="T72">8</text:span><text:span text:style-name="T71">-3B2E7</text:span><text:span text:style-name="T84"> — анимированный тайлы планет</text:span></text:p>
      <text:p text:style-name="P399"/>
      <text:p text:style-name="P404">3B2E8-3BAE7 — анимация муравьиных львов</text:p>
      <text:p text:style-name="P397"/>
      <text:p text:style-name="P404"><text:soft-page-break/>44000-4463F — анимация какого-то глаза</text:p>
      <text:p text:style-name="P404"/>
      <text:p text:style-name="P404">48000-49BFF — анимация транспорта</text:p>
      <text:p text:style-name="P404"/>
      <text:p text:style-name="P404"/>
      <text:p text:style-name="P400"><text:span text:style-name="T64">70000-70A7F</text:span> — спрайты Алисы, <text:span text:style-name="T91">Лутза, Тайлона, Мау</text:span></text:p>
      <text:p text:style-name="P400"><text:span text:style-name="T85"><text:s text:c="6"/></text:span><text:span text:style-name="T67">726BF</text:span><text:span text:style-name="T85"> — последний спрайт героя</text:span></text:p>
      <text:p text:style-name="P376"/>
      <text:p text:style-name="P405"><text:bookmark-start text:name="__DdeLink__3664_1053501323"/><text:span text:style-name="T64">74000</text:span><text:bookmark-end text:name="__DdeLink__3664_1053501323"/><text:span text:style-name="T64">-</text:span><text:span text:style-name="T69">747B7</text:span> — <text:span text:style-name="T83">большие тайлы</text:span> <text:span text:style-name="T86">всех 3 планет (247 == 0xF7)</text:span></text:p>
      <text:p text:style-name="P401"><text:bookmark-start text:name="__DdeLink__3590_882602760"/><text:bookmark-start text:name="__DdeLink__3668_1053501323"/><text:bookmark-start text:name="__DdeLink__3670_1053501323"/><text:span text:style-name="T70">747B8</text:span><text:bookmark-end text:name="__DdeLink__3668_1053501323"/><text:bookmark-end text:name="__DdeLink__3670_1053501323"/><text:span text:style-name="T70">-77629</text:span><text:bookmark-end text:name="__DdeLink__3590_882602760"/> — тай<text:span text:style-name="T84">л</text:span>ы<text:span text:style-name="T82"> всех 3 планет. Различаются палитрой</text:span></text:p>
      <text:p text:style-name="P406"/>
      <text:p text:style-name="P402"/>
      <text:p text:style-name="P402"/>
      <text:p text:style-name="P402"/>
      <text:p text:style-name="P397">любая карта позволяет прокрутку, поэтому имеет дублирующие области снизу и справа. При таком подходе кругосветное путешествие происходит незаметно.</text:p>
      <text:p text:style-name="P397"/>
      <text:p text:style-name="P407">На завтра — оформить логику чтения всех карт.</text:p>
      <text:p text:style-name="P407"/>
      <text:p text:style-name="P408">Так же нужно больше информации по РОМу</text:p>
      <text:p text:style-name="P408"/>
      <text:p text:style-name="P408">Для любознательных понять, как ограничивается карта, как вычисляется палитра</text:p>
      <text:p text:style-name="P408"/>
      <text:p text:style-name="P410"/>
      <text:p text:style-name="P412"/>
      <text:p text:style-name="P412">D2B-D3A</text:p>
      <text:p text:style-name="P412">; Data from CEB to DA2 (184 bytes)<text:tab/></text:p>
      <text:p text:style-name="P412"><text:tab/>.db 08 00 3F 01 03 0B 0F 2F 06 38 3C 25 2A 04 30 0C</text:p>
      <text:p text:style-name="P412"><text:tab/>.db 08 08 00 3F 01 03 0B 0F 2F 06 38 3C 25 2A 04 30</text:p>
      <text:p text:style-name="P412"><text:tab/>.db 0C 2F 3F 00 3F 24 03 3C 0F 3F 28 38 3C 25 2A 04</text:p>
      <text:p text:style-name="P412"><text:tab/>.db 30 0C 3F 09 00 3F 06 2F 0B 0C 04 2A 25 3C 38 30</text:p>
      <text:p text:style-name="P412"><text:tab/>.db <text:span text:style-name="T64">03 02 08 09 08 0C 08 00 3F 06 2F 0B 0C 04 2A 25</text:span></text:p>
      <text:p text:style-name="P412"><text:tab/>.db 3C 38 30 03 02 08 08 0C 04 2A 00 3F 06 2F 0B 0C</text:p>
      <text:p text:style-name="P412"><text:tab/>.db 04 2A 25 3C 38 30 03 02 08 2A 2A 2A 2F 00 3F 06</text:p>
      <text:p text:style-name="P412"><text:tab/>.db 2F 0B 0C 04 2A 25 3C 38 30 03 02 08 2F 0B 06 3F</text:p>
      <text:p text:style-name="P412"><text:tab/>.db 00 3F 06 2F 0B 0C 04 2A 25 3C 38 30 03 02 3F 3F</text:p>
      <text:p text:style-name="P412"><text:tab/>.db 3C 38 00 00 3F 06 2F 0B 0C 04 2A 25 3C 38 30 03</text:p>
      <text:p text:style-name="P412"><text:tab/>.db 02 08 00 00 00 3C 00 3F 06 2F 0B 0C 04 2A 25 3C</text:p>
      <text:p text:style-name="P412"><text:tab/>.db 38 30 03 02 08 3C 3C 3C</text:p>
      <text:p text:style-name="P412"><text:tab/></text:p>
      <text:p text:style-name="P412">; Data from DA3 to DB1 (15 bytes)<text:tab/></text:p>
      <text:p text:style-name="P412">_DATA_DA3_:<text:tab/></text:p>
      <text:p text:style-name="P412"><text:tab/>.db <text:span text:style-name="T64">00 3F 2B 0B 2F 37 0F 38 34 06 01 2A 25 00 00</text:span></text:p>
      <text:p text:style-name="P412"/>
      <text:p text:style-name="P440">E31-E40</text:p>
      <text:p text:style-name="P412">; Data from E01 to E8A (138 bytes)<text:tab/></text:p>
      <text:p text:style-name="P412"><text:tab/>.db 0D 00 00 01 01 00 01 1D FC 0C B9 A9 00 80 0E 00</text:p>
      <text:p text:style-name="P412"><text:tab/>.db 00 00 00 00 00 1D 0D 0D E3 A9 00 80 0E 00 00 00</text:p>
      <text:p text:style-name="P412"><text:tab/>.db 00 00 00 1D 0D 0D 49 AA 00 80 18 00 00 00 00 00</text:p>
      <text:p text:style-name="P412"><text:tab/>.db <text:span text:style-name="T64">00 16 1E 0D 4A AA 62 87 18 00 00 00 00 00 00 16</text:span></text:p>
      <text:p text:style-name="P412"><text:tab/>.db 31 0D 70 AB 42 8F 18 00 00 00 00 00 00 16 44 0D</text:p>
      <text:p text:style-name="P412"><text:tab/>.db 8B AC D9 93 18 00 00 00 00 00 00 16 57 0D F7 AC</text:p>
      <text:p text:style-name="P412"><text:tab/>.db 07 9C 18 00 00 00 00 00 00 16 6A 0D 5F AE 8B 9D</text:p>
      <text:p text:style-name="P412"><text:tab/>.db 18 00 00 00 00 00 00 16 7D 0D 71 AE 50 A2 18 00</text:p>
      <text:p text:style-name="P412"><text:tab/>.db 00 00 00 00 00 16 90 0D 37 AF</text:p>
      <text:p text:style-name="P412"><text:tab/></text:p>
      <text:p text:style-name="P412"/>
      <text:p text:style-name="P413">; 1st entry of Pointer Table from D6F4 (indexed by _RAM_C800_)<text:tab/></text:p>
      <text:p text:style-name="P413">; Data from D80C to D81E (19 bytes)<text:tab/></text:p>
      <text:p text:style-name="P413">_DATA_D80C_:<text:tab/></text:p>
      <text:p text:style-name="P413"><text:tab/>.db <text:span text:style-name="T64">06 F7 F7 FF FF 07 07 00 AA 08 AB 00 AC 08 AD 00</text:span></text:p>
      <text:p text:style-name="P413"><text:tab/>.db <text:span text:style-name="T64">AE 08 AF</text:span></text:p>
      <text:p text:style-name="P413"><text:tab/></text:p>
      <text:p text:style-name="P413">; 3rd entry of Pointer Table from D6F4 (indexed by _RAM_C800_)<text:tab/></text:p>
      <text:p text:style-name="P413"><text:soft-page-break/>; Data from D81F to D831 (19 bytes)<text:tab/></text:p>
      <text:p text:style-name="P413">_DATA_D81F_:<text:tab/></text:p>
      <text:p text:style-name="P413"><text:tab/>.db <text:span text:style-name="T64">06 F7 F7 FF FF 07 07 00 B0 08 B1 00 B2 08 B3 00</text:span></text:p>
      <text:p text:style-name="P413"><text:tab/>.db <text:span text:style-name="T64">B4 08 B5</text:span></text:p>
      <text:p text:style-name="P413"><text:tab/></text:p>
      <text:p text:style-name="P413">; 4th entry of Pointer Table from D6F4 (indexed by _RAM_C800_)<text:tab/></text:p>
      <text:p text:style-name="P413">; Data from D832 to D844 (19 bytes)<text:tab/></text:p>
      <text:p text:style-name="P413">_DATA_D832_:<text:tab/></text:p>
      <text:p text:style-name="P413"><text:tab/>.db <text:span text:style-name="T64">06 F7 F7 FF FF 07 07 00 B6 08 B7 00 B8 08 B9 00</text:span></text:p>
      <text:p text:style-name="P413"><text:tab/>.db <text:span text:style-name="T64">BA 08 BB</text:span></text:p>
      <text:p text:style-name="P413"><text:tab/></text:p>
      <text:p text:style-name="P413">; 5th entry of Pointer Table from D6F4 (indexed by _RAM_C800_)<text:tab/></text:p>
      <text:p text:style-name="P413">; Data from D845 to D851 (13 bytes)<text:tab/></text:p>
      <text:p text:style-name="P413">_DATA_D845_:<text:tab/></text:p>
      <text:p text:style-name="P413"><text:tab/>.db <text:span text:style-name="T64">04 FF FF 07 07 00 BC 08 BD 00 BE 08 BF</text:span></text:p>
      <text:p text:style-name="P413"><text:tab/></text:p>
      <text:p text:style-name="P413"/>
      <text:p text:style-name="P413"/>
      <text:p text:style-name="P409"/>
      <text:p text:style-name="P441">FE03 = A2</text:p>
      <text:p text:style-name="P411">; Data from FC6F to FE1C (430 bytes)<text:tab/></text:p>
      <text:p text:style-name="P411">_DATA_FC6F_:<text:tab/></text:p>
      <text:p text:style-name="P411"><text:tab/>.db 12 12 12 12 12 12 12 22 22 12 8A 8A 8A 8A 22 13</text:p>
      <text:p text:style-name="P411"><text:tab/>.db 13 13 13 13 13 13 13 52 52 52 52 52 52 52 52 52</text:p>
      <text:p text:style-name="P411"><text:tab/>.db 52 12 12 12 12 B2 52 9A 9A 9A 9A 13 13 13 13 13</text:p>
      <text:p text:style-name="P411"><text:tab/>.db 13 13 13 13 13 1A 13 40 40 40 40 41 41 41 41 41</text:p>
      <text:p text:style-name="P411"><text:tab/>.db 41 41 41 31 31 52 52 52 52 32 32 32 32 32 32 32</text:p>
      <text:p text:style-name="P411"><text:tab/>.db 32 32 1A 1A 1A 1A 1A 1A 1A 1A 1A 12 12 22 26 74</text:p>
      <text:p text:style-name="P411"><text:tab/>.db 74 74 74 74 13 13 13 13 13 13 53 53 5A 5A 63 63</text:p>
      <text:p text:style-name="P411"><text:tab/>.db 6A 6A 13 13 13 13 9A 9A 9A 9A 1A 1A 1A 1A 1A 1A</text:p>
      <text:p text:style-name="P411"><text:tab/>.db 1A 1A 12 12 12 12 12 12 12 12 12 12 12 12 12 12</text:p>
      <text:p text:style-name="P411"><text:tab/>.db 12 12 12 12 12 12 12 12 12 12 12 12 12 12 12 12</text:p>
      <text:p text:style-name="P411"><text:tab/>.db 12 12 12 12 12 12 12 12 12 12 12 12 12 12 12 12</text:p>
      <text:p text:style-name="P411"><text:tab/>.db 12 12 12 12 12 12 12 12 12 12 13 13 13 13 13 13</text:p>
      <text:p text:style-name="P411"><text:tab/>.db 13 13 62 56 56 56 56 B6 12 12 12 12 12 12 B6 B6</text:p>
      <text:p text:style-name="P411"><text:tab/>.db B6 B6 43 12 12 12 12 66 63 63 63 63 63 63 63 63</text:p>
      <text:p text:style-name="P411"><text:tab/>.db 12 12 12 12 12 12 12 12 1A 1A 1A 1A 12 12 12 62</text:p>
      <text:p text:style-name="P411"><text:tab/>.db C2 12 43 43 43 43 6A 10 10 10 10 10 10 10 10 10</text:p>
      <text:p text:style-name="P411"><text:tab/>.db 82 82 83 83 83 83 83 83 83 83 83 83 8A 8A 83 83</text:p>
      <text:p text:style-name="P411"><text:tab/>.db 8A 8A 83 83 8A 8A 83 83 8A 8A 83 83 8A 8A 83 83</text:p>
      <text:p text:style-name="P411"><text:tab/>.db 8A 8A 83 83 83 83 83 83 83 83 83 82 82 83 83 83</text:p>
      <text:p text:style-name="P411"><text:tab/>.db 83 83 83 83 83 83 83 83 83 83 83 83 83 83 83 83</text:p>
      <text:p text:style-name="P411"><text:tab/>.db 83 83 83 83 83 83 8A 83 8A 82 82 82 A4 A3 A3 A3</text:p>
      <text:p text:style-name="P411"><text:tab/>.db A3 A3 A3 AA AA AA AA A2 A2 A2 A2 12 A3 A2 AA A2</text:p>
      <text:p text:style-name="P411"><text:tab/>.db 83 83 8A 8A 83 8A 83 93 93 93 93 93 93 93 93 93</text:p>
      <text:p text:style-name="P411"><text:tab/>.db 93 93 93 93 93 93 93 92 93 93 9A 9A 93 93 9A 9A</text:p>
      <text:p text:style-name="P411"><text:tab/>.db 93 93 9A 9A 93 93 9A 9A 93 93 9A 9A 93 9A 93 9A</text:p>
      <text:p text:style-name="P411"><text:tab/>.db 93 9A A2 A3 <text:span text:style-name="T64">A2</text:span> AA 83 83 83 83 1A 1A 1A 1A 83 83</text:p>
      <text:p text:style-name="P411"><text:tab/>.db 83 83 83 8A 8A 83 83 A2 A2 A2 92 92 92 16</text:p>
      <text:p text:style-name="P411"><text:tab/></text:p>
      <text:p text:style-name="P411"/>
      <text:p text:style-name="P411"/>
      <text:p text:style-name="P411"/>
      <text:p text:style-name="P414">При движении идёт чтение куска карты CF00…, затем</text:p>
      <text:p text:style-name="P414">чтение </text:p>
      <text:p text:style-name="P414"><text:bookmark-start text:name="__DdeLink__3748_396975"/>C2E5<text:bookmark-end text:name="__DdeLink__3748_396975"/></text:p>
      <text:p text:style-name="P414">C2E9</text:p>
      <text:p text:style-name="P414">C308<text:tab/></text:p>
      <text:p text:style-name="P414"/>
      <text:p text:style-name="P414"/>
      <text:p text:style-name="P415">хакинг</text:p>
      <text:p text:style-name="P415">выключить музыку</text:p>
      <text:p text:style-name="P415"/>
      <text:p text:style-name="P415">30043 — точка останова</text:p>
      <text:p text:style-name="P415"><text:soft-page-break/></text:p>
      <text:p text:style-name="P415"/>
      <text:p text:style-name="P415">CB00 — stack</text:p>
      <text:p text:style-name="P415"/>
      <text:p text:style-name="P415"/>
      <text:p text:style-name="P416">3BC68-3BF5F — Title screen tiles (RLE compressed)</text:p>
      <text:p text:style-name="P416">3BF60-3FBBB — Empty data (FFFF)</text:p>
      <text:p text:style-name="P416"/>
      <text:p text:style-name="P416"/>
      <text:p text:style-name="P417">Интересно. В игре была запланирована ещё одна планета, но до реализации дело не дошло. Технически она совпадает с Дезорисом, но, в отличие от последнего, монстры не нападают <text:span text:style-name="T92">и с карты не получится войти в здания или подземелья. Называется эта карта 03 03.</text:span></text:p>
      <text:p text:style-name="P417"/>
      <text:p text:style-name="P418">_LABEL_2E5_:</text:p>
      <text:p text:style-name="P418">_LABEL_2ED_:</text:p>
      <text:p text:style-name="P418">_LABEL_2ED_:</text:p>
      <text:p text:style-name="P418"/>
      <text:p text:style-name="P418">C311, C313 — копии C305, C301</text:p>
      <text:p text:style-name="P418"/>
      <text:p text:style-name="P418"/>
      <text:p text:style-name="P418"/>
      <text:p text:style-name="P419">Какие-то характеристики карт — поинтеры, потом карты 16x12</text:p>
      <text:p text:style-name="P418"/>
      <text:p text:style-name="P420">Palma</text:p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P342">34074</text:p>
          </table:table-cell>
          <table:table-cell table:style-name="Таблица37.A1" office:value-type="string">
            <text:p text:style-name="P342">1</text:p>
          </table:table-cell>
        </table:table-row>
        <table:table-row>
          <table:table-cell table:style-name="Таблица37.A1" office:value-type="string">
            <text:p text:style-name="P342">34075</text:p>
          </table:table-cell>
          <table:table-cell table:style-name="Таблица37.A1" office:value-type="string">
            <text:p text:style-name="P342">1</text:p>
          </table:table-cell>
        </table:table-row>
        <table:table-row>
          <table:table-cell table:style-name="Таблица37.A1" office:value-type="string">
            <text:p text:style-name="P342">34076</text:p>
          </table:table-cell>
          <table:table-cell table:style-name="Таблица37.A1" office:value-type="string">
            <text:p text:style-name="P342">1</text:p>
          </table:table-cell>
        </table:table-row>
        <table:table-row>
          <table:table-cell table:style-name="Таблица37.A1" office:value-type="string">
            <text:p text:style-name="P342">34077</text:p>
          </table:table-cell>
          <table:table-cell table:style-name="Таблица37.A1" office:value-type="string">
            <text:p text:style-name="P342">1</text:p>
          </table:table-cell>
        </table:table-row>
        <table:table-row>
          <table:table-cell table:style-name="Таблица37.A1" office:value-type="string">
            <text:p text:style-name="P342">34086</text:p>
          </table:table-cell>
          <table:table-cell table:style-name="Таблица37.A1" office:value-type="string">
            <text:p text:style-name="P342">1</text:p>
          </table:table-cell>
        </table:table-row>
        <table:table-row>
          <table:table-cell table:style-name="Таблица37.A1" office:value-type="string">
            <text:p text:style-name="P342">34087</text:p>
          </table:table-cell>
          <table:table-cell table:style-name="Таблица37.A1" office:value-type="string">
            <text:p text:style-name="P342">1</text:p>
          </table:table-cell>
        </table:table-row>
        <table:table-row>
          <table:table-cell table:style-name="Таблица37.A1" office:value-type="string">
            <text:p text:style-name="P342">34088</text:p>
          </table:table-cell>
          <table:table-cell table:style-name="Таблица37.A1" office:value-type="string">
            <text:p text:style-name="P342">1</text:p>
          </table:table-cell>
        </table:table-row>
        <table:table-row>
          <table:table-cell table:style-name="Таблица37.A1" office:value-type="string">
            <text:p text:style-name="P342">34089</text:p>
          </table:table-cell>
          <table:table-cell table:style-name="Таблица37.A1" office:value-type="string">
            <text:p text:style-name="P342">1</text:p>
          </table:table-cell>
        </table:table-row>
      </table:table>
      <text:p text:style-name="P420">4F 9D 11 9E</text:p>
      <text:p text:style-name="P420">5A A1 AA A1</text:p>
      <text:p text:style-name="P420"/>
      <text:p text:style-name="P420"/>
      <table:table table:name="Таблица45" table:style-name="Таблица45">
        <table:table-column table:style-name="Таблица45.A"/>
        <table:table-column table:style-name="Таблица45.B"/>
        <table:table-row>
          <table:table-cell table:style-name="Таблица45.A1" office:value-type="string">
            <text:p text:style-name="P342">35D4F</text:p>
          </table:table-cell>
          <table:table-cell table:style-name="Таблица45.A1" office:value-type="string">
            <text:p text:style-name="P342">1</text:p>
          </table:table-cell>
        </table:table-row>
        <table:table-row>
          <table:table-cell table:style-name="Таблица45.A1" office:value-type="string">
            <text:p text:style-name="P342">35D50</text:p>
          </table:table-cell>
          <table:table-cell table:style-name="Таблица45.A1" office:value-type="string">
            <text:p text:style-name="P342">1</text:p>
          </table:table-cell>
        </table:table-row>
      </table:table>
      <text:p text:style-name="P420"/>
      <table:table table:name="Таблица46" table:style-name="Таблица46">
        <table:table-column table:style-name="Таблица46.A"/>
        <table:table-column table:style-name="Таблица46.B"/>
        <table:table-row>
          <table:table-cell table:style-name="Таблица46.A1" office:value-type="string">
            <text:p text:style-name="P342">35EC3</text:p>
          </table:table-cell>
          <table:table-cell table:style-name="Таблица46.A1" office:value-type="string">
            <text:p text:style-name="P342">1</text:p>
          </table:table-cell>
        </table:table-row>
        <table:table-row>
          <table:table-cell table:style-name="Таблица46.A1" office:value-type="string">
            <text:p text:style-name="P342">35EC4</text:p>
          </table:table-cell>
          <table:table-cell table:style-name="Таблица46.A1" office:value-type="string">
            <text:p text:style-name="P342">1</text:p>
          </table:table-cell>
        </table:table-row>
      </table:table>
      <text:p text:style-name="P420"/>
      <text:p text:style-name="P421">44 44 3B 37 1A 1A 20 03 01 8D 1F 24 01 1B 3A 3E 44 44 43 3B 40 37 18 03 1A 82 18 1A 00 81 01 02 02 07 5E 03 02 8A 1B 42 43 02 02 5E 08 08 07 08 03 07 88 5E 02 02 1B 42 44 02 5E 07 08 02 07 86 5E 02 1B 42 44 5E 03 08 84 07 08 07 08 03 07 86 5E 02 1B 42 44 5E 03 08 83 07 27 28 04 07 86 5E 02 1B 42 44 5E 03 08 83 07 2A 29 02 08 02 07 87 5E 02 1D 3A 3E 5E 07 02 08 03 07 93 08 07 07 5E 02 02 05 1B 3A 5E 08 08 07 08 07 08 08 07 5E 03 02 89 04 1B 18 02 5E 5E 08 07 08 03 07 8A 5E 03 02 04 1F 18 38 02 02 04 06 5E 04 01 88 1D 18 42 01 1F 20 01 1F 04 1A 91 20 01 01 1F 1A 18 42 1A 18 18 1A 18 18 38 40 40 37 02 1A 02 18 82 38 3C 00</text:p>
      <text:p text:style-name="P421">204 (16x13??)</text:p>
      <text:p text:style-name="P421"/>
      <text:p text:style-name="P421"/>
      <table:table table:name="Таблица47" table:style-name="Таблица47">
        <table:table-column table:style-name="Таблица47.A"/>
        <table:table-column table:style-name="Таблица47.B"/>
        <table:table-row>
          <table:table-cell table:style-name="Таблица47.A1" office:value-type="string">
            <text:p text:style-name="P342">3615A</text:p>
          </table:table-cell>
          <table:table-cell table:style-name="Таблица47.A1" office:value-type="string">
            <text:p text:style-name="P342">1</text:p>
          </table:table-cell>
        </table:table-row>
        <table:table-row>
          <table:table-cell table:style-name="Таблица47.A1" office:value-type="string">
            <text:p text:style-name="P342">3615B</text:p>
          </table:table-cell>
          <table:table-cell table:style-name="Таблица47.A1" office:value-type="string">
            <text:p text:style-name="P342">1</text:p>
          </table:table-cell>
        </table:table-row>
      </table:table>
      <text:p text:style-name="P421"/>
      <table:table table:name="Таблица48" table:style-name="Таблица48">
        <table:table-column table:style-name="Таблица48.A"/>
        <table:table-column table:style-name="Таблица48.B"/>
        <text:soft-page-break/>
        <table:table-row>
          <table:table-cell table:style-name="Таблица48.A1" office:value-type="string">
            <text:p text:style-name="P342">36202</text:p>
          </table:table-cell>
          <table:table-cell table:style-name="Таблица48.A1" office:value-type="string">
            <text:p text:style-name="P342">1</text:p>
          </table:table-cell>
        </table:table-row>
        <table:table-row>
          <table:table-cell table:style-name="Таблица48.A1" office:value-type="string">
            <text:p text:style-name="P342">36203</text:p>
          </table:table-cell>
          <table:table-cell table:style-name="Таблица48.A1" office:value-type="string">
            <text:p text:style-name="P342">1</text:p>
          </table:table-cell>
        </table:table-row>
      </table:table>
      <text:p text:style-name="P421">85 1F 18 18 3A 43 04 44 81 3B 04 40 86 37 18 38 37 18 38 0A 44 88 3B 40 3C 3B 40 3C 44 43 04 44 81 43 08 44 81 43 04 44 81 43 21 44 84 43 44 44 43 09 44 81 43 08 44 81 43 13 44 81 43 05 44 81 43 04 44 81 43 12 44 81 43 04 44 81 43 18 44 00 8A 38 40 40 37 18 18 3A 3E 44 3B 04 40 86 3C 43 3C 44 44 41 03 18 81 42 0B 44 85 3B 37 18 38 3C 06 44 81 43 03 44 85 43 44 3B 40 3C 10 44 81 43 03 44 81 43 04 44 81 43 13 44 81 43 0D 44 81 43 05 44 81 43 03 44 81 43 19 44 84 43 44 44 43 0A 44 81 43 0A 44 81 43 10 44 00</text:p>
      <text:p text:style-name="P421">170</text:p>
      <text:p text:style-name="P421"/>
      <text:p text:style-name="P421">derevnya</text:p>
      <text:p text:style-name="P421"/>
      <table:table table:name="Таблица49" table:style-name="Таблица49">
        <table:table-column table:style-name="Таблица49.A"/>
        <table:table-column table:style-name="Таблица49.B"/>
        <table:table-row>
          <table:table-cell table:style-name="Таблица49.A1" office:value-type="string">
            <text:p text:style-name="P342">34062</text:p>
          </table:table-cell>
          <table:table-cell table:style-name="Таблица49.A1" office:value-type="string">
            <text:p text:style-name="P342">1</text:p>
          </table:table-cell>
        </table:table-row>
        <table:table-row>
          <table:table-cell table:style-name="Таблица49.A1" office:value-type="string">
            <text:p text:style-name="P342">34063</text:p>
          </table:table-cell>
          <table:table-cell table:style-name="Таблица49.A1" office:value-type="string">
            <text:p text:style-name="P342">1</text:p>
          </table:table-cell>
        </table:table-row>
        <table:table-row>
          <table:table-cell table:style-name="Таблица49.A1" office:value-type="string">
            <text:p text:style-name="P342">34064</text:p>
          </table:table-cell>
          <table:table-cell table:style-name="Таблица49.A1" office:value-type="string">
            <text:p text:style-name="P342">1</text:p>
          </table:table-cell>
        </table:table-row>
        <table:table-row>
          <table:table-cell table:style-name="Таблица49.A1" office:value-type="string">
            <text:p text:style-name="P342">34065</text:p>
          </table:table-cell>
          <table:table-cell table:style-name="Таблица49.A1" office:value-type="string">
            <text:p text:style-name="P342">1</text:p>
          </table:table-cell>
        </table:table-row>
      </table:table>
      <text:p text:style-name="P421">95 98 34 99</text:p>
      <text:p text:style-name="P421"/>
      <table:table table:name="Таблица50" table:style-name="Таблица50">
        <table:table-column table:style-name="Таблица50.A"/>
        <table:table-column table:style-name="Таблица50.B"/>
        <table:table-row>
          <table:table-cell table:style-name="Таблица50.A1" office:value-type="string">
            <text:p text:style-name="P342">34074</text:p>
          </table:table-cell>
          <table:table-cell table:style-name="Таблица50.A1" office:value-type="string">
            <text:p text:style-name="P342">1</text:p>
          </table:table-cell>
        </table:table-row>
        <table:table-row>
          <table:table-cell table:style-name="Таблица50.A1" office:value-type="string">
            <text:p text:style-name="P342">34075</text:p>
          </table:table-cell>
          <table:table-cell table:style-name="Таблица50.A1" office:value-type="string">
            <text:p text:style-name="P342">1</text:p>
          </table:table-cell>
        </table:table-row>
        <table:table-row>
          <table:table-cell table:style-name="Таблица50.A1" office:value-type="string">
            <text:p text:style-name="P342">34076</text:p>
          </table:table-cell>
          <table:table-cell table:style-name="Таблица50.A1" office:value-type="string">
            <text:p text:style-name="P342">1</text:p>
          </table:table-cell>
        </table:table-row>
        <table:table-row>
          <table:table-cell table:style-name="Таблица50.A1" office:value-type="string">
            <text:p text:style-name="P342">34077</text:p>
          </table:table-cell>
          <table:table-cell table:style-name="Таблица50.A1" office:value-type="string">
            <text:p text:style-name="P342">1</text:p>
          </table:table-cell>
        </table:table-row>
      </table:table>
      <text:p text:style-name="P421">4F 9D 11 9E</text:p>
      <text:p text:style-name="P421"/>
      <text:p text:style-name="P421"/>
      <table:table table:name="Таблица51" table:style-name="Таблица51">
        <table:table-column table:style-name="Таблица51.A"/>
        <table:table-column table:style-name="Таблица51.B"/>
        <table:table-row>
          <table:table-cell table:style-name="Таблица51.A1" office:value-type="string">
            <text:p text:style-name="P342">35895</text:p>
          </table:table-cell>
          <table:table-cell table:style-name="Таблица51.A1" office:value-type="string">
            <text:p text:style-name="P342">1</text:p>
          </table:table-cell>
        </table:table-row>
        <table:table-row>
          <table:table-cell table:style-name="Таблица51.A1" office:value-type="string">
            <text:p text:style-name="P342">35896</text:p>
          </table:table-cell>
          <table:table-cell table:style-name="Таблица51.A1" office:value-type="string">
            <text:p text:style-name="P342">1</text:p>
          </table:table-cell>
        </table:table-row>
      </table:table>
      <text:p text:style-name="P421"/>
      <table:table table:name="Таблица52" table:style-name="Таблица52">
        <table:table-column table:style-name="Таблица52.A"/>
        <table:table-column table:style-name="Таблица52.B"/>
        <table:table-row>
          <table:table-cell table:style-name="Таблица52.A1" office:value-type="string">
            <text:p text:style-name="P342">359DF</text:p>
          </table:table-cell>
          <table:table-cell table:style-name="Таблица52.A1" office:value-type="string">
            <text:p text:style-name="P342">1</text:p>
          </table:table-cell>
        </table:table-row>
        <table:table-row>
          <table:table-cell table:style-name="Таблица52.A1" office:value-type="string">
            <text:p text:style-name="P342">359E0</text:p>
          </table:table-cell>
          <table:table-cell table:style-name="Таблица52.A1" office:value-type="string">
            <text:p text:style-name="P342">1</text:p>
          </table:table-cell>
        </table:table-row>
      </table:table>
      <text:p text:style-name="P421">83 3B 37 1C 04 01 81 08 08 01 89 3E 3B 37 20 01 01 08 01 08 04 01 02 08 86 01 3A 3E 3B 37 20 03 01 02 08 02 01 8A 08 07 07 08 1B 3A 3E 3B 37 20 03 01 9E 08 01 08 33 34 07 07 1B 18 42 43 41 1C 01 01 08 01 01 08 36 35 01 01 1B 18 3A 3E 3B 37 20 05 01 8D 08 07 07 01 1D 18 38 3C 3D 39 1E 01 08 04 01 02 08 02 01 85 1B 42 44 41 1C 0B 01 85 1B 42 43 41 1C 0A 01 87 23 18 42 44 3B 37 20 09 01 8A 1F 18 42 44 43 41 1C 01 01 08 06 01 87 1B 18 3A 3E 44 41 1C 04 01 81 08 03 01 81 08 00 03 01 84 08 01 07 01 03 07 05 08 81 07 04 01 04 07 82 08 07 04 08 82 07 08 03 01 87 08 07 08 07 08 01 08 02 07 02 08 82 07 08 02 01 03 07 86 08 07 08 08 07 08 02 07 02 08 84 07 01 08 07 03 08 03 07 83 01 08 07 02 08 02 07 02 01 89 07 08 07 07 01 08 01 01 08 03 07 82 08 07 02 01 03 07 02 08 84 07 01 08 07 03 08 02 07 86 01 08 07 08 07 08 04 01 86 08 07 08 07 08 07 02 01 02 07 87 08 07 01 06 02 05 07 02 08 03 07 81 01 03 07 81 06 05 02 88 07 1F 20 08 08 01 08 06 09 02 86 1B 1C 1F 1A 1A 01 0A 02 85 1D 1E 1B 38 40 00</text:p>
      <text:p text:style-name="P421">14C=332</text:p>
      <text:p text:style-name="P421"/>
      <text:p text:style-name="P421"/>
      <text:p text:style-name="P421"/>
      <table:table table:name="Таблица53" table:style-name="Таблица53">
        <table:table-column table:style-name="Таблица53.A"/>
        <table:table-column table:style-name="Таблица53.B"/>
        <table:table-row>
          <table:table-cell table:style-name="Таблица53.A1" office:value-type="string">
            <text:p text:style-name="P342">35D4F</text:p>
          </table:table-cell>
          <table:table-cell table:style-name="Таблица53.A1" office:value-type="string">
            <text:p text:style-name="P342">1</text:p>
          </table:table-cell>
        </table:table-row>
        <table:table-row>
          <table:table-cell table:style-name="Таблица53.A1" office:value-type="string">
            <text:p text:style-name="P342">35D50</text:p>
          </table:table-cell>
          <table:table-cell table:style-name="Таблица53.A1" office:value-type="string">
            <text:p text:style-name="P342">1</text:p>
          </table:table-cell>
        </table:table-row>
      </table:table>
      <text:p text:style-name="P421"/>
      <table:table table:name="Таблица54" table:style-name="Таблица54">
        <table:table-column table:style-name="Таблица54.A"/>
        <table:table-column table:style-name="Таблица54.B"/>
        <table:table-row>
          <table:table-cell table:style-name="Таблица54.A1" office:value-type="string">
            <text:p text:style-name="P342">35EC3</text:p>
          </table:table-cell>
          <table:table-cell table:style-name="Таблица54.A1" office:value-type="string">
            <text:p text:style-name="P342">1</text:p>
          </table:table-cell>
        </table:table-row>
        <table:table-row>
          <table:table-cell table:style-name="Таблица54.A1" office:value-type="string">
            <text:p text:style-name="P342">35EC4</text:p>
          </table:table-cell>
          <table:table-cell table:style-name="Таблица54.A1" office:value-type="string">
            <text:p text:style-name="P342">1</text:p>
          </table:table-cell>
        </table:table-row>
      </table:table>
      <text:p text:style-name="P421"/>
      <text:p text:style-name="P421"><text:soft-page-break/>8A 1D 18 18 42 44 41 1C 01 01 08 04 01 9B 08 02 01 1B 18 42 43 3B 37 1A 20 01 08 01 08 01 06 02 01 1D 18 3A 3E 3D 39 18 1E 02 08 02 01 AD 08 02 02 01 1F 18 38 3C 41 18 1C 08 08 01 08 08 01 03 02 1F 18 38 3C 44 3B 37 1C 08 06 02 02 05 01 08 02 18 18 42 44 44 43 41 1C 01 03 03 02 B6 05 06 02 18 18 42 43 44 3D 39 1C 07 08 03 02 02 04 03 02 1D 18 3A 3E 44 3B 37 1E 08 08 07 03 04 01 01 22 1F 18 38 3C 44 43 41 08 07 08 07 08 01 01 1F 1C 1B 18 42 03 44 85 41 20 08 07 08 03 01 8D 1D 1E 1D 18 42 43 44 44 3B 37 1A 1A 20 03 01 8D 1F 24 01 1B 3A 3E 44 44 43 3B 40 37 18 03 1A 82 18 1A 00 81 01 02 02 07 5E 03 02 8A 1B 42 43 02 02 5E 08 08 07 08 03 07 88 5E 02 02 1B 42 44 02 5E 07 08 02 07 86 5E 02 1B 42 44 5E 03 08 84 07 08 07 08 03 07 86 5E 02 1B 42 44 5E 03 08 83 07 27 28 04 07 86 5E 02 1B 42 44 5E 03 08 83 07 2A 29 02 08 02 07 87 5E 02 1D 3A 3E 5E 07 02 08 03 07 93 08 07 07 5E 02 02 05 1B 3A 5E 08 08 07 08 07 08 08 07 5E 03 02 89 04 1B 18 02 5E 5E 08 07 08 03 07 8A 5E 03 02 04 1F 18 38 02 02 04 06 5E 04 01 88 1D 18 42 01 1F 20 01 1F 04 1A 91 20 01 01 1F 1A 18 42 1A 18 18 1A 18 18 38 40 40 37 02 1A 02 18 82 38 3C 00</text:p>
      <text:p text:style-name="P421">0x176=374</text:p>
      <text:p text:style-name="P421"/>
      <text:p text:style-name="P421"/>
      <text:p text:style-name="P422">FC6F-FD6E — то же для</text:p>
      <text:p text:style-name="P421"/>
      <text:p text:style-name="P422">12 12 12 12 12 12 12 22 22 12 8A 8A 8A 8A 22 13 </text:p>
      <text:p text:style-name="P422">13 13 13 13 13 13 13 52 52 52 52 52 52 52 52 52 </text:p>
      <text:p text:style-name="P422">52 12 12 12 12 B2 52 9A 9A 9A 9A 13 13 13 13 13 </text:p>
      <text:p text:style-name="P422">13 13 13 13 13 1A 13 40 40 40 40 41 41 41 41 41 </text:p>
      <text:p text:style-name="P422">41 41 41 31 31 52 52 52 52 32 32 32 32 32 32 32 </text:p>
      <text:p text:style-name="P422">32 32 1A 1A 1A 1A 1A 1A 1A 1A 1A 12 12 22 26 74 </text:p>
      <text:p text:style-name="P422">74 74 74 74 13 13 13 13 13 13 53 53 5A 5A 63 63 </text:p>
      <text:p text:style-name="P422">6A 6A 13 13 13 13 9A 9A 9A 9A 1A 1A 1A 1A 1A 1A </text:p>
      <text:p text:style-name="P422">1A 1A 12 12 12 12 12 12 12 12 12 12 12 12 12 12 </text:p>
      <text:p text:style-name="P422">12 12 12 12 12 12 12 12 12 12 12 12 12 12 12 12 </text:p>
      <text:p text:style-name="P422">12 12 12 12 12 12 12 12 12 12 12 12 12 12 12 12 </text:p>
      <text:p text:style-name="P422">12 12 12 12 12 12 12 12 12 12 13 13 13 13 13 13 </text:p>
      <text:p text:style-name="P422">13 13 62 56 56 56 56 B6 12 12 12 12 12 12 B6 B6 </text:p>
      <text:p text:style-name="P422">B6 B6 43 12 12 12 12 66 63 63 63 63 63 63 63 63 </text:p>
      <text:p text:style-name="P422">12 12 12 12 12 12 12 12 1A 1A 1A 1A 12 12 12 62 </text:p>
      <text:p text:style-name="P422">C2 12 43 43 43 43 6A 10 10 10 10 10 10 10 10 10</text:p>
      <text:p text:style-name="P422"/>
      <text:p text:style-name="P422"/>
      <text:p text:style-name="P424">FD<text:span text:style-name="T94">6</text:span>F-<text:span text:style-name="T97">FE1C -</text:span> реакция на большие тайлы <text:span text:style-name="T97">по 1 реакции на большой тайл</text:span></text:p>
      <text:p text:style-name="P424"/>
      <text:p text:style-name="P425"/>
      <text:p text:style-name="P426">10<text:tab/>0<text:span text:style-name="T100">001 0000</text:span><text:tab/>пусто</text:p>
      <text:p text:style-name="P427"><text:bookmark-start text:name="__DdeLink__5465_978289678"/>12<text:tab/>0001 0010<text:bookmark-end text:name="__DdeLink__5465_978289678"/><text:tab/><text:span text:style-name="T95">трава</text:span></text:p>
      <text:p text:style-name="P423">13<text:tab/><text:tab/><text:tab/>деревья, горы, непроходимые<text:span text:style-name="T98"> (глобальная карта)</text:span></text:p>
      <text:p text:style-name="P427">16<text:tab/>0001 0110<text:tab/><text:span text:style-name="T95">травка, та, что за пределами локаций, вызывающая выход</text:span></text:p>
      <text:p text:style-name="P428">1A<text:tab/>0001 1010<text:tab/><text:span text:style-name="T95">суэло; вход в пещеру, города, аэропорты (глобальная карта)</text:span></text:p>
      <text:p text:style-name="P422">22<text:tab/><text:span text:style-name="T100">0010 0010</text:span><text:tab/>деревья (проходимые)</text:p>
      <text:p text:style-name="P431">26<text:tab/><text:span text:style-name="T100">0010 0110</text:span><text:tab/>деревья - фз</text:p>
      <text:p text:style-name="P431">31<text:tab/><text:span text:style-name="T100">0011 0001</text:span><text:tab/>водица, волны</text:p>
      <text:p text:style-name="P431">32<text:tab/><text:span text:style-name="T100">0011 0010</text:span><text:tab/>взлётные площадки, кустики, стекло</text:p>
      <text:p text:style-name="P432">40<text:tab/><text:span text:style-name="T100">0100 0000</text:span><text:tab/>берег и чуть воды</text:p>
      <text:p text:style-name="P431">41<text:tab/><text:span text:style-name="T100">0100 0001</text:span><text:tab/>вода и чуть берега</text:p>
      <text:p text:style-name="P426">43<text:tab/><text:span text:style-name="T100">0100 0011</text:span><text:tab/>камни на берегу</text:p>
      <text:p text:style-name="P422">52<text:tab/><text:span text:style-name="T100">0101 0010</text:span><text:tab/>пустыня</text:p>
      <text:p text:style-name="P431">53<text:tab/><text:span text:style-name="T100">0101 0011</text:span><text:tab/>верх пустынной пещеры</text:p>
      <text:p text:style-name="P431">56<text:tab/><text:span text:style-name="T100">0101 0110</text:span><text:tab/>муравьиный лев</text:p>
      <text:p text:style-name="P431">5A<text:tab/><text:span text:style-name="T100">0101 1010</text:span><text:tab/>вход пустынной пещеры</text:p>
      <text:p text:style-name="P431">62<text:tab/><text:span text:style-name="T100">0110 0010</text:span><text:tab/>газ? <text:span text:style-name="T99">Что-то зелёное, так же снег, проходимый</text:span></text:p>
      <text:p text:style-name="P431">63<text:tab/><text:span text:style-name="T100">0110 0011</text:span><text:tab/>верх ледяной пещеры</text:p>
      <text:p text:style-name="P426">66<text:tab/><text:span text:style-name="T100">0110 0110</text:span><text:tab/>крошащийся лёд</text:p>
      <text:p text:style-name="P431">6A<text:tab/><text:span text:style-name="T100">0110 1010</text:span><text:tab/>вход ледяной пещеры, <text:span text:style-name="T99">квестовая ёлка</text:span></text:p>
      <text:p text:style-name="P431">74<text:tab/><text:span text:style-name="T100">0111 0100</text:span><text:tab/>лава</text:p>
      <text:p text:style-name="P427">82<text:tab/>1000 0010<text:tab/><text:span text:style-name="T95">пусто, плиты, дорога</text:span></text:p>
      <text:p text:style-name="P427">83<text:tab/>1000 0011<text:tab/><text:span text:style-name="T95">непроходимый объект</text:span></text:p>
      <text:p text:style-name="P429">8A<text:tab/><text:span text:style-name="T93">1000 1010<text:tab/>двери домов, ноги людей, дома на глобальной карте</text:span></text:p>
      <text:p text:style-name="P427"><text:soft-page-break/>92<text:tab/>1001 0010<text:tab/><text:span text:style-name="T95">сыра земля (коричн)</text:span></text:p>
      <text:p text:style-name="P427">93<text:tab/>1001 0011<text:tab/><text:span text:style-name="T95">непроходимые объекты, головы</text:span><text:bookmark-start text:name="__DdeLink__4939_547612281"/><text:span text:style-name="T95"> людей (коричн)</text:span><text:bookmark-end text:name="__DdeLink__4939_547612281"/></text:p>
      <text:p text:style-name="P430">9A<text:tab/>1001 1010<text:tab/><text:span text:style-name="T95">ноги людей, двери домов (коричн), дома на карте</text:span></text:p>
      <text:p text:style-name="P427">A2<text:tab/>1010 0010<text:tab/><text:span text:style-name="T96">головы грузчиков</text:span></text:p>
      <text:p text:style-name="P427">A3<text:tab/>1010 0011<text:tab/><text:span text:style-name="T96">столбы в аэропорту</text:span></text:p>
      <text:p text:style-name="P427">A4<text:tab/>1010 0100<text:tab/><text:span text:style-name="T96">люк в аэропорту</text:span></text:p>
      <text:p text:style-name="P427">AA<text:tab/>1010 1010<text:tab/><text:span text:style-name="T96">корабли на ВПП, ноги грузчиков</text:span></text:p>
      <text:p text:style-name="P442">B2<text:tab/><text:span text:style-name="T100">1011 0010</text:span><text:tab/><text:span text:style-name="T98">высохшие деревья (проходимые)</text:span></text:p>
      <text:p text:style-name="P443">B6<text:tab/><text:span text:style-name="T100">1011 0110</text:span><text:tab/><text:span text:style-name="T99">вероятно газ</text:span></text:p>
      <text:p text:style-name="P444">С2<text:tab/><text:span text:style-name="T100">1100 0010</text:span><text:tab/>ёлка в снегу (декорация)</text:p>
      <text:p text:style-name="P442"/>
      <text:p text:style-name="P445">04<text:tab/>0100<text:tab/>landrover</text:p>
      <text:p text:style-name="P445">08<text:tab/>1000<text:tab/>hovercraft</text:p>
      <text:p text:style-name="P445">0C<text:tab/>1100<text:tab/>ice digger</text:p>
      <text:p text:style-name="P442"/>
      <text:p text:style-name="P446">0010<text:tab/>проходимые объекты</text:p>
      <text:p text:style-name="P446">0011<text:tab/>непроходимые объекты</text:p>
      <text:p text:style-name="P446">0110<text:tab/>проходимые объекты??</text:p>
      <text:p text:style-name="P446">1010<text:tab/>интерактивные проходимые объекты, суэло, двери, люди</text:p>
      <text:p text:style-name="P447"/>
      <text:p text:style-name="P448">82 82 83 83 83 83 83 83 83 83 83 83 8A 8A 83 83 </text:p>
      <text:p text:style-name="P448">8A 8A 83 83 8A 8A 83 83 8A 8A 83 83 8A 8A 83 83 </text:p>
      <text:p text:style-name="P448">8A 8A 83 83 83 83 83 83 83 83 83 82 82 83 83 83 </text:p>
      <text:p text:style-name="P448">83 83 83 83 83 83 83 83 83 83 83 83 83 83 83 83 </text:p>
      <text:p text:style-name="P448">83 83 83 83 83 83 8A 83 8A 82 82 82 A4 A3 A3 A3 </text:p>
      <text:p text:style-name="P448">A3 A3 A3 AA AA AA AA A2 A2 A2 A2 12 A3 A2 AA A2 </text:p>
      <text:p text:style-name="P448">83 83 8A 8A 83 8A 83 93 93 93 93 93 93 93 93 93 </text:p>
      <text:p text:style-name="P448">93 93 93 93 93 93 93 92 93 93 9A 9A 93 93 9A 9A </text:p>
      <text:p text:style-name="P448">93 93 9A 9A 93 93 9A 9A 93 93 9A 9A 93 9A 93 9A </text:p>
      <text:p text:style-name="P448">93 9A A2 A3 A2 AA 83 83 83 83 1A 1A 1A 1A 83 83 </text:p>
      <text:p text:style-name="P449">83 83 83 8A 8A 83 83 A2 A2 A2 92 92 92 16 </text:p>
      <text:p text:style-name="P449"/>
      <text:p text:style-name="P450">3C 38 3C 3C 3F 3C 38 38 3E 3C 3E 3E 3F 3E 3C 3C </text:p>
      <text:p text:style-name="P450">3F 3E 3F 3F 3F 3F 3E 3E 3F 2B 0F 2F 2F 3E 3C 0F </text:p>
      <text:p text:style-name="P450">2F 06 0B 1F 0F 3C 38 0B 2B 01 06 0F 0B 2A 25 06 </text:p>
      <text:p text:style-name="P450">0C 08 04 03 0B 34 38 35 3C 38 3E 3C 3E 3D 3E 2C </text:p>
      <text:p text:style-name="P450">3E 1E 3E 0C 3E 0E 3E 0F 3E 1B 3E 0B 3E 07 3E 27 </text:p>
      <text:p text:style-name="P450">3E 37 3E 3B 3E 3A 3E 36 3E 35 3E 34 3E 38 3E 35 </text:p>
      <text:p text:style-name="P450">3C 34 38 30 2A 34 34 34 34 34 34 35 35 35 35 35 </text:p>
      <text:p text:style-name="P450">35 38 38 38 38 38 38 38 38 38 38 3C 38 38 3C 38 </text:p>
      <text:p text:style-name="P450">3C 3E 38 38 3E 3C 3E 3F 38 3C 3F 3E 3F 3F 3C 3E </text:p>
      <text:p text:style-name="P450">3F 3F 3F 3F 3E 3F 3F 3F 3F 3F 3F 2F 3F 2F 3F 3F </text:p>
      <text:p text:style-name="P450">3D 1F 2F 0F 2F 3F 2C 1A 0F 0B 1F 2F 2C 15 0B 06 </text:p>
      <text:p text:style-name="P450">1A 2F 28 30 2A 34 38 38 3E 3C 3E 3E 3F 3F 3F 3E </text:p>
      <text:p text:style-name="P450">3F 3C 3E 38 3E</text:p>
      <text:p text:style-name="P450"/>
      <text:p text:style-name="P450"/>
      <text:p text:style-name="P451">12<text:tab/>0001 0010 →<text:span text:style-name="T101"> 0010 0001; CY = 0</text:span></text:p>
      <text:p text:style-name="P451"/>
      <text:p text:style-name="P451"/>
      <text:p text:style-name="P451"/>
      <text:p text:style-name="P452">Отображение любой карты (город, планета)</text:p>
      <table:table table:name="Таблица55" table:style-name="Таблица55">
        <table:table-column table:style-name="Таблица55.A"/>
        <table:table-column table:style-name="Таблица55.B"/>
        <table:table-row>
          <table:table-cell table:style-name="Таблица55.A1" office:value-type="string">
            <text:p text:style-name="P342">; 9th entry of Jump Table from BE (indexed by _RAM_C202_)</text:p>
          </table:table-cell>
          <table:table-cell table:style-name="Таблица55.A1" office:value-type="string">
            <text:p text:style-name="P344"/>
          </table:table-cell>
        </table:table-row>
        <table:table-row>
          <table:table-cell table:style-name="Таблица55.A1" office:value-type="string">
            <text:p text:style-name="P342">_LABEL_B6A_:</text:p>
          </table:table-cell>
          <table:table-cell table:style-name="Таблица55.A1" office:value-type="string">
            <text:p text:style-name="P344"/>
          </table:table-cell>
        </table:table-row>
      </table:table>
      <text:p text:style-name="P451"/>
      <text:p text:style-name="P452">Вход в подземелье</text:p>
      <text:p text:style-name="P452"/>
      <table:table table:name="Таблица56" table:style-name="Таблица56">
        <table:table-column table:style-name="Таблица56.A"/>
        <table:table-column table:style-name="Таблица56.B"/>
        <table:table-row>
          <table:table-cell table:style-name="Таблица56.A1" office:value-type="string">
            <text:p text:style-name="P342">; 11th entry of Jump Table from BE (indexed by _RAM_C202_)</text:p>
          </table:table-cell>
          <table:table-cell table:style-name="Таблица56.A1" office:value-type="string">
            <text:p text:style-name="P344"/>
          </table:table-cell>
        </table:table-row>
        <table:table-row>
          <table:table-cell table:style-name="Таблица56.A1" office:value-type="string">
            <text:p text:style-name="P342">_LABEL_F7D_:</text:p>
          </table:table-cell>
          <table:table-cell table:style-name="Таблица56.A1" office:value-type="string">
            <text:p text:style-name="P344"/>
          </table:table-cell>
        </table:table-row>
      </table:table>
      <text:p text:style-name="P452"/>
      <text:p text:style-name="P452"/>
      <text:p text:style-name="P452"/>
      <text:p text:style-name="P453"><text:soft-page-break/>Данные подземелий. </text:p>
      <text:p text:style-name="P458">Каждый 1-й байт это безопасность подземелья. 00 — безопасно. 19 — враги</text:p>
      <text:p text:style-name="P458">Каждый 3-й байт связан с цветом (цвет = 3-й байт + 1)</text:p>
      <text:p text:style-name="P458"/>
      <text:p text:style-name="P458"/>
      <table:table table:name="Таблица58" table:style-name="Таблица58">
        <table:table-column table:style-name="Таблица58.A"/>
        <table:table-row>
          <table:table-cell table:style-name="Таблица58.A1" office:value-type="string">
            <text:p text:style-name="P343">_DATA_F619_:</text:p>
          </table:table-cell>
        </table:table-row>
      </table:table>
      <text:p text:style-name="P458">19 5B 03 86 <text:tab/>Пещера медузы</text:p>
      <text:p text:style-name="P458">00 00 04 86 </text:p>
      <text:p text:style-name="P458">00 00 01 86 <text:tab/>Camineet Warehouse</text:p>
      <text:p text:style-name="P458">19 56 00 91 </text:p>
      <text:p text:style-name="P458">19 53 00 91 </text:p>
      <text:p text:style-name="P458">19 5E 00 91 </text:p>
      <text:p text:style-name="P458">19 53 00 91 </text:p>
      <text:p text:style-name="P458">19 55 00 91 </text:p>
      <text:p text:style-name="P458">19 57 00 91 </text:p>
      <text:p text:style-name="P458">19 57 00 91 </text:p>
      <text:p text:style-name="P458">19 53 00 91 </text:p>
      <text:p text:style-name="P458">19 56 00 91 </text:p>
      <text:p text:style-name="P458">19 56 00 91 </text:p>
      <text:p text:style-name="P458">19 55 00 91 </text:p>
      <text:p text:style-name="P458">19 57 00 91 </text:p>
      <text:p text:style-name="P458">00 00 00 91 </text:p>
      <text:p text:style-name="P458">19 5C 03 86 </text:p>
      <text:p text:style-name="P458">19 5C 03 86 </text:p>
      <text:p text:style-name="P458">19 5C 03 86 </text:p>
      <text:p text:style-name="P458">19 5C 03 86 </text:p>
      <text:p text:style-name="P458">00 00 02 86 </text:p>
      <text:p text:style-name="P458">00 00 02 86 </text:p>
      <text:p text:style-name="P458">19 4D 03 86 </text:p>
      <text:p text:style-name="P458">19 4D 01 91 </text:p>
      <text:p text:style-name="P458">19 5D 01 91 </text:p>
      <text:p text:style-name="P458">19 5D 01 91 </text:p>
      <text:p text:style-name="P458">19 5E 01 91 </text:p>
      <text:p text:style-name="P458">19 53 01 91 </text:p>
      <text:p text:style-name="P458">19 4B 06 86 </text:p>
      <text:p text:style-name="P458">19 4B 06 86 </text:p>
      <text:p text:style-name="P458">19 4B 06 86 </text:p>
      <text:p text:style-name="P458">19 54 05 85 </text:p>
      <text:p text:style-name="P458">19 58 05 85 </text:p>
      <text:p text:style-name="P458">00 00 05 85 </text:p>
      <text:p text:style-name="P458">19 52 06 86 </text:p>
      <text:p text:style-name="P458">19 4F 06 86 </text:p>
      <text:p text:style-name="P458">19 4B 06 86 </text:p>
      <text:p text:style-name="P458">19 50 06 86 </text:p>
      <text:p text:style-name="P458">19 50 06 86 </text:p>
      <text:p text:style-name="P458">19 4B 06 86 </text:p>
      <text:p text:style-name="P458">19 4C 09 86 </text:p>
      <text:p text:style-name="P458">19 51 09 86 </text:p>
      <text:p text:style-name="P458">19 51 09 86 </text:p>
      <text:p text:style-name="P458">19 52 07 91 </text:p>
      <text:p text:style-name="P458">19 4F 07 91 </text:p>
      <text:p text:style-name="P458">19 4F 07 91 </text:p>
      <text:p text:style-name="P458">19 56 07 91 </text:p>
      <text:p text:style-name="P458">19 50 08 86 </text:p>
      <text:p text:style-name="P458">19 51 08 86 </text:p>
      <text:p text:style-name="P458">19 4F 08 86 </text:p>
      <text:p text:style-name="P458">19 5A 08 86 </text:p>
      <text:p text:style-name="P458">19 59 08 86 </text:p>
      <text:p text:style-name="P458">19 59 08 86 </text:p>
      <text:p text:style-name="P458">19 55 05 91 </text:p>
      <text:p text:style-name="P458">19 53 05 91 </text:p>
      <text:p text:style-name="P458">19 57 05 91 </text:p>
      <text:p text:style-name="P458">19 57 05 91 </text:p>
      <text:p text:style-name="P458"><text:soft-page-break/>19 58 05 91 </text:p>
      <text:p text:style-name="P458">19 59 09 86 </text:p>
      <text:p text:style-name="P458">19 01 0A 91 </text:p>
      <text:p text:style-name="P458">19 01 02 91 </text:p>
      <text:p text:style-name="P458">00 00 00 00 </text:p>
      <text:p text:style-name="P458">00 00 00 00 </text:p>
      <text:p text:style-name="P458">00 00</text:p>
      <text:p text:style-name="P458"/>
      <text:p text:style-name="P458"/>
      <text:p text:style-name="P458"/>
      <text:p text:style-name="P453"/>
      <text:p text:style-name="P453">Camineet Warehouse</text:p>
      <text:p text:style-name="P453">_LABEL_6DE2_:</text:p>
      <text:p text:style-name="P453"/>
      <text:p text:style-name="P453"/>
      <text:p text:style-name="P453">ld hl, _RAM_FFFF_</text:p>
      <text:p text:style-name="P453">ld (hl), 03 <text:s text:c="2"/><text:tab/><text:tab/>// 3-й банк?? </text:p>
      <text:p text:style-name="P453">ld a, (_RAM_C30D_)<text:tab/>// <text:span text:style-name="T102">получаем номер подземелья (02)</text:span></text:p>
      <text:p text:style-name="P453">add a, a</text:p>
      <text:p text:style-name="P453">add a, a<text:tab/><text:tab/><text:tab/>// a = a * 4</text:p>
      <text:p text:style-name="P453">ld l, a</text:p>
      <text:p text:style-name="P453">ld h, 00</text:p>
      <text:p text:style-name="P453">ld de, _DATA_F61C_ <text:s text:c="2"/><text:tab/>// <text:span text:style-name="T102">DE = B61C</text:span></text:p>
      <text:p text:style-name="P453">add hl, de</text:p>
      <text:p text:style-name="P454">ld a, (hl)<text:tab/><text:tab/><text:tab/>// 06DF3: Watchpoint hit: Reading 86 from F624</text:p>
      <text:p text:style-name="P453">jp _LABEL_C97_<text:tab/><text:tab/>// <text:span text:style-name="T103">Далее всё это пишется в память</text:span></text:p>
      <text:p text:style-name="P453"/>
      <text:p text:style-name="P453">_LABEL_6D7F_:</text:p>
      <text:p text:style-name="P453"/>
      <text:p text:style-name="P453">ld hl, _RAM_FFFF_</text:p>
      <text:p text:style-name="P453">ld (hl), 03</text:p>
      <text:p text:style-name="P453">ld hl, _DATA_6DF7_<text:tab/>// <text:span text:style-name="T103">== 6DF7</text:span></text:p>
      <text:p text:style-name="P453">ld de, _RAM_C251_<text:tab/><text:tab/>// <text:span text:style-name="T103">== C251</text:span></text:p>
      <text:p text:style-name="P453">ld bc, 0007</text:p>
      <text:p text:style-name="P455">ldir<text:tab/><text:tab/><text:tab/><text:tab/>// <text:span text:style-name="T73">00 3F 30 38 03 0B 0F</text:span><text:span text:style-name="T103"> → C251</text:span></text:p>
      <text:p text:style-name="P453">ld a, (_RAM_C30D_)<text:tab/>// <text:span text:style-name="T103">02 (Camineet color)</text:span></text:p>
      <text:p text:style-name="P453">add a, a</text:p>
      <text:p text:style-name="P453">add a, a<text:tab/><text:tab/><text:tab/>// <text:span text:style-name="T103">a *=4</text:span></text:p>
      <text:p text:style-name="P453">ld l, a</text:p>
      <text:p text:style-name="P453">ld h, 00</text:p>
      <text:p text:style-name="P453">ld de, _DATA_F619_</text:p>
      <text:p text:style-name="P453">add hl, de</text:p>
      <text:p text:style-name="P453">ld e, (hl) <text:s text:c="3"/>// 06D9B: Watchpoint hit: Reading 00 from F621</text:p>
      <text:p text:style-name="P453">inc hl</text:p>
      <text:p text:style-name="P453">ld d, (hl) <text:s text:c="2"/>// 06D9D: Watchpoint hit: Reading 00 from F622</text:p>
      <text:p text:style-name="P453">ld (_RAM_C2E3_), de<text:tab/>// <text:span text:style-name="T103">00 00</text:span></text:p>
      <text:p text:style-name="P453">inc hl</text:p>
      <text:p text:style-name="P453">ld a, (_RAM_C315_) <text:tab/>// <text:span text:style-name="T103">FF</text:span></text:p>
      <text:p text:style-name="P453">or a<text:tab/><text:tab/><text:tab/><text:tab/>// ??<text:span text:style-name="T103"> AC</text:span></text:p>
      <text:p text:style-name="P453">ld a, (hl) <text:s text:c="3"/><text:tab/><text:tab/>// 06DA7: Watchpoint hit: Reading 01 from F623</text:p>
      <text:p text:style-name="P453">jr nz, +</text:p>
      <text:p text:style-name="P453">ld e, a</text:p>
      <text:p text:style-name="P453">ld a, (_RAM_C30D_)</text:p>
      <text:p text:style-name="P453">ld hl, 6DFE</text:p>
      <text:p text:style-name="P453">ld bc, 0006</text:p>
      <text:p text:style-name="P453">cpir</text:p>
      <text:p text:style-name="P453">ld a, e</text:p>
      <text:p text:style-name="P453">jr z, +</text:p>
      <text:p text:style-name="P453">ld a, FF</text:p>
      <text:p text:style-name="P453">+:</text:p>
      <text:p text:style-name="P453">inc a<text:tab/><text:tab/><text:tab/><text:tab/>// <text:span text:style-name="T103">2</text:span></text:p>
      <text:p text:style-name="P453">ld (_RAM_C315_), a<text:tab/>// <text:span text:style-name="T103">Color 2</text:span></text:p>
      <text:p text:style-name="P453">add a, a</text:p>
      <text:p text:style-name="P453">add a, a</text:p>
      <text:p text:style-name="P453"><text:soft-page-break/>add a, a<text:tab/><text:tab/><text:tab/>// *<text:span text:style-name="T104">8 = 0x10 (16)</text:span></text:p>
      <text:p text:style-name="P453">ld l, a</text:p>
      <text:p text:style-name="P453">ld h, 00</text:p>
      <text:p text:style-name="P453">ld de, _DATA_F5B9_<text:tab/>// <text:span text:style-name="T104">B5B9</text:span></text:p>
      <text:p text:style-name="P456">add hl, de<text:tab/><text:tab/><text:tab/>// <text:span text:style-name="T104">B5B9 + 10 = B5C9 == F5C9</text:span></text:p>
      <text:p text:style-name="P453">ld a, (hl)<text:tab/><text:tab/><text:tab/>// <text:span text:style-name="T104">18</text:span></text:p>
      <text:p text:style-name="P453">ld (_RAM_C240_), a</text:p>
      <text:p text:style-name="P453">ld de, _RAM_C248_<text:tab/><text:tab/>// <text:bookmark-start text:name="__DdeLink__5522_1732120304"/><text:span text:style-name="T104">C248</text:span><text:bookmark-end text:name="__DdeLink__5522_1732120304"/></text:p>
      <text:p text:style-name="P453">ld bc, 0008</text:p>
      <text:p text:style-name="P456">ldir<text:tab/><text:tab/><text:tab/><text:tab/>// <text:span text:style-name="T104">18 1C 00 14 2E 19 1D 2E → C248</text:span></text:p>
      <text:p text:style-name="P453">ld a, (_RAM_C249_)<text:tab/>// <text:span text:style-name="T105">1C</text:span></text:p>
      <text:p text:style-name="P453">ld (_RAM_C248_), a<text:tab/>// <text:span text:style-name="T105">C248 = 1C</text:span></text:p>
      <text:p text:style-name="P453">ld a, (_RAM_C24D_)<text:tab/>// <text:span text:style-name="T105">19</text:span></text:p>
      <text:p text:style-name="P453">ld (_RAM_C250_), a<text:tab/>// <text:span text:style-name="T105">C250 = 19</text:span></text:p>
      <text:p text:style-name="P453">ret</text:p>
      <text:p text:style-name="P453"/>
      <text:p text:style-name="P459">палитра</text:p>
      <text:p text:style-name="P459">18 00 3F 06 2F 0B 0C 04 1C <text:span text:style-name="T64">1C 00 14 2E 19 1D 2E (F5C9)</text:span></text:p>
      <text:p text:style-name="P459"><text:span text:style-name="T106">19</text:span> <text:span text:style-name="T64">00 3F 30 38 03 0B 0F</text:span> 38 34 06 01 2A 25 08 0C</text:p>
      <text:p text:style-name="P457"/>
      <text:p text:style-name="P453"/>
      <text:p text:style-name="P453">06DF3: Watchpoint hit: Reading 86 from F624</text:p>
      <text:p text:style-name="P453">06D9B: Watchpoint hit: Reading 00 from F621</text:p>
      <text:p text:style-name="P453"/>
      <text:p text:style-name="P460">надо узнать, как номер подземелья попадает в память C30D</text:p>
      <text:p text:style-name="P460"/>
      <text:p text:style-name="P461">_LABEL_78BD_:<text:tab/></text:p>
      <text:p text:style-name="P461"><text:tab/><text:tab/>cp 0A</text:p>
      <text:p text:style-name="P461"><text:tab/><text:tab/>jp nz, +</text:p>
      <text:p text:style-name="P461"><text:tab/><text:tab/>ld (_RAM_C202_), a<text:tab/>// 0A → C202</text:p>
      <text:p text:style-name="P461">HL = AA8E</text:p>
      <text:p text:style-name="P461"><text:tab/><text:tab/>inc hl<text:tab/><text:tab/><text:tab/>// AA8F == EA8F</text:p>
      <text:p text:style-name="P461"><text:tab/><text:tab/>ld d, (hl)</text:p>
      <text:p text:style-name="P461"><text:tab/><text:tab/>inc hl</text:p>
      <text:p text:style-name="P461"><text:tab/><text:tab/>ld e, (hl)<text:tab/><text:tab/><text:tab/>// <text:bookmark-start text:name="__DdeLink__5527_1732120304"/>025E<text:bookmark-end text:name="__DdeLink__5527_1732120304"/></text:p>
      <text:p text:style-name="P461"><text:tab/><text:tab/>ld (_RAM_C30C_), de</text:p>
      <text:p text:style-name="P461"><text:tab/><text:tab/>inc hl</text:p>
      <text:p text:style-name="P461"><text:tab/><text:tab/>ld a, (hl)</text:p>
      <text:p text:style-name="P461"><text:tab/><text:tab/>ld (_RAM_C30A_), a</text:p>
      <text:p text:style-name="P461"><text:tab/><text:tab/>ld hl, (_RAM_C311_)<text:tab/>// <text:span text:style-name="T108">00 A0, Y mirror</text:span></text:p>
      <text:p text:style-name="P461"><text:tab/><text:tab/>ld (_RAM_C305_), hl<text:tab/></text:p>
      <text:p text:style-name="P462"><text:tab/><text:tab/>ld hl, (_RAM_C313_)<text:tab/>// <text:span text:style-name="T108">06 40 <text:s/>X mirror</text:span></text:p>
      <text:p text:style-name="P461"><text:tab/><text:tab/>ld (_RAM_C301_), hl</text:p>
      <text:p text:style-name="P461"><text:tab/><text:tab/>xor a</text:p>
      <text:p text:style-name="P461"><text:tab/><text:tab/>ld (_RAM_C30E_), a</text:p>
      <text:p text:style-name="P461"><text:tab/><text:tab/>jp _LABEL_7908_</text:p>
      <text:p text:style-name="P461"><text:tab/></text:p>
      <text:p text:style-name="P461">+:<text:tab/></text:p>
      <text:p text:style-name="P461"><text:tab/><text:tab/>cp 0C</text:p>
      <text:p text:style-name="P461"><text:tab/><text:tab/>ret nz</text:p>
      <text:p text:style-name="P461"><text:tab/><text:tab/>ld (_RAM_C202_), a</text:p>
      <text:p text:style-name="P461"><text:tab/><text:tab/>inc hl</text:p>
      <text:p text:style-name="P461"><text:tab/><text:tab/>ld a, (hl)</text:p>
      <text:p text:style-name="P461"><text:tab/><text:tab/>ld (_RAM_C29E_), a</text:p>
      <text:p text:style-name="P461"><text:tab/><text:tab/>inc hl</text:p>
      <text:p text:style-name="P461"><text:tab/><text:tab/>ld a, (hl)</text:p>
      <text:p text:style-name="P461"><text:tab/><text:tab/>inc hl</text:p>
      <text:p text:style-name="P461"><text:tab/><text:tab/>ld h, (hl)</text:p>
      <text:p text:style-name="P461"><text:tab/><text:tab/>ld l, a</text:p>
      <text:p text:style-name="P461"><text:tab/><text:tab/>ld (_RAM_C2DB_), hl</text:p>
      <text:p text:style-name="P461"><text:tab/><text:tab/>xor a</text:p>
      <text:p text:style-name="P461"><text:tab/><text:tab/>ld (_RAM_C29D_), a</text:p>
      <text:p text:style-name="P461"><text:tab/><text:tab/>ld hl, (_RAM_C311_)</text:p>
      <text:p text:style-name="P461"><text:tab/><text:tab/>ld (_RAM_C305_), hl</text:p>
      <text:p text:style-name="P461"><text:soft-page-break/><text:tab/><text:tab/>ld hl, (_RAM_C313_)</text:p>
      <text:p text:style-name="P461"><text:tab/><text:tab/>ld (_RAM_C301_), hl</text:p>
      <text:p text:style-name="P461">_LABEL_7908_:<text:tab/></text:p>
      <text:p text:style-name="P461"><text:tab/><text:tab/>ld a, (_RAM_C810_)</text:p>
      <text:p text:style-name="P461"><text:tab/><text:tab/>ld (_RAM_C2D7_), a</text:p>
      <text:p text:style-name="P461"><text:tab/><text:tab/>ld hl, _RAM_C26F_</text:p>
      <text:p text:style-name="P461"><text:tab/><text:tab/>ld de, _RAM_C26F_ + 1</text:p>
      <text:p text:style-name="P461"><text:tab/><text:tab/>ld bc, 0017</text:p>
      <text:p text:style-name="P461"><text:tab/><text:tab/>ld (hl), 00</text:p>
      <text:p text:style-name="P461"><text:tab/><text:tab/>ldir</text:p>
      <text:p text:style-name="P461"><text:tab/><text:tab/>ld hl, _RAM_C800_</text:p>
      <text:p text:style-name="P461"><text:tab/><text:tab/>ld de, _RAM_C800_ + 1</text:p>
      <text:p text:style-name="P461"><text:tab/><text:tab/>ld bc, 00FF</text:p>
      <text:p text:style-name="P461"><text:tab/><text:tab/>ld (hl), 00</text:p>
      <text:p text:style-name="P461"><text:tab/><text:tab/>ldir</text:p>
      <text:p text:style-name="P461"><text:tab/><text:tab/>pop hl</text:p>
      <text:p text:style-name="P461"><text:tab/><text:tab/>ret</text:p>
      <text:p text:style-name="P461"/>
      <text:p text:style-name="P461"/>
      <text:p text:style-name="P463"/>
      <text:p text:style-name="P463"/>
      <text:p text:style-name="P458">Вероятно евенты, по которым совершаются переходы. Обычно начинаются с OA (города) или 0С (данжи). Обычно длина 6 байт, но встречаются исключения.</text:p>
      <text:p text:style-name="P463"/>
      <text:p text:style-name="P463"/>
      <text:p text:style-name="P465">Baya Malay Cave E95<text:span text:style-name="T111">5</text:span></text:p>
      <text:p text:style-name="P465"><text:span text:style-name="T111">0A </text:span>00 5A 00 2B 16</text:p>
      <text:p text:style-name="P463"/>
      <text:p text:style-name="P466">Medusa“s Cave 0xE96<text:span text:style-name="T111">7</text:span></text:p>
      <text:p text:style-name="P458">0A <text:span text:style-name="T108">00 DC 00 46 76</text:span></text:p>
      <text:p text:style-name="P467"/>
      <text:p text:style-name="P468">Scion Cave: 0xE96<text:span text:style-name="T111">D</text:span></text:p>
      <text:p text:style-name="P468"><text:span text:style-name="T111">0A </text:span>13 DE 00 09 62</text:p>
      <text:p text:style-name="P468"/>
      <text:p text:style-name="P469">E9A<text:span text:style-name="T111">9</text:span> <text:span text:style-name="T110">холм</text:span></text:p>
      <text:p text:style-name="P471"><text:span text:style-name="T111">0A </text:span>14 CB 00 26 68</text:p>
      <text:p text:style-name="P469"/>
      <text:p text:style-name="P472">E9B<text:span text:style-name="T111">5</text:span> тюрьма</text:p>
      <text:p text:style-name="P472"><text:span text:style-name="T111">0A </text:span>01 D2 00 28 64 <text:span text:style-name="T14">08</text:span> 0E 11 13 70</text:p>
      <text:p text:style-name="P469"/>
      <text:p text:style-name="P464">Camineet Warehouse 0x<text:span text:style-name="T107">EA8E</text:span></text:p>
      <text:p text:style-name="P464"><text:span text:style-name="T111">0A </text:span><text:bookmark-start text:name="__DdeLink__5530_1732120304"/>02 5E 00 12 5E <text:bookmark-end text:name="__DdeLink__5530_1732120304"/></text:p>
      <text:p text:style-name="P464">02 <text:tab/>C30D<text:tab/>// <text:span text:style-name="T109">Dungeon ID</text:span></text:p>
      <text:p text:style-name="P464">5E <text:tab/>C30C<text:tab/>// Room ID</text:p>
      <text:p text:style-name="P464">00 <text:tab/>C30A<text:tab/>// Direction</text:p>
      <text:p text:style-name="P464"/>
      <text:p text:style-name="P471">EB7<text:span text:style-name="T111">2</text:span> — г<text:span text:style-name="T14">отик </text:span><text:span text:style-name="T15">данж</text:span></text:p>
      <text:p text:style-name="P471"><text:span text:style-name="T111">0A </text:span>00 2E 02 17 25 </text:p>
      <text:p text:style-name="P473">смешно, но выход в аэропорт обрабатывается где-то по-иному</text:p>
      <text:p text:style-name="P471"/>
      <text:p text:style-name="P471">EBD9 подземелье сумасшедшего доктора</text:p>
      <text:p text:style-name="P471">02 12 01 4B 20 0A 02 DE 00 55 19 0C</text:p>
      <text:p text:style-name="P470"/>
      <text:p text:style-name="P468">Drasgow Warehouse 0xEC9A</text:p>
      <text:p text:style-name="P468">15 D1 00 19 23 0C 08 57 0D 21 1B 0C 08 56 03 22</text:p>
      <text:p text:style-name="P468"/>
      <text:p text:style-name="P472">Governor: ED5A</text:p>
      <text:p text:style-name="P472">21 D4 00 21 23 0C 08 38 31 23 25 0C 10 33 07 23 27 0C</text:p>
      <text:p text:style-name="P472"/>
      <text:p text:style-name="P472"/>
      <text:p text:style-name="P474"/>
      <text:p text:style-name="P475">Характеристики вещей <text:span text:style-name="T112">(64)</text:span> (урон, защита)</text:p>
      <text:p text:style-name="P475"/>
      <text:p text:style-name="P475"/>
      <text:p text:style-name="P474"><text:soft-page-break/>Phantasy Star (J) [!]</text:p>
      <text:p text:style-name="P474">Phantasy Star (J) [T+Eng1.02_SMS Power]</text:p>
      <text:p text:style-name="P474">0x1996</text:p>
      <text:p text:style-name="P474"/>
      <text:p text:style-name="P474">Phantasy Star (K) [!]</text:p>
      <text:p text:style-name="P474">0x19A3</text:p>
      <text:p text:style-name="P474"/>
      <text:p text:style-name="P474">Phantasy Star (UE) (V1.1) [!]</text:p>
      <text:p text:style-name="P474">Phantasy Star (UE) (V1.2) [!]</text:p>
      <text:p text:style-name="P474">Phantasy Star (B) [!]</text:p>
      <text:p text:style-name="P474">0x183A</text:p>
      <text:p text:style-name="P474"/>
      <text:p text:style-name="P474">00 03 04 0C 0A 0A 0A 15 1F 12 1E 1E 2E 32 3C 50 </text:p>
      <text:p text:style-name="P474">05 05 0F 14 1E 1E 3C 50 28 03 08 0F 17 28 1E 28 </text:p>
      <text:p text:style-name="P474">32 00 00 00 00 00 00 00 00 00 00 00 00 00 00 00 </text:p>
      <text:p text:style-name="P474">00 00 00 00 00 00 00 00 00 00 00 00 00 00 00 00</text:p>
      <text:p text:style-name="P474"/>
      <text:p text:style-name="P474"/>
      <text:p text:style-name="P476">Порядок оружия наводит на мысль, что мощь допиливали уже позже</text:p>
      <text:p text:style-name="P4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1:24:54.986049074</meta:creation-date>
    <dc:date>2020-04-28T22:27:28.081000000</dc:date>
    <meta:editing-duration>P2DT3H13M53S</meta:editing-duration>
    <meta:editing-cycles>138</meta:editing-cycles>
    <meta:generator>LibreOffice/6.2.4.2$Windows_X86_64 LibreOffice_project/2412653d852ce75f65fbfa83fb7e7b669a126d64</meta:generator>
    <meta:document-statistic meta:table-count="57" meta:image-count="0" meta:object-count="0" meta:page-count="46" meta:paragraph-count="2458" meta:word-count="15268" meta:character-count="71266" meta:non-whitespace-character-count="57587"/>
  </office:meta>
</office:document-meta>
</file>